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419cm"/>
    </style:style>
    <style:style style:name="co2" style:family="table-column">
      <style:table-column-properties fo:break-before="auto" style:column-width="0.609cm"/>
    </style:style>
    <style:style style:name="co3" style:family="table-column">
      <style:table-column-properties fo:break-before="auto" style:column-width="0.76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0.783cm"/>
    </style:style>
    <style:style style:name="co7" style:family="table-column">
      <style:table-column-properties fo:break-before="auto" style:column-width="1.175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0.848cm"/>
    </style:style>
    <style:style style:name="co10" style:family="table-column">
      <style:table-column-properties fo:break-before="auto" style:column-width="1cm"/>
    </style:style>
    <style:style style:name="co11" style:family="table-column">
      <style:table-column-properties fo:break-before="auto" style:column-width="1.044cm"/>
    </style:style>
    <style:style style:name="co12" style:family="table-column">
      <style:table-column-properties fo:break-before="auto" style:column-width="1.196cm"/>
    </style:style>
    <style:style style:name="co13" style:family="table-column">
      <style:table-column-properties fo:break-before="auto" style:column-width="1.24cm"/>
    </style:style>
    <style:style style:name="co14" style:family="table-column">
      <style:table-column-properties fo:break-before="auto" style:column-width="1.152cm"/>
    </style:style>
    <style:style style:name="co15" style:family="table-column">
      <style:table-column-properties fo:break-before="auto" style:column-width="1.348cm"/>
    </style:style>
    <style:style style:name="co16" style:family="table-column">
      <style:table-column-properties fo:break-before="auto" style:column-width="3.438cm"/>
    </style:style>
    <style:style style:name="co17" style:family="table-column">
      <style:table-column-properties fo:break-before="auto" style:column-width="1.48cm"/>
    </style:style>
    <style:style style:name="co18" style:family="table-column">
      <style:table-column-properties fo:break-before="auto" style:column-width="1.739cm"/>
    </style:style>
    <style:style style:name="co19" style:family="table-column">
      <style:table-column-properties fo:break-before="auto" style:column-width="1.77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2.434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1.397cm" fo:break-before="auto" style:use-optimal-row-height="false"/>
    </style:style>
    <style:style style:name="ro7" style:family="table-row">
      <style:table-row-properties style:row-height="0.931cm" fo:break-before="auto" style:use-optimal-row-height="false"/>
    </style:style>
    <style:style style:name="ro8" style:family="table-row">
      <style:table-row-properties style:row-height="1.863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none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2" style:rotation-align="bottom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padding="0.071cm"/>
    </style:style>
    <style:style style:name="ce6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 fo:padding="0.071cm"/>
    </style:style>
    <style:style style:name="ce7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 fo:padding="0.071cm" style:rotation-align="non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Tabel 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2"/>
        <table:table-column table:style-name="co8" table:default-cell-style-name="ce2"/>
        <table:table-column table:style-name="co13" table:default-cell-style-name="ce2"/>
        <table:table-column table:style-name="co12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49"/>
        <table:table-column table:style-name="co16" table:default-cell-style-name="ce49"/>
        <table:table-column table:style-name="co9" table:number-columns-repeated="2" table:default-cell-style-name="ce49"/>
        <table:table-column table:style-name="co17" table:default-cell-style-name="ce39"/>
        <table:table-column table:style-name="co18" table:default-cell-style-name="ce75"/>
        <table:table-column table:style-name="co19" table:number-columns-repeated="998" table:default-cell-style-name="Default"/>
        <table:table-row table:style-name="ro1">
          <table:table-cell table:style-name="ce1" office:value-type="string" calcext:value-type="string">
            <text:p>Tabel 2 - indeeling der weduwen en vrouwen, gescheiden van echt, naar de beroepsklassen en hare onderdelen, den leeftijd en de positie in het beroep</text:p>
          </table:table-cell>
          <table:table-cell table:style-name="ce12" table:number-columns-repeated="19"/>
          <table:table-cell table:style-name="ce38" table:number-columns-repeated="4"/>
          <table:table-cell table:style-name="ce58"/>
          <table:table-cell table:style-name="ce66"/>
          <table:table-cell table:number-columns-repeated="998"/>
        </table:table-row>
        <table:table-row table:style-name="ro1">
          <table:table-cell table:number-columns-repeated="2"/>
          <table:table-cell table:style-name="ce20"/>
          <table:table-cell table:number-columns-repeated="17"/>
          <table:table-cell table:style-name="ce39" table:number-columns-repeated="4"/>
          <table:table-cell/>
          <table:table-cell table:style-name="ce66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1" table:number-rows-spanned="3">
            <text:p>BEROEPSKLASSEN EN HARE ONDERDELEN</text:p>
          </table:table-cell>
          <table:table-cell table:style-name="ce13" office:value-type="string" calcext:value-type="string" table:number-columns-spanned="1" table:number-rows-spanned="3">
            <text:p>Positie</text:p>
          </table:table-cell>
          <table:table-cell table:style-name="ce21"/>
          <table:table-cell table:style-name="ce23" office:value-type="string" calcext:value-type="string" table:number-columns-spanned="17" table:number-rows-spanned="1">
            <text:p>GEBOORTEJAREN.</text:p>
          </table:table-cell>
          <table:covered-table-cell table:number-columns-repeated="15" table:style-name="ce27"/>
          <table:covered-table-cell table:style-name="ce35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50" office:value-type="string" calcext:value-type="string" table:number-columns-spanned="1" table:number-rows-spanned="3">
            <text:p>Tabel</text:p>
          </table:table-cell>
          <table:table-cell table:style-name="ce50" office:value-type="string" calcext:value-type="string" table:number-columns-spanned="1" table:number-rows-spanned="3">
            <text:p>Pagina links</text:p>
          </table:table-cell>
          <table:table-cell table:style-name="ce50" office:value-type="string" calcext:value-type="string" table:number-columns-spanned="1" table:number-rows-spanned="3">
            <text:p>Pagina rechts</text:p>
          </table:table-cell>
          <table:table-cell table:style-name="ce59" office:value-type="string" calcext:value-type="string" table:number-columns-spanned="1" table:number-rows-spanned="3">
            <text:p>Image nr</text:p>
          </table:table-cell>
          <table:table-cell table:style-name="ce67" table:number-columns-repeated="999"/>
        </table:table-row>
        <table:table-row table:style-name="ro3">
          <table:covered-table-cell table:style-name="ce4"/>
          <table:covered-table-cell table:style-name="ce14"/>
          <table:table-cell table:style-name="ce21"/>
          <table:table-cell table:style-name="ce24" office:value-type="string" calcext:value-type="string">
            <text:p>1891 en 1890</text:p>
          </table:table-cell>
          <table:table-cell table:style-name="ce28" office:value-type="float" office:value="1889" calcext:value-type="float">
            <text:p>1889</text:p>
          </table:table-cell>
          <table:table-cell table:style-name="ce28" office:value-type="string" calcext:value-type="string">
            <text:p>1888 en 1887</text:p>
          </table:table-cell>
          <table:table-cell table:style-name="ce28" office:value-type="string" calcext:value-type="string">
            <text:p>1886 en 1885</text:p>
          </table:table-cell>
          <table:table-cell table:style-name="ce28" office:value-type="string" calcext:value-type="string">
            <text:p>1884 t/m 1879</text:p>
          </table:table-cell>
          <table:table-cell table:style-name="ce28" office:value-type="string" calcext:value-type="string">
            <text:p>1878 t/m 1875</text:p>
          </table:table-cell>
          <table:table-cell table:style-name="ce28" office:value-type="float" office:value="1874" calcext:value-type="float">
            <text:p>1874</text:p>
          </table:table-cell>
          <table:table-cell table:style-name="ce28" office:value-type="string" calcext:value-type="string">
            <text:p>1873 t/m 1869</text:p>
          </table:table-cell>
          <table:table-cell table:style-name="ce28" office:value-type="string" calcext:value-type="string">
            <text:p>1868 t/m 1865</text:p>
          </table:table-cell>
          <table:table-cell table:style-name="ce28" office:value-type="string" calcext:value-type="string">
            <text:p>1864 t/m 1859</text:p>
          </table:table-cell>
          <table:table-cell table:style-name="ce28" office:value-type="string" calcext:value-type="string">
            <text:p>1858 t/m 1855</text:p>
          </table:table-cell>
          <table:table-cell table:style-name="ce28" office:value-type="string" calcext:value-type="string">
            <text:p>1854 t/m 1849</text:p>
          </table:table-cell>
          <table:table-cell table:style-name="ce28" office:value-type="string" calcext:value-type="string">
            <text:p>1848 t/m 1845</text:p>
          </table:table-cell>
          <table:table-cell table:style-name="ce28" office:value-type="float" office:value="1844" calcext:value-type="float">
            <text:p>1844</text:p>
          </table:table-cell>
          <table:table-cell table:style-name="ce28" office:value-type="string" calcext:value-type="string">
            <text:p>1843 t/m 1839</text:p>
          </table:table-cell>
          <table:table-cell table:style-name="ce28" office:value-type="string" calcext:value-type="string">
            <text:p>1838 en vroeger.</text:p>
          </table:table-cell>
          <table:table-cell table:style-name="ce36" office:value-type="string" calcext:value-type="string">
            <text:p>Totaal</text:p>
          </table:table-cell>
          <table:covered-table-cell table:style-name="ce41"/>
          <table:covered-table-cell table:number-columns-repeated="3" table:style-name="ce51"/>
          <table:covered-table-cell table:style-name="ce60"/>
          <table:table-cell table:style-name="ce68" table:number-columns-repeated="16"/>
          <table:table-cell table:style-name="ce67" table:number-columns-repeated="983"/>
        </table:table-row>
        <table:table-row table:style-name="ro4">
          <table:covered-table-cell table:style-name="ce5"/>
          <table:covered-table-cell table:style-name="ce15"/>
          <table:table-cell table:style-name="ce21"/>
          <table:table-cell table:style-name="ce25" office:value-type="string" calcext:value-type="string" table:number-columns-spanned="17" table:number-rows-spanned="1">
            <text:p>Weduwen en gescheiden vrouwen.</text:p>
          </table:table-cell>
          <table:covered-table-cell table:number-columns-repeated="15" table:style-name="ce29"/>
          <table:covered-table-cell table:style-name="ce37"/>
          <table:covered-table-cell table:style-name="ce42"/>
          <table:covered-table-cell table:number-columns-repeated="3" table:style-name="ce52"/>
          <table:covered-table-cell table:style-name="ce61"/>
          <table:table-cell table:style-name="ce67" table:number-columns-repeated="999"/>
        </table:table-row>
        <table:table-row table:style-name="ro1">
          <table:table-cell table:number-columns-repeated="20"/>
          <table:table-cell table:style-name="ce43" table:number-columns-repeated="5"/>
          <table:table-cell table:style-name="ce66"/>
          <table:table-cell table:number-columns-repeated="998"/>
        </table:table-row>
        <table:table-row table:style-name="ro1">
          <table:table-cell table:style-name="ce6" office:value-type="string" calcext:value-type="string">
            <text:p>I. Fabricage van aardewerk, glas, kalk en steenen.</text:p>
          </table:table-cell>
          <table:table-cell table:style-name="ce16"/>
          <table:table-cell/>
          <table:table-cell table:style-name="ce6"/>
          <table:table-cell table:style-name="ce30" table:number-columns-repeated="10"/>
          <table:table-cell table:style-name="ce33"/>
          <table:table-cell table:style-name="ce34" table:number-columns-repeated="5"/>
          <table:table-cell table:style-name="ce44" office:value-type="string" calcext:value-type="string">
            <text:p>BT</text:p>
          </table:table-cell>
          <table:table-cell table:style-name="ce53" office:value-type="string" calcext:value-type="string">
            <text:p>BT_1909_02A2_T2</text:p>
          </table:table-cell>
          <table:table-cell table:style-name="ce53" office:value-type="float" office:value="386" calcext:value-type="float">
            <text:p>386</text:p>
          </table:table-cell>
          <table:table-cell table:style-name="ce56"/>
          <table:table-cell table:style-name="ce62" office:value-type="float" office:value="240481" calcext:value-type="float">
            <text:p>240481</text:p>
          </table:table-cell>
          <table:table-cell table:style-name="ce69" table:number-columns-repeated="5"/>
          <table:table-cell table:style-name="ce75"/>
          <table:table-cell table:number-columns-repeated="993"/>
        </table:table-row>
        <table:table-row table:style-name="ro5">
          <table:table-cell table:style-name="ce7" office:value-type="string" calcext:value-type="string">
            <text:p>b. Fabricage van cement, gips, kalk, tras enz.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4"/>
          <table:table-cell table:style-name="ce20" office:value-type="float" office:value="1" calcext:value-type="float">
            <text:p>1</text:p>
          </table:table-cell>
          <table:table-cell table:style-name="ce20" table:formula="of:=[.S8]+[.R8]+[.Q8]+[.P8]+[.O8]+[.N8]+[.M8]+[.L8]+[.K8]+[.J8]+[.I8]+[.H8]+[.G8]+[.F8]+[.E8]+[.D8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c. Fabricage van steenen, dakpannen, draineerbuizen en ander grof aardewerk (inclusief steenen parketvloeren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0" table:formula="of:=[.S9]+[.R9]+[.Q9]+[.P9]+[.O9]+[.N9]+[.M9]+[.L9]+[.K9]+[.J9]+[.I9]+[.H9]+[.G9]+[.F9]+[.E9]+[.D9]" office:value-type="float" office:value="19" calcext:value-type="float">
            <text:p>19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c. Fabricage van steenen, dakpannen, draineerbuizen en ander grof aardewerk (inclusief steenen parketvloeren)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10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10]+[.R10]+[.Q10]+[.P10]+[.O10]+[.N10]+[.M10]+[.L10]+[.K10]+[.J10]+[.I10]+[.H10]+[.G10]+[.F10]+[.E10]+[.D10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c. Fabricage van steenen, dakpannen, draineerbuizen en ander grof aardewerk (inclusief steenen parketvloeren)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S11]+[.R11]+[.Q11]+[.P11]+[.O11]+[.N11]+[.M11]+[.L11]+[.K11]+[.J11]+[.I11]+[.H11]+[.G11]+[.F11]+[.E11]+[.D11]" office:value-type="float" office:value="22" calcext:value-type="float">
            <text:p>22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26" table:formula="of:=SUM([.D9:.D11])" office:value-type="float" office:value="0" calcext:value-type="float">
            <text:p>0</text:p>
          </table:table-cell>
          <table:table-cell table:style-name="ce31" table:formula="of:=SUM([.E9:.E11])" office:value-type="float" office:value="0" calcext:value-type="float">
            <text:p>0</text:p>
          </table:table-cell>
          <table:table-cell table:style-name="ce31" table:formula="of:=SUM([.F9:.F11])" office:value-type="float" office:value="0" calcext:value-type="float">
            <text:p>0</text:p>
          </table:table-cell>
          <table:table-cell table:style-name="ce31" table:formula="of:=SUM([.G9:.G11])" office:value-type="float" office:value="0" calcext:value-type="float">
            <text:p>0</text:p>
          </table:table-cell>
          <table:table-cell table:style-name="ce31" table:formula="of:=SUM([.H9:.H11])" office:value-type="float" office:value="1" calcext:value-type="float">
            <text:p>1</text:p>
          </table:table-cell>
          <table:table-cell table:style-name="ce31" table:formula="of:=SUM([.I9:.I11])" office:value-type="float" office:value="2" calcext:value-type="float">
            <text:p>2</text:p>
          </table:table-cell>
          <table:table-cell table:style-name="ce31" table:formula="of:=SUM([.J9:.J11])" office:value-type="float" office:value="0" calcext:value-type="float">
            <text:p>0</text:p>
          </table:table-cell>
          <table:table-cell table:style-name="ce31" table:formula="of:=SUM([.K9:.K11])" office:value-type="float" office:value="5" calcext:value-type="float">
            <text:p>5</text:p>
          </table:table-cell>
          <table:table-cell table:style-name="ce31" table:formula="of:=SUM([.L9:.L11])" office:value-type="float" office:value="2" calcext:value-type="float">
            <text:p>2</text:p>
          </table:table-cell>
          <table:table-cell table:style-name="ce31" table:formula="of:=SUM([.M9:.M11])" office:value-type="float" office:value="6" calcext:value-type="float">
            <text:p>6</text:p>
          </table:table-cell>
          <table:table-cell table:style-name="ce31" table:formula="of:=SUM([.N9:.N11])" office:value-type="float" office:value="5" calcext:value-type="float">
            <text:p>5</text:p>
          </table:table-cell>
          <table:table-cell table:style-name="ce31" table:formula="of:=SUM([.O9:.O11])" office:value-type="float" office:value="6" calcext:value-type="float">
            <text:p>6</text:p>
          </table:table-cell>
          <table:table-cell table:style-name="ce31" table:formula="of:=SUM([.P9:.P11])" office:value-type="float" office:value="2" calcext:value-type="float">
            <text:p>2</text:p>
          </table:table-cell>
          <table:table-cell table:style-name="ce31" table:formula="of:=SUM([.Q9:.Q11])" office:value-type="float" office:value="2" calcext:value-type="float">
            <text:p>2</text:p>
          </table:table-cell>
          <table:table-cell table:style-name="ce31" table:formula="of:=SUM([.R9:.R11])" office:value-type="float" office:value="6" calcext:value-type="float">
            <text:p>6</text:p>
          </table:table-cell>
          <table:table-cell table:style-name="ce31" table:formula="of:=SUM([.S9:.S11])" office:value-type="float" office:value="5" calcext:value-type="float">
            <text:p>5</text:p>
          </table:table-cell>
          <table:table-cell table:style-name="ce20" table:formula="of:=[.S12]+[.R12]+[.Q12]+[.P12]+[.O12]+[.N12]+[.M12]+[.L12]+[.K12]+[.J12]+[.I12]+[.H12]+[.G12]+[.F12]+[.E12]+[.D12]" office:value-type="float" office:value="42" calcext:value-type="float">
            <text:p>42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70" table:number-columns-repeated="999"/>
        </table:table-row>
        <table:table-row table:style-name="ro7">
          <table:table-cell table:style-name="ce8" office:value-type="string" calcext:value-type="string">
            <text:p>d. Fabricage van fijn aardewerk en porselein (inclusief kunstaardewerk)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2"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/>
          <table:table-cell table:style-name="ce20" table:number-columns-repeated="4"/>
          <table:table-cell table:style-name="ce20" table:formula="of:=[.S13]+[.R13]+[.Q13]+[.P13]+[.O13]+[.N13]+[.M13]+[.L13]+[.K13]+[.J13]+[.I13]+[.H13]+[.G13]+[.F13]+[.E13]+[.D13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d. Fabricage van fijn aardewerk en porselein (inclusief kunstaardewerk)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20"/>
          <table:table-cell table:number-columns-repeated="2" table:style-name="ce31" office:value-type="float" office:value="3" calcext:value-type="float">
            <text:p>3</text:p>
          </table:table-cell>
          <table:table-cell table:style-name="ce20" table:formula="of:=[.S14]+[.R14]+[.Q14]+[.P14]+[.O14]+[.N14]+[.M14]+[.L14]+[.K14]+[.J14]+[.I14]+[.H14]+[.G14]+[.F14]+[.E14]+[.D14]" office:value-type="float" office:value="51" calcext:value-type="float">
            <text:p>51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3:.D14])" office:value-type="float" office:value="0" calcext:value-type="float">
            <text:p>0</text:p>
          </table:table-cell>
          <table:table-cell table:style-name="ce20" table:formula="of:=SUM([.E13:.E14])" office:value-type="float" office:value="0" calcext:value-type="float">
            <text:p>0</text:p>
          </table:table-cell>
          <table:table-cell table:style-name="ce20" table:formula="of:=SUM([.F13:.F14])" office:value-type="float" office:value="0" calcext:value-type="float">
            <text:p>0</text:p>
          </table:table-cell>
          <table:table-cell table:style-name="ce20" table:formula="of:=SUM([.G13:.G14])" office:value-type="float" office:value="1" calcext:value-type="float">
            <text:p>1</text:p>
          </table:table-cell>
          <table:table-cell table:style-name="ce20" table:formula="of:=SUM([.H13:.H14])" office:value-type="float" office:value="2" calcext:value-type="float">
            <text:p>2</text:p>
          </table:table-cell>
          <table:table-cell table:style-name="ce20" table:formula="of:=SUM([.I13:.I14])" office:value-type="float" office:value="6" calcext:value-type="float">
            <text:p>6</text:p>
          </table:table-cell>
          <table:table-cell table:style-name="ce20" table:formula="of:=SUM([.J13:.J14])" office:value-type="float" office:value="2" calcext:value-type="float">
            <text:p>2</text:p>
          </table:table-cell>
          <table:table-cell table:style-name="ce20" table:formula="of:=SUM([.K13:.K14])" office:value-type="float" office:value="8" calcext:value-type="float">
            <text:p>8</text:p>
          </table:table-cell>
          <table:table-cell table:style-name="ce20" table:formula="of:=SUM([.L13:.L14])" office:value-type="float" office:value="5" calcext:value-type="float">
            <text:p>5</text:p>
          </table:table-cell>
          <table:table-cell table:style-name="ce20" table:formula="of:=SUM([.M13:.M14])" office:value-type="float" office:value="12" calcext:value-type="float">
            <text:p>12</text:p>
          </table:table-cell>
          <table:table-cell table:style-name="ce20" table:formula="of:=SUM([.N13:.N14])" office:value-type="float" office:value="5" calcext:value-type="float">
            <text:p>5</text:p>
          </table:table-cell>
          <table:table-cell table:style-name="ce20" table:formula="of:=SUM([.O13:.O14])" office:value-type="float" office:value="6" calcext:value-type="float">
            <text:p>6</text:p>
          </table:table-cell>
          <table:table-cell table:style-name="ce20" table:formula="of:=SUM([.P13:.P14])" office:value-type="float" office:value="1" calcext:value-type="float">
            <text:p>1</text:p>
          </table:table-cell>
          <table:table-cell table:style-name="ce20" table:formula="of:=SUM([.Q13:.Q14])" office:value-type="float" office:value="0" calcext:value-type="float">
            <text:p>0</text:p>
          </table:table-cell>
          <table:table-cell table:style-name="ce20" table:formula="of:=SUM([.R13:.R14])" office:value-type="float" office:value="3" calcext:value-type="float">
            <text:p>3</text:p>
          </table:table-cell>
          <table:table-cell table:style-name="ce20" table:formula="of:=SUM([.S13:.S14])" office:value-type="float" office:value="3" calcext:value-type="float">
            <text:p>3</text:p>
          </table:table-cell>
          <table:table-cell table:style-name="ce20" table:formula="of:=SUM([.T13:.T14])" office:value-type="float" office:value="54" calcext:value-type="float">
            <text:p>54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e. Fabricage van glas en glazen voorwerpen, kristal en spiegels.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4"/>
          <table:table-cell table:style-name="ce20" office:value-type="float" office:value="1" calcext:value-type="float">
            <text:p>1</text:p>
          </table:table-cell>
          <table:table-cell table:style-name="ce20" table:formula="of:=[.S16]+[.R16]+[.Q16]+[.P16]+[.O16]+[.N16]+[.M16]+[.L16]+[.K16]+[.J16]+[.I16]+[.H16]+[.G16]+[.F16]+[.E16]+[.D16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e. Fabricage van glas en glazen voorwerpen, kristal en spiegels.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table:formula="of:=[.S17]+[.R17]+[.Q17]+[.P17]+[.O17]+[.N17]+[.M17]+[.L17]+[.K17]+[.J17]+[.I17]+[.H17]+[.G17]+[.F17]+[.E17]+[.D17]" office:value-type="float" office:value="21" calcext:value-type="float">
            <text:p>21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6:.D17])" office:value-type="float" office:value="0" calcext:value-type="float">
            <text:p>0</text:p>
          </table:table-cell>
          <table:table-cell table:style-name="ce20" table:formula="of:=SUM([.E16:.E17])" office:value-type="float" office:value="0" calcext:value-type="float">
            <text:p>0</text:p>
          </table:table-cell>
          <table:table-cell table:style-name="ce20" table:formula="of:=SUM([.F16:.F17])" office:value-type="float" office:value="1" calcext:value-type="float">
            <text:p>1</text:p>
          </table:table-cell>
          <table:table-cell table:style-name="ce20" table:formula="of:=SUM([.G16:.G17])" office:value-type="float" office:value="0" calcext:value-type="float">
            <text:p>0</text:p>
          </table:table-cell>
          <table:table-cell table:style-name="ce20" table:formula="of:=SUM([.H16:.H17])" office:value-type="float" office:value="0" calcext:value-type="float">
            <text:p>0</text:p>
          </table:table-cell>
          <table:table-cell table:style-name="ce20" table:formula="of:=SUM([.I16:.I17])" office:value-type="float" office:value="3" calcext:value-type="float">
            <text:p>3</text:p>
          </table:table-cell>
          <table:table-cell table:style-name="ce20" table:formula="of:=SUM([.J16:.J17])" office:value-type="float" office:value="0" calcext:value-type="float">
            <text:p>0</text:p>
          </table:table-cell>
          <table:table-cell table:style-name="ce20" table:formula="of:=SUM([.K16:.K17])" office:value-type="float" office:value="4" calcext:value-type="float">
            <text:p>4</text:p>
          </table:table-cell>
          <table:table-cell table:style-name="ce20" table:formula="of:=SUM([.L16:.L17])" office:value-type="float" office:value="1" calcext:value-type="float">
            <text:p>1</text:p>
          </table:table-cell>
          <table:table-cell table:style-name="ce20" table:formula="of:=SUM([.M16:.M17])" office:value-type="float" office:value="3" calcext:value-type="float">
            <text:p>3</text:p>
          </table:table-cell>
          <table:table-cell table:style-name="ce20" table:formula="of:=SUM([.N16:.N17])" office:value-type="float" office:value="1" calcext:value-type="float">
            <text:p>1</text:p>
          </table:table-cell>
          <table:table-cell table:style-name="ce20" table:formula="of:=SUM([.O16:.O17])" office:value-type="float" office:value="2" calcext:value-type="float">
            <text:p>2</text:p>
          </table:table-cell>
          <table:table-cell table:style-name="ce20" table:formula="of:=SUM([.P16:.P17])" office:value-type="float" office:value="1" calcext:value-type="float">
            <text:p>1</text:p>
          </table:table-cell>
          <table:table-cell table:style-name="ce20" table:formula="of:=SUM([.Q16:.Q17])" office:value-type="float" office:value="1" calcext:value-type="float">
            <text:p>1</text:p>
          </table:table-cell>
          <table:table-cell table:style-name="ce20" table:formula="of:=SUM([.R16:.R17])" office:value-type="float" office:value="2" calcext:value-type="float">
            <text:p>2</text:p>
          </table:table-cell>
          <table:table-cell table:style-name="ce20" table:formula="of:=SUM([.S16:.S17])" office:value-type="float" office:value="3" calcext:value-type="float">
            <text:p>3</text:p>
          </table:table-cell>
          <table:table-cell table:style-name="ce20" table:formula="of:=SUM([.T16:.T17])" office:value-type="float" office:value="22" calcext:value-type="float">
            <text:p>22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20" table:formula="of:=[.S19]+[.R19]+[.Q19]+[.P19]+[.O19]+[.N19]+[.M19]+[.L19]+[.K19]+[.J19]+[.I19]+[.H19]+[.G19]+[.F19]+[.E19]+[.D19]" office:value-type="float" office:value="21" calcext:value-type="float">
            <text:p>21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 Totaal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10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31"/>
          <table:table-cell table:style-name="ce20" table:formula="of:=[.S20]+[.R20]+[.Q20]+[.P20]+[.O20]+[.N20]+[.M20]+[.L20]+[.K20]+[.J20]+[.I20]+[.H20]+[.G20]+[.F20]+[.E20]+[.D20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 Totaal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7"/>
          <table:table-cell table:style-name="ce20" table:formula="of:=[.S21]+[.R21]+[.Q21]+[.P21]+[.O21]+[.N21]+[.M21]+[.L21]+[.K21]+[.J21]+[.I21]+[.H21]+[.G21]+[.F21]+[.E21]+[.D21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20" table:formula="of:=[.S22]+[.R22]+[.Q22]+[.P22]+[.O22]+[.N22]+[.M22]+[.L22]+[.K22]+[.J22]+[.I22]+[.H22]+[.G22]+[.F22]+[.E22]+[.D22]" office:value-type="float" office:value="94" calcext:value-type="float">
            <text:p>94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 Totaal generaal</text:p>
          </table:table-cell>
          <table:table-cell table:style-name="ce17"/>
          <table:table-cell/>
          <table:table-cell table:style-name="ce7" table:formula="of:=SUM([.D19:.D22])" office:value-type="float" office:value="0" calcext:value-type="float">
            <text:p>0</text:p>
          </table:table-cell>
          <table:table-cell table:style-name="ce20" table:formula="of:=SUM([.E19:.E22])" office:value-type="float" office:value="0" calcext:value-type="float">
            <text:p>0</text:p>
          </table:table-cell>
          <table:table-cell table:style-name="ce20" table:formula="of:=SUM([.F19:.F22])" office:value-type="float" office:value="1" calcext:value-type="float">
            <text:p>1</text:p>
          </table:table-cell>
          <table:table-cell table:style-name="ce20" table:formula="of:=SUM([.G19:.G22])" office:value-type="float" office:value="1" calcext:value-type="float">
            <text:p>1</text:p>
          </table:table-cell>
          <table:table-cell table:style-name="ce20" table:formula="of:=SUM([.H19:.H22])" office:value-type="float" office:value="3" calcext:value-type="float">
            <text:p>3</text:p>
          </table:table-cell>
          <table:table-cell table:style-name="ce20" table:formula="of:=SUM([.I19:.I22])" office:value-type="float" office:value="11" calcext:value-type="float">
            <text:p>11</text:p>
          </table:table-cell>
          <table:table-cell table:style-name="ce20" table:formula="of:=SUM([.J19:.J22])" office:value-type="float" office:value="2" calcext:value-type="float">
            <text:p>2</text:p>
          </table:table-cell>
          <table:table-cell table:style-name="ce20" table:formula="of:=SUM([.K19:.K22])" office:value-type="float" office:value="17" calcext:value-type="float">
            <text:p>17</text:p>
          </table:table-cell>
          <table:table-cell table:style-name="ce20" table:formula="of:=SUM([.L19:.L22])" office:value-type="float" office:value="8" calcext:value-type="float">
            <text:p>8</text:p>
          </table:table-cell>
          <table:table-cell table:style-name="ce20" table:formula="of:=SUM([.M19:.M22])" office:value-type="float" office:value="21" calcext:value-type="float">
            <text:p>21</text:p>
          </table:table-cell>
          <table:table-cell table:style-name="ce20" table:formula="of:=SUM([.N19:.N22])" office:value-type="float" office:value="11" calcext:value-type="float">
            <text:p>11</text:p>
          </table:table-cell>
          <table:table-cell table:style-name="ce20" table:formula="of:=SUM([.O19:.O22])" office:value-type="float" office:value="14" calcext:value-type="float">
            <text:p>14</text:p>
          </table:table-cell>
          <table:table-cell table:style-name="ce20" table:formula="of:=SUM([.P19:.P22])" office:value-type="float" office:value="4" calcext:value-type="float">
            <text:p>4</text:p>
          </table:table-cell>
          <table:table-cell table:style-name="ce20" table:formula="of:=SUM([.Q19:.Q22])" office:value-type="float" office:value="3" calcext:value-type="float">
            <text:p>3</text:p>
          </table:table-cell>
          <table:table-cell table:style-name="ce20" table:formula="of:=SUM([.R19:.R22])" office:value-type="float" office:value="11" calcext:value-type="float">
            <text:p>11</text:p>
          </table:table-cell>
          <table:table-cell table:style-name="ce20" table:formula="of:=SUM([.S19:.S22])" office:value-type="float" office:value="12" calcext:value-type="float">
            <text:p>12</text:p>
          </table:table-cell>
          <table:table-cell table:style-name="ce20" table:formula="of:=SUM([.T19:.T22])" office:value-type="float" office:value="119" calcext:value-type="float">
            <text:p>119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II Bewerking van diamant en andere edelsteenen en fijne gesteenten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a. Bewerking van diamant 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25]+[.R25]+[.Q25]+[.P25]+[.O25]+[.N25]+[.M25]+[.L25]+[.K25]+[.J25]+[.I25]+[.H25]+[.G25]+[.F25]+[.E25]+[.D25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Bewerking van diamant 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0" table:formula="of:=[.S26]+[.R26]+[.Q26]+[.P26]+[.O26]+[.N26]+[.M26]+[.L26]+[.K26]+[.J26]+[.I26]+[.H26]+[.G26]+[.F26]+[.E26]+[.D26]" office:value-type="float" office:value="27" calcext:value-type="float">
            <text:p>27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I Totaal generaal</text:p>
          </table:table-cell>
          <table:table-cell table:style-name="ce17"/>
          <table:table-cell/>
          <table:table-cell table:style-name="ce7" table:formula="of:=SUM([.D25:.D26])" office:value-type="float" office:value="0" calcext:value-type="float">
            <text:p>0</text:p>
          </table:table-cell>
          <table:table-cell table:style-name="ce20" table:formula="of:=SUM([.E25:.E26])" office:value-type="float" office:value="0" calcext:value-type="float">
            <text:p>0</text:p>
          </table:table-cell>
          <table:table-cell table:style-name="ce20" table:formula="of:=SUM([.F25:.F26])" office:value-type="float" office:value="0" calcext:value-type="float">
            <text:p>0</text:p>
          </table:table-cell>
          <table:table-cell table:style-name="ce20" table:formula="of:=SUM([.G25:.G26])" office:value-type="float" office:value="0" calcext:value-type="float">
            <text:p>0</text:p>
          </table:table-cell>
          <table:table-cell table:style-name="ce20" table:formula="of:=SUM([.H25:.H26])" office:value-type="float" office:value="2" calcext:value-type="float">
            <text:p>2</text:p>
          </table:table-cell>
          <table:table-cell table:style-name="ce20" table:formula="of:=SUM([.I25:.I26])" office:value-type="float" office:value="5" calcext:value-type="float">
            <text:p>5</text:p>
          </table:table-cell>
          <table:table-cell table:style-name="ce20" table:formula="of:=SUM([.J25:.J26])" office:value-type="float" office:value="2" calcext:value-type="float">
            <text:p>2</text:p>
          </table:table-cell>
          <table:table-cell table:style-name="ce20" table:formula="of:=SUM([.K25:.K26])" office:value-type="float" office:value="7" calcext:value-type="float">
            <text:p>7</text:p>
          </table:table-cell>
          <table:table-cell table:style-name="ce20" table:formula="of:=SUM([.L25:.L26])" office:value-type="float" office:value="6" calcext:value-type="float">
            <text:p>6</text:p>
          </table:table-cell>
          <table:table-cell table:style-name="ce20" table:formula="of:=SUM([.M25:.M26])" office:value-type="float" office:value="6" calcext:value-type="float">
            <text:p>6</text:p>
          </table:table-cell>
          <table:table-cell table:style-name="ce20" table:formula="of:=SUM([.N25:.N26])" office:value-type="float" office:value="1" calcext:value-type="float">
            <text:p>1</text:p>
          </table:table-cell>
          <table:table-cell table:style-name="ce20" table:formula="of:=SUM([.O25:.O26])" office:value-type="float" office:value="0" calcext:value-type="float">
            <text:p>0</text:p>
          </table:table-cell>
          <table:table-cell table:style-name="ce20" table:formula="of:=SUM([.P25:.P26])" office:value-type="float" office:value="1" calcext:value-type="float">
            <text:p>1</text:p>
          </table:table-cell>
          <table:table-cell table:style-name="ce20" table:formula="of:=SUM([.Q25:.Q26])" office:value-type="float" office:value="0" calcext:value-type="float">
            <text:p>0</text:p>
          </table:table-cell>
          <table:table-cell table:style-name="ce20" table:formula="of:=SUM([.R25:.R26])" office:value-type="float" office:value="0" calcext:value-type="float">
            <text:p>0</text:p>
          </table:table-cell>
          <table:table-cell table:style-name="ce20" table:formula="of:=SUM([.S25:.S26])" office:value-type="float" office:value="0" calcext:value-type="float">
            <text:p>0</text:p>
          </table:table-cell>
          <table:table-cell table:style-name="ce20" table:formula="of:=SUM([.T25:.T26])" office:value-type="float" office:value="30" calcext:value-type="float">
            <text:p>30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III Boek- en steendrukkerij, drukken van hout-, koper- en staalgravure, photographie, enz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a. Boekdrukkerij, ook gemeentelijk en landsdrukkerij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31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/>
          <table:table-cell table:number-columns-repeated="2" table:style-name="ce31" office:value-type="float" office:value="2" calcext:value-type="float">
            <text:p>2</text:p>
          </table:table-cell>
          <table:table-cell table:style-name="ce20" table:formula="of:=[.S29]+[.R29]+[.Q29]+[.P29]+[.O29]+[.N29]+[.M29]+[.L29]+[.K29]+[.J29]+[.I29]+[.H29]+[.G29]+[.F29]+[.E29]+[.D29]" office:value-type="float" office:value="19" calcext:value-type="float">
            <text:p>19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Boekdrukkerij, ook gemeentelijk en landsdrukkerij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8"/>
          <table:table-cell table:style-name="ce20" office:value-type="float" office:value="1" calcext:value-type="float">
            <text:p>1</text:p>
          </table:table-cell>
          <table:table-cell table:style-name="ce20" table:number-columns-repeated="6"/>
          <table:table-cell table:style-name="ce20" table:formula="of:=[.S30]+[.R30]+[.Q30]+[.P30]+[.O30]+[.N30]+[.M30]+[.L30]+[.K30]+[.J30]+[.I30]+[.H30]+[.G30]+[.F30]+[.E30]+[.D30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Boekdrukkerij, ook gemeentelijk en landsdrukkerij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13"/>
          <table:table-cell table:style-name="ce20" office:value-type="float" office:value="1" calcext:value-type="float">
            <text:p>1</text:p>
          </table:table-cell>
          <table:table-cell table:style-name="ce31"/>
          <table:table-cell table:style-name="ce20" table:formula="of:=[.S31]+[.R31]+[.Q31]+[.P31]+[.O31]+[.N31]+[.M31]+[.L31]+[.K31]+[.J31]+[.I31]+[.H31]+[.G31]+[.F31]+[.E31]+[.D31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Boekdrukkerij, ook gemeentelijk en landsdrukkerij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style-name="ce20" table:formula="of:=[.S32]+[.R32]+[.Q32]+[.P32]+[.O32]+[.N32]+[.M32]+[.L32]+[.K32]+[.J32]+[.I32]+[.H32]+[.G32]+[.F32]+[.E32]+[.D32]" office:value-type="float" office:value="8" calcext:value-type="float">
            <text:p>8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9:.D32])" office:value-type="float" office:value="0" calcext:value-type="float">
            <text:p>0</text:p>
          </table:table-cell>
          <table:table-cell table:style-name="ce20" table:formula="of:=SUM([.E29:.E32])" office:value-type="float" office:value="0" calcext:value-type="float">
            <text:p>0</text:p>
          </table:table-cell>
          <table:table-cell table:style-name="ce20" table:formula="of:=SUM([.F29:.F32])" office:value-type="float" office:value="0" calcext:value-type="float">
            <text:p>0</text:p>
          </table:table-cell>
          <table:table-cell table:style-name="ce20" table:formula="of:=SUM([.G29:.G32])" office:value-type="float" office:value="0" calcext:value-type="float">
            <text:p>0</text:p>
          </table:table-cell>
          <table:table-cell table:style-name="ce20" table:formula="of:=SUM([.H29:.H32])" office:value-type="float" office:value="1" calcext:value-type="float">
            <text:p>1</text:p>
          </table:table-cell>
          <table:table-cell table:style-name="ce20" table:formula="of:=SUM([.I29:.I32])" office:value-type="float" office:value="1" calcext:value-type="float">
            <text:p>1</text:p>
          </table:table-cell>
          <table:table-cell table:style-name="ce20" table:formula="of:=SUM([.J29:.J32])" office:value-type="float" office:value="0" calcext:value-type="float">
            <text:p>0</text:p>
          </table:table-cell>
          <table:table-cell table:style-name="ce20" table:formula="of:=SUM([.K29:.K32])" office:value-type="float" office:value="0" calcext:value-type="float">
            <text:p>0</text:p>
          </table:table-cell>
          <table:table-cell table:style-name="ce20" table:formula="of:=SUM([.L29:.L32])" office:value-type="float" office:value="1" calcext:value-type="float">
            <text:p>1</text:p>
          </table:table-cell>
          <table:table-cell table:style-name="ce20" table:formula="of:=SUM([.M29:.M32])" office:value-type="float" office:value="4" calcext:value-type="float">
            <text:p>4</text:p>
          </table:table-cell>
          <table:table-cell table:style-name="ce20" table:formula="of:=SUM([.N29:.N32])" office:value-type="float" office:value="5" calcext:value-type="float">
            <text:p>5</text:p>
          </table:table-cell>
          <table:table-cell table:style-name="ce20" table:formula="of:=SUM([.O29:.O32])" office:value-type="float" office:value="6" calcext:value-type="float">
            <text:p>6</text:p>
          </table:table-cell>
          <table:table-cell table:style-name="ce20" table:formula="of:=SUM([.P29:.P32])" office:value-type="float" office:value="4" calcext:value-type="float">
            <text:p>4</text:p>
          </table:table-cell>
          <table:table-cell table:style-name="ce20" table:formula="of:=SUM([.Q29:.Q32])" office:value-type="float" office:value="0" calcext:value-type="float">
            <text:p>0</text:p>
          </table:table-cell>
          <table:table-cell table:style-name="ce20" table:formula="of:=SUM([.R29:.R32])" office:value-type="float" office:value="4" calcext:value-type="float">
            <text:p>4</text:p>
          </table:table-cell>
          <table:table-cell table:style-name="ce20" table:formula="of:=SUM([.S29:.S32])" office:value-type="float" office:value="3" calcext:value-type="float">
            <text:p>3</text:p>
          </table:table-cell>
          <table:table-cell table:style-name="ce20" table:formula="of:=SUM([.T29:.T32])" office:value-type="float" office:value="29" calcext:value-type="float">
            <text:p>29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Steendrukkerij en het drukken van hout-, koper- en staalgravures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3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table:formula="of:=[.S34]+[.R34]+[.Q34]+[.P34]+[.O34]+[.N34]+[.M34]+[.L34]+[.K34]+[.J34]+[.I34]+[.H34]+[.G34]+[.F34]+[.E34]+[.D34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Steendrukkerij en het drukken van hout-, koper- en staalgravures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20" table:formula="of:=[.S35]+[.R35]+[.Q35]+[.P35]+[.O35]+[.N35]+[.M35]+[.L35]+[.K35]+[.J35]+[.I35]+[.H35]+[.G35]+[.F35]+[.E35]+[.D35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4:.D35])" office:value-type="float" office:value="0" calcext:value-type="float">
            <text:p>0</text:p>
          </table:table-cell>
          <table:table-cell table:style-name="ce20" table:formula="of:=SUM([.E34:.E35])" office:value-type="float" office:value="0" calcext:value-type="float">
            <text:p>0</text:p>
          </table:table-cell>
          <table:table-cell table:style-name="ce20" table:formula="of:=SUM([.F34:.F35])" office:value-type="float" office:value="0" calcext:value-type="float">
            <text:p>0</text:p>
          </table:table-cell>
          <table:table-cell table:style-name="ce20" table:formula="of:=SUM([.G34:.G35])" office:value-type="float" office:value="0" calcext:value-type="float">
            <text:p>0</text:p>
          </table:table-cell>
          <table:table-cell table:style-name="ce20" table:formula="of:=SUM([.H34:.H35])" office:value-type="float" office:value="1" calcext:value-type="float">
            <text:p>1</text:p>
          </table:table-cell>
          <table:table-cell table:style-name="ce20" table:formula="of:=SUM([.I34:.I35])" office:value-type="float" office:value="0" calcext:value-type="float">
            <text:p>0</text:p>
          </table:table-cell>
          <table:table-cell table:style-name="ce20" table:formula="of:=SUM([.J34:.J35])" office:value-type="float" office:value="0" calcext:value-type="float">
            <text:p>0</text:p>
          </table:table-cell>
          <table:table-cell table:style-name="ce20" table:formula="of:=SUM([.K34:.K35])" office:value-type="float" office:value="0" calcext:value-type="float">
            <text:p>0</text:p>
          </table:table-cell>
          <table:table-cell table:style-name="ce20" table:formula="of:=SUM([.L34:.L35])" office:value-type="float" office:value="0" calcext:value-type="float">
            <text:p>0</text:p>
          </table:table-cell>
          <table:table-cell table:style-name="ce20" table:formula="of:=SUM([.M34:.M35])" office:value-type="float" office:value="0" calcext:value-type="float">
            <text:p>0</text:p>
          </table:table-cell>
          <table:table-cell table:style-name="ce20" table:formula="of:=SUM([.N34:.N35])" office:value-type="float" office:value="0" calcext:value-type="float">
            <text:p>0</text:p>
          </table:table-cell>
          <table:table-cell table:style-name="ce20" table:formula="of:=SUM([.O34:.O35])" office:value-type="float" office:value="1" calcext:value-type="float">
            <text:p>1</text:p>
          </table:table-cell>
          <table:table-cell table:style-name="ce20" table:formula="of:=SUM([.P34:.P35])" office:value-type="float" office:value="0" calcext:value-type="float">
            <text:p>0</text:p>
          </table:table-cell>
          <table:table-cell table:style-name="ce20" table:formula="of:=SUM([.Q34:.Q35])" office:value-type="float" office:value="1" calcext:value-type="float">
            <text:p>1</text:p>
          </table:table-cell>
          <table:table-cell table:style-name="ce20" table:formula="of:=SUM([.R34:.R35])" office:value-type="float" office:value="1" calcext:value-type="float">
            <text:p>1</text:p>
          </table:table-cell>
          <table:table-cell table:style-name="ce20" table:formula="of:=SUM([.S34:.S35])" office:value-type="float" office:value="0" calcext:value-type="float">
            <text:p>0</text:p>
          </table:table-cell>
          <table:table-cell table:style-name="ce20" table:formula="of:=SUM([.T34:.T35])" office:value-type="float" office:value="4" calcext:value-type="float">
            <text:p>4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Photographie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2" calcext:value-type="float">
            <text:p>2</text:p>
          </table:table-cell>
          <table:table-cell table:style-name="ce20" table:number-columns-repeated="3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31" table:number-columns-repeated="2"/>
          <table:table-cell table:style-name="ce20"/>
          <table:table-cell table:style-name="ce31"/>
          <table:table-cell table:style-name="ce20" table:formula="of:=[.S37]+[.R37]+[.Q37]+[.P37]+[.O37]+[.N37]+[.M37]+[.L37]+[.K37]+[.J37]+[.I37]+[.H37]+[.G37]+[.F37]+[.E37]+[.D37]" office:value-type="float" office:value="7" calcext:value-type="float">
            <text:p>7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II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formula="of:=[.S38]+[.R38]+[.Q38]+[.P38]+[.O38]+[.N38]+[.M38]+[.L38]+[.K38]+[.J38]+[.I38]+[.H38]+[.G38]+[.F38]+[.E38]+[.D38]" office:value-type="float" office:value="27" calcext:value-type="float">
            <text:p>27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II Totaal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8"/>
          <table:table-cell table:style-name="ce20" office:value-type="float" office:value="1" calcext:value-type="float">
            <text:p>1</text:p>
          </table:table-cell>
          <table:table-cell table:style-name="ce20" table:number-columns-repeated="6"/>
          <table:table-cell table:style-name="ce20" table:formula="of:=[.S39]+[.R39]+[.Q39]+[.P39]+[.O39]+[.N39]+[.M39]+[.L39]+[.K39]+[.J39]+[.I39]+[.H39]+[.G39]+[.F39]+[.E39]+[.D39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II Totaal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1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40]+[.R40]+[.Q40]+[.P40]+[.O40]+[.N40]+[.M40]+[.L40]+[.K40]+[.J40]+[.I40]+[.H40]+[.G40]+[.F40]+[.E40]+[.D40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II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 table:number-columns-repeated="5"/>
          <table:table-cell table:number-columns-repeated="2" table:style-name="ce20" office:value-type="float" office:value="3" calcext:value-type="float">
            <text:p>3</text:p>
          </table:table-cell>
          <table:table-cell table:style-name="ce20"/>
          <table:table-cell table:number-columns-repeated="3" table:style-name="ce20" office:value-type="float" office:value="1" calcext:value-type="float">
            <text:p>1</text:p>
          </table:table-cell>
          <table:table-cell table:style-name="ce20" table:formula="of:=[.S41]+[.R41]+[.Q41]+[.P41]+[.O41]+[.N41]+[.M41]+[.L41]+[.K41]+[.J41]+[.I41]+[.H41]+[.G41]+[.F41]+[.E41]+[.D41]" office:value-type="float" office:value="11" calcext:value-type="float">
            <text:p>11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II Totaal generaal</text:p>
          </table:table-cell>
          <table:table-cell table:style-name="ce17"/>
          <table:table-cell/>
          <table:table-cell table:style-name="ce7" table:formula="of:=SUM([.D38:.D41])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table:formula="of:=SUM([.H38:.H41])" office:value-type="float" office:value="2" calcext:value-type="float">
            <text:p>2</text:p>
          </table:table-cell>
          <table:table-cell table:style-name="ce20" table:formula="of:=SUM([.I38:.I41])" office:value-type="float" office:value="3" calcext:value-type="float">
            <text:p>3</text:p>
          </table:table-cell>
          <table:table-cell table:style-name="ce20" table:formula="of:=SUM([.J38:.J41])" office:value-type="float" office:value="0" calcext:value-type="float">
            <text:p>0</text:p>
          </table:table-cell>
          <table:table-cell table:style-name="ce20" table:formula="of:=SUM([.K38:.K41])" office:value-type="float" office:value="0" calcext:value-type="float">
            <text:p>0</text:p>
          </table:table-cell>
          <table:table-cell table:style-name="ce20" table:formula="of:=SUM([.L38:.L41])" office:value-type="float" office:value="1" calcext:value-type="float">
            <text:p>1</text:p>
          </table:table-cell>
          <table:table-cell table:style-name="ce20" table:formula="of:=SUM([.M38:.M41])" office:value-type="float" office:value="5" calcext:value-type="float">
            <text:p>5</text:p>
          </table:table-cell>
          <table:table-cell table:style-name="ce20" table:formula="of:=SUM([.N38:.N41])" office:value-type="float" office:value="6" calcext:value-type="float">
            <text:p>6</text:p>
          </table:table-cell>
          <table:table-cell table:style-name="ce20" table:formula="of:=SUM([.O38:.O41])" office:value-type="float" office:value="10" calcext:value-type="float">
            <text:p>10</text:p>
          </table:table-cell>
          <table:table-cell table:style-name="ce20" table:formula="of:=SUM([.P38:.P41])" office:value-type="float" office:value="4" calcext:value-type="float">
            <text:p>4</text:p>
          </table:table-cell>
          <table:table-cell table:style-name="ce20" table:formula="of:=SUM([.Q38:.Q41])" office:value-type="float" office:value="1" calcext:value-type="float">
            <text:p>1</text:p>
          </table:table-cell>
          <table:table-cell table:style-name="ce20" table:formula="of:=SUM([.R38:.R41])" office:value-type="float" office:value="5" calcext:value-type="float">
            <text:p>5</text:p>
          </table:table-cell>
          <table:table-cell table:style-name="ce20" table:formula="of:=SUM([.S38:.S41])" office:value-type="float" office:value="3" calcext:value-type="float">
            <text:p>3</text:p>
          </table:table-cell>
          <table:table-cell table:style-name="ce20" table:formula="of:=SUM([.T38:.T41])" office:value-type="float" office:value="40" calcext:value-type="float">
            <text:p>40</text:p>
          </table:table-cell>
          <table:table-cell table:style-name="ce45" office:value-type="string" calcext:value-type="string">
            <text:p>BT</text:p>
          </table:table-cell>
          <table:table-cell table:style-name="ce54" office:value-type="string" calcext:value-type="string">
            <text:p>BT_1909_02A2_T2</text:p>
          </table:table-cell>
          <table:table-cell table:style-name="ce54" office:value-type="float" office:value="386" calcext:value-type="float">
            <text:p>386</text:p>
          </table:table-cell>
          <table:table-cell table:style-name="ce57"/>
          <table:table-cell table:style-name="ce63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IV Bouwbedrijven (incl. Reiniging van gebouwen, aanleggen, onderhouden en reinigen van wegen en straten, ook gemeentelijke dienst)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71" table:number-columns-repeated="999"/>
        </table:table-row>
        <table:table-row table:style-name="ro8">
          <table:table-cell table:style-name="ce8" office:value-type="string" calcext:value-type="string">
            <text:p>a. Bouwen van huizen en fabrieken (inclusief aanleg van gas- en waterleiding en centrale verwarming, steenbouwen en marmerbewerking, architecten, teekenaars en opzichters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7" calcext:value-type="float">
            <text:p>27</text:p>
          </table:table-cell>
          <table:table-cell table:style-name="ce20" table:formula="of:=[.S44]+[.R44]+[.Q44]+[.P44]+[.O44]+[.N44]+[.M44]+[.L44]+[.K44]+[.J44]+[.I44]+[.H44]+[.G44]+[.F44]+[.E44]+[.D44]" office:value-type="float" office:value="153" calcext:value-type="float">
            <text:p>15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8">
          <table:table-cell table:style-name="ce8" office:value-type="string" calcext:value-type="string">
            <text:p>a. Bouwen van huizen en fabrieken (inclusief aanleg van gas- en waterleiding en centrale verwarming, steenbouwen en marmerbewerking, architecten, teekenaars en opzichters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table:formula="of:=[.S45]+[.R45]+[.Q45]+[.P45]+[.O45]+[.N45]+[.M45]+[.L45]+[.K45]+[.J45]+[.I45]+[.H45]+[.G45]+[.F45]+[.E45]+[.D45]" office:value-type="float" office:value="6" calcext:value-type="float">
            <text:p>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44:.D45])" office:value-type="float" office:value="0" calcext:value-type="float">
            <text:p>0</text:p>
          </table:table-cell>
          <table:table-cell table:style-name="ce20" table:formula="of:=SUM([.E44:.E45])" office:value-type="float" office:value="0" calcext:value-type="float">
            <text:p>0</text:p>
          </table:table-cell>
          <table:table-cell table:style-name="ce20" table:formula="of:=SUM([.F44:.F45])" office:value-type="float" office:value="0" calcext:value-type="float">
            <text:p>0</text:p>
          </table:table-cell>
          <table:table-cell table:style-name="ce20" table:formula="of:=SUM([.G44:.G45])" office:value-type="float" office:value="0" calcext:value-type="float">
            <text:p>0</text:p>
          </table:table-cell>
          <table:table-cell table:style-name="ce20" table:formula="of:=SUM([.H44:.H45])" office:value-type="float" office:value="0" calcext:value-type="float">
            <text:p>0</text:p>
          </table:table-cell>
          <table:table-cell table:style-name="ce20" table:formula="of:=SUM([.I44:.I45])" office:value-type="float" office:value="5" calcext:value-type="float">
            <text:p>5</text:p>
          </table:table-cell>
          <table:table-cell table:style-name="ce20" table:formula="of:=SUM([.J44:.J45])" office:value-type="float" office:value="0" calcext:value-type="float">
            <text:p>0</text:p>
          </table:table-cell>
          <table:table-cell table:style-name="ce20" table:formula="of:=SUM([.K44:.K45])" office:value-type="float" office:value="2" calcext:value-type="float">
            <text:p>2</text:p>
          </table:table-cell>
          <table:table-cell table:style-name="ce20" table:formula="of:=SUM([.L44:.L45])" office:value-type="float" office:value="5" calcext:value-type="float">
            <text:p>5</text:p>
          </table:table-cell>
          <table:table-cell table:style-name="ce20" table:formula="of:=SUM([.M44:.M45])" office:value-type="float" office:value="26" calcext:value-type="float">
            <text:p>26</text:p>
          </table:table-cell>
          <table:table-cell table:style-name="ce20" table:formula="of:=SUM([.N44:.N45])" office:value-type="float" office:value="16" calcext:value-type="float">
            <text:p>16</text:p>
          </table:table-cell>
          <table:table-cell table:style-name="ce20" table:formula="of:=SUM([.O44:.O45])" office:value-type="float" office:value="28" calcext:value-type="float">
            <text:p>28</text:p>
          </table:table-cell>
          <table:table-cell table:style-name="ce20" table:formula="of:=SUM([.P44:.P45])" office:value-type="float" office:value="21" calcext:value-type="float">
            <text:p>21</text:p>
          </table:table-cell>
          <table:table-cell table:style-name="ce20" table:formula="of:=SUM([.Q44:.Q45])" office:value-type="float" office:value="7" calcext:value-type="float">
            <text:p>7</text:p>
          </table:table-cell>
          <table:table-cell table:style-name="ce20" table:formula="of:=SUM([.R44:.R45])" office:value-type="float" office:value="21" calcext:value-type="float">
            <text:p>21</text:p>
          </table:table-cell>
          <table:table-cell table:style-name="ce20" table:formula="of:=SUM([.S44:.S45])" office:value-type="float" office:value="28" calcext:value-type="float">
            <text:p>28</text:p>
          </table:table-cell>
          <table:table-cell table:style-name="ce20" table:formula="of:=SUM([.T44:.T45])" office:value-type="float" office:value="159" calcext:value-type="float">
            <text:p>15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Afwerken van huiz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6" calcext:value-type="float">
            <text:p>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7" calcext:value-type="float">
            <text:p>17</text:p>
          </table:table-cell>
          <table:table-cell table:style-name="ce20" table:formula="of:=[.S47]+[.R47]+[.Q47]+[.P47]+[.O47]+[.N47]+[.M47]+[.L47]+[.K47]+[.J47]+[.I47]+[.H47]+[.G47]+[.F47]+[.E47]+[.D47]" office:value-type="float" office:value="108" calcext:value-type="float">
            <text:p>10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Afwerken van huizen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8"/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48]+[.R48]+[.Q48]+[.P48]+[.O48]+[.N48]+[.M48]+[.L48]+[.K48]+[.J48]+[.I48]+[.H48]+[.G48]+[.F48]+[.E48]+[.D48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Afwerken van huiz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31" office:value-type="float" office:value="1" calcext:value-type="float">
            <text:p>1</text:p>
          </table:table-cell>
          <table:table-cell table:style-name="ce20" table:formula="of:=[.S49]+[.R49]+[.Q49]+[.P49]+[.O49]+[.N49]+[.M49]+[.L49]+[.K49]+[.J49]+[.I49]+[.H49]+[.G49]+[.F49]+[.E49]+[.D49]" office:value-type="float" office:value="5" calcext:value-type="float">
            <text:p>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47:.D49])" office:value-type="float" office:value="0" calcext:value-type="float">
            <text:p>0</text:p>
          </table:table-cell>
          <table:table-cell table:style-name="ce20" table:formula="of:=SUM([.E47:.E49])" office:value-type="float" office:value="0" calcext:value-type="float">
            <text:p>0</text:p>
          </table:table-cell>
          <table:table-cell table:style-name="ce20" table:formula="of:=SUM([.F47:.F49])" office:value-type="float" office:value="0" calcext:value-type="float">
            <text:p>0</text:p>
          </table:table-cell>
          <table:table-cell table:style-name="ce20" table:formula="of:=SUM([.G47:.G49])" office:value-type="float" office:value="0" calcext:value-type="float">
            <text:p>0</text:p>
          </table:table-cell>
          <table:table-cell table:style-name="ce20" table:formula="of:=SUM([.H47:.H49])" office:value-type="float" office:value="1" calcext:value-type="float">
            <text:p>1</text:p>
          </table:table-cell>
          <table:table-cell table:style-name="ce20" table:formula="of:=SUM([.I47:.I49])" office:value-type="float" office:value="0" calcext:value-type="float">
            <text:p>0</text:p>
          </table:table-cell>
          <table:table-cell table:style-name="ce20" table:formula="of:=SUM([.J47:.J49])" office:value-type="float" office:value="0" calcext:value-type="float">
            <text:p>0</text:p>
          </table:table-cell>
          <table:table-cell table:style-name="ce20" table:formula="of:=SUM([.K47:.K49])" office:value-type="float" office:value="10" calcext:value-type="float">
            <text:p>10</text:p>
          </table:table-cell>
          <table:table-cell table:style-name="ce20" table:formula="of:=SUM([.L47:.L49])" office:value-type="float" office:value="8" calcext:value-type="float">
            <text:p>8</text:p>
          </table:table-cell>
          <table:table-cell table:style-name="ce20" table:formula="of:=SUM([.M47:.M49])" office:value-type="float" office:value="23" calcext:value-type="float">
            <text:p>23</text:p>
          </table:table-cell>
          <table:table-cell table:style-name="ce20" table:formula="of:=SUM([.N47:.N49])" office:value-type="float" office:value="13" calcext:value-type="float">
            <text:p>13</text:p>
          </table:table-cell>
          <table:table-cell table:style-name="ce20" table:formula="of:=SUM([.O47:.O49])" office:value-type="float" office:value="15" calcext:value-type="float">
            <text:p>15</text:p>
          </table:table-cell>
          <table:table-cell table:style-name="ce20" table:formula="of:=SUM([.P47:.P49])" office:value-type="float" office:value="13" calcext:value-type="float">
            <text:p>13</text:p>
          </table:table-cell>
          <table:table-cell table:style-name="ce20" table:formula="of:=SUM([.Q47:.Q49])" office:value-type="float" office:value="4" calcext:value-type="float">
            <text:p>4</text:p>
          </table:table-cell>
          <table:table-cell table:style-name="ce20" table:formula="of:=SUM([.R47:.R49])" office:value-type="float" office:value="10" calcext:value-type="float">
            <text:p>10</text:p>
          </table:table-cell>
          <table:table-cell table:style-name="ce20" table:formula="of:=SUM([.S47:.S49])" office:value-type="float" office:value="18" calcext:value-type="float">
            <text:p>18</text:p>
          </table:table-cell>
          <table:table-cell table:style-name="ce20" table:formula="of:=SUM([.T47:.T49])" office:value-type="float" office:value="115" calcext:value-type="float">
            <text:p>11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Overige bouwwerken niet huizenbouw betreffende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1"/>
          <table:table-cell table:style-name="ce20" office:value-type="float" office:value="2" calcext:value-type="float">
            <text:p>2</text:p>
          </table:table-cell>
          <table:table-cell table:style-name="ce20" table:number-columns-repeated="3"/>
          <table:table-cell table:style-name="ce20" table:formula="of:=[.S51]+[.R51]+[.Q51]+[.P51]+[.O51]+[.N51]+[.M51]+[.L51]+[.K51]+[.J51]+[.I51]+[.H51]+[.G51]+[.F51]+[.E51]+[.D51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d. Reiniging van <text:s/>bouwwerken, wegen en strat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52]+[.R52]+[.Q52]+[.P52]+[.O52]+[.N52]+[.M52]+[.L52]+[.K52]+[.J52]+[.I52]+[.H52]+[.G52]+[.F52]+[.E52]+[.D52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d. Reiniging van <text:s/>bouwwerken, wegen en strat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8"/>
          <table:table-cell table:style-name="ce20" office:value-type="float" office:value="2" calcext:value-type="float">
            <text:p>2</text:p>
          </table:table-cell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53]+[.R53]+[.Q53]+[.P53]+[.O53]+[.N53]+[.M53]+[.L53]+[.K53]+[.J53]+[.I53]+[.H53]+[.G53]+[.F53]+[.E53]+[.D53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52:.D53])" office:value-type="float" office:value="0" calcext:value-type="float">
            <text:p>0</text:p>
          </table:table-cell>
          <table:table-cell table:style-name="ce20" table:formula="of:=SUM([.E52:.E53])" office:value-type="float" office:value="0" calcext:value-type="float">
            <text:p>0</text:p>
          </table:table-cell>
          <table:table-cell table:style-name="ce20" table:formula="of:=SUM([.F52:.F53])" office:value-type="float" office:value="0" calcext:value-type="float">
            <text:p>0</text:p>
          </table:table-cell>
          <table:table-cell table:style-name="ce20" table:formula="of:=SUM([.G52:.G53])" office:value-type="float" office:value="0" calcext:value-type="float">
            <text:p>0</text:p>
          </table:table-cell>
          <table:table-cell table:style-name="ce20" table:formula="of:=SUM([.H52:.H53])" office:value-type="float" office:value="0" calcext:value-type="float">
            <text:p>0</text:p>
          </table:table-cell>
          <table:table-cell table:style-name="ce20" table:formula="of:=SUM([.I52:.I53])" office:value-type="float" office:value="0" calcext:value-type="float">
            <text:p>0</text:p>
          </table:table-cell>
          <table:table-cell table:style-name="ce20" table:formula="of:=SUM([.J52:.J53])" office:value-type="float" office:value="0" calcext:value-type="float">
            <text:p>0</text:p>
          </table:table-cell>
          <table:table-cell table:style-name="ce20" table:formula="of:=SUM([.K52:.K53])" office:value-type="float" office:value="0" calcext:value-type="float">
            <text:p>0</text:p>
          </table:table-cell>
          <table:table-cell table:style-name="ce20" table:formula="of:=SUM([.L52:.L53])" office:value-type="float" office:value="0" calcext:value-type="float">
            <text:p>0</text:p>
          </table:table-cell>
          <table:table-cell table:style-name="ce20" table:formula="of:=SUM([.M52:.M53])" office:value-type="float" office:value="2" calcext:value-type="float">
            <text:p>2</text:p>
          </table:table-cell>
          <table:table-cell table:style-name="ce20" table:formula="of:=SUM([.N52:.N53])" office:value-type="float" office:value="0" calcext:value-type="float">
            <text:p>0</text:p>
          </table:table-cell>
          <table:table-cell table:style-name="ce20" table:formula="of:=SUM([.O52:.O53])" office:value-type="float" office:value="0" calcext:value-type="float">
            <text:p>0</text:p>
          </table:table-cell>
          <table:table-cell table:style-name="ce20" table:formula="of:=SUM([.P52:.P53])" office:value-type="float" office:value="0" calcext:value-type="float">
            <text:p>0</text:p>
          </table:table-cell>
          <table:table-cell table:style-name="ce20" table:formula="of:=SUM([.Q52:.Q53])" office:value-type="float" office:value="0" calcext:value-type="float">
            <text:p>0</text:p>
          </table:table-cell>
          <table:table-cell table:style-name="ce20" table:formula="of:=SUM([.R52:.R53])" office:value-type="float" office:value="2" calcext:value-type="float">
            <text:p>2</text:p>
          </table:table-cell>
          <table:table-cell table:style-name="ce20" table:formula="of:=SUM([.S52:.S53])" office:value-type="float" office:value="0" calcext:value-type="float">
            <text:p>0</text:p>
          </table:table-cell>
          <table:table-cell table:style-name="ce20" table:formula="of:=SUM([.T52:.T53])" office:value-type="float" office:value="4" calcext:value-type="float">
            <text:p>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V Totaal 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11" calcext:value-type="float">
            <text:p>1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4" calcext:value-type="float">
            <text:p>44</text:p>
          </table:table-cell>
          <table:table-cell table:style-name="ce20" table:formula="of:=[.S55]+[.R55]+[.Q55]+[.P55]+[.O55]+[.N55]+[.M55]+[.L55]+[.K55]+[.J55]+[.I55]+[.H55]+[.G55]+[.F55]+[.E55]+[.D55]" office:value-type="float" office:value="264" calcext:value-type="float">
            <text:p>26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V Totaal 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8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56]+[.R56]+[.Q56]+[.P56]+[.O56]+[.N56]+[.M56]+[.L56]+[.K56]+[.J56]+[.I56]+[.H56]+[.G56]+[.F56]+[.E56]+[.D56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V Totaal 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0"/>
          <table:table-cell table:number-columns-repeated="2" table:style-name="ce31" office:value-type="float" office:value="2" calcext:value-type="float">
            <text:p>2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formula="of:=[.S57]+[.R57]+[.Q57]+[.P57]+[.O57]+[.N57]+[.M57]+[.L57]+[.K57]+[.J57]+[.I57]+[.H57]+[.G57]+[.F57]+[.E57]+[.D57]" office:value-type="float" office:value="14" calcext:value-type="float">
            <text:p>1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V Totaal generaal</text:p>
          </table:table-cell>
          <table:table-cell table:style-name="ce17"/>
          <table:table-cell/>
          <table:table-cell table:style-name="ce7" table:formula="of:=SUM([.D55:.D57])" office:value-type="float" office:value="0" calcext:value-type="float">
            <text:p>0</text:p>
          </table:table-cell>
          <table:table-cell table:style-name="ce20" table:formula="of:=SUM([.E55:.E57])" office:value-type="float" office:value="0" calcext:value-type="float">
            <text:p>0</text:p>
          </table:table-cell>
          <table:table-cell table:style-name="ce20" table:formula="of:=SUM([.F55:.F57])" office:value-type="float" office:value="0" calcext:value-type="float">
            <text:p>0</text:p>
          </table:table-cell>
          <table:table-cell table:style-name="ce20" table:formula="of:=SUM([.G55:.G57])" office:value-type="float" office:value="0" calcext:value-type="float">
            <text:p>0</text:p>
          </table:table-cell>
          <table:table-cell table:style-name="ce20" table:formula="of:=SUM([.H55:.H57])" office:value-type="float" office:value="1" calcext:value-type="float">
            <text:p>1</text:p>
          </table:table-cell>
          <table:table-cell table:style-name="ce20" table:formula="of:=SUM([.I55:.I57])" office:value-type="float" office:value="5" calcext:value-type="float">
            <text:p>5</text:p>
          </table:table-cell>
          <table:table-cell table:style-name="ce20" table:formula="of:=SUM([.J55:.J57])" office:value-type="float" office:value="0" calcext:value-type="float">
            <text:p>0</text:p>
          </table:table-cell>
          <table:table-cell table:style-name="ce20" table:formula="of:=SUM([.K55:.K57])" office:value-type="float" office:value="12" calcext:value-type="float">
            <text:p>12</text:p>
          </table:table-cell>
          <table:table-cell table:style-name="ce20" table:formula="of:=SUM([.L55:.L57])" office:value-type="float" office:value="13" calcext:value-type="float">
            <text:p>13</text:p>
          </table:table-cell>
          <table:table-cell table:style-name="ce20" table:formula="of:=SUM([.M55:.M57])" office:value-type="float" office:value="51" calcext:value-type="float">
            <text:p>51</text:p>
          </table:table-cell>
          <table:table-cell table:style-name="ce20" table:formula="of:=SUM([.N55:.N57])" office:value-type="float" office:value="29" calcext:value-type="float">
            <text:p>29</text:p>
          </table:table-cell>
          <table:table-cell table:style-name="ce20" table:formula="of:=SUM([.O55:.O57])" office:value-type="float" office:value="43" calcext:value-type="float">
            <text:p>43</text:p>
          </table:table-cell>
          <table:table-cell table:style-name="ce20" table:formula="of:=SUM([.P55:.P57])" office:value-type="float" office:value="36" calcext:value-type="float">
            <text:p>36</text:p>
          </table:table-cell>
          <table:table-cell table:style-name="ce20" table:formula="of:=SUM([.Q55:.Q57])" office:value-type="float" office:value="11" calcext:value-type="float">
            <text:p>11</text:p>
          </table:table-cell>
          <table:table-cell table:style-name="ce20" table:formula="of:=SUM([.R55:.R57])" office:value-type="float" office:value="33" calcext:value-type="float">
            <text:p>33</text:p>
          </table:table-cell>
          <table:table-cell table:style-name="ce20" table:formula="of:=SUM([.S55:.S57])" office:value-type="float" office:value="46" calcext:value-type="float">
            <text:p>46</text:p>
          </table:table-cell>
          <table:table-cell table:style-name="ce20" table:formula="of:=SUM([.T55:.T57])" office:value-type="float" office:value="280" calcext:value-type="float">
            <text:p>28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V Chemische nijverheid, fabricage van kaarsen, olie, vernis, vet, zeep, ontplofbare stoffen, verfstoffen, enz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a. Chemische nijverheid (inclusief apothekers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table:formula="of:=[.S60]+[.R60]+[.Q60]+[.P60]+[.O60]+[.N60]+[.M60]+[.L60]+[.K60]+[.J60]+[.I60]+[.H60]+[.G60]+[.F60]+[.E60]+[.D60]" office:value-type="float" office:value="38" calcext:value-type="float">
            <text:p>3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Chemische nijverheid (inclusief apothekers)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9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0" table:formula="of:=[.S61]+[.R61]+[.Q61]+[.P61]+[.O61]+[.N61]+[.M61]+[.L61]+[.K61]+[.J61]+[.I61]+[.H61]+[.G61]+[.F61]+[.E61]+[.D61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Chemische nijverheid (inclusief apothekers)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7"/>
          <table:table-cell table:style-name="ce20" office:value-type="float" office:value="2" calcext:value-type="float">
            <text:p>2</text:p>
          </table:table-cell>
          <table:table-cell table:style-name="ce20" table:number-columns-repeated="7"/>
          <table:table-cell table:style-name="ce20" table:formula="of:=[.S62]+[.R62]+[.Q62]+[.P62]+[.O62]+[.N62]+[.M62]+[.L62]+[.K62]+[.J62]+[.I62]+[.H62]+[.G62]+[.F62]+[.E62]+[.D62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Chemische nijverheid (inclusief apothekers)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0" table:formula="of:=[.S63]+[.R63]+[.Q63]+[.P63]+[.O63]+[.N63]+[.M63]+[.L63]+[.K63]+[.J63]+[.I63]+[.H63]+[.G63]+[.F63]+[.E63]+[.D63]" office:value-type="float" office:value="4" calcext:value-type="float">
            <text:p>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60:.D63])" office:value-type="float" office:value="0" calcext:value-type="float">
            <text:p>0</text:p>
          </table:table-cell>
          <table:table-cell table:style-name="ce20" table:formula="of:=SUM([.E60:.E63])" office:value-type="float" office:value="0" calcext:value-type="float">
            <text:p>0</text:p>
          </table:table-cell>
          <table:table-cell table:style-name="ce20" table:formula="of:=SUM([.F60:.F63])" office:value-type="float" office:value="0" calcext:value-type="float">
            <text:p>0</text:p>
          </table:table-cell>
          <table:table-cell table:style-name="ce20" table:formula="of:=SUM([.G60:.G63])" office:value-type="float" office:value="1" calcext:value-type="float">
            <text:p>1</text:p>
          </table:table-cell>
          <table:table-cell table:style-name="ce20" table:formula="of:=SUM([.H60:.H63])" office:value-type="float" office:value="1" calcext:value-type="float">
            <text:p>1</text:p>
          </table:table-cell>
          <table:table-cell table:style-name="ce20" table:formula="of:=SUM([.I60:.I63])" office:value-type="float" office:value="0" calcext:value-type="float">
            <text:p>0</text:p>
          </table:table-cell>
          <table:table-cell table:style-name="ce20" table:formula="of:=SUM([.J60:.J63])" office:value-type="float" office:value="0" calcext:value-type="float">
            <text:p>0</text:p>
          </table:table-cell>
          <table:table-cell table:style-name="ce20" table:formula="of:=SUM([.K60:.K63])" office:value-type="float" office:value="7" calcext:value-type="float">
            <text:p>7</text:p>
          </table:table-cell>
          <table:table-cell table:style-name="ce20" table:formula="of:=SUM([.L60:.L63])" office:value-type="float" office:value="6" calcext:value-type="float">
            <text:p>6</text:p>
          </table:table-cell>
          <table:table-cell table:style-name="ce20" table:formula="of:=SUM([.M60:.M63])" office:value-type="float" office:value="7" calcext:value-type="float">
            <text:p>7</text:p>
          </table:table-cell>
          <table:table-cell table:style-name="ce20" table:formula="of:=SUM([.N60:.N63])" office:value-type="float" office:value="5" calcext:value-type="float">
            <text:p>5</text:p>
          </table:table-cell>
          <table:table-cell table:style-name="ce20" table:formula="of:=SUM([.O60:.O63])" office:value-type="float" office:value="5" calcext:value-type="float">
            <text:p>5</text:p>
          </table:table-cell>
          <table:table-cell table:style-name="ce20" table:formula="of:=SUM([.P60:.P63])" office:value-type="float" office:value="5" calcext:value-type="float">
            <text:p>5</text:p>
          </table:table-cell>
          <table:table-cell table:style-name="ce20" table:formula="of:=SUM([.Q60:.Q63])" office:value-type="float" office:value="2" calcext:value-type="float">
            <text:p>2</text:p>
          </table:table-cell>
          <table:table-cell table:style-name="ce20" table:formula="of:=SUM([.R60:.R63])" office:value-type="float" office:value="3" calcext:value-type="float">
            <text:p>3</text:p>
          </table:table-cell>
          <table:table-cell table:style-name="ce20" table:formula="of:=SUM([.S60:.S63])" office:value-type="float" office:value="3" calcext:value-type="float">
            <text:p>3</text:p>
          </table:table-cell>
          <table:table-cell table:style-name="ce20" table:formula="of:=SUM([.T60:.T63])" office:value-type="float" office:value="45" calcext:value-type="float">
            <text:p>4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abricage van kaarsen, olie, vernis, vet, zeep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2" calcext:value-type="float">
            <text:p>2</text:p>
          </table:table-cell>
          <table:table-cell table:style-name="ce20" table:formula="of:=[.S65]+[.R65]+[.Q65]+[.P65]+[.O65]+[.N65]+[.M65]+[.L65]+[.K65]+[.J65]+[.I65]+[.H65]+[.G65]+[.F65]+[.E65]+[.D65]" office:value-type="float" office:value="7" calcext:value-type="float">
            <text:p>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abricage van kaarsen, olie, vernis, vet, zeep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10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66]+[.R66]+[.Q66]+[.P66]+[.O66]+[.N66]+[.M66]+[.L66]+[.K66]+[.J66]+[.I66]+[.H66]+[.G66]+[.F66]+[.E66]+[.D66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abricage van kaarsen, olie, vernis, vet, zeep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6"/>
          <table:table-cell table:number-columns-repeated="2"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0"/>
          <table:table-cell table:style-name="ce31"/>
          <table:table-cell table:style-name="ce20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S67]+[.R67]+[.Q67]+[.P67]+[.O67]+[.N67]+[.M67]+[.L67]+[.K67]+[.J67]+[.I67]+[.H67]+[.G67]+[.F67]+[.E67]+[.D67]" office:value-type="float" office:value="10" calcext:value-type="float">
            <text:p>1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65:.D67])" office:value-type="float" office:value="0" calcext:value-type="float">
            <text:p>0</text:p>
          </table:table-cell>
          <table:table-cell table:style-name="ce20" table:formula="of:=SUM([.E65:.E67])" office:value-type="float" office:value="0" calcext:value-type="float">
            <text:p>0</text:p>
          </table:table-cell>
          <table:table-cell table:style-name="ce20" table:formula="of:=SUM([.F65:.F67])" office:value-type="float" office:value="0" calcext:value-type="float">
            <text:p>0</text:p>
          </table:table-cell>
          <table:table-cell table:style-name="ce20" table:formula="of:=SUM([.G65:.G67])" office:value-type="float" office:value="0" calcext:value-type="float">
            <text:p>0</text:p>
          </table:table-cell>
          <table:table-cell table:style-name="ce20" table:formula="of:=SUM([.H65:.H67])" office:value-type="float" office:value="1" calcext:value-type="float">
            <text:p>1</text:p>
          </table:table-cell>
          <table:table-cell table:style-name="ce20" table:formula="of:=SUM([.I65:.I67])" office:value-type="float" office:value="1" calcext:value-type="float">
            <text:p>1</text:p>
          </table:table-cell>
          <table:table-cell table:style-name="ce20" table:formula="of:=SUM([.J65:.J67])" office:value-type="float" office:value="0" calcext:value-type="float">
            <text:p>0</text:p>
          </table:table-cell>
          <table:table-cell table:style-name="ce20" table:formula="of:=SUM([.K65:.K67])" office:value-type="float" office:value="3" calcext:value-type="float">
            <text:p>3</text:p>
          </table:table-cell>
          <table:table-cell table:style-name="ce20" table:formula="of:=SUM([.L65:.L67])" office:value-type="float" office:value="2" calcext:value-type="float">
            <text:p>2</text:p>
          </table:table-cell>
          <table:table-cell table:style-name="ce20" table:formula="of:=SUM([.M65:.M67])" office:value-type="float" office:value="0" calcext:value-type="float">
            <text:p>0</text:p>
          </table:table-cell>
          <table:table-cell table:style-name="ce20" table:formula="of:=SUM([.N65:.N67])" office:value-type="float" office:value="1" calcext:value-type="float">
            <text:p>1</text:p>
          </table:table-cell>
          <table:table-cell table:style-name="ce20" table:formula="of:=SUM([.O65:.O67])" office:value-type="float" office:value="4" calcext:value-type="float">
            <text:p>4</text:p>
          </table:table-cell>
          <table:table-cell table:style-name="ce20" table:formula="of:=SUM([.P65:.P67])" office:value-type="float" office:value="1" calcext:value-type="float">
            <text:p>1</text:p>
          </table:table-cell>
          <table:table-cell table:style-name="ce20" table:formula="of:=SUM([.Q65:.Q67])" office:value-type="float" office:value="0" calcext:value-type="float">
            <text:p>0</text:p>
          </table:table-cell>
          <table:table-cell table:style-name="ce20" table:formula="of:=SUM([.R65:.R67])" office:value-type="float" office:value="2" calcext:value-type="float">
            <text:p>2</text:p>
          </table:table-cell>
          <table:table-cell table:style-name="ce20" table:formula="of:=SUM([.S65:.S67])" office:value-type="float" office:value="3" calcext:value-type="float">
            <text:p>3</text:p>
          </table:table-cell>
          <table:table-cell table:style-name="ce20" table:formula="of:=SUM([.T65:.T67])" office:value-type="float" office:value="18" calcext:value-type="float">
            <text:p>1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abricage van ontplofbare stoffen, lucifers, vuurmakers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 table:number-columns-repeated="8"/>
          <table:table-cell table:style-name="ce20" table:formula="of:=[.S69]+[.R69]+[.Q69]+[.P69]+[.O69]+[.N69]+[.M69]+[.L69]+[.K69]+[.J69]+[.I69]+[.H69]+[.G69]+[.F69]+[.E69]+[.D69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abricage van ontplofbare stoffen, lucifers, vuurmakers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20" table:number-columns-repeated="8"/>
          <table:table-cell table:style-name="ce20" table:formula="of:=[.S70]+[.R70]+[.Q70]+[.P70]+[.O70]+[.N70]+[.M70]+[.L70]+[.K70]+[.J70]+[.I70]+[.H70]+[.G70]+[.F70]+[.E70]+[.D70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69:.D70])" office:value-type="float" office:value="0" calcext:value-type="float">
            <text:p>0</text:p>
          </table:table-cell>
          <table:table-cell table:style-name="ce20" table:formula="of:=SUM([.E69:.E70])" office:value-type="float" office:value="0" calcext:value-type="float">
            <text:p>0</text:p>
          </table:table-cell>
          <table:table-cell table:style-name="ce20" table:formula="of:=SUM([.F69:.F70])" office:value-type="float" office:value="0" calcext:value-type="float">
            <text:p>0</text:p>
          </table:table-cell>
          <table:table-cell table:style-name="ce20" table:formula="of:=SUM([.G69:.G70])" office:value-type="float" office:value="0" calcext:value-type="float">
            <text:p>0</text:p>
          </table:table-cell>
          <table:table-cell table:style-name="ce20" table:formula="of:=SUM([.H69:.H70])" office:value-type="float" office:value="0" calcext:value-type="float">
            <text:p>0</text:p>
          </table:table-cell>
          <table:table-cell table:style-name="ce20" table:formula="of:=SUM([.I69:.I70])" office:value-type="float" office:value="1" calcext:value-type="float">
            <text:p>1</text:p>
          </table:table-cell>
          <table:table-cell table:style-name="ce20" table:formula="of:=SUM([.J69:.J70])" office:value-type="float" office:value="0" calcext:value-type="float">
            <text:p>0</text:p>
          </table:table-cell>
          <table:table-cell table:style-name="ce20" table:formula="of:=SUM([.K69:.K70])" office:value-type="float" office:value="2" calcext:value-type="float">
            <text:p>2</text:p>
          </table:table-cell>
          <table:table-cell table:style-name="ce20" table:formula="of:=SUM([.L69:.L70])" office:value-type="float" office:value="0" calcext:value-type="float">
            <text:p>0</text:p>
          </table:table-cell>
          <table:table-cell table:style-name="ce20" table:formula="of:=SUM([.M69:.M70])" office:value-type="float" office:value="0" calcext:value-type="float">
            <text:p>0</text:p>
          </table:table-cell>
          <table:table-cell table:style-name="ce20" table:formula="of:=SUM([.N69:.N70])" office:value-type="float" office:value="0" calcext:value-type="float">
            <text:p>0</text:p>
          </table:table-cell>
          <table:table-cell table:style-name="ce20" table:formula="of:=SUM([.O69:.O70])" office:value-type="float" office:value="0" calcext:value-type="float">
            <text:p>0</text:p>
          </table:table-cell>
          <table:table-cell table:style-name="ce20" table:formula="of:=SUM([.P69:.P70])" office:value-type="float" office:value="0" calcext:value-type="float">
            <text:p>0</text:p>
          </table:table-cell>
          <table:table-cell table:style-name="ce20" table:formula="of:=SUM([.Q69:.Q70])" office:value-type="float" office:value="0" calcext:value-type="float">
            <text:p>0</text:p>
          </table:table-cell>
          <table:table-cell table:style-name="ce20" table:formula="of:=SUM([.R69:.R70])" office:value-type="float" office:value="0" calcext:value-type="float">
            <text:p>0</text:p>
          </table:table-cell>
          <table:table-cell table:style-name="ce20" table:formula="of:=SUM([.S69:.S70])" office:value-type="float" office:value="0" calcext:value-type="float">
            <text:p>0</text:p>
          </table:table-cell>
          <table:table-cell table:style-name="ce20" table:formula="of:=SUM([.T69:.T70])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31"/>
          <table:table-cell table:style-name="ce20"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20" table:formula="of:=[.S72]+[.R72]+[.Q72]+[.P72]+[.O72]+[.N72]+[.M72]+[.L72]+[.K72]+[.J72]+[.I72]+[.H72]+[.G72]+[.F72]+[.E72]+[.D72]" office:value-type="float" office:value="46" calcext:value-type="float">
            <text:p>4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 Totaal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9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0" table:formula="of:=[.S73]+[.R73]+[.Q73]+[.P73]+[.O73]+[.N73]+[.M73]+[.L73]+[.K73]+[.J73]+[.I73]+[.H73]+[.G73]+[.F73]+[.E73]+[.D73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 Totaal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7"/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74]+[.R74]+[.Q74]+[.P74]+[.O74]+[.N74]+[.M74]+[.L74]+[.K74]+[.J74]+[.I74]+[.H74]+[.G74]+[.F74]+[.E74]+[.D74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2"/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S75]+[.R75]+[.Q75]+[.P75]+[.O75]+[.N75]+[.M75]+[.L75]+[.K75]+[.J75]+[.I75]+[.H75]+[.G75]+[.F75]+[.E75]+[.D75]" office:value-type="float" office:value="16" calcext:value-type="float">
            <text:p>1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 Totaal generaal</text:p>
          </table:table-cell>
          <table:table-cell table:style-name="ce17"/>
          <table:table-cell/>
          <table:table-cell table:style-name="ce7" table:formula="of:=SUM([.D72:.D75])" office:value-type="float" office:value="0" calcext:value-type="float">
            <text:p>0</text:p>
          </table:table-cell>
          <table:table-cell table:style-name="ce20" table:formula="of:=SUM([.E72:.E75])" office:value-type="float" office:value="0" calcext:value-type="float">
            <text:p>0</text:p>
          </table:table-cell>
          <table:table-cell table:style-name="ce20" table:formula="of:=SUM([.F72:.F75])" office:value-type="float" office:value="0" calcext:value-type="float">
            <text:p>0</text:p>
          </table:table-cell>
          <table:table-cell table:style-name="ce20" table:formula="of:=SUM([.G72:.G75])" office:value-type="float" office:value="1" calcext:value-type="float">
            <text:p>1</text:p>
          </table:table-cell>
          <table:table-cell table:style-name="ce20" table:formula="of:=SUM([.H72:.H75])" office:value-type="float" office:value="2" calcext:value-type="float">
            <text:p>2</text:p>
          </table:table-cell>
          <table:table-cell table:style-name="ce20" table:formula="of:=SUM([.I72:.I75])" office:value-type="float" office:value="2" calcext:value-type="float">
            <text:p>2</text:p>
          </table:table-cell>
          <table:table-cell table:style-name="ce20" table:formula="of:=SUM([.J72:.J75])" office:value-type="float" office:value="0" calcext:value-type="float">
            <text:p>0</text:p>
          </table:table-cell>
          <table:table-cell table:style-name="ce20" table:formula="of:=SUM([.K72:.K75])" office:value-type="float" office:value="12" calcext:value-type="float">
            <text:p>12</text:p>
          </table:table-cell>
          <table:table-cell table:style-name="ce20" table:formula="of:=SUM([.L72:.L75])" office:value-type="float" office:value="8" calcext:value-type="float">
            <text:p>8</text:p>
          </table:table-cell>
          <table:table-cell table:style-name="ce20" table:formula="of:=SUM([.M72:.M75])" office:value-type="float" office:value="7" calcext:value-type="float">
            <text:p>7</text:p>
          </table:table-cell>
          <table:table-cell table:style-name="ce20" table:formula="of:=SUM([.N72:.N75])" office:value-type="float" office:value="6" calcext:value-type="float">
            <text:p>6</text:p>
          </table:table-cell>
          <table:table-cell table:style-name="ce20" table:formula="of:=SUM([.O72:.O75])" office:value-type="float" office:value="9" calcext:value-type="float">
            <text:p>9</text:p>
          </table:table-cell>
          <table:table-cell table:style-name="ce20" table:formula="of:=SUM([.P72:.P75])" office:value-type="float" office:value="6" calcext:value-type="float">
            <text:p>6</text:p>
          </table:table-cell>
          <table:table-cell table:style-name="ce20" table:formula="of:=SUM([.Q72:.Q75])" office:value-type="float" office:value="2" calcext:value-type="float">
            <text:p>2</text:p>
          </table:table-cell>
          <table:table-cell table:style-name="ce20" table:formula="of:=SUM([.R72:.R75])" office:value-type="float" office:value="5" calcext:value-type="float">
            <text:p>5</text:p>
          </table:table-cell>
          <table:table-cell table:style-name="ce20" table:formula="of:=SUM([.S72:.S75])" office:value-type="float" office:value="6" calcext:value-type="float">
            <text:p>6</text:p>
          </table:table-cell>
          <table:table-cell table:style-name="ce20" table:formula="of:=SUM([.T72:.T75])" office:value-type="float" office:value="66" calcext:value-type="float">
            <text:p>6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7" calcext:value-type="float">
            <text:p>387</text:p>
          </table:table-cell>
          <table:table-cell table:style-name="ce64" office:value-type="float" office:value="240481" calcext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VI Hout-, kurk-, stroobewerking, snij- en draaiwerk van verschillende stoffen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a. Houtbewerking (exclusief timmerlieden) 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7"/>
          <table:table-cell table:style-name="ce31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20" table:formula="of:=[.S78]+[.R78]+[.Q78]+[.P78]+[.O78]+[.N78]+[.M78]+[.L78]+[.K78]+[.J78]+[.I78]+[.H78]+[.G78]+[.F78]+[.E78]+[.D78]" office:value-type="float" office:value="58" calcext:value-type="float">
            <text:p>5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Houtbewerking (exclusief timmerlieden) 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 table:formula="of:=[.S79]+[.R79]+[.Q79]+[.P79]+[.O79]+[.N79]+[.M79]+[.L79]+[.K79]+[.J79]+[.I79]+[.H79]+[.G79]+[.F79]+[.E79]+[.D79]" office:value-type="float" office:value="9" calcext:value-type="float">
            <text:p>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78:.D79])" office:value-type="float" office:value="0" calcext:value-type="float">
            <text:p>0</text:p>
          </table:table-cell>
          <table:table-cell table:style-name="ce20" table:formula="of:=SUM([.E78:.E79])" office:value-type="float" office:value="0" calcext:value-type="float">
            <text:p>0</text:p>
          </table:table-cell>
          <table:table-cell table:style-name="ce20" table:formula="of:=SUM([.F78:.F79])" office:value-type="float" office:value="0" calcext:value-type="float">
            <text:p>0</text:p>
          </table:table-cell>
          <table:table-cell table:style-name="ce20" table:formula="of:=SUM([.G78:.G79])" office:value-type="float" office:value="0" calcext:value-type="float">
            <text:p>0</text:p>
          </table:table-cell>
          <table:table-cell table:style-name="ce20" table:formula="of:=SUM([.H78:.H79])" office:value-type="float" office:value="1" calcext:value-type="float">
            <text:p>1</text:p>
          </table:table-cell>
          <table:table-cell table:style-name="ce20" table:formula="of:=SUM([.I78:.I79])" office:value-type="float" office:value="0" calcext:value-type="float">
            <text:p>0</text:p>
          </table:table-cell>
          <table:table-cell table:style-name="ce20" table:formula="of:=SUM([.J78:.J79])" office:value-type="float" office:value="0" calcext:value-type="float">
            <text:p>0</text:p>
          </table:table-cell>
          <table:table-cell table:style-name="ce20" table:formula="of:=SUM([.K78:.K79])" office:value-type="float" office:value="1" calcext:value-type="float">
            <text:p>1</text:p>
          </table:table-cell>
          <table:table-cell table:style-name="ce20" table:formula="of:=SUM([.L78:.L79])" office:value-type="float" office:value="2" calcext:value-type="float">
            <text:p>2</text:p>
          </table:table-cell>
          <table:table-cell table:style-name="ce20" table:formula="of:=SUM([.M78:.M79])" office:value-type="float" office:value="9" calcext:value-type="float">
            <text:p>9</text:p>
          </table:table-cell>
          <table:table-cell table:style-name="ce20" table:formula="of:=SUM([.N78:.N79])" office:value-type="float" office:value="7" calcext:value-type="float">
            <text:p>7</text:p>
          </table:table-cell>
          <table:table-cell table:style-name="ce20" table:formula="of:=SUM([.O78:.O79])" office:value-type="float" office:value="18" calcext:value-type="float">
            <text:p>18</text:p>
          </table:table-cell>
          <table:table-cell table:style-name="ce20" table:formula="of:=SUM([.P78:.P79])" office:value-type="float" office:value="7" calcext:value-type="float">
            <text:p>7</text:p>
          </table:table-cell>
          <table:table-cell table:style-name="ce20" table:formula="of:=SUM([.Q78:.Q79])" office:value-type="float" office:value="4" calcext:value-type="float">
            <text:p>4</text:p>
          </table:table-cell>
          <table:table-cell table:style-name="ce20" table:formula="of:=SUM([.R78:.R79])" office:value-type="float" office:value="6" calcext:value-type="float">
            <text:p>6</text:p>
          </table:table-cell>
          <table:table-cell table:style-name="ce20" table:formula="of:=SUM([.S78:.S79])" office:value-type="float" office:value="12" calcext:value-type="float">
            <text:p>12</text:p>
          </table:table-cell>
          <table:table-cell table:style-name="ce20" table:formula="of:=SUM([.T78:.T79])" office:value-type="float" office:value="67" calcext:value-type="float">
            <text:p>6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Kurk-, stroo-, borstelwerk, vlechtwerk van verschillende stoff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style-name="ce20" table:formula="of:=[.S81]+[.R81]+[.Q81]+[.P81]+[.O81]+[.N81]+[.M81]+[.L81]+[.K81]+[.J81]+[.I81]+[.H81]+[.G81]+[.F81]+[.E81]+[.D81]" office:value-type="float" office:value="42" calcext:value-type="float">
            <text:p>4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Kurk-, stroo-, borstelwerk, vlechtwerk van verschillende stoffen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 table:number-columns-repeated="8"/>
          <table:table-cell table:style-name="ce20" table:formula="of:=[.S82]+[.R82]+[.Q82]+[.P82]+[.O82]+[.N82]+[.M82]+[.L82]+[.K82]+[.J82]+[.I82]+[.H82]+[.G82]+[.F82]+[.E82]+[.D82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Kurk-, stroo-, borstelwerk, vlechtwerk van verschillende stoff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6"/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0" table:formula="of:=[.S83]+[.R83]+[.Q83]+[.P83]+[.O83]+[.N83]+[.M83]+[.L83]+[.K83]+[.J83]+[.I83]+[.H83]+[.G83]+[.F83]+[.E83]+[.D83]" office:value-type="float" office:value="11" calcext:value-type="float">
            <text:p>1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81:.D83])" office:value-type="float" office:value="0" calcext:value-type="float">
            <text:p>0</text:p>
          </table:table-cell>
          <table:table-cell table:style-name="ce20" table:formula="of:=SUM([.E81:.E83])" office:value-type="float" office:value="0" calcext:value-type="float">
            <text:p>0</text:p>
          </table:table-cell>
          <table:table-cell table:style-name="ce20" table:formula="of:=SUM([.F81:.F83])" office:value-type="float" office:value="0" calcext:value-type="float">
            <text:p>0</text:p>
          </table:table-cell>
          <table:table-cell table:style-name="ce20" table:formula="of:=SUM([.G81:.G83])" office:value-type="float" office:value="0" calcext:value-type="float">
            <text:p>0</text:p>
          </table:table-cell>
          <table:table-cell table:style-name="ce20" table:formula="of:=SUM([.H81:.H83])" office:value-type="float" office:value="0" calcext:value-type="float">
            <text:p>0</text:p>
          </table:table-cell>
          <table:table-cell table:style-name="ce20" table:formula="of:=SUM([.I81:.I83])" office:value-type="float" office:value="1" calcext:value-type="float">
            <text:p>1</text:p>
          </table:table-cell>
          <table:table-cell table:style-name="ce20" table:formula="of:=SUM([.J81:.J83])" office:value-type="float" office:value="0" calcext:value-type="float">
            <text:p>0</text:p>
          </table:table-cell>
          <table:table-cell table:style-name="ce20" table:formula="of:=SUM([.K81:.K83])" office:value-type="float" office:value="3" calcext:value-type="float">
            <text:p>3</text:p>
          </table:table-cell>
          <table:table-cell table:style-name="ce20" table:formula="of:=SUM([.L81:.L83])" office:value-type="float" office:value="2" calcext:value-type="float">
            <text:p>2</text:p>
          </table:table-cell>
          <table:table-cell table:style-name="ce20" table:formula="of:=SUM([.M81:.M83])" office:value-type="float" office:value="5" calcext:value-type="float">
            <text:p>5</text:p>
          </table:table-cell>
          <table:table-cell table:style-name="ce20" table:formula="of:=SUM([.N81:.N83])" office:value-type="float" office:value="5" calcext:value-type="float">
            <text:p>5</text:p>
          </table:table-cell>
          <table:table-cell table:style-name="ce20" table:formula="of:=SUM([.O81:.O83])" office:value-type="float" office:value="7" calcext:value-type="float">
            <text:p>7</text:p>
          </table:table-cell>
          <table:table-cell table:style-name="ce20" table:formula="of:=SUM([.P81:.P83])" office:value-type="float" office:value="8" calcext:value-type="float">
            <text:p>8</text:p>
          </table:table-cell>
          <table:table-cell table:style-name="ce20" table:formula="of:=SUM([.Q81:.Q83])" office:value-type="float" office:value="1" calcext:value-type="float">
            <text:p>1</text:p>
          </table:table-cell>
          <table:table-cell table:style-name="ce20" table:formula="of:=SUM([.R81:.R83])" office:value-type="float" office:value="11" calcext:value-type="float">
            <text:p>11</text:p>
          </table:table-cell>
          <table:table-cell table:style-name="ce20" table:formula="of:=SUM([.S81:.S83])" office:value-type="float" office:value="11" calcext:value-type="float">
            <text:p>11</text:p>
          </table:table-cell>
          <table:table-cell table:style-name="ce20" table:formula="of:=SUM([.T81:.T83])" office:value-type="float" office:value="54" calcext:value-type="float">
            <text:p>5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c. Snij-, en draaiwerk van andere stoffen dan hout en metal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85]+[.R85]+[.Q85]+[.P85]+[.O85]+[.N85]+[.M85]+[.L85]+[.K85]+[.J85]+[.I85]+[.H85]+[.G85]+[.F85]+[.E85]+[.D85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c. Snij-, en draaiwerk van andere stoffen dan hout en metal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number-columns-repeated="10"/>
          <table:table-cell table:style-name="ce20" table:formula="of:=[.S86]+[.R86]+[.Q86]+[.P86]+[.O86]+[.N86]+[.M86]+[.L86]+[.K86]+[.J86]+[.I86]+[.H86]+[.G86]+[.F86]+[.E86]+[.D86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85:.D86])" office:value-type="float" office:value="0" calcext:value-type="float">
            <text:p>0</text:p>
          </table:table-cell>
          <table:table-cell table:style-name="ce20" table:formula="of:=SUM([.E85:.E86])" office:value-type="float" office:value="0" calcext:value-type="float">
            <text:p>0</text:p>
          </table:table-cell>
          <table:table-cell table:style-name="ce20" table:formula="of:=SUM([.F85:.F86])" office:value-type="float" office:value="0" calcext:value-type="float">
            <text:p>0</text:p>
          </table:table-cell>
          <table:table-cell table:style-name="ce20" table:formula="of:=SUM([.G85:.G86])" office:value-type="float" office:value="0" calcext:value-type="float">
            <text:p>0</text:p>
          </table:table-cell>
          <table:table-cell table:style-name="ce20" table:formula="of:=SUM([.H85:.H86])" office:value-type="float" office:value="0" calcext:value-type="float">
            <text:p>0</text:p>
          </table:table-cell>
          <table:table-cell table:style-name="ce20" table:formula="of:=SUM([.I85:.I86])" office:value-type="float" office:value="1" calcext:value-type="float">
            <text:p>1</text:p>
          </table:table-cell>
          <table:table-cell table:style-name="ce20" table:formula="of:=SUM([.J85:.J86])" office:value-type="float" office:value="0" calcext:value-type="float">
            <text:p>0</text:p>
          </table:table-cell>
          <table:table-cell table:style-name="ce20" table:formula="of:=SUM([.K85:.K86])" office:value-type="float" office:value="1" calcext:value-type="float">
            <text:p>1</text:p>
          </table:table-cell>
          <table:table-cell table:style-name="ce20" table:formula="of:=SUM([.L85:.L86])" office:value-type="float" office:value="0" calcext:value-type="float">
            <text:p>0</text:p>
          </table:table-cell>
          <table:table-cell table:style-name="ce20" table:formula="of:=SUM([.M85:.M86])" office:value-type="float" office:value="0" calcext:value-type="float">
            <text:p>0</text:p>
          </table:table-cell>
          <table:table-cell table:style-name="ce20" table:formula="of:=SUM([.N85:.N86])" office:value-type="float" office:value="0" calcext:value-type="float">
            <text:p>0</text:p>
          </table:table-cell>
          <table:table-cell table:style-name="ce20" table:formula="of:=SUM([.O85:.O86])" office:value-type="float" office:value="1" calcext:value-type="float">
            <text:p>1</text:p>
          </table:table-cell>
          <table:table-cell table:style-name="ce20" table:formula="of:=SUM([.P85:.P86])" office:value-type="float" office:value="0" calcext:value-type="float">
            <text:p>0</text:p>
          </table:table-cell>
          <table:table-cell table:style-name="ce20" table:formula="of:=SUM([.Q85:.Q86])" office:value-type="float" office:value="0" calcext:value-type="float">
            <text:p>0</text:p>
          </table:table-cell>
          <table:table-cell table:style-name="ce20" table:formula="of:=SUM([.R85:.R86])" office:value-type="float" office:value="0" calcext:value-type="float">
            <text:p>0</text:p>
          </table:table-cell>
          <table:table-cell table:style-name="ce20" table:formula="of:=SUM([.S85:.S86])" office:value-type="float" office:value="0" calcext:value-type="float">
            <text:p>0</text:p>
          </table:table-cell>
          <table:table-cell table:style-name="ce20" table:formula="of:=SUM([.T85:.T86])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I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7" calcext:value-type="float">
            <text:p>17</text:p>
          </table:table-cell>
          <table:table-cell table:style-name="ce20" table:formula="of:=[.S88]+[.R88]+[.Q88]+[.P88]+[.O88]+[.N88]+[.M88]+[.L88]+[.K88]+[.J88]+[.I88]+[.H88]+[.G88]+[.F88]+[.E88]+[.D88]" office:value-type="float" office:value="102" calcext:value-type="float">
            <text:p>10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I Totaal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 table:number-columns-repeated="8"/>
          <table:table-cell table:style-name="ce20" table:formula="of:=[.S89]+[.R89]+[.Q89]+[.P89]+[.O89]+[.N89]+[.M89]+[.L89]+[.K89]+[.J89]+[.I89]+[.H89]+[.G89]+[.F89]+[.E89]+[.D89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I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20" table:formula="of:=[.S90]+[.R90]+[.Q90]+[.P90]+[.O90]+[.N90]+[.M90]+[.L90]+[.K90]+[.J90]+[.I90]+[.H90]+[.G90]+[.F90]+[.E90]+[.D90]" office:value-type="float" office:value="21" calcext:value-type="float">
            <text:p>2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I Totaal generaal</text:p>
          </table:table-cell>
          <table:table-cell table:style-name="ce17"/>
          <table:table-cell/>
          <table:table-cell table:style-name="ce7" table:formula="of:=SUM([.D88:.D90])" office:value-type="float" office:value="0" calcext:value-type="float">
            <text:p>0</text:p>
          </table:table-cell>
          <table:table-cell table:style-name="ce20" table:formula="of:=SUM([.E88:.E90])" office:value-type="float" office:value="0" calcext:value-type="float">
            <text:p>0</text:p>
          </table:table-cell>
          <table:table-cell table:style-name="ce20" table:formula="of:=SUM([.F88:.F90])" office:value-type="float" office:value="0" calcext:value-type="float">
            <text:p>0</text:p>
          </table:table-cell>
          <table:table-cell table:style-name="ce20" table:formula="of:=SUM([.G88:.G90])" office:value-type="float" office:value="0" calcext:value-type="float">
            <text:p>0</text:p>
          </table:table-cell>
          <table:table-cell table:style-name="ce20" table:formula="of:=SUM([.H88:.H90])" office:value-type="float" office:value="1" calcext:value-type="float">
            <text:p>1</text:p>
          </table:table-cell>
          <table:table-cell table:style-name="ce20" table:formula="of:=SUM([.I88:.I90])" office:value-type="float" office:value="2" calcext:value-type="float">
            <text:p>2</text:p>
          </table:table-cell>
          <table:table-cell table:style-name="ce20" table:formula="of:=SUM([.J88:.J90])" office:value-type="float" office:value="0" calcext:value-type="float">
            <text:p>0</text:p>
          </table:table-cell>
          <table:table-cell table:style-name="ce20" table:formula="of:=SUM([.K88:.K90])" office:value-type="float" office:value="5" calcext:value-type="float">
            <text:p>5</text:p>
          </table:table-cell>
          <table:table-cell table:style-name="ce20" table:formula="of:=SUM([.L88:.L90])" office:value-type="float" office:value="4" calcext:value-type="float">
            <text:p>4</text:p>
          </table:table-cell>
          <table:table-cell table:style-name="ce20" table:formula="of:=SUM([.M88:.M90])" office:value-type="float" office:value="14" calcext:value-type="float">
            <text:p>14</text:p>
          </table:table-cell>
          <table:table-cell table:style-name="ce20" table:formula="of:=SUM([.N88:.N90])" office:value-type="float" office:value="12" calcext:value-type="float">
            <text:p>12</text:p>
          </table:table-cell>
          <table:table-cell table:style-name="ce20" table:formula="of:=SUM([.O88:.O90])" office:value-type="float" office:value="26" calcext:value-type="float">
            <text:p>26</text:p>
          </table:table-cell>
          <table:table-cell table:style-name="ce20" table:formula="of:=SUM([.P88:.P90])" office:value-type="float" office:value="15" calcext:value-type="float">
            <text:p>15</text:p>
          </table:table-cell>
          <table:table-cell table:style-name="ce20" table:formula="of:=SUM([.Q88:.Q90])" office:value-type="float" office:value="5" calcext:value-type="float">
            <text:p>5</text:p>
          </table:table-cell>
          <table:table-cell table:style-name="ce20" table:formula="of:=SUM([.R88:.R90])" office:value-type="float" office:value="17" calcext:value-type="float">
            <text:p>17</text:p>
          </table:table-cell>
          <table:table-cell table:style-name="ce20" table:formula="of:=SUM([.S88:.S90])" office:value-type="float" office:value="23" calcext:value-type="float">
            <text:p>23</text:p>
          </table:table-cell>
          <table:table-cell table:style-name="ce20" table:formula="of:=SUM([.T88:.T90])" office:value-type="float" office:value="124" calcext:value-type="float">
            <text:p>12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II Kleeding en reiniging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71" table:number-columns-repeated="999"/>
        </table:table-row>
        <table:table-row table:style-name="ro7">
          <table:table-cell table:style-name="ce8" office:value-type="string" calcext:value-type="string">
            <text:p>a. Vervaardiging van kleeding (inclusief haarbewerkers) wandelstokken, parasols en paraplui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270" calcext:value-type="float">
            <text:p>270</text:p>
          </table:table-cell>
          <table:table-cell table:style-name="ce20" table:formula="of:=SUM([.D93:.S93])" office:value-type="float" office:value="2159" calcext:value-type="float">
            <text:p>215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a. Vervaardiging van kleeding (inclusief haarbewerkers) wandelstokken, parasols en parapluien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31" office:value-type="float" office:value="1" calcext:value-type="float">
            <text:p>1</text:p>
          </table:table-cell>
          <table:table-cell table:style-name="ce20" table:formula="of:=[.S94]+[.R94]+[.Q94]+[.P94]+[.O94]+[.N94]+[.M94]+[.L94]+[.K94]+[.J94]+[.I94]+[.H94]+[.G94]+[.F94]+[.E94]+[.D94]" office:value-type="float" office:value="7" calcext:value-type="float">
            <text:p>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a. Vervaardiging van kleeding (inclusief haarbewerkers) wandelstokken, parasols en parapluien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3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95]+[.R95]+[.Q95]+[.P95]+[.O95]+[.N95]+[.M95]+[.L95]+[.K95]+[.J95]+[.I95]+[.H95]+[.G95]+[.F95]+[.E95]+[.D95]" office:value-type="float" office:value="9" calcext:value-type="float">
            <text:p>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a. Vervaardiging van kleeding (inclusief haarbewerkers) wandelstokken, parasols en paraplui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99" calcext:value-type="float">
            <text:p>99</text:p>
          </table:table-cell>
          <table:table-cell table:style-name="ce20" table:formula="of:=[.S96]+[.R96]+[.Q96]+[.P96]+[.O96]+[.N96]+[.M96]+[.L96]+[.K96]+[.J96]+[.I96]+[.H96]+[.G96]+[.F96]+[.E96]+[.D96]" office:value-type="float" office:value="753" calcext:value-type="float">
            <text:p>75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93:.D96])" office:value-type="float" office:value="2" calcext:value-type="float">
            <text:p>2</text:p>
          </table:table-cell>
          <table:table-cell table:style-name="ce20" table:formula="of:=SUM([.E93:.E96])" office:value-type="float" office:value="0" calcext:value-type="float">
            <text:p>0</text:p>
          </table:table-cell>
          <table:table-cell table:style-name="ce20" table:formula="of:=SUM([.F93:.F96])" office:value-type="float" office:value="5" calcext:value-type="float">
            <text:p>5</text:p>
          </table:table-cell>
          <table:table-cell table:style-name="ce20" table:formula="of:=SUM([.G93:.G96])" office:value-type="float" office:value="7" calcext:value-type="float">
            <text:p>7</text:p>
          </table:table-cell>
          <table:table-cell table:style-name="ce20" table:formula="of:=SUM([.H93:.H96])" office:value-type="float" office:value="119" calcext:value-type="float">
            <text:p>119</text:p>
          </table:table-cell>
          <table:table-cell table:style-name="ce20" table:formula="of:=SUM([.I93:.I96])" office:value-type="float" office:value="130" calcext:value-type="float">
            <text:p>130</text:p>
          </table:table-cell>
          <table:table-cell table:style-name="ce20" table:formula="of:=SUM([.J93:.J96])" office:value-type="float" office:value="47" calcext:value-type="float">
            <text:p>47</text:p>
          </table:table-cell>
          <table:table-cell table:style-name="ce20" table:formula="of:=SUM([.K93:.K96])" office:value-type="float" office:value="253" calcext:value-type="float">
            <text:p>253</text:p>
          </table:table-cell>
          <table:table-cell table:style-name="ce20" table:formula="of:=SUM([.L93:.L96])" office:value-type="float" office:value="201" calcext:value-type="float">
            <text:p>201</text:p>
          </table:table-cell>
          <table:table-cell table:style-name="ce20" table:formula="of:=SUM([.M93:.M96])" office:value-type="float" office:value="365" calcext:value-type="float">
            <text:p>365</text:p>
          </table:table-cell>
          <table:table-cell table:style-name="ce20" table:formula="of:=SUM([.N93:.N96])" office:value-type="float" office:value="275" calcext:value-type="float">
            <text:p>275</text:p>
          </table:table-cell>
          <table:table-cell table:style-name="ce20" table:formula="of:=SUM([.O93:.O96])" office:value-type="float" office:value="442" calcext:value-type="float">
            <text:p>442</text:p>
          </table:table-cell>
          <table:table-cell table:style-name="ce20" table:formula="of:=SUM([.P93:.P96])" office:value-type="float" office:value="304" calcext:value-type="float">
            <text:p>304</text:p>
          </table:table-cell>
          <table:table-cell table:style-name="ce20" table:formula="of:=SUM([.Q93:.Q96])" office:value-type="float" office:value="80" calcext:value-type="float">
            <text:p>80</text:p>
          </table:table-cell>
          <table:table-cell table:style-name="ce20" table:formula="of:=SUM([.R93:.R96])" office:value-type="float" office:value="328" calcext:value-type="float">
            <text:p>328</text:p>
          </table:table-cell>
          <table:table-cell table:style-name="ce20" table:formula="of:=SUM([.S93:.S96])" office:value-type="float" office:value="370" calcext:value-type="float">
            <text:p>370</text:p>
          </table:table-cell>
          <table:table-cell table:style-name="ce20" table:formula="of:=[.S97]+[.R97]+[.Q97]+[.P97]+[.O97]+[.N97]+[.M97]+[.L97]+[.K97]+[.J97]+[.I97]+[.H97]+[.G97]+[.F97]+[.E97]+[.D97]" office:value-type="float" office:value="2928" calcext:value-type="float">
            <text:p>292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Vervaardiging van bedden, matrassen, gestikte dekens enz.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style-name="ce31" office:value-type="float" office:value="1" calcext:value-type="float">
            <text:p>1</text:p>
          </table:table-cell>
          <table:table-cell table:style-name="ce20" table:number-columns-repeated="8"/>
          <table:table-cell table:style-name="ce20" table:formula="of:=[.S98]+[.R98]+[.Q98]+[.P98]+[.O98]+[.N98]+[.M98]+[.L98]+[.K98]+[.J98]+[.I98]+[.H98]+[.G98]+[.F98]+[.E98]+[.D98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Vervaardiging van bedden, matrassen, gestikte dekens enz.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number-columns-repeated="8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table:formula="of:=[.S99]+[.R99]+[.Q99]+[.P99]+[.O99]+[.N99]+[.M99]+[.L99]+[.K99]+[.J99]+[.I99]+[.H99]+[.G99]+[.F99]+[.E99]+[.D99]" office:value-type="float" office:value="4" calcext:value-type="float">
            <text:p>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98:.D99])" office:value-type="float" office:value="0" calcext:value-type="float">
            <text:p>0</text:p>
          </table:table-cell>
          <table:table-cell table:style-name="ce20" table:formula="of:=SUM([.E98:.E99])" office:value-type="float" office:value="0" calcext:value-type="float">
            <text:p>0</text:p>
          </table:table-cell>
          <table:table-cell table:style-name="ce20" table:formula="of:=SUM([.F98:.F99])" office:value-type="float" office:value="0" calcext:value-type="float">
            <text:p>0</text:p>
          </table:table-cell>
          <table:table-cell table:style-name="ce20" table:formula="of:=SUM([.G98:.G99])" office:value-type="float" office:value="0" calcext:value-type="float">
            <text:p>0</text:p>
          </table:table-cell>
          <table:table-cell table:style-name="ce20" table:formula="of:=SUM([.H98:.H99])" office:value-type="float" office:value="0" calcext:value-type="float">
            <text:p>0</text:p>
          </table:table-cell>
          <table:table-cell table:style-name="ce20" table:formula="of:=SUM([.I98:.I99])" office:value-type="float" office:value="1" calcext:value-type="float">
            <text:p>1</text:p>
          </table:table-cell>
          <table:table-cell table:style-name="ce20" table:formula="of:=SUM([.J98:.J99])" office:value-type="float" office:value="0" calcext:value-type="float">
            <text:p>0</text:p>
          </table:table-cell>
          <table:table-cell table:style-name="ce20" table:formula="of:=SUM([.K98:.K99])" office:value-type="float" office:value="1" calcext:value-type="float">
            <text:p>1</text:p>
          </table:table-cell>
          <table:table-cell table:style-name="ce20" table:formula="of:=SUM([.L98:.L99])" office:value-type="float" office:value="0" calcext:value-type="float">
            <text:p>0</text:p>
          </table:table-cell>
          <table:table-cell table:style-name="ce20" table:formula="of:=SUM([.M98:.M99])" office:value-type="float" office:value="0" calcext:value-type="float">
            <text:p>0</text:p>
          </table:table-cell>
          <table:table-cell table:style-name="ce20" table:formula="of:=SUM([.N98:.N99])" office:value-type="float" office:value="0" calcext:value-type="float">
            <text:p>0</text:p>
          </table:table-cell>
          <table:table-cell table:style-name="ce20" table:formula="of:=SUM([.O98:.O99])" office:value-type="float" office:value="0" calcext:value-type="float">
            <text:p>0</text:p>
          </table:table-cell>
          <table:table-cell table:style-name="ce20" table:formula="of:=SUM([.P98:.P99])" office:value-type="float" office:value="0" calcext:value-type="float">
            <text:p>0</text:p>
          </table:table-cell>
          <table:table-cell table:style-name="ce20" table:formula="of:=SUM([.Q98:.Q99])" office:value-type="float" office:value="0" calcext:value-type="float">
            <text:p>0</text:p>
          </table:table-cell>
          <table:table-cell table:style-name="ce20" table:formula="of:=SUM([.R98:.R99])" office:value-type="float" office:value="3" calcext:value-type="float">
            <text:p>3</text:p>
          </table:table-cell>
          <table:table-cell table:style-name="ce20" table:formula="of:=SUM([.S98:.S99])" office:value-type="float" office:value="0" calcext:value-type="float">
            <text:p>0</text:p>
          </table:table-cell>
          <table:table-cell table:style-name="ce20" table:formula="of:=SUM([.T98:.T99])" office:value-type="float" office:value="5" calcext:value-type="float">
            <text:p>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c. Reiniging (incl. Chemische wasscherij, barbiers, badhouders, bleekerij en ververij voor zoover niet tot de textiele nijverheid behoorende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72" calcext:value-type="float">
            <text:p>7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219" calcext:value-type="float">
            <text:p>219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143" calcext:value-type="float">
            <text:p>143</text:p>
          </table:table-cell>
          <table:table-cell table:style-name="ce20" table:formula="of:=[.S101]+[.R101]+[.Q101]+[.P101]+[.O101]+[.N101]+[.M101]+[.L101]+[.K101]+[.J101]+[.I101]+[.H101]+[.G101]+[.F101]+[.E101]+[.D101]" office:value-type="float" office:value="1843" calcext:value-type="float">
            <text:p>184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c. Reiniging (incl. Chemische wasscherij, barbiers, badhouders, bleekerij en ververij voor zoover niet tot de textiele nijverheid behoorende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0" table:number-columns-repeated="4"/>
          <table:table-cell table:style-name="ce20" table:formula="of:=[.S102]+[.R102]+[.Q102]+[.P102]+[.O102]+[.N102]+[.M102]+[.L102]+[.K102]+[.J102]+[.I102]+[.H102]+[.G102]+[.F102]+[.E102]+[.D102]" office:value-type="float" office:value="15" calcext:value-type="float">
            <text:p>1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c. Reiniging (incl. Chemische wasscherij, barbiers, badhouders, bleekerij en ververij voor zoover niet tot de textiele nijverheid behoorende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5"/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number-columns-repeated="2" table:style-name="ce31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formula="of:=[.S103]+[.R103]+[.Q103]+[.P103]+[.O103]+[.N103]+[.M103]+[.L103]+[.K103]+[.J103]+[.I103]+[.H103]+[.G103]+[.F103]+[.E103]+[.D103]" office:value-type="float" office:value="7" calcext:value-type="float">
            <text:p>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c. Reiniging (incl. Chemische wasscherij, barbiers, badhouders, bleekerij en ververij voor zoover niet tot de textiele nijverheid behoorende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27" calcext:value-type="float">
            <text:p>27</text:p>
          </table:table-cell>
          <table:table-cell table:style-name="ce20" table:formula="of:=[.S104]+[.R104]+[.Q104]+[.P104]+[.O104]+[.N104]+[.M104]+[.L104]+[.K104]+[.J104]+[.I104]+[.H104]+[.G104]+[.F104]+[.E104]+[.D104]" office:value-type="float" office:value="475" calcext:value-type="float">
            <text:p>47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01:.D104])" office:value-type="float" office:value="0" calcext:value-type="float">
            <text:p>0</text:p>
          </table:table-cell>
          <table:table-cell table:style-name="ce20" table:formula="of:=SUM([.E101:.E104])" office:value-type="float" office:value="0" calcext:value-type="float">
            <text:p>0</text:p>
          </table:table-cell>
          <table:table-cell table:style-name="ce20" table:formula="of:=SUM([.F101:.F104])" office:value-type="float" office:value="2" calcext:value-type="float">
            <text:p>2</text:p>
          </table:table-cell>
          <table:table-cell table:style-name="ce20" table:formula="of:=SUM([.G101:.G104])" office:value-type="float" office:value="15" calcext:value-type="float">
            <text:p>15</text:p>
          </table:table-cell>
          <table:table-cell table:style-name="ce20" table:formula="of:=SUM([.H101:.H104])" office:value-type="float" office:value="66" calcext:value-type="float">
            <text:p>66</text:p>
          </table:table-cell>
          <table:table-cell table:style-name="ce20" table:formula="of:=SUM([.I101:.I104])" office:value-type="float" office:value="95" calcext:value-type="float">
            <text:p>95</text:p>
          </table:table-cell>
          <table:table-cell table:style-name="ce20" table:formula="of:=SUM([.J101:.J104])" office:value-type="float" office:value="28" calcext:value-type="float">
            <text:p>28</text:p>
          </table:table-cell>
          <table:table-cell table:style-name="ce20" table:formula="of:=SUM([.K101:.K104])" office:value-type="float" office:value="204" calcext:value-type="float">
            <text:p>204</text:p>
          </table:table-cell>
          <table:table-cell table:style-name="ce20" table:formula="of:=SUM([.L101:.L104])" office:value-type="float" office:value="210" calcext:value-type="float">
            <text:p>210</text:p>
          </table:table-cell>
          <table:table-cell table:style-name="ce20" table:formula="of:=SUM([.M101:.M104])" office:value-type="float" office:value="332" calcext:value-type="float">
            <text:p>332</text:p>
          </table:table-cell>
          <table:table-cell table:style-name="ce20" table:formula="of:=SUM([.N101:.N104])" office:value-type="float" office:value="226" calcext:value-type="float">
            <text:p>226</text:p>
          </table:table-cell>
          <table:table-cell table:style-name="ce20" table:formula="of:=SUM([.O101:.O104])" office:value-type="float" office:value="417" calcext:value-type="float">
            <text:p>417</text:p>
          </table:table-cell>
          <table:table-cell table:style-name="ce20" table:formula="of:=SUM([.P101:.P104])" office:value-type="float" office:value="268" calcext:value-type="float">
            <text:p>268</text:p>
          </table:table-cell>
          <table:table-cell table:style-name="ce20" table:formula="of:=SUM([.Q101:.Q104])" office:value-type="float" office:value="65" calcext:value-type="float">
            <text:p>65</text:p>
          </table:table-cell>
          <table:table-cell table:style-name="ce20" table:formula="of:=SUM([.R101:.R104])" office:value-type="float" office:value="241" calcext:value-type="float">
            <text:p>241</text:p>
          </table:table-cell>
          <table:table-cell table:style-name="ce20" table:formula="of:=SUM([.S101:.S104])" office:value-type="float" office:value="171" calcext:value-type="float">
            <text:p>171</text:p>
          </table:table-cell>
          <table:table-cell table:style-name="ce20" table:formula="of:=SUM([.T101:.T104])" office:value-type="float" office:value="2340" calcext:value-type="float">
            <text:p>234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II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529" calcext:value-type="float">
            <text:p>529</text:p>
          </table:table-cell>
          <table:table-cell table:style-name="ce31" office:value-type="float" office:value="380" calcext:value-type="float">
            <text:p>380</text:p>
          </table:table-cell>
          <table:table-cell table:style-name="ce31" office:value-type="float" office:value="645" calcext:value-type="float">
            <text:p>645</text:p>
          </table:table-cell>
          <table:table-cell table:style-name="ce31" office:value-type="float" office:value="453" calcext:value-type="float">
            <text:p>453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450" calcext:value-type="float">
            <text:p>450</text:p>
          </table:table-cell>
          <table:table-cell table:style-name="ce31" office:value-type="float" office:value="413" calcext:value-type="float">
            <text:p>413</text:p>
          </table:table-cell>
          <table:table-cell table:style-name="ce20" table:formula="of:=[.S106]+[.R106]+[.Q106]+[.P106]+[.O106]+[.N106]+[.M106]+[.L106]+[.K106]+[.J106]+[.I106]+[.H106]+[.G106]+[.F106]+[.E106]+[.D106]" office:value-type="float" office:value="4003" calcext:value-type="float">
            <text:p>400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II Totaal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3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0" table:number-columns-repeated="3"/>
          <table:table-cell table:style-name="ce31" office:value-type="float" office:value="1" calcext:value-type="float">
            <text:p>1</text:p>
          </table:table-cell>
          <table:table-cell table:style-name="ce20" table:formula="of:=[.S107]+[.R107]+[.Q107]+[.P107]+[.O107]+[.N107]+[.M107]+[.L107]+[.K107]+[.J107]+[.I107]+[.H107]+[.G107]+[.F107]+[.E107]+[.D107]" office:value-type="float" office:value="22" calcext:value-type="float">
            <text:p>2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II Totaal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3"/>
          <table:table-cell table:style-name="ce3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20" table:formula="of:=[.S108]+[.R108]+[.Q108]+[.P108]+[.O108]+[.N108]+[.M108]+[.L108]+[.K108]+[.J108]+[.I108]+[.H108]+[.G108]+[.F108]+[.E108]+[.D108]" office:value-type="float" office:value="16" calcext:value-type="float">
            <text:p>1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II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9" calcext:value-type="float">
            <text:p>19</text:p>
          </table:table-cell>
          <table:table-cell table:number-columns-repeated="2" table:style-name="ce31" office:value-type="float" office:value="104" calcext:value-type="float">
            <text:p>104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34" calcext:value-type="float">
            <text:p>34</text:p>
          </table:table-cell>
          <table:table-cell table:style-name="ce20" office:value-type="float" office:value="122" calcext:value-type="float">
            <text:p>122</text:p>
          </table:table-cell>
          <table:table-cell table:style-name="ce31" office:value-type="float" office:value="126" calcext:value-type="float">
            <text:p>126</text:p>
          </table:table-cell>
          <table:table-cell table:style-name="ce20" table:formula="of:=[.S109]+[.R109]+[.Q109]+[.P109]+[.O109]+[.N109]+[.M109]+[.L109]+[.K109]+[.J109]+[.I109]+[.H109]+[.G109]+[.F109]+[.E109]+[.D109]" office:value-type="float" office:value="1232" calcext:value-type="float">
            <text:p>123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II Totaal generaal</text:p>
          </table:table-cell>
          <table:table-cell table:style-name="ce17"/>
          <table:table-cell/>
          <table:table-cell table:style-name="ce7" table:formula="of:=SUM([.D106:.D109])" office:value-type="float" office:value="2" calcext:value-type="float">
            <text:p>2</text:p>
          </table:table-cell>
          <table:table-cell table:style-name="ce20" table:formula="of:=SUM([.E106:.E109])" office:value-type="float" office:value="0" calcext:value-type="float">
            <text:p>0</text:p>
          </table:table-cell>
          <table:table-cell table:style-name="ce20" table:formula="of:=SUM([.F106:.F109])" office:value-type="float" office:value="7" calcext:value-type="float">
            <text:p>7</text:p>
          </table:table-cell>
          <table:table-cell table:style-name="ce20" table:formula="of:=SUM([.G106:.G109])" office:value-type="float" office:value="22" calcext:value-type="float">
            <text:p>22</text:p>
          </table:table-cell>
          <table:table-cell table:style-name="ce20" table:formula="of:=SUM([.H106:.H109])" office:value-type="float" office:value="185" calcext:value-type="float">
            <text:p>185</text:p>
          </table:table-cell>
          <table:table-cell table:style-name="ce20" table:formula="of:=SUM([.I106:.I109])" office:value-type="float" office:value="226" calcext:value-type="float">
            <text:p>226</text:p>
          </table:table-cell>
          <table:table-cell table:style-name="ce20" table:formula="of:=SUM([.J106:.J109])" office:value-type="float" office:value="75" calcext:value-type="float">
            <text:p>75</text:p>
          </table:table-cell>
          <table:table-cell table:style-name="ce20" table:formula="of:=SUM([.K106:.K109])" office:value-type="float" office:value="458" calcext:value-type="float">
            <text:p>458</text:p>
          </table:table-cell>
          <table:table-cell table:style-name="ce20" table:formula="of:=SUM([.L106:.L109])" office:value-type="float" office:value="411" calcext:value-type="float">
            <text:p>411</text:p>
          </table:table-cell>
          <table:table-cell table:style-name="ce20" table:formula="of:=SUM([.M106:.M109])" office:value-type="float" office:value="697" calcext:value-type="float">
            <text:p>697</text:p>
          </table:table-cell>
          <table:table-cell table:style-name="ce20" table:formula="of:=SUM([.N106:.N109])" office:value-type="float" office:value="501" calcext:value-type="float">
            <text:p>501</text:p>
          </table:table-cell>
          <table:table-cell table:style-name="ce20" table:formula="of:=SUM([.O106:.O109])" office:value-type="float" office:value="859" calcext:value-type="float">
            <text:p>859</text:p>
          </table:table-cell>
          <table:table-cell table:style-name="ce20" table:formula="of:=SUM([.P106:.P109])" office:value-type="float" office:value="572" calcext:value-type="float">
            <text:p>572</text:p>
          </table:table-cell>
          <table:table-cell table:style-name="ce20" table:formula="of:=SUM([.Q106:.Q109])" office:value-type="float" office:value="145" calcext:value-type="float">
            <text:p>145</text:p>
          </table:table-cell>
          <table:table-cell table:style-name="ce20" table:formula="of:=SUM([.R106:.R109])" office:value-type="float" office:value="572" calcext:value-type="float">
            <text:p>572</text:p>
          </table:table-cell>
          <table:table-cell table:style-name="ce20" table:formula="of:=SUM([.S106:.S109])" office:value-type="float" office:value="541" calcext:value-type="float">
            <text:p>541</text:p>
          </table:table-cell>
          <table:table-cell table:style-name="ce20" table:formula="of:=SUM([.T106:.T109])" office:value-type="float" office:value="5273" calcext:value-type="float">
            <text:p>527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88" calcext:value-type="float">
            <text:p>388</text:p>
          </table:table-cell>
          <table:table-cell table:style-name="ce47"/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III Kunstnijverheid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71" table:number-columns-repeated="999"/>
        </table:table-row>
        <table:table-row table:style-name="ro7">
          <table:table-cell table:style-name="ce8" office:value-type="string" calcext:value-type="string">
            <text:p>a. Beeldhouwers (excl. Artiesten en beeldhouwers die tot de groep Vl a behooren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4"/>
          <table:table-cell table:style-name="ce31" office:value-type="float" office:value="1" calcext:value-type="float">
            <text:p>1</text:p>
          </table:table-cell>
          <table:table-cell table:style-name="ce20" table:formula="of:=[.S112]+[.R112]+[.Q112]+[.P112]+[.O112]+[.N112]+[.M112]+[.L112]+[.K112]+[.J112]+[.I112]+[.H112]+[.G112]+[.F112]+[.E112]+[.D112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c. Graveurs en metalen ornamentwerk (excl. Gasornamenten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8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113]+[.R113]+[.Q113]+[.P113]+[.O113]+[.N113]+[.M113]+[.L113]+[.K113]+[.J113]+[.I113]+[.H113]+[.G113]+[.F113]+[.E113]+[.D113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d. Naaldwerk en kunstbloemen (incl. Militaire ornamenten, voor zoover niet tot de textiele nijverheid behoorende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0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formula="of:=[.S114]+[.R114]+[.Q114]+[.P114]+[.O114]+[.N114]+[.M114]+[.L114]+[.K114]+[.J114]+[.I114]+[.H114]+[.G114]+[.F114]+[.E114]+[.D114]" office:value-type="float" office:value="18" calcext:value-type="float">
            <text:p>1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d. Naaldwerk en kunstbloemen (incl. Militaire ornamenten, voor zoover niet tot de textiele nijverheid behoorende)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9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table:formula="of:=[.S115]+[.R115]+[.Q115]+[.P115]+[.O115]+[.N115]+[.M115]+[.L115]+[.K115]+[.J115]+[.I115]+[.H115]+[.G115]+[.F115]+[.E115]+[.D115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14:.D115])" office:value-type="float" office:value="0" calcext:value-type="float">
            <text:p>0</text:p>
          </table:table-cell>
          <table:table-cell table:style-name="ce20" table:formula="of:=SUM([.E114:.E115])" office:value-type="float" office:value="0" calcext:value-type="float">
            <text:p>0</text:p>
          </table:table-cell>
          <table:table-cell table:style-name="ce20" table:formula="of:=SUM([.F114:.F115])" office:value-type="float" office:value="0" calcext:value-type="float">
            <text:p>0</text:p>
          </table:table-cell>
          <table:table-cell table:style-name="ce20" table:formula="of:=SUM([.G114:.G115])" office:value-type="float" office:value="0" calcext:value-type="float">
            <text:p>0</text:p>
          </table:table-cell>
          <table:table-cell table:style-name="ce20" table:formula="of:=SUM([.H114:.H115])" office:value-type="float" office:value="1" calcext:value-type="float">
            <text:p>1</text:p>
          </table:table-cell>
          <table:table-cell table:style-name="ce20" table:formula="of:=SUM([.I114:.I115])" office:value-type="float" office:value="0" calcext:value-type="float">
            <text:p>0</text:p>
          </table:table-cell>
          <table:table-cell table:style-name="ce20" table:formula="of:=SUM([.J114:.J115])" office:value-type="float" office:value="0" calcext:value-type="float">
            <text:p>0</text:p>
          </table:table-cell>
          <table:table-cell table:style-name="ce20" table:formula="of:=SUM([.K114:.K115])" office:value-type="float" office:value="2" calcext:value-type="float">
            <text:p>2</text:p>
          </table:table-cell>
          <table:table-cell table:style-name="ce20" table:formula="of:=SUM([.L114:.L115])" office:value-type="float" office:value="0" calcext:value-type="float">
            <text:p>0</text:p>
          </table:table-cell>
          <table:table-cell table:style-name="ce20" table:formula="of:=SUM([.M114:.M115])" office:value-type="float" office:value="2" calcext:value-type="float">
            <text:p>2</text:p>
          </table:table-cell>
          <table:table-cell table:style-name="ce20" table:formula="of:=SUM([.N114:.N115])" office:value-type="float" office:value="2" calcext:value-type="float">
            <text:p>2</text:p>
          </table:table-cell>
          <table:table-cell table:style-name="ce20" table:formula="of:=SUM([.O114:.O115])" office:value-type="float" office:value="4" calcext:value-type="float">
            <text:p>4</text:p>
          </table:table-cell>
          <table:table-cell table:style-name="ce20" table:formula="of:=SUM([.P114:.P115])" office:value-type="float" office:value="3" calcext:value-type="float">
            <text:p>3</text:p>
          </table:table-cell>
          <table:table-cell table:style-name="ce20" table:formula="of:=SUM([.Q114:.Q115])" office:value-type="float" office:value="0" calcext:value-type="float">
            <text:p>0</text:p>
          </table:table-cell>
          <table:table-cell table:style-name="ce20" table:formula="of:=SUM([.R114:.R115])" office:value-type="float" office:value="5" calcext:value-type="float">
            <text:p>5</text:p>
          </table:table-cell>
          <table:table-cell table:style-name="ce20" table:formula="of:=SUM([.S114:.S115])" office:value-type="float" office:value="2" calcext:value-type="float">
            <text:p>2</text:p>
          </table:table-cell>
          <table:table-cell table:style-name="ce20" table:formula="of:=SUM([.T114:.T115])" office:value-type="float" office:value="21" calcext:value-type="float">
            <text:p>2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e. Overige kunstnijverheid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7"/>
          <table:table-cell table:style-name="ce20" office:value-type="float" office:value="1" calcext:value-type="float">
            <text:p>1</text:p>
          </table:table-cell>
          <table:table-cell table:style-name="ce20" table:number-columns-repeated="7"/>
          <table:table-cell table:style-name="ce20" table:formula="of:=[.S117]+[.R117]+[.Q117]+[.P117]+[.O117]+[.N117]+[.M117]+[.L117]+[.K117]+[.J117]+[.I117]+[.H117]+[.G117]+[.F117]+[.E117]+[.D117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III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20"/>
          <table:table-cell table:number-columns-repeated="2" table:style-name="ce31" office:value-type="float" office:value="3" calcext:value-type="float">
            <text:p>3</text:p>
          </table:table-cell>
          <table:table-cell table:style-name="ce20" table:formula="of:=[.S118]+[.R118]+[.Q118]+[.P118]+[.O118]+[.N118]+[.M118]+[.L118]+[.K118]+[.J118]+[.I118]+[.H118]+[.G118]+[.F118]+[.E118]+[.D118]" office:value-type="float" office:value="22" calcext:value-type="float">
            <text:p>2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III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9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31" office:value-type="float" office:value="2" calcext:value-type="float">
            <text:p>2</text:p>
          </table:table-cell>
          <table:table-cell table:style-name="ce20"/>
          <table:table-cell table:style-name="ce20" table:formula="of:=[.S119]+[.R119]+[.Q119]+[.P119]+[.O119]+[.N119]+[.M119]+[.L119]+[.K119]+[.J119]+[.I119]+[.H119]+[.G119]+[.F119]+[.E119]+[.D119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VIII Totaal Generaal</text:p>
          </table:table-cell>
          <table:table-cell table:style-name="ce17"/>
          <table:table-cell/>
          <table:table-cell table:style-name="ce7" table:formula="of:=SUM([.D118:.D119])" office:value-type="float" office:value="0" calcext:value-type="float">
            <text:p>0</text:p>
          </table:table-cell>
          <table:table-cell table:style-name="ce20" table:formula="of:=SUM([.E118:.E119])" office:value-type="float" office:value="0" calcext:value-type="float">
            <text:p>0</text:p>
          </table:table-cell>
          <table:table-cell table:style-name="ce20" table:formula="of:=SUM([.F118:.F119])" office:value-type="float" office:value="0" calcext:value-type="float">
            <text:p>0</text:p>
          </table:table-cell>
          <table:table-cell table:style-name="ce20" table:formula="of:=SUM([.G118:.G119])" office:value-type="float" office:value="0" calcext:value-type="float">
            <text:p>0</text:p>
          </table:table-cell>
          <table:table-cell table:style-name="ce20" table:formula="of:=SUM([.H118:.H119])" office:value-type="float" office:value="1" calcext:value-type="float">
            <text:p>1</text:p>
          </table:table-cell>
          <table:table-cell table:style-name="ce20" table:formula="of:=SUM([.I118:.I119])" office:value-type="float" office:value="0" calcext:value-type="float">
            <text:p>0</text:p>
          </table:table-cell>
          <table:table-cell table:style-name="ce20" table:formula="of:=SUM([.J118:.J119])" office:value-type="float" office:value="0" calcext:value-type="float">
            <text:p>0</text:p>
          </table:table-cell>
          <table:table-cell table:style-name="ce20" table:formula="of:=SUM([.K118:.K119])" office:value-type="float" office:value="2" calcext:value-type="float">
            <text:p>2</text:p>
          </table:table-cell>
          <table:table-cell table:style-name="ce20" table:formula="of:=SUM([.L118:.L119])" office:value-type="float" office:value="1" calcext:value-type="float">
            <text:p>1</text:p>
          </table:table-cell>
          <table:table-cell table:style-name="ce20" table:formula="of:=SUM([.M118:.M119])" office:value-type="float" office:value="3" calcext:value-type="float">
            <text:p>3</text:p>
          </table:table-cell>
          <table:table-cell table:style-name="ce20" table:formula="of:=SUM([.N118:.N119])" office:value-type="float" office:value="2" calcext:value-type="float">
            <text:p>2</text:p>
          </table:table-cell>
          <table:table-cell table:style-name="ce20" table:formula="of:=SUM([.O118:.O119])" office:value-type="float" office:value="5" calcext:value-type="float">
            <text:p>5</text:p>
          </table:table-cell>
          <table:table-cell table:style-name="ce20" table:formula="of:=SUM([.P118:.P119])" office:value-type="float" office:value="3" calcext:value-type="float">
            <text:p>3</text:p>
          </table:table-cell>
          <table:table-cell table:style-name="ce20" table:formula="of:=SUM([.Q118:.Q119])" office:value-type="float" office:value="0" calcext:value-type="float">
            <text:p>0</text:p>
          </table:table-cell>
          <table:table-cell table:style-name="ce20" table:formula="of:=SUM([.R118:.R119])" office:value-type="float" office:value="5" calcext:value-type="float">
            <text:p>5</text:p>
          </table:table-cell>
          <table:table-cell table:style-name="ce20" table:formula="of:=SUM([.S118:.S119])" office:value-type="float" office:value="3" calcext:value-type="float">
            <text:p>3</text:p>
          </table:table-cell>
          <table:table-cell table:style-name="ce20" table:formula="of:=SUM([.T118:.T119])" office:value-type="float" office:value="25" calcext:value-type="float">
            <text:p>2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X Leder, wasdoek, caoutchouc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71" table:number-columns-repeated="999"/>
        </table:table-row>
        <table:table-row table:style-name="ro7">
          <table:table-cell table:style-name="ce8" office:value-type="string" calcext:value-type="string">
            <text:p>a. Fabriacage van leder (incl. Perkament) en verven van leder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S122]+[.R122]+[.Q122]+[.P122]+[.O122]+[.N122]+[.M122]+[.L122]+[.K122]+[.J122]+[.I122]+[.H122]+[.G122]+[.F122]+[.E122]+[.D122]" office:value-type="float" office:value="16" calcext:value-type="float">
            <text:p>1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Fabricage van lederen voorwerpen (inclucief schoenen en handschoenen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4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table:formula="of:=[.S123]+[.R123]+[.Q123]+[.P123]+[.O123]+[.N123]+[.M123]+[.L123]+[.K123]+[.J123]+[.I123]+[.H123]+[.G123]+[.F123]+[.E123]+[.D123]" office:value-type="float" office:value="78" calcext:value-type="float">
            <text:p>7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Fabricage van lederen voorwerpen (inclucief schoenen en handschoenen)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number-columns-repeated="3"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20" table:formula="of:=[.S124]+[.R124]+[.Q124]+[.P124]+[.O124]+[.N124]+[.M124]+[.L124]+[.K124]+[.J124]+[.I124]+[.H124]+[.G124]+[.F124]+[.E124]+[.D124]" office:value-type="float" office:value="20" calcext:value-type="float">
            <text:p>2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23:.D124])" office:value-type="float" office:value="0" calcext:value-type="float">
            <text:p>0</text:p>
          </table:table-cell>
          <table:table-cell table:style-name="ce20" table:formula="of:=SUM([.E123:.E124])" office:value-type="float" office:value="0" calcext:value-type="float">
            <text:p>0</text:p>
          </table:table-cell>
          <table:table-cell table:style-name="ce20" table:formula="of:=SUM([.F123:.F124])" office:value-type="float" office:value="0" calcext:value-type="float">
            <text:p>0</text:p>
          </table:table-cell>
          <table:table-cell table:style-name="ce20" table:formula="of:=SUM([.G123:.G124])" office:value-type="float" office:value="0" calcext:value-type="float">
            <text:p>0</text:p>
          </table:table-cell>
          <table:table-cell table:style-name="ce20" table:formula="of:=SUM([.H123:.H124])" office:value-type="float" office:value="2" calcext:value-type="float">
            <text:p>2</text:p>
          </table:table-cell>
          <table:table-cell table:style-name="ce20" table:formula="of:=SUM([.I123:.I124])" office:value-type="float" office:value="4" calcext:value-type="float">
            <text:p>4</text:p>
          </table:table-cell>
          <table:table-cell table:style-name="ce20" table:formula="of:=SUM([.J123:.J124])" office:value-type="float" office:value="1" calcext:value-type="float">
            <text:p>1</text:p>
          </table:table-cell>
          <table:table-cell table:style-name="ce20" table:formula="of:=SUM([.K123:.K124])" office:value-type="float" office:value="8" calcext:value-type="float">
            <text:p>8</text:p>
          </table:table-cell>
          <table:table-cell table:style-name="ce20" table:formula="of:=SUM([.L123:.L124])" office:value-type="float" office:value="11" calcext:value-type="float">
            <text:p>11</text:p>
          </table:table-cell>
          <table:table-cell table:style-name="ce20" table:formula="of:=SUM([.M123:.M124])" office:value-type="float" office:value="11" calcext:value-type="float">
            <text:p>11</text:p>
          </table:table-cell>
          <table:table-cell table:style-name="ce20" table:formula="of:=SUM([.N123:.N124])" office:value-type="float" office:value="4" calcext:value-type="float">
            <text:p>4</text:p>
          </table:table-cell>
          <table:table-cell table:style-name="ce20" table:formula="of:=SUM([.O123:.O124])" office:value-type="float" office:value="14" calcext:value-type="float">
            <text:p>14</text:p>
          </table:table-cell>
          <table:table-cell table:style-name="ce20" table:formula="of:=SUM([.P123:.P124])" office:value-type="float" office:value="15" calcext:value-type="float">
            <text:p>15</text:p>
          </table:table-cell>
          <table:table-cell table:style-name="ce20" table:formula="of:=SUM([.Q123:.Q124])" office:value-type="float" office:value="5" calcext:value-type="float">
            <text:p>5</text:p>
          </table:table-cell>
          <table:table-cell table:style-name="ce20" table:formula="of:=SUM([.R123:.R124])" office:value-type="float" office:value="11" calcext:value-type="float">
            <text:p>11</text:p>
          </table:table-cell>
          <table:table-cell table:style-name="ce20" table:formula="of:=SUM([.S123:.S124])" office:value-type="float" office:value="12" calcext:value-type="float">
            <text:p>12</text:p>
          </table:table-cell>
          <table:table-cell table:style-name="ce20" table:formula="of:=SUM([.T123:.T124])" office:value-type="float" office:value="98" calcext:value-type="float">
            <text:p>9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X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4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3" calcext:value-type="float">
            <text:p>13</text:p>
          </table:table-cell>
          <table:table-cell table:style-name="ce20" table:formula="of:=[.S126]+[.R126]+[.Q126]+[.P126]+[.O126]+[.N126]+[.M126]+[.L126]+[.K126]+[.J126]+[.I126]+[.H126]+[.G126]+[.F126]+[.E126]+[.D126]" office:value-type="float" office:value="94" calcext:value-type="float">
            <text:p>9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X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0"/>
          <table:table-cell table:number-columns-repeated="3"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0"/>
          <table:table-cell table:number-columns-repeated="2" table:style-name="ce31" office:value-type="float" office:value="1" calcext:value-type="float">
            <text:p>1</text:p>
          </table:table-cell>
          <table:table-cell table:style-name="ce20" table:formula="of:=[.S127]+[.R127]+[.Q127]+[.P127]+[.O127]+[.N127]+[.M127]+[.L127]+[.K127]+[.J127]+[.I127]+[.H127]+[.G127]+[.F127]+[.E127]+[.D127]" office:value-type="float" office:value="20" calcext:value-type="float">
            <text:p>2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X Totaal generaal</text:p>
          </table:table-cell>
          <table:table-cell table:style-name="ce17"/>
          <table:table-cell/>
          <table:table-cell table:style-name="ce7" table:formula="of:=SUM([.D126:.D127])" office:value-type="float" office:value="0" calcext:value-type="float">
            <text:p>0</text:p>
          </table:table-cell>
          <table:table-cell table:style-name="ce20" table:formula="of:=SUM([.E126:.E127])" office:value-type="float" office:value="0" calcext:value-type="float">
            <text:p>0</text:p>
          </table:table-cell>
          <table:table-cell table:style-name="ce20" table:formula="of:=SUM([.F126:.F127])" office:value-type="float" office:value="0" calcext:value-type="float">
            <text:p>0</text:p>
          </table:table-cell>
          <table:table-cell table:style-name="ce20" table:formula="of:=SUM([.G126:.G127])" office:value-type="float" office:value="0" calcext:value-type="float">
            <text:p>0</text:p>
          </table:table-cell>
          <table:table-cell table:style-name="ce20" table:formula="of:=SUM([.H126:.H127])" office:value-type="float" office:value="2" calcext:value-type="float">
            <text:p>2</text:p>
          </table:table-cell>
          <table:table-cell table:style-name="ce20" table:formula="of:=SUM([.I126:.I127])" office:value-type="float" office:value="4" calcext:value-type="float">
            <text:p>4</text:p>
          </table:table-cell>
          <table:table-cell table:style-name="ce20" table:formula="of:=SUM([.J126:.J127])" office:value-type="float" office:value="1" calcext:value-type="float">
            <text:p>1</text:p>
          </table:table-cell>
          <table:table-cell table:style-name="ce20" table:formula="of:=SUM([.K126:.K127])" office:value-type="float" office:value="8" calcext:value-type="float">
            <text:p>8</text:p>
          </table:table-cell>
          <table:table-cell table:style-name="ce20" table:formula="of:=SUM([.L126:.L127])" office:value-type="float" office:value="11" calcext:value-type="float">
            <text:p>11</text:p>
          </table:table-cell>
          <table:table-cell table:style-name="ce20" table:formula="of:=SUM([.M126:.M127])" office:value-type="float" office:value="13" calcext:value-type="float">
            <text:p>13</text:p>
          </table:table-cell>
          <table:table-cell table:style-name="ce20" table:formula="of:=SUM([.N126:.N127])" office:value-type="float" office:value="5" calcext:value-type="float">
            <text:p>5</text:p>
          </table:table-cell>
          <table:table-cell table:style-name="ce20" table:formula="of:=SUM([.O126:.O127])" office:value-type="float" office:value="16" calcext:value-type="float">
            <text:p>16</text:p>
          </table:table-cell>
          <table:table-cell table:style-name="ce20" table:formula="of:=SUM([.P126:.P127])" office:value-type="float" office:value="18" calcext:value-type="float">
            <text:p>18</text:p>
          </table:table-cell>
          <table:table-cell table:style-name="ce20" table:formula="of:=SUM([.Q126:.Q127])" office:value-type="float" office:value="6" calcext:value-type="float">
            <text:p>6</text:p>
          </table:table-cell>
          <table:table-cell table:style-name="ce20" table:formula="of:=SUM([.R126:.R127])" office:value-type="float" office:value="16" calcext:value-type="float">
            <text:p>16</text:p>
          </table:table-cell>
          <table:table-cell table:style-name="ce20" table:formula="of:=SUM([.S126:.S127])" office:value-type="float" office:value="14" calcext:value-type="float">
            <text:p>14</text:p>
          </table:table-cell>
          <table:table-cell table:style-name="ce20" table:formula="of:=SUM([.T126:.T127])" office:value-type="float" office:value="114" calcext:value-type="float">
            <text:p>11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 Oer, steenkolen, turf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e. Turf en veenderij (graven en bewerken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number-columns-repeated="3"/>
          <table:table-cell table:style-name="ce20" table:formula="of:=[.S130]+[.R130]+[.Q130]+[.P130]+[.O130]+[.N130]+[.M130]+[.L130]+[.K130]+[.J130]+[.I130]+[.H130]+[.G130]+[.F130]+[.E130]+[.D130]" office:value-type="float" office:value="9" calcext:value-type="float">
            <text:p>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e. Turf en veenderij (graven en bewerken)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20" office:value-type="float" office:value="21" calcext:value-type="float">
            <text:p>2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formula="of:=[.S131]+[.R131]+[.Q131]+[.P131]+[.O131]+[.N131]+[.M131]+[.L131]+[.K131]+[.J131]+[.I131]+[.H131]+[.G131]+[.F131]+[.E131]+[.D131]" office:value-type="float" office:value="173" calcext:value-type="float">
            <text:p>17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9" office:value-type="string" calcext:value-type="string">
            <text:p>Totaal</text:p>
          </table:table-cell>
          <table:table-cell table:style-name="ce18"/>
          <table:table-cell table:style-name="ce22"/>
          <table:table-cell table:style-name="ce26" table:formula="of:=[.D130]+[.D131]" office:value-type="float" office:value="0" calcext:value-type="float">
            <text:p>0</text:p>
          </table:table-cell>
          <table:table-cell table:style-name="ce31" table:formula="of:=[.E130]+[.E131]" office:value-type="float" office:value="1" calcext:value-type="float">
            <text:p>1</text:p>
          </table:table-cell>
          <table:table-cell table:style-name="ce31" table:formula="of:=[.F130]+[.F131]" office:value-type="float" office:value="1" calcext:value-type="float">
            <text:p>1</text:p>
          </table:table-cell>
          <table:table-cell table:style-name="ce31" table:formula="of:=[.G130]+[.G131]" office:value-type="float" office:value="1" calcext:value-type="float">
            <text:p>1</text:p>
          </table:table-cell>
          <table:table-cell table:style-name="ce31" table:formula="of:=[.H130]+[.H131]" office:value-type="float" office:value="4" calcext:value-type="float">
            <text:p>4</text:p>
          </table:table-cell>
          <table:table-cell table:style-name="ce31" table:formula="of:=[.I130]+[.I131]" office:value-type="float" office:value="7" calcext:value-type="float">
            <text:p>7</text:p>
          </table:table-cell>
          <table:table-cell table:style-name="ce31" table:formula="of:=[.J130]+[.J131]" office:value-type="float" office:value="3" calcext:value-type="float">
            <text:p>3</text:p>
          </table:table-cell>
          <table:table-cell table:style-name="ce31" table:formula="of:=[.K130]+[.K131]" office:value-type="float" office:value="13" calcext:value-type="float">
            <text:p>13</text:p>
          </table:table-cell>
          <table:table-cell table:style-name="ce31" table:formula="of:=[.L130]+[.L131]" office:value-type="float" office:value="21" calcext:value-type="float">
            <text:p>21</text:p>
          </table:table-cell>
          <table:table-cell table:style-name="ce31" table:formula="of:=[.M130]+[.M131]" office:value-type="float" office:value="30" calcext:value-type="float">
            <text:p>30</text:p>
          </table:table-cell>
          <table:table-cell table:style-name="ce31" table:formula="of:=[.N130]+[.N131]" office:value-type="float" office:value="21" calcext:value-type="float">
            <text:p>21</text:p>
          </table:table-cell>
          <table:table-cell table:style-name="ce31" table:formula="of:=[.O130]+[.O131]" office:value-type="float" office:value="26" calcext:value-type="float">
            <text:p>26</text:p>
          </table:table-cell>
          <table:table-cell table:style-name="ce31" table:formula="of:=[.P130]+[.P131]" office:value-type="float" office:value="26" calcext:value-type="float">
            <text:p>26</text:p>
          </table:table-cell>
          <table:table-cell table:style-name="ce31" table:formula="of:=[.Q130]+[.Q131]" office:value-type="float" office:value="5" calcext:value-type="float">
            <text:p>5</text:p>
          </table:table-cell>
          <table:table-cell table:style-name="ce31" table:formula="of:=[.R130]+[.R131]" office:value-type="float" office:value="9" calcext:value-type="float">
            <text:p>9</text:p>
          </table:table-cell>
          <table:table-cell table:style-name="ce31" table:formula="of:=[.S130]+[.S131]" office:value-type="float" office:value="14" calcext:value-type="float">
            <text:p>14</text:p>
          </table:table-cell>
          <table:table-cell table:style-name="ce31" table:formula="of:=[.T130]+[.T131]" office:value-type="float" office:value="182" calcext:value-type="float">
            <text:p>18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72" table:number-columns-repeated="999"/>
        </table:table-row>
        <table:table-row table:style-name="ro5">
          <table:table-cell table:style-name="ce8" office:value-type="string" calcext:value-type="string">
            <text:p>X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number-columns-repeated="3"/>
          <table:table-cell table:style-name="ce20" table:formula="of:=[.S133]+[.R133]+[.Q133]+[.P133]+[.O133]+[.N133]+[.M133]+[.L133]+[.K133]+[.J133]+[.I133]+[.H133]+[.G133]+[.F133]+[.E133]+[.D133]" office:value-type="float" office:value="9" calcext:value-type="float">
            <text:p>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number-columns-repeated="3" table:style-name="ce20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4" calcext:value-type="float">
            <text:p>14</text:p>
          </table:table-cell>
          <table:table-cell table:style-name="ce20" table:formula="of:=[.S134]+[.R134]+[.Q134]+[.P134]+[.O134]+[.N134]+[.M134]+[.L134]+[.K134]+[.J134]+[.I134]+[.H134]+[.G134]+[.F134]+[.E134]+[.D134]" office:value-type="float" office:value="173" calcext:value-type="float">
            <text:p>17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 Totaal Generaal</text:p>
          </table:table-cell>
          <table:table-cell table:style-name="ce17"/>
          <table:table-cell/>
          <table:table-cell table:style-name="ce7" table:formula="of:=SUM([.D133:.D134])" office:value-type="float" office:value="0" calcext:value-type="float">
            <text:p>0</text:p>
          </table:table-cell>
          <table:table-cell table:style-name="ce20" table:formula="of:=SUM([.E133:.E134])" office:value-type="float" office:value="1" calcext:value-type="float">
            <text:p>1</text:p>
          </table:table-cell>
          <table:table-cell table:style-name="ce20" table:formula="of:=SUM([.F133:.F134])" office:value-type="float" office:value="1" calcext:value-type="float">
            <text:p>1</text:p>
          </table:table-cell>
          <table:table-cell table:style-name="ce20" table:formula="of:=SUM([.G133:.G134])" office:value-type="float" office:value="1" calcext:value-type="float">
            <text:p>1</text:p>
          </table:table-cell>
          <table:table-cell table:style-name="ce20" table:formula="of:=SUM([.H133:.H134])" office:value-type="float" office:value="4" calcext:value-type="float">
            <text:p>4</text:p>
          </table:table-cell>
          <table:table-cell table:style-name="ce20" table:formula="of:=SUM([.I133:.I134])" office:value-type="float" office:value="7" calcext:value-type="float">
            <text:p>7</text:p>
          </table:table-cell>
          <table:table-cell table:style-name="ce20" table:formula="of:=SUM([.J133:.J134])" office:value-type="float" office:value="3" calcext:value-type="float">
            <text:p>3</text:p>
          </table:table-cell>
          <table:table-cell table:style-name="ce20" table:formula="of:=SUM([.K133:.K134])" office:value-type="float" office:value="13" calcext:value-type="float">
            <text:p>13</text:p>
          </table:table-cell>
          <table:table-cell table:style-name="ce20" table:formula="of:=SUM([.L133:.L134])" office:value-type="float" office:value="21" calcext:value-type="float">
            <text:p>21</text:p>
          </table:table-cell>
          <table:table-cell table:style-name="ce20" table:formula="of:=SUM([.M133:.M134])" office:value-type="float" office:value="30" calcext:value-type="float">
            <text:p>30</text:p>
          </table:table-cell>
          <table:table-cell table:style-name="ce20" table:formula="of:=SUM([.N133:.N134])" office:value-type="float" office:value="21" calcext:value-type="float">
            <text:p>21</text:p>
          </table:table-cell>
          <table:table-cell table:style-name="ce20" table:formula="of:=SUM([.O133:.O134])" office:value-type="float" office:value="26" calcext:value-type="float">
            <text:p>26</text:p>
          </table:table-cell>
          <table:table-cell table:style-name="ce20" table:formula="of:=SUM([.P133:.P134])" office:value-type="float" office:value="26" calcext:value-type="float">
            <text:p>26</text:p>
          </table:table-cell>
          <table:table-cell table:style-name="ce20" table:formula="of:=SUM([.Q133:.Q134])" office:value-type="float" office:value="5" calcext:value-type="float">
            <text:p>5</text:p>
          </table:table-cell>
          <table:table-cell table:style-name="ce20" table:formula="of:=SUM([.R133:.R134])" office:value-type="float" office:value="9" calcext:value-type="float">
            <text:p>9</text:p>
          </table:table-cell>
          <table:table-cell table:style-name="ce20" table:formula="of:=SUM([.S133:.S134])" office:value-type="float" office:value="14" calcext:value-type="float">
            <text:p>14</text:p>
          </table:table-cell>
          <table:table-cell table:style-name="ce20" table:formula="of:=SUM([.T133:.T134])" office:value-type="float" office:value="182" calcext:value-type="float">
            <text:p>18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89" calcext:value-type="float">
            <text:p>389</text:p>
          </table:table-cell>
          <table:table-cell table:style-name="ce64" office:value-type="float" office:value="240482" calcext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 Metalen (bewerking van)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a. Bewerking van edele metalen en munt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9"/>
          <table:table-cell table:number-columns-repeated="3"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 table:formula="of:=[.S137]+[.R137]+[.Q137]+[.P137]+[.O137]+[.N137]+[.M137]+[.L137]+[.K137]+[.J137]+[.I137]+[.H137]+[.G137]+[.F137]+[.E137]+[.D137]" office:value-type="float" office:value="4" calcext:value-type="float">
            <text:p>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Bewerking van edele metalen en munt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6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table:number-columns-repeated="6"/>
          <table:table-cell table:style-name="ce20" table:formula="of:=[.S138]+[.R138]+[.Q138]+[.P138]+[.O138]+[.N138]+[.M138]+[.L138]+[.K138]+[.J138]+[.I138]+[.H138]+[.G138]+[.F138]+[.E138]+[.D138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37:.D138])" office:value-type="float" office:value="0" calcext:value-type="float">
            <text:p>0</text:p>
          </table:table-cell>
          <table:table-cell table:style-name="ce20" table:formula="of:=SUM([.E137:.E138])" office:value-type="float" office:value="0" calcext:value-type="float">
            <text:p>0</text:p>
          </table:table-cell>
          <table:table-cell table:style-name="ce20" table:formula="of:=SUM([.F137:.F138])" office:value-type="float" office:value="0" calcext:value-type="float">
            <text:p>0</text:p>
          </table:table-cell>
          <table:table-cell table:style-name="ce20" table:formula="of:=SUM([.G137:.G138])" office:value-type="float" office:value="0" calcext:value-type="float">
            <text:p>0</text:p>
          </table:table-cell>
          <table:table-cell table:style-name="ce20" table:formula="of:=SUM([.H137:.H138])" office:value-type="float" office:value="0" calcext:value-type="float">
            <text:p>0</text:p>
          </table:table-cell>
          <table:table-cell table:style-name="ce20" table:formula="of:=SUM([.I137:.I138])" office:value-type="float" office:value="0" calcext:value-type="float">
            <text:p>0</text:p>
          </table:table-cell>
          <table:table-cell table:style-name="ce20" table:formula="of:=SUM([.J137:.J138])" office:value-type="float" office:value="0" calcext:value-type="float">
            <text:p>0</text:p>
          </table:table-cell>
          <table:table-cell table:style-name="ce20" table:formula="of:=SUM([.K137:.K138])" office:value-type="float" office:value="1" calcext:value-type="float">
            <text:p>1</text:p>
          </table:table-cell>
          <table:table-cell table:style-name="ce20" table:formula="of:=SUM([.L137:.L138])" office:value-type="float" office:value="0" calcext:value-type="float">
            <text:p>0</text:p>
          </table:table-cell>
          <table:table-cell table:style-name="ce20" table:formula="of:=SUM([.M137:.M138])" office:value-type="float" office:value="2" calcext:value-type="float">
            <text:p>2</text:p>
          </table:table-cell>
          <table:table-cell table:style-name="ce20" table:formula="of:=SUM([.N137:.N138])" office:value-type="float" office:value="1" calcext:value-type="float">
            <text:p>1</text:p>
          </table:table-cell>
          <table:table-cell table:style-name="ce20" table:formula="of:=SUM([.O137:.O138])" office:value-type="float" office:value="1" calcext:value-type="float">
            <text:p>1</text:p>
          </table:table-cell>
          <table:table-cell table:style-name="ce20" table:formula="of:=SUM([.P137:.P138])" office:value-type="float" office:value="1" calcext:value-type="float">
            <text:p>1</text:p>
          </table:table-cell>
          <table:table-cell table:style-name="ce20" table:formula="of:=SUM([.Q137:.Q138])" office:value-type="float" office:value="0" calcext:value-type="float">
            <text:p>0</text:p>
          </table:table-cell>
          <table:table-cell table:style-name="ce20" table:formula="of:=SUM([.R137:.R138])" office:value-type="float" office:value="0" calcext:value-type="float">
            <text:p>0</text:p>
          </table:table-cell>
          <table:table-cell table:style-name="ce20" table:formula="of:=SUM([.S137:.S138])" office:value-type="float" office:value="1" calcext:value-type="float">
            <text:p>1</text:p>
          </table:table-cell>
          <table:table-cell table:style-name="ce20" table:formula="of:=SUM([.T137:.T138])" office:value-type="float" office:value="7" calcext:value-type="float">
            <text:p>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b. Bewerking van niet edele metalen, voor zoover niet tot groep XII en XIII behoorende (incl. lettergieters en vervaardiging van timmermansgereedschapp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8" calcext:value-type="float">
            <text:p>18</text:p>
          </table:table-cell>
          <table:table-cell table:style-name="ce20" table:formula="of:=[.S140]+[.R140]+[.Q140]+[.P140]+[.O140]+[.N140]+[.M140]+[.L140]+[.K140]+[.J140]+[.I140]+[.H140]+[.G140]+[.F140]+[.E140]+[.D140]" office:value-type="float" office:value="125" calcext:value-type="float">
            <text:p>12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b. Bewerking van niet edele metalen, voor zoover niet tot groep XII en XIII behoorende (incl. lettergieters en vervaardiging van timmermansgereedschappen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141]+[.R141]+[.Q141]+[.P141]+[.O141]+[.N141]+[.M141]+[.L141]+[.K141]+[.J141]+[.I141]+[.H141]+[.G141]+[.F141]+[.E141]+[.D141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b. Bewerking van niet edele metalen, voor zoover niet tot groep XII en XIII behoorende (incl. lettergieters en vervaardiging van timmermansgereedschapp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 table:formula="of:=[.S142]+[.R142]+[.Q142]+[.P142]+[.O142]+[.N142]+[.M142]+[.L142]+[.K142]+[.J142]+[.I142]+[.H142]+[.G142]+[.F142]+[.E142]+[.D142]" office:value-type="float" office:value="25" calcext:value-type="float">
            <text:p>2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40:.D142])" office:value-type="float" office:value="0" calcext:value-type="float">
            <text:p>0</text:p>
          </table:table-cell>
          <table:table-cell table:style-name="ce20" table:formula="of:=SUM([.E140:.E142])" office:value-type="float" office:value="0" calcext:value-type="float">
            <text:p>0</text:p>
          </table:table-cell>
          <table:table-cell table:style-name="ce20" table:formula="of:=SUM([.F140:.F142])" office:value-type="float" office:value="0" calcext:value-type="float">
            <text:p>0</text:p>
          </table:table-cell>
          <table:table-cell table:style-name="ce20" table:formula="of:=SUM([.G140:.G142])" office:value-type="float" office:value="0" calcext:value-type="float">
            <text:p>0</text:p>
          </table:table-cell>
          <table:table-cell table:style-name="ce20" table:formula="of:=SUM([.H140:.H142])" office:value-type="float" office:value="3" calcext:value-type="float">
            <text:p>3</text:p>
          </table:table-cell>
          <table:table-cell table:style-name="ce20" table:formula="of:=SUM([.I140:.I142])" office:value-type="float" office:value="1" calcext:value-type="float">
            <text:p>1</text:p>
          </table:table-cell>
          <table:table-cell table:style-name="ce20" table:formula="of:=SUM([.J140:.J142])" office:value-type="float" office:value="2" calcext:value-type="float">
            <text:p>2</text:p>
          </table:table-cell>
          <table:table-cell table:style-name="ce20" table:formula="of:=SUM([.K140:.K142])" office:value-type="float" office:value="8" calcext:value-type="float">
            <text:p>8</text:p>
          </table:table-cell>
          <table:table-cell table:style-name="ce20" table:formula="of:=SUM([.L140:.L142])" office:value-type="float" office:value="7" calcext:value-type="float">
            <text:p>7</text:p>
          </table:table-cell>
          <table:table-cell table:style-name="ce20" table:formula="of:=SUM([.M140:.M142])" office:value-type="float" office:value="21" calcext:value-type="float">
            <text:p>21</text:p>
          </table:table-cell>
          <table:table-cell table:style-name="ce20" table:formula="of:=SUM([.N140:.N142])" office:value-type="float" office:value="17" calcext:value-type="float">
            <text:p>17</text:p>
          </table:table-cell>
          <table:table-cell table:style-name="ce20" table:formula="of:=SUM([.O140:.O142])" office:value-type="float" office:value="32" calcext:value-type="float">
            <text:p>32</text:p>
          </table:table-cell>
          <table:table-cell table:style-name="ce20" table:formula="of:=SUM([.P140:.P142])" office:value-type="float" office:value="20" calcext:value-type="float">
            <text:p>20</text:p>
          </table:table-cell>
          <table:table-cell table:style-name="ce20" table:formula="of:=SUM([.Q140:.Q142])" office:value-type="float" office:value="1" calcext:value-type="float">
            <text:p>1</text:p>
          </table:table-cell>
          <table:table-cell table:style-name="ce20" table:formula="of:=SUM([.R140:.R142])" office:value-type="float" office:value="21" calcext:value-type="float">
            <text:p>21</text:p>
          </table:table-cell>
          <table:table-cell table:style-name="ce20" table:formula="of:=SUM([.S140:.S142])" office:value-type="float" office:value="19" calcext:value-type="float">
            <text:p>19</text:p>
          </table:table-cell>
          <table:table-cell table:style-name="ce20" table:formula="of:=SUM([.T140:.T142])" office:value-type="float" office:value="152" calcext:value-type="float">
            <text:p>15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31" office:value-type="float" office:value="31" calcext:value-type="float">
            <text:p>31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9" calcext:value-type="float">
            <text:p>19</text:p>
          </table:table-cell>
          <table:table-cell table:style-name="ce20" table:formula="of:=[.S144]+[.R144]+[.Q144]+[.P144]+[.O144]+[.N144]+[.M144]+[.L144]+[.K144]+[.J144]+[.I144]+[.H144]+[.G144]+[.F144]+[.E144]+[.D144]" office:value-type="float" office:value="129" calcext:value-type="float">
            <text:p>12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 Totaal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6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31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145]+[.R145]+[.Q145]+[.P145]+[.O145]+[.N145]+[.M145]+[.L145]+[.K145]+[.J145]+[.I145]+[.H145]+[.G145]+[.F145]+[.E145]+[.D145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 table:formula="of:=[.S146]+[.R146]+[.Q146]+[.P146]+[.O146]+[.N146]+[.M146]+[.L146]+[.K146]+[.J146]+[.I146]+[.H146]+[.G146]+[.F146]+[.E146]+[.D146]" office:value-type="float" office:value="28" calcext:value-type="float">
            <text:p>2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 Totaal Generaal</text:p>
          </table:table-cell>
          <table:table-cell table:style-name="ce17"/>
          <table:table-cell/>
          <table:table-cell table:style-name="ce7" table:formula="of:=SUM([.D144:.D146])" office:value-type="float" office:value="0" calcext:value-type="float">
            <text:p>0</text:p>
          </table:table-cell>
          <table:table-cell table:style-name="ce20" table:formula="of:=SUM([.E144:.E146])" office:value-type="float" office:value="0" calcext:value-type="float">
            <text:p>0</text:p>
          </table:table-cell>
          <table:table-cell table:style-name="ce20" table:formula="of:=SUM([.F144:.F146])" office:value-type="float" office:value="0" calcext:value-type="float">
            <text:p>0</text:p>
          </table:table-cell>
          <table:table-cell table:style-name="ce20" table:formula="of:=SUM([.G144:.G146])" office:value-type="float" office:value="0" calcext:value-type="float">
            <text:p>0</text:p>
          </table:table-cell>
          <table:table-cell table:style-name="ce20" table:formula="of:=SUM([.H144:.H146])" office:value-type="float" office:value="3" calcext:value-type="float">
            <text:p>3</text:p>
          </table:table-cell>
          <table:table-cell table:style-name="ce20" table:formula="of:=SUM([.I144:.I146])" office:value-type="float" office:value="1" calcext:value-type="float">
            <text:p>1</text:p>
          </table:table-cell>
          <table:table-cell table:style-name="ce20" table:formula="of:=SUM([.J144:.J146])" office:value-type="float" office:value="2" calcext:value-type="float">
            <text:p>2</text:p>
          </table:table-cell>
          <table:table-cell table:style-name="ce20" table:formula="of:=SUM([.K144:.K146])" office:value-type="float" office:value="9" calcext:value-type="float">
            <text:p>9</text:p>
          </table:table-cell>
          <table:table-cell table:style-name="ce20" table:formula="of:=SUM([.L144:.L146])" office:value-type="float" office:value="7" calcext:value-type="float">
            <text:p>7</text:p>
          </table:table-cell>
          <table:table-cell table:style-name="ce20" table:formula="of:=SUM([.M144:.M146])" office:value-type="float" office:value="23" calcext:value-type="float">
            <text:p>23</text:p>
          </table:table-cell>
          <table:table-cell table:style-name="ce20" table:formula="of:=SUM([.N144:.N146])" office:value-type="float" office:value="18" calcext:value-type="float">
            <text:p>18</text:p>
          </table:table-cell>
          <table:table-cell table:style-name="ce20" table:formula="of:=SUM([.O144:.O146])" office:value-type="float" office:value="33" calcext:value-type="float">
            <text:p>33</text:p>
          </table:table-cell>
          <table:table-cell table:style-name="ce20" table:formula="of:=SUM([.P144:.P146])" office:value-type="float" office:value="21" calcext:value-type="float">
            <text:p>21</text:p>
          </table:table-cell>
          <table:table-cell table:style-name="ce20" table:formula="of:=SUM([.Q144:.Q146])" office:value-type="float" office:value="1" calcext:value-type="float">
            <text:p>1</text:p>
          </table:table-cell>
          <table:table-cell table:style-name="ce20" table:formula="of:=SUM([.R144:.R146])" office:value-type="float" office:value="21" calcext:value-type="float">
            <text:p>21</text:p>
          </table:table-cell>
          <table:table-cell table:style-name="ce20" table:formula="of:=SUM([.S144:.S146])" office:value-type="float" office:value="20" calcext:value-type="float">
            <text:p>20</text:p>
          </table:table-cell>
          <table:table-cell table:style-name="ce20" table:formula="of:=SUM([.T144:.T146])" office:value-type="float" office:value="159" calcext:value-type="float">
            <text:p>15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XII Vervaardiging van stoom- en andere werktuigen, instrumenten, oorlogsmaterieel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71" table:number-columns-repeated="999"/>
        </table:table-row>
        <table:table-row table:style-name="ro6">
          <table:table-cell table:style-name="ce8" office:value-type="string" calcext:value-type="string">
            <text:p>a. Fabricage van stoom- en andere werktuigen (appendages, <text:s/>hijschwerktuigen, baggerwerktuigen, reservoirs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table:formula="of:=[.S149]+[.R149]+[.Q149]+[.P149]+[.O149]+[.N149]+[.M149]+[.L149]+[.K149]+[.J149]+[.I149]+[.H149]+[.G149]+[.F149]+[.E149]+[.D149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Fabricage van rijwielen en automobiel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1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150]+[.R150]+[.Q150]+[.P150]+[.O150]+[.N150]+[.M150]+[.L150]+[.K150]+[.J150]+[.I150]+[.H150]+[.G150]+[.F150]+[.E150]+[.D150]" office:value-type="float" office:value="4" calcext:value-type="float">
            <text:p>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Fabricage van rijwielen en automobiel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6"/>
          <table:table-cell table:style-name="ce31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6"/>
          <table:table-cell table:style-name="ce20" table:formula="of:=[.S151]+[.R151]+[.Q151]+[.P151]+[.O151]+[.N151]+[.M151]+[.L151]+[.K151]+[.J151]+[.I151]+[.H151]+[.G151]+[.F151]+[.E151]+[.D151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50:.D151])" office:value-type="float" office:value="0" calcext:value-type="float">
            <text:p>0</text:p>
          </table:table-cell>
          <table:table-cell table:style-name="ce20" table:formula="of:=SUM([.E150:.E151])" office:value-type="float" office:value="0" calcext:value-type="float">
            <text:p>0</text:p>
          </table:table-cell>
          <table:table-cell table:style-name="ce20" table:formula="of:=SUM([.F150:.F151])" office:value-type="float" office:value="0" calcext:value-type="float">
            <text:p>0</text:p>
          </table:table-cell>
          <table:table-cell table:style-name="ce20" table:formula="of:=SUM([.G150:.G151])" office:value-type="float" office:value="0" calcext:value-type="float">
            <text:p>0</text:p>
          </table:table-cell>
          <table:table-cell table:style-name="ce20" table:formula="of:=SUM([.H150:.H151])" office:value-type="float" office:value="0" calcext:value-type="float">
            <text:p>0</text:p>
          </table:table-cell>
          <table:table-cell table:style-name="ce20" table:formula="of:=SUM([.I150:.I151])" office:value-type="float" office:value="1" calcext:value-type="float">
            <text:p>1</text:p>
          </table:table-cell>
          <table:table-cell table:style-name="ce20" table:formula="of:=SUM([.J150:.J151])" office:value-type="float" office:value="0" calcext:value-type="float">
            <text:p>0</text:p>
          </table:table-cell>
          <table:table-cell table:style-name="ce20" table:formula="of:=SUM([.K150:.K151])" office:value-type="float" office:value="0" calcext:value-type="float">
            <text:p>0</text:p>
          </table:table-cell>
          <table:table-cell table:style-name="ce20" table:formula="of:=SUM([.L150:.L151])" office:value-type="float" office:value="0" calcext:value-type="float">
            <text:p>0</text:p>
          </table:table-cell>
          <table:table-cell table:style-name="ce20" table:formula="of:=SUM([.M150:.M151])" office:value-type="float" office:value="3" calcext:value-type="float">
            <text:p>3</text:p>
          </table:table-cell>
          <table:table-cell table:style-name="ce20" table:formula="of:=SUM([.N150:.N151])" office:value-type="float" office:value="0" calcext:value-type="float">
            <text:p>0</text:p>
          </table:table-cell>
          <table:table-cell table:style-name="ce20" table:formula="of:=SUM([.O150:.O151])" office:value-type="float" office:value="1" calcext:value-type="float">
            <text:p>1</text:p>
          </table:table-cell>
          <table:table-cell table:style-name="ce20" table:formula="of:=SUM([.P150:.P151])" office:value-type="float" office:value="0" calcext:value-type="float">
            <text:p>0</text:p>
          </table:table-cell>
          <table:table-cell table:style-name="ce20" table:formula="of:=SUM([.Q150:.Q151])" office:value-type="float" office:value="0" calcext:value-type="float">
            <text:p>0</text:p>
          </table:table-cell>
          <table:table-cell table:style-name="ce20" table:formula="of:=SUM([.R150:.R151])" office:value-type="float" office:value="0" calcext:value-type="float">
            <text:p>0</text:p>
          </table:table-cell>
          <table:table-cell table:style-name="ce20" table:formula="of:=SUM([.S150:.S151])" office:value-type="float" office:value="0" calcext:value-type="float">
            <text:p>0</text:p>
          </table:table-cell>
          <table:table-cell table:style-name="ce20" table:formula="of:=SUM([.T150:.T151])" office:value-type="float" office:value="5" calcext:value-type="float">
            <text:p>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d. Vervaardiging van instrumenten (incl. piano's, verlichtingsornamenten, chirurgische instrumenten, kuntgebitten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20"/>
          <table:table-cell table:style-name="ce31" office:value-type="float" office:value="5" calcext:value-type="float">
            <text:p>5</text:p>
          </table:table-cell>
          <table:table-cell table:style-name="ce20"/>
          <table:table-cell table:style-name="ce20" table:formula="of:=[.S153]+[.R153]+[.Q153]+[.P153]+[.O153]+[.N153]+[.M153]+[.L153]+[.K153]+[.J153]+[.I153]+[.H153]+[.G153]+[.F153]+[.E153]+[.D153]" office:value-type="float" office:value="22" calcext:value-type="float">
            <text:p>2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d. Vervaardiging van instrumenten (incl. piano's, verlichtingsornamenten, chirurgische instrumenten, kuntgebitten)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table:number-columns-repeated="9"/>
          <table:table-cell table:style-name="ce20" table:formula="of:=[.S154]+[.R154]+[.Q154]+[.P154]+[.O154]+[.N154]+[.M154]+[.L154]+[.K154]+[.J154]+[.I154]+[.H154]+[.G154]+[.F154]+[.E154]+[.D154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53:.D154])" office:value-type="float" office:value="0" calcext:value-type="float">
            <text:p>0</text:p>
          </table:table-cell>
          <table:table-cell table:style-name="ce20" table:formula="of:=SUM([.E153:.E154])" office:value-type="float" office:value="0" calcext:value-type="float">
            <text:p>0</text:p>
          </table:table-cell>
          <table:table-cell table:style-name="ce20" table:formula="of:=SUM([.F153:.F154])" office:value-type="float" office:value="0" calcext:value-type="float">
            <text:p>0</text:p>
          </table:table-cell>
          <table:table-cell table:style-name="ce20" table:formula="of:=SUM([.G153:.G154])" office:value-type="float" office:value="0" calcext:value-type="float">
            <text:p>0</text:p>
          </table:table-cell>
          <table:table-cell table:style-name="ce20" table:formula="of:=SUM([.H153:.H154])" office:value-type="float" office:value="0" calcext:value-type="float">
            <text:p>0</text:p>
          </table:table-cell>
          <table:table-cell table:style-name="ce20" table:formula="of:=SUM([.I153:.I154])" office:value-type="float" office:value="0" calcext:value-type="float">
            <text:p>0</text:p>
          </table:table-cell>
          <table:table-cell table:style-name="ce20" table:formula="of:=SUM([.J153:.J154])" office:value-type="float" office:value="1" calcext:value-type="float">
            <text:p>1</text:p>
          </table:table-cell>
          <table:table-cell table:style-name="ce20" table:formula="of:=SUM([.K153:.K154])" office:value-type="float" office:value="4" calcext:value-type="float">
            <text:p>4</text:p>
          </table:table-cell>
          <table:table-cell table:style-name="ce20" table:formula="of:=SUM([.L153:.L154])" office:value-type="float" office:value="1" calcext:value-type="float">
            <text:p>1</text:p>
          </table:table-cell>
          <table:table-cell table:style-name="ce20" table:formula="of:=SUM([.M153:.M154])" office:value-type="float" office:value="3" calcext:value-type="float">
            <text:p>3</text:p>
          </table:table-cell>
          <table:table-cell table:style-name="ce20" table:formula="of:=SUM([.N153:.N154])" office:value-type="float" office:value="1" calcext:value-type="float">
            <text:p>1</text:p>
          </table:table-cell>
          <table:table-cell table:style-name="ce20" table:formula="of:=SUM([.O153:.O154])" office:value-type="float" office:value="6" calcext:value-type="float">
            <text:p>6</text:p>
          </table:table-cell>
          <table:table-cell table:style-name="ce20" table:formula="of:=SUM([.P153:.P154])" office:value-type="float" office:value="2" calcext:value-type="float">
            <text:p>2</text:p>
          </table:table-cell>
          <table:table-cell table:style-name="ce20" table:formula="of:=SUM([.Q153:.Q154])" office:value-type="float" office:value="0" calcext:value-type="float">
            <text:p>0</text:p>
          </table:table-cell>
          <table:table-cell table:style-name="ce20" table:formula="of:=SUM([.R153:.R154])" office:value-type="float" office:value="5" calcext:value-type="float">
            <text:p>5</text:p>
          </table:table-cell>
          <table:table-cell table:style-name="ce20" table:formula="of:=SUM([.S153:.S154])" office:value-type="float" office:value="0" calcext:value-type="float">
            <text:p>0</text:p>
          </table:table-cell>
          <table:table-cell table:style-name="ce20" table:formula="of:=SUM([.T153:.T154])" office:value-type="float" office:value="23" calcext:value-type="float">
            <text:p>2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I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20"/>
          <table:table-cell table:style-name="ce31" office:value-type="float" office:value="7" calcext:value-type="float">
            <text:p>7</text:p>
          </table:table-cell>
          <table:table-cell table:style-name="ce20"/>
          <table:table-cell table:style-name="ce20" table:formula="of:=[.S156]+[.R156]+[.Q156]+[.P156]+[.O156]+[.N156]+[.M156]+[.L156]+[.K156]+[.J156]+[.I156]+[.H156]+[.G156]+[.F156]+[.E156]+[.D156]" office:value-type="float" office:value="28" calcext:value-type="float">
            <text:p>2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I Totaal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table:number-columns-repeated="6"/>
          <table:table-cell table:style-name="ce20" table:formula="of:=[.S157]+[.R157]+[.Q157]+[.P157]+[.O157]+[.N157]+[.M157]+[.L157]+[.K157]+[.J157]+[.I157]+[.H157]+[.G157]+[.F157]+[.E157]+[.D157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I Totaal generaal</text:p>
          </table:table-cell>
          <table:table-cell table:style-name="ce17"/>
          <table:table-cell/>
          <table:table-cell table:style-name="ce7" table:formula="of:=SUM([.D156:.D157])" office:value-type="float" office:value="0" calcext:value-type="float">
            <text:p>0</text:p>
          </table:table-cell>
          <table:table-cell table:style-name="ce20" table:formula="of:=SUM([.E156:.E157])" office:value-type="float" office:value="0" calcext:value-type="float">
            <text:p>0</text:p>
          </table:table-cell>
          <table:table-cell table:style-name="ce20" table:formula="of:=SUM([.F156:.F157])" office:value-type="float" office:value="0" calcext:value-type="float">
            <text:p>0</text:p>
          </table:table-cell>
          <table:table-cell table:style-name="ce20" table:formula="of:=SUM([.G156:.G157])" office:value-type="float" office:value="0" calcext:value-type="float">
            <text:p>0</text:p>
          </table:table-cell>
          <table:table-cell table:style-name="ce20" table:formula="of:=SUM([.H156:.H157])" office:value-type="float" office:value="0" calcext:value-type="float">
            <text:p>0</text:p>
          </table:table-cell>
          <table:table-cell table:style-name="ce20" table:formula="of:=SUM([.I156:.I157])" office:value-type="float" office:value="1" calcext:value-type="float">
            <text:p>1</text:p>
          </table:table-cell>
          <table:table-cell table:style-name="ce20" table:formula="of:=SUM([.J156:.J157])" office:value-type="float" office:value="1" calcext:value-type="float">
            <text:p>1</text:p>
          </table:table-cell>
          <table:table-cell table:style-name="ce20" table:formula="of:=SUM([.K156:.K157])" office:value-type="float" office:value="4" calcext:value-type="float">
            <text:p>4</text:p>
          </table:table-cell>
          <table:table-cell table:style-name="ce20" table:formula="of:=SUM([.L156:.L157])" office:value-type="float" office:value="1" calcext:value-type="float">
            <text:p>1</text:p>
          </table:table-cell>
          <table:table-cell table:style-name="ce20" table:formula="of:=SUM([.M156:.M157])" office:value-type="float" office:value="6" calcext:value-type="float">
            <text:p>6</text:p>
          </table:table-cell>
          <table:table-cell table:style-name="ce20" table:formula="of:=SUM([.N156:.N157])" office:value-type="float" office:value="1" calcext:value-type="float">
            <text:p>1</text:p>
          </table:table-cell>
          <table:table-cell table:style-name="ce20" table:formula="of:=SUM([.O156:.O157])" office:value-type="float" office:value="7" calcext:value-type="float">
            <text:p>7</text:p>
          </table:table-cell>
          <table:table-cell table:style-name="ce20" table:formula="of:=SUM([.P156:.P157])" office:value-type="float" office:value="2" calcext:value-type="float">
            <text:p>2</text:p>
          </table:table-cell>
          <table:table-cell table:style-name="ce20" table:formula="of:=SUM([.Q156:.Q157])" office:value-type="float" office:value="0" calcext:value-type="float">
            <text:p>0</text:p>
          </table:table-cell>
          <table:table-cell table:style-name="ce20" table:formula="of:=SUM([.R156:.R157])" office:value-type="float" office:value="7" calcext:value-type="float">
            <text:p>7</text:p>
          </table:table-cell>
          <table:table-cell table:style-name="ce20" table:formula="of:=SUM([.S156:.S157])" office:value-type="float" office:value="0" calcext:value-type="float">
            <text:p>0</text:p>
          </table:table-cell>
          <table:table-cell table:style-name="ce20" table:formula="of:=SUM([.T156:.T157])" office:value-type="float" office:value="30" calcext:value-type="float">
            <text:p>3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II Scheepsbouw, vervaardiging van rijtuigen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Scheepsbouw (incl. marineinrichtingen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0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20" table:formula="of:=[.S160]+[.R160]+[.Q160]+[.P160]+[.O160]+[.N160]+[.M160]+[.L160]+[.K160]+[.J160]+[.I160]+[.H160]+[.G160]+[.F160]+[.E160]+[.D160]" office:value-type="float" office:value="24" calcext:value-type="float">
            <text:p>2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Vervaardiging van rijtuigen, wagens, spoor- en tramwagens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formula="of:=[.S161]+[.R161]+[.Q161]+[.P161]+[.O161]+[.N161]+[.M161]+[.L161]+[.K161]+[.J161]+[.I161]+[.H161]+[.G161]+[.F161]+[.E161]+[.D161]" office:value-type="float" office:value="35" calcext:value-type="float">
            <text:p>3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Vervaardiging van rijtuigen, wagens, spoor- en tramwagens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11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162]+[.R162]+[.Q162]+[.P162]+[.O162]+[.N162]+[.M162]+[.L162]+[.K162]+[.J162]+[.I162]+[.H162]+[.G162]+[.F162]+[.E162]+[.D162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61:.D162])" office:value-type="float" office:value="0" calcext:value-type="float">
            <text:p>0</text:p>
          </table:table-cell>
          <table:table-cell table:style-name="ce20" table:formula="of:=SUM([.E161:.E162])" office:value-type="float" office:value="0" calcext:value-type="float">
            <text:p>0</text:p>
          </table:table-cell>
          <table:table-cell table:style-name="ce20" table:formula="of:=SUM([.F161:.F162])" office:value-type="float" office:value="0" calcext:value-type="float">
            <text:p>0</text:p>
          </table:table-cell>
          <table:table-cell table:style-name="ce20" table:formula="of:=SUM([.G161:.G162])" office:value-type="float" office:value="0" calcext:value-type="float">
            <text:p>0</text:p>
          </table:table-cell>
          <table:table-cell table:style-name="ce20" table:formula="of:=SUM([.H161:.H162])" office:value-type="float" office:value="0" calcext:value-type="float">
            <text:p>0</text:p>
          </table:table-cell>
          <table:table-cell table:style-name="ce20" table:formula="of:=SUM([.I161:.I162])" office:value-type="float" office:value="0" calcext:value-type="float">
            <text:p>0</text:p>
          </table:table-cell>
          <table:table-cell table:style-name="ce20" table:formula="of:=SUM([.J161:.J162])" office:value-type="float" office:value="0" calcext:value-type="float">
            <text:p>0</text:p>
          </table:table-cell>
          <table:table-cell table:style-name="ce20" table:formula="of:=SUM([.K161:.K162])" office:value-type="float" office:value="1" calcext:value-type="float">
            <text:p>1</text:p>
          </table:table-cell>
          <table:table-cell table:style-name="ce20" table:formula="of:=SUM([.L161:.L162])" office:value-type="float" office:value="1" calcext:value-type="float">
            <text:p>1</text:p>
          </table:table-cell>
          <table:table-cell table:style-name="ce20" table:formula="of:=SUM([.M161:.M162])" office:value-type="float" office:value="4" calcext:value-type="float">
            <text:p>4</text:p>
          </table:table-cell>
          <table:table-cell table:style-name="ce20" table:formula="of:=SUM([.N161:.N162])" office:value-type="float" office:value="4" calcext:value-type="float">
            <text:p>4</text:p>
          </table:table-cell>
          <table:table-cell table:style-name="ce20" table:formula="of:=SUM([.O161:.O162])" office:value-type="float" office:value="9" calcext:value-type="float">
            <text:p>9</text:p>
          </table:table-cell>
          <table:table-cell table:style-name="ce20" table:formula="of:=SUM([.P161:.P162])" office:value-type="float" office:value="4" calcext:value-type="float">
            <text:p>4</text:p>
          </table:table-cell>
          <table:table-cell table:style-name="ce20" table:formula="of:=SUM([.Q161:.Q162])" office:value-type="float" office:value="3" calcext:value-type="float">
            <text:p>3</text:p>
          </table:table-cell>
          <table:table-cell table:style-name="ce20" table:formula="of:=SUM([.R161:.R162])" office:value-type="float" office:value="2" calcext:value-type="float">
            <text:p>2</text:p>
          </table:table-cell>
          <table:table-cell table:style-name="ce20" table:formula="of:=SUM([.S161:.S162])" office:value-type="float" office:value="8" calcext:value-type="float">
            <text:p>8</text:p>
          </table:table-cell>
          <table:table-cell table:style-name="ce20" table:formula="of:=SUM([.T161:.T162])" office:value-type="float" office:value="36" calcext:value-type="float">
            <text:p>3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II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1" calcext:value-type="float">
            <text:p>11</text:p>
          </table:table-cell>
          <table:table-cell table:style-name="ce31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1" calcext:value-type="float">
            <text:p>11</text:p>
          </table:table-cell>
          <table:table-cell table:style-name="ce20" table:formula="of:=[.S164]+[.R164]+[.Q164]+[.P164]+[.O164]+[.N164]+[.M164]+[.L164]+[.K164]+[.J164]+[.I164]+[.H164]+[.G164]+[.F164]+[.E164]+[.D164]" office:value-type="float" office:value="59" calcext:value-type="float">
            <text:p>5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II Totaal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11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165]+[.R165]+[.Q165]+[.P165]+[.O165]+[.N165]+[.M165]+[.L165]+[.K165]+[.J165]+[.I165]+[.H165]+[.G165]+[.F165]+[.E165]+[.D165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II Totaal generaal</text:p>
          </table:table-cell>
          <table:table-cell table:style-name="ce17"/>
          <table:table-cell/>
          <table:table-cell table:style-name="ce7" table:formula="of:=SUM([.D164:.D165])" office:value-type="float" office:value="0" calcext:value-type="float">
            <text:p>0</text:p>
          </table:table-cell>
          <table:table-cell table:style-name="ce20" table:formula="of:=SUM([.E164:.E165])" office:value-type="float" office:value="0" calcext:value-type="float">
            <text:p>0</text:p>
          </table:table-cell>
          <table:table-cell table:style-name="ce20" table:formula="of:=SUM([.F164:.F165])" office:value-type="float" office:value="0" calcext:value-type="float">
            <text:p>0</text:p>
          </table:table-cell>
          <table:table-cell table:style-name="ce20" table:formula="of:=SUM([.G164:.G165])" office:value-type="float" office:value="0" calcext:value-type="float">
            <text:p>0</text:p>
          </table:table-cell>
          <table:table-cell table:style-name="ce20" table:formula="of:=SUM([.H164:.H165])" office:value-type="float" office:value="0" calcext:value-type="float">
            <text:p>0</text:p>
          </table:table-cell>
          <table:table-cell table:style-name="ce20" table:formula="of:=SUM([.I164:.I165])" office:value-type="float" office:value="1" calcext:value-type="float">
            <text:p>1</text:p>
          </table:table-cell>
          <table:table-cell table:style-name="ce20" table:formula="of:=SUM([.J164:.J165])" office:value-type="float" office:value="0" calcext:value-type="float">
            <text:p>0</text:p>
          </table:table-cell>
          <table:table-cell table:style-name="ce20" table:formula="of:=SUM([.K164:.K165])" office:value-type="float" office:value="2" calcext:value-type="float">
            <text:p>2</text:p>
          </table:table-cell>
          <table:table-cell table:style-name="ce20" table:formula="of:=SUM([.L164:.L165])" office:value-type="float" office:value="2" calcext:value-type="float">
            <text:p>2</text:p>
          </table:table-cell>
          <table:table-cell table:style-name="ce20" table:formula="of:=SUM([.M164:.M165])" office:value-type="float" office:value="4" calcext:value-type="float">
            <text:p>4</text:p>
          </table:table-cell>
          <table:table-cell table:style-name="ce20" table:formula="of:=SUM([.N164:.N165])" office:value-type="float" office:value="12" calcext:value-type="float">
            <text:p>12</text:p>
          </table:table-cell>
          <table:table-cell table:style-name="ce20" table:formula="of:=SUM([.O164:.O165])" office:value-type="float" office:value="11" calcext:value-type="float">
            <text:p>11</text:p>
          </table:table-cell>
          <table:table-cell table:style-name="ce20" table:formula="of:=SUM([.P164:.P165])" office:value-type="float" office:value="7" calcext:value-type="float">
            <text:p>7</text:p>
          </table:table-cell>
          <table:table-cell table:style-name="ce20" table:formula="of:=SUM([.Q164:.Q165])" office:value-type="float" office:value="3" calcext:value-type="float">
            <text:p>3</text:p>
          </table:table-cell>
          <table:table-cell table:style-name="ce20" table:formula="of:=SUM([.R164:.R165])" office:value-type="float" office:value="7" calcext:value-type="float">
            <text:p>7</text:p>
          </table:table-cell>
          <table:table-cell table:style-name="ce20" table:formula="of:=SUM([.S164:.S165])" office:value-type="float" office:value="11" calcext:value-type="float">
            <text:p>11</text:p>
          </table:table-cell>
          <table:table-cell table:style-name="ce20" table:formula="of:=SUM([.T164:.T165])" office:value-type="float" office:value="60" calcext:value-type="float">
            <text:p>6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/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V Papier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71" table:number-columns-repeated="999"/>
        </table:table-row>
        <table:table-row table:style-name="ro7">
          <table:table-cell table:style-name="ce8" office:value-type="string" calcext:value-type="string">
            <text:p>a. Vervaardiging van papier, karton en papierhalfstof (excl. Perkament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168]+[.R168]+[.Q168]+[.P168]+[.O168]+[.N168]+[.M168]+[.L168]+[.K168]+[.J168]+[.I168]+[.H168]+[.G168]+[.F168]+[.E168]+[.D168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a. Vervaardiging van papier, karton en papierhalfstof (excl. Perkament)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table:formula="of:=[.S169]+[.R169]+[.Q169]+[.P169]+[.O169]+[.N169]+[.M169]+[.L169]+[.K169]+[.J169]+[.I169]+[.H169]+[.G169]+[.F169]+[.E169]+[.D169]" office:value-type="float" office:value="26" calcext:value-type="float">
            <text:p>2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68:.D169])" office:value-type="float" office:value="0" calcext:value-type="float">
            <text:p>0</text:p>
          </table:table-cell>
          <table:table-cell table:style-name="ce20" table:formula="of:=SUM([.E168:.E169])" office:value-type="float" office:value="0" calcext:value-type="float">
            <text:p>0</text:p>
          </table:table-cell>
          <table:table-cell table:style-name="ce20" table:formula="of:=SUM([.F168:.F169])" office:value-type="float" office:value="0" calcext:value-type="float">
            <text:p>0</text:p>
          </table:table-cell>
          <table:table-cell table:style-name="ce20" table:formula="of:=SUM([.G168:.G169])" office:value-type="float" office:value="1" calcext:value-type="float">
            <text:p>1</text:p>
          </table:table-cell>
          <table:table-cell table:style-name="ce20" table:formula="of:=SUM([.H168:.H169])" office:value-type="float" office:value="1" calcext:value-type="float">
            <text:p>1</text:p>
          </table:table-cell>
          <table:table-cell table:style-name="ce20" table:formula="of:=SUM([.I168:.I169])" office:value-type="float" office:value="0" calcext:value-type="float">
            <text:p>0</text:p>
          </table:table-cell>
          <table:table-cell table:style-name="ce20" table:formula="of:=SUM([.J168:.J169])" office:value-type="float" office:value="0" calcext:value-type="float">
            <text:p>0</text:p>
          </table:table-cell>
          <table:table-cell table:style-name="ce20" table:formula="of:=SUM([.K168:.K169])" office:value-type="float" office:value="3" calcext:value-type="float">
            <text:p>3</text:p>
          </table:table-cell>
          <table:table-cell table:style-name="ce20" table:formula="of:=SUM([.L168:.L169])" office:value-type="float" office:value="3" calcext:value-type="float">
            <text:p>3</text:p>
          </table:table-cell>
          <table:table-cell table:style-name="ce20" table:formula="of:=SUM([.M168:.M169])" office:value-type="float" office:value="7" calcext:value-type="float">
            <text:p>7</text:p>
          </table:table-cell>
          <table:table-cell table:style-name="ce20" table:formula="of:=SUM([.N168:.N169])" office:value-type="float" office:value="2" calcext:value-type="float">
            <text:p>2</text:p>
          </table:table-cell>
          <table:table-cell table:style-name="ce20" table:formula="of:=SUM([.O168:.O169])" office:value-type="float" office:value="3" calcext:value-type="float">
            <text:p>3</text:p>
          </table:table-cell>
          <table:table-cell table:style-name="ce20" table:formula="of:=SUM([.P168:.P169])" office:value-type="float" office:value="3" calcext:value-type="float">
            <text:p>3</text:p>
          </table:table-cell>
          <table:table-cell table:style-name="ce20" table:formula="of:=SUM([.Q168:.Q169])" office:value-type="float" office:value="1" calcext:value-type="float">
            <text:p>1</text:p>
          </table:table-cell>
          <table:table-cell table:style-name="ce20" table:formula="of:=SUM([.R168:.R169])" office:value-type="float" office:value="2" calcext:value-type="float">
            <text:p>2</text:p>
          </table:table-cell>
          <table:table-cell table:style-name="ce20" table:formula="of:=SUM([.S168:.S169])" office:value-type="float" office:value="1" calcext:value-type="float">
            <text:p>1</text:p>
          </table:table-cell>
          <table:table-cell table:style-name="ce20" table:formula="of:=SUM([.T168:.T169])" office:value-type="float" office:value="27" calcext:value-type="float">
            <text:p>2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Papier- en kartonberwerking (incl. boekbinders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S171]+[.R171]+[.Q171]+[.P171]+[.O171]+[.N171]+[.M171]+[.L171]+[.K171]+[.J171]+[.I171]+[.H171]+[.G171]+[.F171]+[.E171]+[.D171]" office:value-type="float" office:value="13" calcext:value-type="float">
            <text:p>1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Papier- en kartonberwerking (incl. boekbinders)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10"/>
          <table:table-cell table:style-name="ce20" table:formula="of:=[.S172]+[.R172]+[.Q172]+[.P172]+[.O172]+[.N172]+[.M172]+[.L172]+[.K172]+[.J172]+[.I172]+[.H172]+[.G172]+[.F172]+[.E172]+[.D172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Papier- en kartonberwerking (incl. boekbinders)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table:formula="of:=[.S173]+[.R173]+[.Q173]+[.P173]+[.O173]+[.N173]+[.M173]+[.L173]+[.K173]+[.J173]+[.I173]+[.H173]+[.G173]+[.F173]+[.E173]+[.D173]" office:value-type="float" office:value="6" calcext:value-type="float">
            <text:p>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71:.D173])" office:value-type="float" office:value="0" calcext:value-type="float">
            <text:p>0</text:p>
          </table:table-cell>
          <table:table-cell table:style-name="ce20" table:formula="of:=SUM([.E171:.E173])" office:value-type="float" office:value="0" calcext:value-type="float">
            <text:p>0</text:p>
          </table:table-cell>
          <table:table-cell table:style-name="ce20" table:formula="of:=SUM([.F171:.F173])" office:value-type="float" office:value="0" calcext:value-type="float">
            <text:p>0</text:p>
          </table:table-cell>
          <table:table-cell table:style-name="ce20" table:formula="of:=SUM([.G171:.G173])" office:value-type="float" office:value="2" calcext:value-type="float">
            <text:p>2</text:p>
          </table:table-cell>
          <table:table-cell table:style-name="ce20" table:formula="of:=SUM([.H171:.H173])" office:value-type="float" office:value="1" calcext:value-type="float">
            <text:p>1</text:p>
          </table:table-cell>
          <table:table-cell table:style-name="ce20" table:formula="of:=SUM([.I171:.I173])" office:value-type="float" office:value="1" calcext:value-type="float">
            <text:p>1</text:p>
          </table:table-cell>
          <table:table-cell table:style-name="ce20" table:formula="of:=SUM([.J171:.J173])" office:value-type="float" office:value="1" calcext:value-type="float">
            <text:p>1</text:p>
          </table:table-cell>
          <table:table-cell table:style-name="ce20" table:formula="of:=SUM([.K171:.K173])" office:value-type="float" office:value="1" calcext:value-type="float">
            <text:p>1</text:p>
          </table:table-cell>
          <table:table-cell table:style-name="ce20" table:formula="of:=SUM([.L171:.L173])" office:value-type="float" office:value="0" calcext:value-type="float">
            <text:p>0</text:p>
          </table:table-cell>
          <table:table-cell table:style-name="ce20" table:formula="of:=SUM([.M171:.M173])" office:value-type="float" office:value="2" calcext:value-type="float">
            <text:p>2</text:p>
          </table:table-cell>
          <table:table-cell table:style-name="ce20" table:formula="of:=SUM([.N171:.N173])" office:value-type="float" office:value="2" calcext:value-type="float">
            <text:p>2</text:p>
          </table:table-cell>
          <table:table-cell table:style-name="ce20" table:formula="of:=SUM([.O171:.O173])" office:value-type="float" office:value="5" calcext:value-type="float">
            <text:p>5</text:p>
          </table:table-cell>
          <table:table-cell table:style-name="ce20" table:formula="of:=SUM([.P171:.P173])" office:value-type="float" office:value="0" calcext:value-type="float">
            <text:p>0</text:p>
          </table:table-cell>
          <table:table-cell table:style-name="ce20" table:formula="of:=SUM([.Q171:.Q173])" office:value-type="float" office:value="2" calcext:value-type="float">
            <text:p>2</text:p>
          </table:table-cell>
          <table:table-cell table:style-name="ce20" table:formula="of:=SUM([.R171:.R173])" office:value-type="float" office:value="3" calcext:value-type="float">
            <text:p>3</text:p>
          </table:table-cell>
          <table:table-cell table:style-name="ce20" table:formula="of:=SUM([.S171:.S173])" office:value-type="float" office:value="1" calcext:value-type="float">
            <text:p>1</text:p>
          </table:table-cell>
          <table:table-cell table:style-name="ce20" table:formula="of:=SUM([.T171:.T173])" office:value-type="float" office:value="21" calcext:value-type="float">
            <text:p>2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V.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S175]+[.R175]+[.Q175]+[.P175]+[.O175]+[.N175]+[.M175]+[.L175]+[.K175]+[.J175]+[.I175]+[.H175]+[.G175]+[.F175]+[.E175]+[.D175]" office:value-type="float" office:value="14" calcext:value-type="float">
            <text:p>1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V. Totaal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10"/>
          <table:table-cell table:style-name="ce20" table:formula="of:=[.S176]+[.R176]+[.Q176]+[.P176]+[.O176]+[.N176]+[.M176]+[.L176]+[.K176]+[.J176]+[.I176]+[.H176]+[.G176]+[.F176]+[.E176]+[.D176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V.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2"/>
          <table:table-cell table:style-name="ce31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0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S177]+[.R177]+[.Q177]+[.P177]+[.O177]+[.N177]+[.M177]+[.L177]+[.K177]+[.J177]+[.I177]+[.H177]+[.G177]+[.F177]+[.E177]+[.D177]" office:value-type="float" office:value="32" calcext:value-type="float">
            <text:p>3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V. Totaal generaal</text:p>
          </table:table-cell>
          <table:table-cell table:style-name="ce17"/>
          <table:table-cell/>
          <table:table-cell table:style-name="ce7" table:formula="of:=SUM([.D175:.D177])" office:value-type="float" office:value="0" calcext:value-type="float">
            <text:p>0</text:p>
          </table:table-cell>
          <table:table-cell table:style-name="ce20" table:formula="of:=SUM([.E175:.E177])" office:value-type="float" office:value="0" calcext:value-type="float">
            <text:p>0</text:p>
          </table:table-cell>
          <table:table-cell table:style-name="ce20" table:formula="of:=SUM([.F175:.F177])" office:value-type="float" office:value="0" calcext:value-type="float">
            <text:p>0</text:p>
          </table:table-cell>
          <table:table-cell table:style-name="ce20" table:formula="of:=SUM([.G175:.G177])" office:value-type="float" office:value="3" calcext:value-type="float">
            <text:p>3</text:p>
          </table:table-cell>
          <table:table-cell table:style-name="ce20" table:formula="of:=SUM([.H175:.H177])" office:value-type="float" office:value="2" calcext:value-type="float">
            <text:p>2</text:p>
          </table:table-cell>
          <table:table-cell table:style-name="ce20" table:formula="of:=SUM([.I175:.I177])" office:value-type="float" office:value="1" calcext:value-type="float">
            <text:p>1</text:p>
          </table:table-cell>
          <table:table-cell table:style-name="ce20" table:formula="of:=SUM([.J175:.J177])" office:value-type="float" office:value="1" calcext:value-type="float">
            <text:p>1</text:p>
          </table:table-cell>
          <table:table-cell table:style-name="ce20" table:formula="of:=SUM([.K175:.K177])" office:value-type="float" office:value="4" calcext:value-type="float">
            <text:p>4</text:p>
          </table:table-cell>
          <table:table-cell table:style-name="ce20" table:formula="of:=SUM([.L175:.L177])" office:value-type="float" office:value="3" calcext:value-type="float">
            <text:p>3</text:p>
          </table:table-cell>
          <table:table-cell table:style-name="ce20" table:formula="of:=SUM([.M175:.M177])" office:value-type="float" office:value="9" calcext:value-type="float">
            <text:p>9</text:p>
          </table:table-cell>
          <table:table-cell table:style-name="ce20" table:formula="of:=SUM([.N175:.N177])" office:value-type="float" office:value="4" calcext:value-type="float">
            <text:p>4</text:p>
          </table:table-cell>
          <table:table-cell table:style-name="ce20" table:formula="of:=SUM([.O175:.O177])" office:value-type="float" office:value="8" calcext:value-type="float">
            <text:p>8</text:p>
          </table:table-cell>
          <table:table-cell table:style-name="ce20" table:formula="of:=SUM([.P175:.P177])" office:value-type="float" office:value="3" calcext:value-type="float">
            <text:p>3</text:p>
          </table:table-cell>
          <table:table-cell table:style-name="ce20" table:formula="of:=SUM([.Q175:.Q177])" office:value-type="float" office:value="3" calcext:value-type="float">
            <text:p>3</text:p>
          </table:table-cell>
          <table:table-cell table:style-name="ce20" table:formula="of:=SUM([.R175:.R177])" office:value-type="float" office:value="5" calcext:value-type="float">
            <text:p>5</text:p>
          </table:table-cell>
          <table:table-cell table:style-name="ce20" table:formula="of:=SUM([.S175:.S177])" office:value-type="float" office:value="2" calcext:value-type="float">
            <text:p>2</text:p>
          </table:table-cell>
          <table:table-cell table:style-name="ce20" table:formula="of:=SUM([.T175:.T177])" office:value-type="float" office:value="48" calcext:value-type="float">
            <text:p>4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 Textiele nijverheid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a. Gereedmaken van vezelstoffen voor de spinnerij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8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180]+[.R180]+[.Q180]+[.P180]+[.O180]+[.N180]+[.M180]+[.L180]+[.K180]+[.J180]+[.I180]+[.H180]+[.G180]+[.F180]+[.E180]+[.D180]" office:value-type="float" office:value="4" calcext:value-type="float">
            <text:p>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Gereedmaken van vezelstoffen voor de spinnerij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table:formula="of:=[.S181]+[.R181]+[.Q181]+[.P181]+[.O181]+[.N181]+[.M181]+[.L181]+[.K181]+[.J181]+[.I181]+[.H181]+[.G181]+[.F181]+[.E181]+[.D181]" office:value-type="float" office:value="10" calcext:value-type="float">
            <text:p>1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80:.D181])" office:value-type="float" office:value="0" calcext:value-type="float">
            <text:p>0</text:p>
          </table:table-cell>
          <table:table-cell table:style-name="ce20" table:formula="of:=SUM([.E180:.E181])" office:value-type="float" office:value="0" calcext:value-type="float">
            <text:p>0</text:p>
          </table:table-cell>
          <table:table-cell table:style-name="ce20" table:formula="of:=SUM([.F180:.F181])" office:value-type="float" office:value="0" calcext:value-type="float">
            <text:p>0</text:p>
          </table:table-cell>
          <table:table-cell table:style-name="ce20" table:formula="of:=SUM([.G180:.G181])" office:value-type="float" office:value="0" calcext:value-type="float">
            <text:p>0</text:p>
          </table:table-cell>
          <table:table-cell table:style-name="ce20" table:formula="of:=SUM([.H180:.H181])" office:value-type="float" office:value="0" calcext:value-type="float">
            <text:p>0</text:p>
          </table:table-cell>
          <table:table-cell table:style-name="ce20" table:formula="of:=SUM([.I180:.I181])" office:value-type="float" office:value="1" calcext:value-type="float">
            <text:p>1</text:p>
          </table:table-cell>
          <table:table-cell table:style-name="ce20" table:formula="of:=SUM([.J180:.J181])" office:value-type="float" office:value="0" calcext:value-type="float">
            <text:p>0</text:p>
          </table:table-cell>
          <table:table-cell table:style-name="ce20" table:formula="of:=SUM([.K180:.K181])" office:value-type="float" office:value="1" calcext:value-type="float">
            <text:p>1</text:p>
          </table:table-cell>
          <table:table-cell table:style-name="ce20" table:formula="of:=SUM([.L180:.L181])" office:value-type="float" office:value="0" calcext:value-type="float">
            <text:p>0</text:p>
          </table:table-cell>
          <table:table-cell table:style-name="ce20" table:formula="of:=SUM([.M180:.M181])" office:value-type="float" office:value="1" calcext:value-type="float">
            <text:p>1</text:p>
          </table:table-cell>
          <table:table-cell table:style-name="ce20" table:formula="of:=SUM([.N180:.N181])" office:value-type="float" office:value="1" calcext:value-type="float">
            <text:p>1</text:p>
          </table:table-cell>
          <table:table-cell table:style-name="ce20" table:formula="of:=SUM([.O180:.O181])" office:value-type="float" office:value="5" calcext:value-type="float">
            <text:p>5</text:p>
          </table:table-cell>
          <table:table-cell table:style-name="ce20" table:formula="of:=SUM([.P180:.P181])" office:value-type="float" office:value="3" calcext:value-type="float">
            <text:p>3</text:p>
          </table:table-cell>
          <table:table-cell table:style-name="ce20" table:formula="of:=SUM([.Q180:.Q181])" office:value-type="float" office:value="1" calcext:value-type="float">
            <text:p>1</text:p>
          </table:table-cell>
          <table:table-cell table:style-name="ce20" table:formula="of:=SUM([.R180:.R181])" office:value-type="float" office:value="1" calcext:value-type="float">
            <text:p>1</text:p>
          </table:table-cell>
          <table:table-cell table:style-name="ce20" table:formula="of:=SUM([.S180:.S181])" office:value-type="float" office:value="0" calcext:value-type="float">
            <text:p>0</text:p>
          </table:table-cell>
          <table:table-cell table:style-name="ce20" table:formula="of:=SUM([.T180:.T181])" office:value-type="float" office:value="14" calcext:value-type="float">
            <text:p>1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Hekelen en spinn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0"/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formula="of:=[.S183]+[.R183]+[.Q183]+[.P183]+[.O183]+[.N183]+[.M183]+[.L183]+[.K183]+[.J183]+[.I183]+[.H183]+[.G183]+[.F183]+[.E183]+[.D183]" office:value-type="float" office:value="6" calcext:value-type="float">
            <text:p>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Hekelen en spinn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formula="of:=[.S184]+[.R184]+[.Q184]+[.P184]+[.O184]+[.N184]+[.M184]+[.L184]+[.K184]+[.J184]+[.I184]+[.H184]+[.G184]+[.F184]+[.E184]+[.D184]" office:value-type="float" office:value="25" calcext:value-type="float">
            <text:p>2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83:.D184])" office:value-type="float" office:value="0" calcext:value-type="float">
            <text:p>0</text:p>
          </table:table-cell>
          <table:table-cell table:style-name="ce20" table:formula="of:=SUM([.E183:.E184])" office:value-type="float" office:value="0" calcext:value-type="float">
            <text:p>0</text:p>
          </table:table-cell>
          <table:table-cell table:style-name="ce20" table:formula="of:=SUM([.F183:.F184])" office:value-type="float" office:value="0" calcext:value-type="float">
            <text:p>0</text:p>
          </table:table-cell>
          <table:table-cell table:style-name="ce20" table:formula="of:=SUM([.G183:.G184])" office:value-type="float" office:value="3" calcext:value-type="float">
            <text:p>3</text:p>
          </table:table-cell>
          <table:table-cell table:style-name="ce20" table:formula="of:=SUM([.H183:.H184])" office:value-type="float" office:value="6" calcext:value-type="float">
            <text:p>6</text:p>
          </table:table-cell>
          <table:table-cell table:style-name="ce20" table:formula="of:=SUM([.I183:.I184])" office:value-type="float" office:value="3" calcext:value-type="float">
            <text:p>3</text:p>
          </table:table-cell>
          <table:table-cell table:style-name="ce20" table:formula="of:=SUM([.J183:.J184])" office:value-type="float" office:value="0" calcext:value-type="float">
            <text:p>0</text:p>
          </table:table-cell>
          <table:table-cell table:style-name="ce20" table:formula="of:=SUM([.K183:.K184])" office:value-type="float" office:value="4" calcext:value-type="float">
            <text:p>4</text:p>
          </table:table-cell>
          <table:table-cell table:style-name="ce20" table:formula="of:=SUM([.L183:.L184])" office:value-type="float" office:value="4" calcext:value-type="float">
            <text:p>4</text:p>
          </table:table-cell>
          <table:table-cell table:style-name="ce20" table:formula="of:=SUM([.M183:.M184])" office:value-type="float" office:value="2" calcext:value-type="float">
            <text:p>2</text:p>
          </table:table-cell>
          <table:table-cell table:style-name="ce20" table:formula="of:=SUM([.N183:.N184])" office:value-type="float" office:value="1" calcext:value-type="float">
            <text:p>1</text:p>
          </table:table-cell>
          <table:table-cell table:style-name="ce20" table:formula="of:=SUM([.O183:.O184])" office:value-type="float" office:value="2" calcext:value-type="float">
            <text:p>2</text:p>
          </table:table-cell>
          <table:table-cell table:style-name="ce20" table:formula="of:=SUM([.P183:.P184])" office:value-type="float" office:value="0" calcext:value-type="float">
            <text:p>0</text:p>
          </table:table-cell>
          <table:table-cell table:style-name="ce20" table:formula="of:=SUM([.Q183:.Q184])" office:value-type="float" office:value="0" calcext:value-type="float">
            <text:p>0</text:p>
          </table:table-cell>
          <table:table-cell table:style-name="ce20" table:formula="of:=SUM([.R183:.R184])" office:value-type="float" office:value="2" calcext:value-type="float">
            <text:p>2</text:p>
          </table:table-cell>
          <table:table-cell table:style-name="ce20" table:formula="of:=SUM([.S183:.S184])" office:value-type="float" office:value="4" calcext:value-type="float">
            <text:p>4</text:p>
          </table:table-cell>
          <table:table-cell table:style-name="ce20" table:formula="of:=SUM([.T183:.T184])" office:value-type="float" office:value="31" calcext:value-type="float">
            <text:p>3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Weven en breien (incl. fabr. Van wollen dekens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21" calcext:value-type="float">
            <text:p>21</text:p>
          </table:table-cell>
          <table:table-cell table:style-name="ce20" table:formula="of:=[.S186]+[.R186]+[.Q186]+[.P186]+[.O186]+[.N186]+[.M186]+[.L186]+[.K186]+[.J186]+[.I186]+[.H186]+[.G186]+[.F186]+[.E186]+[.D186]" office:value-type="float" office:value="87" calcext:value-type="float">
            <text:p>8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Weven en breien (incl. fabr. Van wollen dekens)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 table:number-columns-repeated="8"/>
          <table:table-cell table:style-name="ce20" table:formula="of:=[.S187]+[.R187]+[.Q187]+[.P187]+[.O187]+[.N187]+[.M187]+[.L187]+[.K187]+[.J187]+[.I187]+[.H187]+[.G187]+[.F187]+[.E187]+[.D187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Weven en breien (incl. fabr. Van wollen dekens)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35" calcext:value-type="float">
            <text:p>35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31" office:value-type="float" office:value="13" calcext:value-type="float">
            <text:p>1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5" calcext:value-type="float">
            <text:p>15</text:p>
          </table:table-cell>
          <table:table-cell table:style-name="ce31" office:value-type="float" office:value="11" calcext:value-type="float">
            <text:p>11</text:p>
          </table:table-cell>
          <table:table-cell table:style-name="ce20" table:formula="of:=[.S188]+[.R188]+[.Q188]+[.P188]+[.O188]+[.N188]+[.M188]+[.L188]+[.K188]+[.J188]+[.I188]+[.H188]+[.G188]+[.F188]+[.E188]+[.D188]" office:value-type="float" office:value="201" calcext:value-type="float">
            <text:p>20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86:.D188])" office:value-type="float" office:value="0" calcext:value-type="float">
            <text:p>0</text:p>
          </table:table-cell>
          <table:table-cell table:style-name="ce20" table:formula="of:=SUM([.E186:.E188])" office:value-type="float" office:value="0" calcext:value-type="float">
            <text:p>0</text:p>
          </table:table-cell>
          <table:table-cell table:style-name="ce20" table:formula="of:=SUM([.F186:.F188])" office:value-type="float" office:value="2" calcext:value-type="float">
            <text:p>2</text:p>
          </table:table-cell>
          <table:table-cell table:style-name="ce20" table:formula="of:=SUM([.G186:.G188])" office:value-type="float" office:value="3" calcext:value-type="float">
            <text:p>3</text:p>
          </table:table-cell>
          <table:table-cell table:style-name="ce20" table:formula="of:=SUM([.H186:.H188])" office:value-type="float" office:value="16" calcext:value-type="float">
            <text:p>16</text:p>
          </table:table-cell>
          <table:table-cell table:style-name="ce20" table:formula="of:=SUM([.I186:.I188])" office:value-type="float" office:value="18" calcext:value-type="float">
            <text:p>18</text:p>
          </table:table-cell>
          <table:table-cell table:style-name="ce20" table:formula="of:=SUM([.J186:.J188])" office:value-type="float" office:value="2" calcext:value-type="float">
            <text:p>2</text:p>
          </table:table-cell>
          <table:table-cell table:style-name="ce20" table:formula="of:=SUM([.K186:.K188])" office:value-type="float" office:value="43" calcext:value-type="float">
            <text:p>43</text:p>
          </table:table-cell>
          <table:table-cell table:style-name="ce20" table:formula="of:=SUM([.L186:.L188])" office:value-type="float" office:value="36" calcext:value-type="float">
            <text:p>36</text:p>
          </table:table-cell>
          <table:table-cell table:style-name="ce20" table:formula="of:=SUM([.M186:.M188])" office:value-type="float" office:value="33" calcext:value-type="float">
            <text:p>33</text:p>
          </table:table-cell>
          <table:table-cell table:style-name="ce20" table:formula="of:=SUM([.N186:.N188])" office:value-type="float" office:value="29" calcext:value-type="float">
            <text:p>29</text:p>
          </table:table-cell>
          <table:table-cell table:style-name="ce20" table:formula="of:=SUM([.O186:.O188])" office:value-type="float" office:value="20" calcext:value-type="float">
            <text:p>20</text:p>
          </table:table-cell>
          <table:table-cell table:style-name="ce20" table:formula="of:=SUM([.P186:.P188])" office:value-type="float" office:value="23" calcext:value-type="float">
            <text:p>23</text:p>
          </table:table-cell>
          <table:table-cell table:style-name="ce20" table:formula="of:=SUM([.Q186:.Q188])" office:value-type="float" office:value="8" calcext:value-type="float">
            <text:p>8</text:p>
          </table:table-cell>
          <table:table-cell table:style-name="ce20" table:formula="of:=SUM([.R186:.R188])" office:value-type="float" office:value="24" calcext:value-type="float">
            <text:p>24</text:p>
          </table:table-cell>
          <table:table-cell table:style-name="ce20" table:formula="of:=SUM([.S186:.S188])" office:value-type="float" office:value="32" calcext:value-type="float">
            <text:p>32</text:p>
          </table:table-cell>
          <table:table-cell table:style-name="ce20" table:formula="of:=SUM([.T186:.T188])" office:value-type="float" office:value="289" calcext:value-type="float">
            <text:p>28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d. Appreteeren, bleeken, drukken, stuk- en garenverv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190]+[.R190]+[.Q190]+[.P190]+[.O190]+[.N190]+[.M190]+[.L190]+[.K190]+[.J190]+[.I190]+[.H190]+[.G190]+[.F190]+[.E190]+[.D190]" office:value-type="float" office:value="5" calcext:value-type="float">
            <text:p>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e. Band-, kant-, koord-, passement- en wattenfabricage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2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table:formula="of:=[.S191]+[.R191]+[.Q191]+[.P191]+[.O191]+[.N191]+[.M191]+[.L191]+[.K191]+[.J191]+[.I191]+[.H191]+[.G191]+[.F191]+[.E191]+[.D191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e. Band-, kant-, koord-, passement- en wattenfabricage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 table:number-columns-repeated="8"/>
          <table:table-cell table:style-name="ce20" table:formula="of:=[.S192]+[.R192]+[.Q192]+[.P192]+[.O192]+[.N192]+[.M192]+[.L192]+[.K192]+[.J192]+[.I192]+[.H192]+[.G192]+[.F192]+[.E192]+[.D192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e. Band-, kant-, koord-, passement- en wattenfabricage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table:formula="of:=[.S193]+[.R193]+[.Q193]+[.P193]+[.O193]+[.N193]+[.M193]+[.L193]+[.K193]+[.J193]+[.I193]+[.H193]+[.G193]+[.F193]+[.E193]+[.D193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91:.D193])" office:value-type="float" office:value="0" calcext:value-type="float">
            <text:p>0</text:p>
          </table:table-cell>
          <table:table-cell table:style-name="ce20" table:formula="of:=SUM([.E191:.E193])" office:value-type="float" office:value="0" calcext:value-type="float">
            <text:p>0</text:p>
          </table:table-cell>
          <table:table-cell table:style-name="ce20" table:formula="of:=SUM([.F191:.F193])" office:value-type="float" office:value="0" calcext:value-type="float">
            <text:p>0</text:p>
          </table:table-cell>
          <table:table-cell table:style-name="ce20" table:formula="of:=SUM([.G191:.G193])" office:value-type="float" office:value="0" calcext:value-type="float">
            <text:p>0</text:p>
          </table:table-cell>
          <table:table-cell table:style-name="ce20" table:formula="of:=SUM([.H191:.H193])" office:value-type="float" office:value="0" calcext:value-type="float">
            <text:p>0</text:p>
          </table:table-cell>
          <table:table-cell table:style-name="ce20" table:formula="of:=SUM([.I191:.I193])" office:value-type="float" office:value="0" calcext:value-type="float">
            <text:p>0</text:p>
          </table:table-cell>
          <table:table-cell table:style-name="ce20" table:formula="of:=SUM([.J191:.J193])" office:value-type="float" office:value="0" calcext:value-type="float">
            <text:p>0</text:p>
          </table:table-cell>
          <table:table-cell table:style-name="ce20" table:formula="of:=SUM([.K191:.K193])" office:value-type="float" office:value="2" calcext:value-type="float">
            <text:p>2</text:p>
          </table:table-cell>
          <table:table-cell table:style-name="ce20" table:formula="of:=SUM([.L191:.L193])" office:value-type="float" office:value="0" calcext:value-type="float">
            <text:p>0</text:p>
          </table:table-cell>
          <table:table-cell table:style-name="ce20" table:formula="of:=SUM([.M191:.M193])" office:value-type="float" office:value="1" calcext:value-type="float">
            <text:p>1</text:p>
          </table:table-cell>
          <table:table-cell table:style-name="ce20" table:formula="of:=SUM([.N191:.N193])" office:value-type="float" office:value="0" calcext:value-type="float">
            <text:p>0</text:p>
          </table:table-cell>
          <table:table-cell table:style-name="ce20" table:formula="of:=SUM([.O191:.O193])" office:value-type="float" office:value="0" calcext:value-type="float">
            <text:p>0</text:p>
          </table:table-cell>
          <table:table-cell table:style-name="ce20" table:formula="of:=SUM([.P191:.P193])" office:value-type="float" office:value="0" calcext:value-type="float">
            <text:p>0</text:p>
          </table:table-cell>
          <table:table-cell table:style-name="ce20" table:formula="of:=SUM([.Q191:.Q193])" office:value-type="float" office:value="1" calcext:value-type="float">
            <text:p>1</text:p>
          </table:table-cell>
          <table:table-cell table:style-name="ce20" table:formula="of:=SUM([.R191:.R193])" office:value-type="float" office:value="0" calcext:value-type="float">
            <text:p>0</text:p>
          </table:table-cell>
          <table:table-cell table:style-name="ce20" table:formula="of:=SUM([.S191:.S193])" office:value-type="float" office:value="1" calcext:value-type="float">
            <text:p>1</text:p>
          </table:table-cell>
          <table:table-cell table:style-name="ce20" table:formula="of:=SUM([.T191:.T193])" office:value-type="float" office:value="5" calcext:value-type="float">
            <text:p>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. Touwslagerij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8"/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20" table:formula="of:=[.S195]+[.R195]+[.Q195]+[.P195]+[.O195]+[.N195]+[.M195]+[.L195]+[.K195]+[.J195]+[.I195]+[.H195]+[.G195]+[.F195]+[.E195]+[.D195]" office:value-type="float" office:value="5" calcext:value-type="float">
            <text:p>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. Touwslagerij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196]+[.R196]+[.Q196]+[.P196]+[.O196]+[.N196]+[.M196]+[.L196]+[.K196]+[.J196]+[.I196]+[.H196]+[.G196]+[.F196]+[.E196]+[.D196]" office:value-type="float" office:value="7" calcext:value-type="float">
            <text:p>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. Touwslagerij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S197]+[.R197]+[.Q197]+[.P197]+[.O197]+[.N197]+[.M197]+[.L197]+[.K197]+[.J197]+[.I197]+[.H197]+[.G197]+[.F197]+[.E197]+[.D197]" office:value-type="float" office:value="30" calcext:value-type="float">
            <text:p>3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195:.D197])" office:value-type="float" office:value="0" calcext:value-type="float">
            <text:p>0</text:p>
          </table:table-cell>
          <table:table-cell table:style-name="ce20" table:formula="of:=SUM([.E195:.E197])" office:value-type="float" office:value="0" calcext:value-type="float">
            <text:p>0</text:p>
          </table:table-cell>
          <table:table-cell table:style-name="ce20" table:formula="of:=SUM([.F195:.F197])" office:value-type="float" office:value="0" calcext:value-type="float">
            <text:p>0</text:p>
          </table:table-cell>
          <table:table-cell table:style-name="ce20" table:formula="of:=SUM([.G195:.G197])" office:value-type="float" office:value="2" calcext:value-type="float">
            <text:p>2</text:p>
          </table:table-cell>
          <table:table-cell table:style-name="ce20" table:formula="of:=SUM([.H195:.H197])" office:value-type="float" office:value="1" calcext:value-type="float">
            <text:p>1</text:p>
          </table:table-cell>
          <table:table-cell table:style-name="ce20" table:formula="of:=SUM([.I195:.I197])" office:value-type="float" office:value="3" calcext:value-type="float">
            <text:p>3</text:p>
          </table:table-cell>
          <table:table-cell table:style-name="ce20" table:formula="of:=SUM([.J195:.J197])" office:value-type="float" office:value="3" calcext:value-type="float">
            <text:p>3</text:p>
          </table:table-cell>
          <table:table-cell table:style-name="ce20" table:formula="of:=SUM([.K195:.K197])" office:value-type="float" office:value="3" calcext:value-type="float">
            <text:p>3</text:p>
          </table:table-cell>
          <table:table-cell table:style-name="ce20" table:formula="of:=SUM([.L195:.L197])" office:value-type="float" office:value="5" calcext:value-type="float">
            <text:p>5</text:p>
          </table:table-cell>
          <table:table-cell table:style-name="ce20" table:formula="of:=SUM([.M195:.M197])" office:value-type="float" office:value="5" calcext:value-type="float">
            <text:p>5</text:p>
          </table:table-cell>
          <table:table-cell table:style-name="ce20" table:formula="of:=SUM([.N195:.N197])" office:value-type="float" office:value="4" calcext:value-type="float">
            <text:p>4</text:p>
          </table:table-cell>
          <table:table-cell table:style-name="ce20" table:formula="of:=SUM([.O195:.O197])" office:value-type="float" office:value="7" calcext:value-type="float">
            <text:p>7</text:p>
          </table:table-cell>
          <table:table-cell table:style-name="ce20" table:formula="of:=SUM([.P195:.P197])" office:value-type="float" office:value="4" calcext:value-type="float">
            <text:p>4</text:p>
          </table:table-cell>
          <table:table-cell table:style-name="ce20" table:formula="of:=SUM([.Q195:.Q197])" office:value-type="float" office:value="1" calcext:value-type="float">
            <text:p>1</text:p>
          </table:table-cell>
          <table:table-cell table:style-name="ce20" table:formula="of:=SUM([.R195:.R197])" office:value-type="float" office:value="3" calcext:value-type="float">
            <text:p>3</text:p>
          </table:table-cell>
          <table:table-cell table:style-name="ce20" table:formula="of:=SUM([.S195:.S197])" office:value-type="float" office:value="1" calcext:value-type="float">
            <text:p>1</text:p>
          </table:table-cell>
          <table:table-cell table:style-name="ce20" table:formula="of:=SUM([.T195:.T197])" office:value-type="float" office:value="42" calcext:value-type="float">
            <text:p>4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4" calcext:value-type="float">
            <text:p>24</text:p>
          </table:table-cell>
          <table:table-cell table:style-name="ce20" table:formula="of:=[.S199]+[.R199]+[.Q199]+[.P199]+[.O199]+[.N199]+[.M199]+[.L199]+[.K199]+[.J199]+[.I199]+[.H199]+[.G199]+[.F199]+[.E199]+[.D199]" office:value-type="float" office:value="103" calcext:value-type="float">
            <text:p>10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 Totaal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6"/>
          <table:table-cell table:style-name="ce31" office:value-type="float" office:value="1" calcext:value-type="float">
            <text:p>1</text:p>
          </table:table-cell>
          <table:table-cell table:style-name="ce20" table:number-columns-repeated="8"/>
          <table:table-cell table:style-name="ce20" table:formula="of:=[.S200]+[.R200]+[.Q200]+[.P200]+[.O200]+[.N200]+[.M200]+[.L200]+[.K200]+[.J200]+[.I200]+[.H200]+[.G200]+[.F200]+[.E200]+[.D200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 Totaal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4"/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20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table:formula="of:=[.S201]+[.R201]+[.Q201]+[.P201]+[.O201]+[.N201]+[.M201]+[.L201]+[.K201]+[.J201]+[.I201]+[.H201]+[.G201]+[.F201]+[.E201]+[.D201]" office:value-type="float" office:value="8" calcext:value-type="float">
            <text:p>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4" calcext:value-type="float">
            <text:p>2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4" calcext:value-type="float">
            <text:p>14</text:p>
          </table:table-cell>
          <table:table-cell table:style-name="ce20" table:formula="of:=[.S202]+[.R202]+[.Q202]+[.P202]+[.O202]+[.N202]+[.M202]+[.L202]+[.K202]+[.J202]+[.I202]+[.H202]+[.G202]+[.F202]+[.E202]+[.D202]" office:value-type="float" office:value="274" calcext:value-type="float">
            <text:p>27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 Totaal generaal</text:p>
          </table:table-cell>
          <table:table-cell table:style-name="ce17"/>
          <table:table-cell/>
          <table:table-cell table:style-name="ce7" table:formula="of:=SUM([.D199:.D202])" office:value-type="float" office:value="0" calcext:value-type="float">
            <text:p>0</text:p>
          </table:table-cell>
          <table:table-cell table:style-name="ce20" table:formula="of:=SUM([.E199:.E202])" office:value-type="float" office:value="0" calcext:value-type="float">
            <text:p>0</text:p>
          </table:table-cell>
          <table:table-cell table:style-name="ce20" table:formula="of:=SUM([.F199:.F202])" office:value-type="float" office:value="2" calcext:value-type="float">
            <text:p>2</text:p>
          </table:table-cell>
          <table:table-cell table:style-name="ce20" table:formula="of:=SUM([.G199:.G202])" office:value-type="float" office:value="8" calcext:value-type="float">
            <text:p>8</text:p>
          </table:table-cell>
          <table:table-cell table:style-name="ce20" table:formula="of:=SUM([.H199:.H202])" office:value-type="float" office:value="25" calcext:value-type="float">
            <text:p>25</text:p>
          </table:table-cell>
          <table:table-cell table:style-name="ce20" table:formula="of:=SUM([.I199:.I202])" office:value-type="float" office:value="26" calcext:value-type="float">
            <text:p>26</text:p>
          </table:table-cell>
          <table:table-cell table:style-name="ce20" table:formula="of:=SUM([.J199:.J202])" office:value-type="float" office:value="5" calcext:value-type="float">
            <text:p>5</text:p>
          </table:table-cell>
          <table:table-cell table:style-name="ce20" table:formula="of:=SUM([.K199:.K202])" office:value-type="float" office:value="53" calcext:value-type="float">
            <text:p>53</text:p>
          </table:table-cell>
          <table:table-cell table:style-name="ce20" table:formula="of:=SUM([.L199:.L202])" office:value-type="float" office:value="45" calcext:value-type="float">
            <text:p>45</text:p>
          </table:table-cell>
          <table:table-cell table:style-name="ce20" table:formula="of:=SUM([.M199:.M202])" office:value-type="float" office:value="43" calcext:value-type="float">
            <text:p>43</text:p>
          </table:table-cell>
          <table:table-cell table:style-name="ce20" table:formula="of:=SUM([.N199:.N202])" office:value-type="float" office:value="35" calcext:value-type="float">
            <text:p>35</text:p>
          </table:table-cell>
          <table:table-cell table:style-name="ce20" table:formula="of:=SUM([.O199:.O202])" office:value-type="float" office:value="35" calcext:value-type="float">
            <text:p>35</text:p>
          </table:table-cell>
          <table:table-cell table:style-name="ce20" table:formula="of:=SUM([.P199:.P202])" office:value-type="float" office:value="30" calcext:value-type="float">
            <text:p>30</text:p>
          </table:table-cell>
          <table:table-cell table:style-name="ce20" table:formula="of:=SUM([.Q199:.Q202])" office:value-type="float" office:value="11" calcext:value-type="float">
            <text:p>11</text:p>
          </table:table-cell>
          <table:table-cell table:style-name="ce20" table:formula="of:=SUM([.R199:.R202])" office:value-type="float" office:value="30" calcext:value-type="float">
            <text:p>30</text:p>
          </table:table-cell>
          <table:table-cell table:style-name="ce20" table:formula="of:=SUM([.S199:.S202])" office:value-type="float" office:value="38" calcext:value-type="float">
            <text:p>38</text:p>
          </table:table-cell>
          <table:table-cell table:style-name="ce20" table:formula="of:=SUM([.T199:.T202])" office:value-type="float" office:value="386" calcext:value-type="float">
            <text:p>38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1" calcext:value-type="float">
            <text:p>391</text:p>
          </table:table-cell>
          <table:table-cell table:style-name="ce64" office:value-type="float" office:value="240483" calcext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II Bereiding van voedings- en genotmiddelen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a. Grutterijen en meelmolens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9" calcext:value-type="float">
            <text:p>19</text:p>
          </table:table-cell>
          <table:table-cell table:style-name="ce20" table:formula="of:=[.S205]+[.R205]+[.Q205]+[.P205]+[.O205]+[.N205]+[.M205]+[.L205]+[.K205]+[.J205]+[.I205]+[.H205]+[.G205]+[.F205]+[.E205]+[.D205]" office:value-type="float" office:value="96" calcext:value-type="float">
            <text:p>9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Grutterijen en meelmolens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11"/>
          <table:table-cell table:style-name="ce20" office:value-type="float" office:value="2" calcext:value-type="float">
            <text:p>2</text:p>
          </table:table-cell>
          <table:table-cell table:style-name="ce20" table:number-columns-repeated="3"/>
          <table:table-cell table:style-name="ce20" table:formula="of:=[.S206]+[.R206]+[.Q206]+[.P206]+[.O206]+[.N206]+[.M206]+[.L206]+[.K206]+[.J206]+[.I206]+[.H206]+[.G206]+[.F206]+[.E206]+[.D206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05:.D206])" office:value-type="float" office:value="0" calcext:value-type="float">
            <text:p>0</text:p>
          </table:table-cell>
          <table:table-cell table:style-name="ce20" table:formula="of:=SUM([.E205:.E206])" office:value-type="float" office:value="0" calcext:value-type="float">
            <text:p>0</text:p>
          </table:table-cell>
          <table:table-cell table:style-name="ce20" table:formula="of:=SUM([.F205:.F206])" office:value-type="float" office:value="0" calcext:value-type="float">
            <text:p>0</text:p>
          </table:table-cell>
          <table:table-cell table:style-name="ce20" table:formula="of:=SUM([.G205:.G206])" office:value-type="float" office:value="0" calcext:value-type="float">
            <text:p>0</text:p>
          </table:table-cell>
          <table:table-cell table:style-name="ce20" table:formula="of:=SUM([.H205:.H206])" office:value-type="float" office:value="2" calcext:value-type="float">
            <text:p>2</text:p>
          </table:table-cell>
          <table:table-cell table:style-name="ce20" table:formula="of:=SUM([.I205:.I206])" office:value-type="float" office:value="1" calcext:value-type="float">
            <text:p>1</text:p>
          </table:table-cell>
          <table:table-cell table:style-name="ce20" table:formula="of:=SUM([.J205:.J206])" office:value-type="float" office:value="0" calcext:value-type="float">
            <text:p>0</text:p>
          </table:table-cell>
          <table:table-cell table:style-name="ce20" table:formula="of:=SUM([.K205:.K206])" office:value-type="float" office:value="2" calcext:value-type="float">
            <text:p>2</text:p>
          </table:table-cell>
          <table:table-cell table:style-name="ce20" table:formula="of:=SUM([.L205:.L206])" office:value-type="float" office:value="3" calcext:value-type="float">
            <text:p>3</text:p>
          </table:table-cell>
          <table:table-cell table:style-name="ce20" table:formula="of:=SUM([.M205:.M206])" office:value-type="float" office:value="9" calcext:value-type="float">
            <text:p>9</text:p>
          </table:table-cell>
          <table:table-cell table:style-name="ce20" table:formula="of:=SUM([.N205:.N206])" office:value-type="float" office:value="10" calcext:value-type="float">
            <text:p>10</text:p>
          </table:table-cell>
          <table:table-cell table:style-name="ce20" table:formula="of:=SUM([.O205:.O206])" office:value-type="float" office:value="12" calcext:value-type="float">
            <text:p>12</text:p>
          </table:table-cell>
          <table:table-cell table:style-name="ce20" table:formula="of:=SUM([.P205:.P206])" office:value-type="float" office:value="23" calcext:value-type="float">
            <text:p>23</text:p>
          </table:table-cell>
          <table:table-cell table:style-name="ce20" table:formula="of:=SUM([.Q205:.Q206])" office:value-type="float" office:value="3" calcext:value-type="float">
            <text:p>3</text:p>
          </table:table-cell>
          <table:table-cell table:style-name="ce20" table:formula="of:=SUM([.R205:.R206])" office:value-type="float" office:value="14" calcext:value-type="float">
            <text:p>14</text:p>
          </table:table-cell>
          <table:table-cell table:style-name="ce20" table:formula="of:=SUM([.S205:.S206])" office:value-type="float" office:value="19" calcext:value-type="float">
            <text:p>19</text:p>
          </table:table-cell>
          <table:table-cell table:style-name="ce20" table:formula="of:=SUM([.T205:.T206])" office:value-type="float" office:value="98" calcext:value-type="float">
            <text:p>9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Bakkerijen (brood-, banket-, suiker-,) inclusief vervaardiging van ouwels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3" calcext:value-type="float">
            <text:p>3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52" calcext:value-type="float">
            <text:p>52</text:p>
          </table:table-cell>
          <table:table-cell table:style-name="ce20" table:formula="of:=[.S208]+[.R208]+[.Q208]+[.P208]+[.O208]+[.N208]+[.M208]+[.L208]+[.K208]+[.J208]+[.I208]+[.H208]+[.G208]+[.F208]+[.E208]+[.D208]" office:value-type="float" office:value="357" calcext:value-type="float">
            <text:p>35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Bakkerijen (brood-, banket-, suiker-,) inclusief vervaardiging van ouwels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209]+[.R209]+[.Q209]+[.P209]+[.O209]+[.N209]+[.M209]+[.L209]+[.K209]+[.J209]+[.I209]+[.H209]+[.G209]+[.F209]+[.E209]+[.D209]" office:value-type="float" office:value="4" calcext:value-type="float">
            <text:p>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Bakkerijen (brood-, banket-, suiker-,) inclusief vervaardiging van ouwels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10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210]+[.R210]+[.Q210]+[.P210]+[.O210]+[.N210]+[.M210]+[.L210]+[.K210]+[.J210]+[.I210]+[.H210]+[.G210]+[.F210]+[.E210]+[.D210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Bakkerijen (brood-, banket-, suiker-,) inclusief vervaardiging van ouwels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S211]+[.R211]+[.Q211]+[.P211]+[.O211]+[.N211]+[.M211]+[.L211]+[.K211]+[.J211]+[.I211]+[.H211]+[.G211]+[.F211]+[.E211]+[.D211]" office:value-type="float" office:value="20" calcext:value-type="float">
            <text:p>2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08:.D211])" office:value-type="float" office:value="0" calcext:value-type="float">
            <text:p>0</text:p>
          </table:table-cell>
          <table:table-cell table:style-name="ce20" table:formula="of:=SUM([.E208:.E211])" office:value-type="float" office:value="0" calcext:value-type="float">
            <text:p>0</text:p>
          </table:table-cell>
          <table:table-cell table:style-name="ce20" table:formula="of:=SUM([.F208:.F211])" office:value-type="float" office:value="0" calcext:value-type="float">
            <text:p>0</text:p>
          </table:table-cell>
          <table:table-cell table:style-name="ce20" table:formula="of:=SUM([.G208:.G211])" office:value-type="float" office:value="0" calcext:value-type="float">
            <text:p>0</text:p>
          </table:table-cell>
          <table:table-cell table:style-name="ce20" table:formula="of:=SUM([.H208:.H211])" office:value-type="float" office:value="7" calcext:value-type="float">
            <text:p>7</text:p>
          </table:table-cell>
          <table:table-cell table:style-name="ce20" table:formula="of:=SUM([.I208:.I211])" office:value-type="float" office:value="12" calcext:value-type="float">
            <text:p>12</text:p>
          </table:table-cell>
          <table:table-cell table:style-name="ce20" table:formula="of:=SUM([.J208:.J211])" office:value-type="float" office:value="3" calcext:value-type="float">
            <text:p>3</text:p>
          </table:table-cell>
          <table:table-cell table:style-name="ce20" table:formula="of:=SUM([.K208:.K211])" office:value-type="float" office:value="16" calcext:value-type="float">
            <text:p>16</text:p>
          </table:table-cell>
          <table:table-cell table:style-name="ce20" table:formula="of:=SUM([.L208:.L211])" office:value-type="float" office:value="22" calcext:value-type="float">
            <text:p>22</text:p>
          </table:table-cell>
          <table:table-cell table:style-name="ce20" table:formula="of:=SUM([.M208:.M211])" office:value-type="float" office:value="55" calcext:value-type="float">
            <text:p>55</text:p>
          </table:table-cell>
          <table:table-cell table:style-name="ce20" table:formula="of:=SUM([.N208:.N211])" office:value-type="float" office:value="26" calcext:value-type="float">
            <text:p>26</text:p>
          </table:table-cell>
          <table:table-cell table:style-name="ce20" table:formula="of:=SUM([.O208:.O211])" office:value-type="float" office:value="97" calcext:value-type="float">
            <text:p>97</text:p>
          </table:table-cell>
          <table:table-cell table:style-name="ce20" table:formula="of:=SUM([.P208:.P211])" office:value-type="float" office:value="33" calcext:value-type="float">
            <text:p>33</text:p>
          </table:table-cell>
          <table:table-cell table:style-name="ce20" table:formula="of:=SUM([.Q208:.Q211])" office:value-type="float" office:value="9" calcext:value-type="float">
            <text:p>9</text:p>
          </table:table-cell>
          <table:table-cell table:style-name="ce20" table:formula="of:=SUM([.R208:.R211])" office:value-type="float" office:value="48" calcext:value-type="float">
            <text:p>48</text:p>
          </table:table-cell>
          <table:table-cell table:style-name="ce20" table:formula="of:=SUM([.S208:.S211])" office:value-type="float" office:value="54" calcext:value-type="float">
            <text:p>54</text:p>
          </table:table-cell>
          <table:table-cell table:style-name="ce20" table:formula="of:=[.S212]+[.R212]+[.Q212]+[.P212]+[.O212]+[.N212]+[.M212]+[.L212]+[.K212]+[.J212]+[.I212]+[.H212]+[.G212]+[.F212]+[.E212]+[.D212]" office:value-type="float" office:value="382" calcext:value-type="float">
            <text:p>38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Beetwortelsuikerfabrieken en suikerraffinaderij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0" table:formula="of:=[.S213]+[.R213]+[.Q213]+[.P213]+[.O213]+[.N213]+[.M213]+[.L213]+[.K213]+[.J213]+[.I213]+[.H213]+[.G213]+[.F213]+[.E213]+[.D213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d. Aardappelmeel-, stroop,- en stijfselfabricage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1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214]+[.R214]+[.Q214]+[.P214]+[.O214]+[.N214]+[.M214]+[.L214]+[.K214]+[.J214]+[.I214]+[.H214]+[.G214]+[.F214]+[.E214]+[.D214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d. Aardappelmeel-, stroop,- en stijfselfabricage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table:formula="of:=[.S215]+[.R215]+[.Q215]+[.P215]+[.O215]+[.N215]+[.M215]+[.L215]+[.K215]+[.J215]+[.I215]+[.H215]+[.G215]+[.F215]+[.E215]+[.D215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14:.D215])" office:value-type="float" office:value="0" calcext:value-type="float">
            <text:p>0</text:p>
          </table:table-cell>
          <table:table-cell table:style-name="ce20" table:formula="of:=SUM([.E214:.E215])" office:value-type="float" office:value="0" calcext:value-type="float">
            <text:p>0</text:p>
          </table:table-cell>
          <table:table-cell table:style-name="ce20" table:formula="of:=SUM([.F214:.F215])" office:value-type="float" office:value="0" calcext:value-type="float">
            <text:p>0</text:p>
          </table:table-cell>
          <table:table-cell table:style-name="ce20" table:formula="of:=SUM([.G214:.G215])" office:value-type="float" office:value="0" calcext:value-type="float">
            <text:p>0</text:p>
          </table:table-cell>
          <table:table-cell table:style-name="ce20" table:formula="of:=SUM([.H214:.H215])" office:value-type="float" office:value="0" calcext:value-type="float">
            <text:p>0</text:p>
          </table:table-cell>
          <table:table-cell table:style-name="ce20" table:formula="of:=SUM([.I214:.I215])" office:value-type="float" office:value="0" calcext:value-type="float">
            <text:p>0</text:p>
          </table:table-cell>
          <table:table-cell table:style-name="ce20" table:formula="of:=SUM([.J214:.J215])" office:value-type="float" office:value="0" calcext:value-type="float">
            <text:p>0</text:p>
          </table:table-cell>
          <table:table-cell table:style-name="ce20" table:formula="of:=SUM([.K214:.K215])" office:value-type="float" office:value="1" calcext:value-type="float">
            <text:p>1</text:p>
          </table:table-cell>
          <table:table-cell table:style-name="ce20" table:formula="of:=SUM([.L214:.L215])" office:value-type="float" office:value="0" calcext:value-type="float">
            <text:p>0</text:p>
          </table:table-cell>
          <table:table-cell table:style-name="ce20" table:formula="of:=SUM([.M214:.M215])" office:value-type="float" office:value="0" calcext:value-type="float">
            <text:p>0</text:p>
          </table:table-cell>
          <table:table-cell table:style-name="ce20" table:formula="of:=SUM([.N214:.N215])" office:value-type="float" office:value="0" calcext:value-type="float">
            <text:p>0</text:p>
          </table:table-cell>
          <table:table-cell table:style-name="ce20" table:formula="of:=SUM([.O214:.O215])" office:value-type="float" office:value="0" calcext:value-type="float">
            <text:p>0</text:p>
          </table:table-cell>
          <table:table-cell table:style-name="ce20" table:formula="of:=SUM([.P214:.P215])" office:value-type="float" office:value="1" calcext:value-type="float">
            <text:p>1</text:p>
          </table:table-cell>
          <table:table-cell table:style-name="ce20" table:formula="of:=SUM([.Q214:.Q215])" office:value-type="float" office:value="1" calcext:value-type="float">
            <text:p>1</text:p>
          </table:table-cell>
          <table:table-cell table:style-name="ce20" table:formula="of:=SUM([.R214:.R215])" office:value-type="float" office:value="0" calcext:value-type="float">
            <text:p>0</text:p>
          </table:table-cell>
          <table:table-cell table:style-name="ce20" table:formula="of:=SUM([.S214:.S215])" office:value-type="float" office:value="0" calcext:value-type="float">
            <text:p>0</text:p>
          </table:table-cell>
          <table:table-cell table:style-name="ce20" table:formula="of:=SUM([.T214:.T215])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e. Cacao- en chocoladefabricage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1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217]+[.R217]+[.Q217]+[.P217]+[.O217]+[.N217]+[.M217]+[.L217]+[.K217]+[.J217]+[.I217]+[.H217]+[.G217]+[.F217]+[.E217]+[.D217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e. Cacao- en chocoladefabricage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9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0" table:formula="of:=[.S218]+[.R218]+[.Q218]+[.P218]+[.O218]+[.N218]+[.M218]+[.L218]+[.K218]+[.J218]+[.I218]+[.H218]+[.G218]+[.F218]+[.E218]+[.D218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e. Cacao- en chocoladefabricage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number-columns-repeated="6"/>
          <table:table-cell table:style-name="ce20" table:formula="of:=[.S219]+[.R219]+[.Q219]+[.P219]+[.O219]+[.N219]+[.M219]+[.L219]+[.K219]+[.J219]+[.I219]+[.H219]+[.G219]+[.F219]+[.E219]+[.D219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e. Cacao- en chocoladefabricage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220]+[.R220]+[.Q220]+[.P220]+[.O220]+[.N220]+[.M220]+[.L220]+[.K220]+[.J220]+[.I220]+[.H220]+[.G220]+[.F220]+[.E220]+[.D220]" office:value-type="float" office:value="5" calcext:value-type="float">
            <text:p>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17:.D220])" office:value-type="float" office:value="0" calcext:value-type="float">
            <text:p>0</text:p>
          </table:table-cell>
          <table:table-cell table:style-name="ce20" table:formula="of:=SUM([.E217:.E220])" office:value-type="float" office:value="0" calcext:value-type="float">
            <text:p>0</text:p>
          </table:table-cell>
          <table:table-cell table:style-name="ce20" table:formula="of:=SUM([.F217:.F220])" office:value-type="float" office:value="1" calcext:value-type="float">
            <text:p>1</text:p>
          </table:table-cell>
          <table:table-cell table:style-name="ce20" table:formula="of:=SUM([.G217:.G220])" office:value-type="float" office:value="0" calcext:value-type="float">
            <text:p>0</text:p>
          </table:table-cell>
          <table:table-cell table:style-name="ce20" table:formula="of:=SUM([.H217:.H220])" office:value-type="float" office:value="1" calcext:value-type="float">
            <text:p>1</text:p>
          </table:table-cell>
          <table:table-cell table:style-name="ce20" table:formula="of:=SUM([.I217:.I220])" office:value-type="float" office:value="0" calcext:value-type="float">
            <text:p>0</text:p>
          </table:table-cell>
          <table:table-cell table:style-name="ce20" table:formula="of:=SUM([.J217:.J220])" office:value-type="float" office:value="0" calcext:value-type="float">
            <text:p>0</text:p>
          </table:table-cell>
          <table:table-cell table:style-name="ce20" table:formula="of:=SUM([.K217:.K220])" office:value-type="float" office:value="0" calcext:value-type="float">
            <text:p>0</text:p>
          </table:table-cell>
          <table:table-cell table:style-name="ce20" table:formula="of:=SUM([.L217:.L220])" office:value-type="float" office:value="0" calcext:value-type="float">
            <text:p>0</text:p>
          </table:table-cell>
          <table:table-cell table:style-name="ce20" table:formula="of:=SUM([.M217:.M220])" office:value-type="float" office:value="4" calcext:value-type="float">
            <text:p>4</text:p>
          </table:table-cell>
          <table:table-cell table:style-name="ce20" table:formula="of:=SUM([.N217:.N220])" office:value-type="float" office:value="1" calcext:value-type="float">
            <text:p>1</text:p>
          </table:table-cell>
          <table:table-cell table:style-name="ce20" table:formula="of:=SUM([.O217:.O220])" office:value-type="float" office:value="1" calcext:value-type="float">
            <text:p>1</text:p>
          </table:table-cell>
          <table:table-cell table:style-name="ce20" table:formula="of:=SUM([.P217:.P220])" office:value-type="float" office:value="1" calcext:value-type="float">
            <text:p>1</text:p>
          </table:table-cell>
          <table:table-cell table:style-name="ce20" table:formula="of:=SUM([.Q217:.Q220])" office:value-type="float" office:value="0" calcext:value-type="float">
            <text:p>0</text:p>
          </table:table-cell>
          <table:table-cell table:style-name="ce20" table:formula="of:=SUM([.R217:.R220])" office:value-type="float" office:value="0" calcext:value-type="float">
            <text:p>0</text:p>
          </table:table-cell>
          <table:table-cell table:style-name="ce20" table:formula="of:=SUM([.S217:.S220])" office:value-type="float" office:value="0" calcext:value-type="float">
            <text:p>0</text:p>
          </table:table-cell>
          <table:table-cell table:style-name="ce20" table:formula="of:=SUM([.T217:.T220])" office:value-type="float" office:value="9" calcext:value-type="float">
            <text:p>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. Koffie (bewerking van), cichorei en koffiestroop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table:number-columns-repeated="5"/>
          <table:table-cell table:style-name="ce20" table:formula="of:=[.S222]+[.R222]+[.Q222]+[.P222]+[.O222]+[.N222]+[.M222]+[.L222]+[.K222]+[.J222]+[.I222]+[.H222]+[.G222]+[.F222]+[.E222]+[.D222]" office:value-type="float" office:value="6" calcext:value-type="float">
            <text:p>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. Koffie (bewerking van), cichorei en koffiestroop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table:number-columns-repeated="4"/>
          <table:table-cell table:style-name="ce20" table:formula="of:=[.S223]+[.R223]+[.Q223]+[.P223]+[.O223]+[.N223]+[.M223]+[.L223]+[.K223]+[.J223]+[.I223]+[.H223]+[.G223]+[.F223]+[.E223]+[.D223]" office:value-type="float" office:value="5" calcext:value-type="float">
            <text:p>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22:.D223])" office:value-type="float" office:value="0" calcext:value-type="float">
            <text:p>0</text:p>
          </table:table-cell>
          <table:table-cell table:style-name="ce20" table:formula="of:=SUM([.E222:.E223])" office:value-type="float" office:value="0" calcext:value-type="float">
            <text:p>0</text:p>
          </table:table-cell>
          <table:table-cell table:style-name="ce20" table:formula="of:=SUM([.F222:.F223])" office:value-type="float" office:value="0" calcext:value-type="float">
            <text:p>0</text:p>
          </table:table-cell>
          <table:table-cell table:style-name="ce20" table:formula="of:=SUM([.G222:.G223])" office:value-type="float" office:value="0" calcext:value-type="float">
            <text:p>0</text:p>
          </table:table-cell>
          <table:table-cell table:style-name="ce20" table:formula="of:=SUM([.H222:.H223])" office:value-type="float" office:value="2" calcext:value-type="float">
            <text:p>2</text:p>
          </table:table-cell>
          <table:table-cell table:style-name="ce20" table:formula="of:=SUM([.I222:.I223])" office:value-type="float" office:value="0" calcext:value-type="float">
            <text:p>0</text:p>
          </table:table-cell>
          <table:table-cell table:style-name="ce20" table:formula="of:=SUM([.J222:.J223])" office:value-type="float" office:value="0" calcext:value-type="float">
            <text:p>0</text:p>
          </table:table-cell>
          <table:table-cell table:style-name="ce20" table:formula="of:=SUM([.K222:.K223])" office:value-type="float" office:value="0" calcext:value-type="float">
            <text:p>0</text:p>
          </table:table-cell>
          <table:table-cell table:style-name="ce20" table:formula="of:=SUM([.L222:.L223])" office:value-type="float" office:value="2" calcext:value-type="float">
            <text:p>2</text:p>
          </table:table-cell>
          <table:table-cell table:style-name="ce20" table:formula="of:=SUM([.M222:.M223])" office:value-type="float" office:value="3" calcext:value-type="float">
            <text:p>3</text:p>
          </table:table-cell>
          <table:table-cell table:style-name="ce20" table:formula="of:=SUM([.N222:.N223])" office:value-type="float" office:value="2" calcext:value-type="float">
            <text:p>2</text:p>
          </table:table-cell>
          <table:table-cell table:style-name="ce20" table:formula="of:=SUM([.O222:.O223])" office:value-type="float" office:value="2" calcext:value-type="float">
            <text:p>2</text:p>
          </table:table-cell>
          <table:table-cell table:style-name="ce20" table:formula="of:=SUM([.P222:.P223])" office:value-type="float" office:value="0" calcext:value-type="float">
            <text:p>0</text:p>
          </table:table-cell>
          <table:table-cell table:style-name="ce20" table:formula="of:=SUM([.Q222:.Q223])" office:value-type="float" office:value="0" calcext:value-type="float">
            <text:p>0</text:p>
          </table:table-cell>
          <table:table-cell table:style-name="ce20" table:formula="of:=SUM([.R222:.R223])" office:value-type="float" office:value="0" calcext:value-type="float">
            <text:p>0</text:p>
          </table:table-cell>
          <table:table-cell table:style-name="ce20" table:formula="of:=SUM([.S222:.S223])" office:value-type="float" office:value="0" calcext:value-type="float">
            <text:p>0</text:p>
          </table:table-cell>
          <table:table-cell table:style-name="ce20" table:formula="of:=SUM([.T222:.T223])" office:value-type="float" office:value="11" calcext:value-type="float">
            <text:p>1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g. Verduurzaamde levensmiddel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0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 table:formula="of:=[.S225]+[.R225]+[.Q225]+[.P225]+[.O225]+[.N225]+[.M225]+[.L225]+[.K225]+[.J225]+[.I225]+[.H225]+[.G225]+[.F225]+[.E225]+[.D225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g. Verduurzaamde levensmiddelen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9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0" table:formula="of:=[.S226]+[.R226]+[.Q226]+[.P226]+[.O226]+[.N226]+[.M226]+[.L226]+[.K226]+[.J226]+[.I226]+[.H226]+[.G226]+[.F226]+[.E226]+[.D226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g. Verduurzaamde levensmiddel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formula="of:=[.S227]+[.R227]+[.Q227]+[.P227]+[.O227]+[.N227]+[.M227]+[.L227]+[.K227]+[.J227]+[.I227]+[.H227]+[.G227]+[.F227]+[.E227]+[.D227]" office:value-type="float" office:value="38" calcext:value-type="float">
            <text:p>3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25:.D227])" office:value-type="float" office:value="0" calcext:value-type="float">
            <text:p>0</text:p>
          </table:table-cell>
          <table:table-cell table:style-name="ce20" table:formula="of:=SUM([.E225:.E227])" office:value-type="float" office:value="0" calcext:value-type="float">
            <text:p>0</text:p>
          </table:table-cell>
          <table:table-cell table:style-name="ce20" table:formula="of:=SUM([.F225:.F227])" office:value-type="float" office:value="0" calcext:value-type="float">
            <text:p>0</text:p>
          </table:table-cell>
          <table:table-cell table:style-name="ce20" table:formula="of:=SUM([.G225:.G227])" office:value-type="float" office:value="0" calcext:value-type="float">
            <text:p>0</text:p>
          </table:table-cell>
          <table:table-cell table:style-name="ce20" table:formula="of:=SUM([.H225:.H227])" office:value-type="float" office:value="1" calcext:value-type="float">
            <text:p>1</text:p>
          </table:table-cell>
          <table:table-cell table:style-name="ce20" table:formula="of:=SUM([.I225:.I227])" office:value-type="float" office:value="1" calcext:value-type="float">
            <text:p>1</text:p>
          </table:table-cell>
          <table:table-cell table:style-name="ce20" table:formula="of:=SUM([.J225:.J227])" office:value-type="float" office:value="0" calcext:value-type="float">
            <text:p>0</text:p>
          </table:table-cell>
          <table:table-cell table:style-name="ce20" table:formula="of:=SUM([.K225:.K227])" office:value-type="float" office:value="1" calcext:value-type="float">
            <text:p>1</text:p>
          </table:table-cell>
          <table:table-cell table:style-name="ce20" table:formula="of:=SUM([.L225:.L227])" office:value-type="float" office:value="3" calcext:value-type="float">
            <text:p>3</text:p>
          </table:table-cell>
          <table:table-cell table:style-name="ce20" table:formula="of:=SUM([.M225:.M227])" office:value-type="float" office:value="7" calcext:value-type="float">
            <text:p>7</text:p>
          </table:table-cell>
          <table:table-cell table:style-name="ce20" table:formula="of:=SUM([.N225:.N227])" office:value-type="float" office:value="2" calcext:value-type="float">
            <text:p>2</text:p>
          </table:table-cell>
          <table:table-cell table:style-name="ce20" table:formula="of:=SUM([.O225:.O227])" office:value-type="float" office:value="9" calcext:value-type="float">
            <text:p>9</text:p>
          </table:table-cell>
          <table:table-cell table:style-name="ce20" table:formula="of:=SUM([.P225:.P227])" office:value-type="float" office:value="4" calcext:value-type="float">
            <text:p>4</text:p>
          </table:table-cell>
          <table:table-cell table:style-name="ce20" table:formula="of:=SUM([.Q225:.Q227])" office:value-type="float" office:value="2" calcext:value-type="float">
            <text:p>2</text:p>
          </table:table-cell>
          <table:table-cell table:style-name="ce20" table:formula="of:=SUM([.R225:.R227])" office:value-type="float" office:value="4" calcext:value-type="float">
            <text:p>4</text:p>
          </table:table-cell>
          <table:table-cell table:style-name="ce20" table:formula="of:=SUM([.S225:.S227])" office:value-type="float" office:value="8" calcext:value-type="float">
            <text:p>8</text:p>
          </table:table-cell>
          <table:table-cell table:style-name="ce20" table:formula="of:=SUM([.T225:.T227])" office:value-type="float" office:value="42" calcext:value-type="float">
            <text:p>4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h. Vleeschhouwerij en vleeschbewerking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0" calcext:value-type="float">
            <text:p>20</text:p>
          </table:table-cell>
          <table:table-cell table:style-name="ce20" table:formula="of:=[.S229]+[.R229]+[.Q229]+[.P229]+[.O229]+[.N229]+[.M229]+[.L229]+[.K229]+[.J229]+[.I229]+[.H229]+[.G229]+[.F229]+[.E229]+[.D229]" office:value-type="float" office:value="197" calcext:value-type="float">
            <text:p>19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h. Vleeschhouwerij en vleeschbewerking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 table:number-columns-repeated="8"/>
          <table:table-cell table:style-name="ce20" table:formula="of:=[.S230]+[.R230]+[.Q230]+[.P230]+[.O230]+[.N230]+[.M230]+[.L230]+[.K230]+[.J230]+[.I230]+[.H230]+[.G230]+[.F230]+[.E230]+[.D230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h. Vleeschhouwerij en vleeschbewerking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7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table:formula="of:=[.S231]+[.R231]+[.Q231]+[.P231]+[.O231]+[.N231]+[.M231]+[.L231]+[.K231]+[.J231]+[.I231]+[.H231]+[.G231]+[.F231]+[.E231]+[.D231]" office:value-type="float" office:value="4" calcext:value-type="float">
            <text:p>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29:.D231])" office:value-type="float" office:value="0" calcext:value-type="float">
            <text:p>0</text:p>
          </table:table-cell>
          <table:table-cell table:style-name="ce20" table:formula="of:=SUM([.E229:.E231])" office:value-type="float" office:value="0" calcext:value-type="float">
            <text:p>0</text:p>
          </table:table-cell>
          <table:table-cell table:style-name="ce20" table:formula="of:=SUM([.F229:.F231])" office:value-type="float" office:value="0" calcext:value-type="float">
            <text:p>0</text:p>
          </table:table-cell>
          <table:table-cell table:style-name="ce20" table:formula="of:=SUM([.G229:.G231])" office:value-type="float" office:value="0" calcext:value-type="float">
            <text:p>0</text:p>
          </table:table-cell>
          <table:table-cell table:style-name="ce20" table:formula="of:=SUM([.H229:.H231])" office:value-type="float" office:value="2" calcext:value-type="float">
            <text:p>2</text:p>
          </table:table-cell>
          <table:table-cell table:style-name="ce20" table:formula="of:=SUM([.I229:.I231])" office:value-type="float" office:value="8" calcext:value-type="float">
            <text:p>8</text:p>
          </table:table-cell>
          <table:table-cell table:style-name="ce20" table:formula="of:=SUM([.J229:.J231])" office:value-type="float" office:value="4" calcext:value-type="float">
            <text:p>4</text:p>
          </table:table-cell>
          <table:table-cell table:style-name="ce20" table:formula="of:=SUM([.K229:.K231])" office:value-type="float" office:value="11" calcext:value-type="float">
            <text:p>11</text:p>
          </table:table-cell>
          <table:table-cell table:style-name="ce20" table:formula="of:=SUM([.L229:.L231])" office:value-type="float" office:value="13" calcext:value-type="float">
            <text:p>13</text:p>
          </table:table-cell>
          <table:table-cell table:style-name="ce20" table:formula="of:=SUM([.M229:.M231])" office:value-type="float" office:value="31" calcext:value-type="float">
            <text:p>31</text:p>
          </table:table-cell>
          <table:table-cell table:style-name="ce20" table:formula="of:=SUM([.N229:.N231])" office:value-type="float" office:value="20" calcext:value-type="float">
            <text:p>20</text:p>
          </table:table-cell>
          <table:table-cell table:style-name="ce20" table:formula="of:=SUM([.O229:.O231])" office:value-type="float" office:value="40" calcext:value-type="float">
            <text:p>40</text:p>
          </table:table-cell>
          <table:table-cell table:style-name="ce20" table:formula="of:=SUM([.P229:.P231])" office:value-type="float" office:value="22" calcext:value-type="float">
            <text:p>22</text:p>
          </table:table-cell>
          <table:table-cell table:style-name="ce20" table:formula="of:=SUM([.Q229:.Q231])" office:value-type="float" office:value="3" calcext:value-type="float">
            <text:p>3</text:p>
          </table:table-cell>
          <table:table-cell table:style-name="ce20" table:formula="of:=SUM([.R229:.R231])" office:value-type="float" office:value="28" calcext:value-type="float">
            <text:p>28</text:p>
          </table:table-cell>
          <table:table-cell table:style-name="ce20" table:formula="of:=SUM([.S229:.S231])" office:value-type="float" office:value="20" calcext:value-type="float">
            <text:p>20</text:p>
          </table:table-cell>
          <table:table-cell table:style-name="ce20" table:formula="of:=SUM([.T229:.T231])" office:value-type="float" office:value="202" calcext:value-type="float">
            <text:p>20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. Vischbewerking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table:formula="of:=[.S233]+[.R233]+[.Q233]+[.P233]+[.O233]+[.N233]+[.M233]+[.L233]+[.K233]+[.J233]+[.I233]+[.H233]+[.G233]+[.F233]+[.E233]+[.D233]" office:value-type="float" office:value="10" calcext:value-type="float">
            <text:p>1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k. Fabriekmatige zuivelbereiding en fabricage van melkproduct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8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table:formula="of:=[.S234]+[.R234]+[.Q234]+[.P234]+[.O234]+[.N234]+[.M234]+[.L234]+[.K234]+[.J234]+[.I234]+[.H234]+[.G234]+[.F234]+[.E234]+[.D234]" office:value-type="float" office:value="5" calcext:value-type="float">
            <text:p>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k. Fabriekmatige zuivelbereiding en fabricage van melkproducten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11"/>
          <table:table-cell table:style-name="ce20" table:formula="of:=[.S235]+[.R235]+[.Q235]+[.P235]+[.O235]+[.N235]+[.M235]+[.L235]+[.K235]+[.J235]+[.I235]+[.H235]+[.G235]+[.F235]+[.E235]+[.D235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k. Fabriekmatige zuivelbereiding en fabricage van melkproducten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9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table:formula="of:=[.S236]+[.R236]+[.Q236]+[.P236]+[.O236]+[.N236]+[.M236]+[.L236]+[.K236]+[.J236]+[.I236]+[.H236]+[.G236]+[.F236]+[.E236]+[.D236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k. Fabriekmatige zuivelbereiding en fabricage van melkproduct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table:formula="of:=[.S237]+[.R237]+[.Q237]+[.P237]+[.O237]+[.N237]+[.M237]+[.L237]+[.K237]+[.J237]+[.I237]+[.H237]+[.G237]+[.F237]+[.E237]+[.D237]" office:value-type="float" office:value="9" calcext:value-type="float">
            <text:p>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34:.D237])" office:value-type="float" office:value="0" calcext:value-type="float">
            <text:p>0</text:p>
          </table:table-cell>
          <table:table-cell table:style-name="ce20" table:formula="of:=SUM([.E234:.E237])" office:value-type="float" office:value="0" calcext:value-type="float">
            <text:p>0</text:p>
          </table:table-cell>
          <table:table-cell table:style-name="ce20" table:formula="of:=SUM([.F234:.F237])" office:value-type="float" office:value="0" calcext:value-type="float">
            <text:p>0</text:p>
          </table:table-cell>
          <table:table-cell table:style-name="ce20" table:formula="of:=SUM([.G234:.G237])" office:value-type="float" office:value="0" calcext:value-type="float">
            <text:p>0</text:p>
          </table:table-cell>
          <table:table-cell table:style-name="ce20" table:formula="of:=SUM([.H234:.H237])" office:value-type="float" office:value="3" calcext:value-type="float">
            <text:p>3</text:p>
          </table:table-cell>
          <table:table-cell table:style-name="ce20" table:formula="of:=SUM([.I234:.I237])" office:value-type="float" office:value="1" calcext:value-type="float">
            <text:p>1</text:p>
          </table:table-cell>
          <table:table-cell table:style-name="ce20" table:formula="of:=SUM([.J234:.J237])" office:value-type="float" office:value="0" calcext:value-type="float">
            <text:p>0</text:p>
          </table:table-cell>
          <table:table-cell table:style-name="ce20" table:formula="of:=SUM([.K234:.K237])" office:value-type="float" office:value="0" calcext:value-type="float">
            <text:p>0</text:p>
          </table:table-cell>
          <table:table-cell table:style-name="ce20" table:formula="of:=SUM([.L234:.L237])" office:value-type="float" office:value="1" calcext:value-type="float">
            <text:p>1</text:p>
          </table:table-cell>
          <table:table-cell table:style-name="ce20" table:formula="of:=SUM([.M234:.M237])" office:value-type="float" office:value="3" calcext:value-type="float">
            <text:p>3</text:p>
          </table:table-cell>
          <table:table-cell table:style-name="ce20" table:formula="of:=SUM([.N234:.N237])" office:value-type="float" office:value="1" calcext:value-type="float">
            <text:p>1</text:p>
          </table:table-cell>
          <table:table-cell table:style-name="ce20" table:formula="of:=SUM([.O234:.O237])" office:value-type="float" office:value="3" calcext:value-type="float">
            <text:p>3</text:p>
          </table:table-cell>
          <table:table-cell table:style-name="ce20" table:formula="of:=SUM([.P234:.P237])" office:value-type="float" office:value="1" calcext:value-type="float">
            <text:p>1</text:p>
          </table:table-cell>
          <table:table-cell table:style-name="ce20" table:formula="of:=SUM([.Q234:.Q237])" office:value-type="float" office:value="1" calcext:value-type="float">
            <text:p>1</text:p>
          </table:table-cell>
          <table:table-cell table:style-name="ce20" table:formula="of:=SUM([.R234:.R237])" office:value-type="float" office:value="3" calcext:value-type="float">
            <text:p>3</text:p>
          </table:table-cell>
          <table:table-cell table:style-name="ce20" table:formula="of:=SUM([.S234:.S237])" office:value-type="float" office:value="0" calcext:value-type="float">
            <text:p>0</text:p>
          </table:table-cell>
          <table:table-cell table:style-name="ce20" table:formula="of:=SUM([.T234:.T237])" office:value-type="float" office:value="17" calcext:value-type="float">
            <text:p>1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l. Margarinefabricage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11"/>
          <table:table-cell table:style-name="ce20" table:formula="of:=[.S239]+[.R239]+[.Q239]+[.P239]+[.O239]+[.N239]+[.M239]+[.L239]+[.K239]+[.J239]+[.I239]+[.H239]+[.G239]+[.F239]+[.E239]+[.D239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2" calcext:value-type="float">
            <text:p>392</text:p>
          </table:table-cell>
          <table:table-cell table:style-name="ce47"/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m. Vruchtensappen, minerale water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9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240]+[.R240]+[.Q240]+[.P240]+[.O240]+[.N240]+[.M240]+[.L240]+[.K240]+[.J240]+[.I240]+[.H240]+[.G240]+[.F240]+[.E240]+[.D240]" office:value-type="float" office:value="5" calcext:value-type="float">
            <text:p>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m. Vruchtensappen, minerale water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8"/>
          <table:table-cell table:style-name="ce20" office:value-type="float" office:value="1" calcext:value-type="float">
            <text:p>1</text:p>
          </table:table-cell>
          <table:table-cell table:style-name="ce20" table:number-columns-repeated="6"/>
          <table:table-cell table:style-name="ce20" table:formula="of:=[.S241]+[.R241]+[.Q241]+[.P241]+[.O241]+[.N241]+[.M241]+[.L241]+[.K241]+[.J241]+[.I241]+[.H241]+[.G241]+[.F241]+[.E241]+[.D241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40:.D241])" office:value-type="float" office:value="0" calcext:value-type="float">
            <text:p>0</text:p>
          </table:table-cell>
          <table:table-cell table:style-name="ce20" table:formula="of:=SUM([.E240:.E241])" office:value-type="float" office:value="0" calcext:value-type="float">
            <text:p>0</text:p>
          </table:table-cell>
          <table:table-cell table:style-name="ce20" table:formula="of:=SUM([.F240:.F241])" office:value-type="float" office:value="0" calcext:value-type="float">
            <text:p>0</text:p>
          </table:table-cell>
          <table:table-cell table:style-name="ce20" table:formula="of:=SUM([.G240:.G241])" office:value-type="float" office:value="0" calcext:value-type="float">
            <text:p>0</text:p>
          </table:table-cell>
          <table:table-cell table:style-name="ce20" table:formula="of:=SUM([.H240:.H241])" office:value-type="float" office:value="0" calcext:value-type="float">
            <text:p>0</text:p>
          </table:table-cell>
          <table:table-cell table:style-name="ce20" table:formula="of:=SUM([.I240:.I241])" office:value-type="float" office:value="0" calcext:value-type="float">
            <text:p>0</text:p>
          </table:table-cell>
          <table:table-cell table:style-name="ce20" table:formula="of:=SUM([.J240:.J241])" office:value-type="float" office:value="0" calcext:value-type="float">
            <text:p>0</text:p>
          </table:table-cell>
          <table:table-cell table:style-name="ce20" table:formula="of:=SUM([.K240:.K241])" office:value-type="float" office:value="0" calcext:value-type="float">
            <text:p>0</text:p>
          </table:table-cell>
          <table:table-cell table:style-name="ce20" table:formula="of:=SUM([.L240:.L241])" office:value-type="float" office:value="0" calcext:value-type="float">
            <text:p>0</text:p>
          </table:table-cell>
          <table:table-cell table:style-name="ce20" table:formula="of:=SUM([.M240:.M241])" office:value-type="float" office:value="1" calcext:value-type="float">
            <text:p>1</text:p>
          </table:table-cell>
          <table:table-cell table:style-name="ce20" table:formula="of:=SUM([.N240:.N241])" office:value-type="float" office:value="2" calcext:value-type="float">
            <text:p>2</text:p>
          </table:table-cell>
          <table:table-cell table:style-name="ce20" table:formula="of:=SUM([.O240:.O241])" office:value-type="float" office:value="2" calcext:value-type="float">
            <text:p>2</text:p>
          </table:table-cell>
          <table:table-cell table:style-name="ce20" table:formula="of:=SUM([.P240:.P241])" office:value-type="float" office:value="1" calcext:value-type="float">
            <text:p>1</text:p>
          </table:table-cell>
          <table:table-cell table:style-name="ce20" table:formula="of:=SUM([.Q240:.Q241])" office:value-type="float" office:value="0" calcext:value-type="float">
            <text:p>0</text:p>
          </table:table-cell>
          <table:table-cell table:style-name="ce20" table:formula="of:=SUM([.R240:.R241])" office:value-type="float" office:value="0" calcext:value-type="float">
            <text:p>0</text:p>
          </table:table-cell>
          <table:table-cell table:style-name="ce20" table:formula="of:=SUM([.S240:.S241])" office:value-type="float" office:value="0" calcext:value-type="float">
            <text:p>0</text:p>
          </table:table-cell>
          <table:table-cell table:style-name="ce20" table:formula="of:=SUM([.T240:.T241])" office:value-type="float" office:value="6" calcext:value-type="float">
            <text:p>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n. Jenever- en likeurstokerij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8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formula="of:=[.S243]+[.R243]+[.Q243]+[.P243]+[.O243]+[.N243]+[.M243]+[.L243]+[.K243]+[.J243]+[.I243]+[.H243]+[.G243]+[.F243]+[.E243]+[.D243]" office:value-type="float" office:value="12" calcext:value-type="float">
            <text:p>1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n. Jenever- en likeurstokerij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8"/>
          <table:table-cell table:style-name="ce20" office:value-type="float" office:value="1" calcext:value-type="float">
            <text:p>1</text:p>
          </table:table-cell>
          <table:table-cell table:style-name="ce20" table:number-columns-repeated="6"/>
          <table:table-cell table:style-name="ce20" table:formula="of:=[.S244]+[.R244]+[.Q244]+[.P244]+[.O244]+[.N244]+[.M244]+[.L244]+[.K244]+[.J244]+[.I244]+[.H244]+[.G244]+[.F244]+[.E244]+[.D244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43:.D244])" office:value-type="float" office:value="0" calcext:value-type="float">
            <text:p>0</text:p>
          </table:table-cell>
          <table:table-cell table:style-name="ce20" table:formula="of:=SUM([.E243:.E244])" office:value-type="float" office:value="0" calcext:value-type="float">
            <text:p>0</text:p>
          </table:table-cell>
          <table:table-cell table:style-name="ce20" table:formula="of:=SUM([.F243:.F244])" office:value-type="float" office:value="0" calcext:value-type="float">
            <text:p>0</text:p>
          </table:table-cell>
          <table:table-cell table:style-name="ce20" table:formula="of:=SUM([.G243:.G244])" office:value-type="float" office:value="0" calcext:value-type="float">
            <text:p>0</text:p>
          </table:table-cell>
          <table:table-cell table:style-name="ce20" table:formula="of:=SUM([.H243:.H244])" office:value-type="float" office:value="0" calcext:value-type="float">
            <text:p>0</text:p>
          </table:table-cell>
          <table:table-cell table:style-name="ce20" table:formula="of:=SUM([.I243:.I244])" office:value-type="float" office:value="0" calcext:value-type="float">
            <text:p>0</text:p>
          </table:table-cell>
          <table:table-cell table:style-name="ce20" table:formula="of:=SUM([.J243:.J244])" office:value-type="float" office:value="0" calcext:value-type="float">
            <text:p>0</text:p>
          </table:table-cell>
          <table:table-cell table:style-name="ce20" table:formula="of:=SUM([.K243:.K244])" office:value-type="float" office:value="0" calcext:value-type="float">
            <text:p>0</text:p>
          </table:table-cell>
          <table:table-cell table:style-name="ce20" table:formula="of:=SUM([.L243:.L244])" office:value-type="float" office:value="0" calcext:value-type="float">
            <text:p>0</text:p>
          </table:table-cell>
          <table:table-cell table:style-name="ce20" table:formula="of:=SUM([.M243:.M244])" office:value-type="float" office:value="4" calcext:value-type="float">
            <text:p>4</text:p>
          </table:table-cell>
          <table:table-cell table:style-name="ce20" table:formula="of:=SUM([.N243:.N244])" office:value-type="float" office:value="0" calcext:value-type="float">
            <text:p>0</text:p>
          </table:table-cell>
          <table:table-cell table:style-name="ce20" table:formula="of:=SUM([.O243:.O244])" office:value-type="float" office:value="2" calcext:value-type="float">
            <text:p>2</text:p>
          </table:table-cell>
          <table:table-cell table:style-name="ce20" table:formula="of:=SUM([.P243:.P244])" office:value-type="float" office:value="1" calcext:value-type="float">
            <text:p>1</text:p>
          </table:table-cell>
          <table:table-cell table:style-name="ce20" table:formula="of:=SUM([.Q243:.Q244])" office:value-type="float" office:value="1" calcext:value-type="float">
            <text:p>1</text:p>
          </table:table-cell>
          <table:table-cell table:style-name="ce20" table:formula="of:=SUM([.R243:.R244])" office:value-type="float" office:value="2" calcext:value-type="float">
            <text:p>2</text:p>
          </table:table-cell>
          <table:table-cell table:style-name="ce20" table:formula="of:=SUM([.S243:.S244])" office:value-type="float" office:value="3" calcext:value-type="float">
            <text:p>3</text:p>
          </table:table-cell>
          <table:table-cell table:style-name="ce20" table:formula="of:=SUM([.T243:.T244])" office:value-type="float" office:value="13" calcext:value-type="float">
            <text:p>1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o. Bierbrouwerij, azijnmakerij, ijsbereiding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S246]+[.R246]+[.Q246]+[.P246]+[.O246]+[.N246]+[.M246]+[.L246]+[.K246]+[.J246]+[.I246]+[.H246]+[.G246]+[.F246]+[.E246]+[.D246]" office:value-type="float" office:value="31" calcext:value-type="float">
            <text:p>3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p. Drinkwaterexploitatie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1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247]+[.R247]+[.Q247]+[.P247]+[.O247]+[.N247]+[.M247]+[.L247]+[.K247]+[.J247]+[.I247]+[.H247]+[.G247]+[.F247]+[.E247]+[.D247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q. Tabaksbewerking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number-columns-repeated="2" table:style-name="ce20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[.S248]+[.R248]+[.Q248]+[.P248]+[.O248]+[.N248]+[.M248]+[.L248]+[.K248]+[.J248]+[.I248]+[.H248]+[.G248]+[.F248]+[.E248]+[.D248]" office:value-type="float" office:value="26" calcext:value-type="float">
            <text:p>2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q. Tabaksbewerking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31" office:value-type="float" office:value="11" calcext:value-type="float">
            <text:p>1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31" office:value-type="float" office:value="24" calcext:value-type="float">
            <text:p>24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S249]+[.R249]+[.Q249]+[.P249]+[.O249]+[.N249]+[.M249]+[.L249]+[.K249]+[.J249]+[.I249]+[.H249]+[.G249]+[.F249]+[.E249]+[.D249]" office:value-type="float" office:value="124" calcext:value-type="float">
            <text:p>12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48:.D249])" office:value-type="float" office:value="0" calcext:value-type="float">
            <text:p>0</text:p>
          </table:table-cell>
          <table:table-cell table:style-name="ce20" table:formula="of:=SUM([.E248:.E249])" office:value-type="float" office:value="0" calcext:value-type="float">
            <text:p>0</text:p>
          </table:table-cell>
          <table:table-cell table:style-name="ce20" table:formula="of:=SUM([.F248:.F249])" office:value-type="float" office:value="1" calcext:value-type="float">
            <text:p>1</text:p>
          </table:table-cell>
          <table:table-cell table:style-name="ce20" table:formula="of:=SUM([.G248:.G249])" office:value-type="float" office:value="1" calcext:value-type="float">
            <text:p>1</text:p>
          </table:table-cell>
          <table:table-cell table:style-name="ce20" table:formula="of:=SUM([.H248:.H249])" office:value-type="float" office:value="4" calcext:value-type="float">
            <text:p>4</text:p>
          </table:table-cell>
          <table:table-cell table:style-name="ce20" table:formula="of:=SUM([.I248:.I249])" office:value-type="float" office:value="2" calcext:value-type="float">
            <text:p>2</text:p>
          </table:table-cell>
          <table:table-cell table:style-name="ce20" table:formula="of:=SUM([.J248:.J249])" office:value-type="float" office:value="0" calcext:value-type="float">
            <text:p>0</text:p>
          </table:table-cell>
          <table:table-cell table:style-name="ce20" table:formula="of:=SUM([.K248:.K249])" office:value-type="float" office:value="12" calcext:value-type="float">
            <text:p>12</text:p>
          </table:table-cell>
          <table:table-cell table:style-name="ce20" table:formula="of:=SUM([.L248:.L249])" office:value-type="float" office:value="11" calcext:value-type="float">
            <text:p>11</text:p>
          </table:table-cell>
          <table:table-cell table:style-name="ce20" table:formula="of:=SUM([.M248:.M249])" office:value-type="float" office:value="14" calcext:value-type="float">
            <text:p>14</text:p>
          </table:table-cell>
          <table:table-cell table:style-name="ce20" table:formula="of:=SUM([.N248:.N249])" office:value-type="float" office:value="17" calcext:value-type="float">
            <text:p>17</text:p>
          </table:table-cell>
          <table:table-cell table:style-name="ce20" table:formula="of:=SUM([.O248:.O249])" office:value-type="float" office:value="25" calcext:value-type="float">
            <text:p>25</text:p>
          </table:table-cell>
          <table:table-cell table:style-name="ce20" table:formula="of:=SUM([.P248:.P249])" office:value-type="float" office:value="13" calcext:value-type="float">
            <text:p>13</text:p>
          </table:table-cell>
          <table:table-cell table:style-name="ce20" table:formula="of:=SUM([.Q248:.Q249])" office:value-type="float" office:value="6" calcext:value-type="float">
            <text:p>6</text:p>
          </table:table-cell>
          <table:table-cell table:style-name="ce20" table:formula="of:=SUM([.R248:.R249])" office:value-type="float" office:value="27" calcext:value-type="float">
            <text:p>27</text:p>
          </table:table-cell>
          <table:table-cell table:style-name="ce20" table:formula="of:=SUM([.S248:.S249])" office:value-type="float" office:value="17" calcext:value-type="float">
            <text:p>17</text:p>
          </table:table-cell>
          <table:table-cell table:style-name="ce20" table:formula="of:=SUM([.T248:.T249])" office:value-type="float" office:value="150" calcext:value-type="float">
            <text:p>15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r. Zoutbewerking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style-name="ce31" office:value-type="float" office:value="1" calcext:value-type="float">
            <text:p>1</text:p>
          </table:table-cell>
          <table:table-cell table:style-name="ce20" table:number-columns-repeated="8"/>
          <table:table-cell table:style-name="ce20" table:formula="of:=[.S251]+[.R251]+[.Q251]+[.P251]+[.O251]+[.N251]+[.M251]+[.L251]+[.K251]+[.J251]+[.I251]+[.H251]+[.G251]+[.F251]+[.E251]+[.D251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r. Zoutbewerking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14"/>
          <table:table-cell table:style-name="ce20" office:value-type="float" office:value="1" calcext:value-type="float">
            <text:p>1</text:p>
          </table:table-cell>
          <table:table-cell table:style-name="ce20" table:formula="of:=[.S252]+[.R252]+[.Q252]+[.P252]+[.O252]+[.N252]+[.M252]+[.L252]+[.K252]+[.J252]+[.I252]+[.H252]+[.G252]+[.F252]+[.E252]+[.D252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51:.D252])" office:value-type="float" office:value="0" calcext:value-type="float">
            <text:p>0</text:p>
          </table:table-cell>
          <table:table-cell table:style-name="ce20" table:formula="of:=SUM([.E251:.E252])" office:value-type="float" office:value="0" calcext:value-type="float">
            <text:p>0</text:p>
          </table:table-cell>
          <table:table-cell table:style-name="ce20" table:formula="of:=SUM([.F251:.F252])" office:value-type="float" office:value="0" calcext:value-type="float">
            <text:p>0</text:p>
          </table:table-cell>
          <table:table-cell table:style-name="ce20" table:formula="of:=SUM([.G251:.G252])" office:value-type="float" office:value="0" calcext:value-type="float">
            <text:p>0</text:p>
          </table:table-cell>
          <table:table-cell table:style-name="ce20" table:formula="of:=SUM([.H251:.H252])" office:value-type="float" office:value="0" calcext:value-type="float">
            <text:p>0</text:p>
          </table:table-cell>
          <table:table-cell table:style-name="ce20" table:formula="of:=SUM([.I251:.I252])" office:value-type="float" office:value="0" calcext:value-type="float">
            <text:p>0</text:p>
          </table:table-cell>
          <table:table-cell table:style-name="ce20" table:formula="of:=SUM([.J251:.J252])" office:value-type="float" office:value="0" calcext:value-type="float">
            <text:p>0</text:p>
          </table:table-cell>
          <table:table-cell table:style-name="ce20" table:formula="of:=SUM([.K251:.K252])" office:value-type="float" office:value="1" calcext:value-type="float">
            <text:p>1</text:p>
          </table:table-cell>
          <table:table-cell table:style-name="ce20" table:formula="of:=SUM([.L251:.L252])" office:value-type="float" office:value="0" calcext:value-type="float">
            <text:p>0</text:p>
          </table:table-cell>
          <table:table-cell table:style-name="ce20" table:formula="of:=SUM([.M251:.M252])" office:value-type="float" office:value="0" calcext:value-type="float">
            <text:p>0</text:p>
          </table:table-cell>
          <table:table-cell table:style-name="ce20" table:formula="of:=SUM([.N251:.N252])" office:value-type="float" office:value="0" calcext:value-type="float">
            <text:p>0</text:p>
          </table:table-cell>
          <table:table-cell table:style-name="ce20" table:formula="of:=SUM([.O251:.O252])" office:value-type="float" office:value="0" calcext:value-type="float">
            <text:p>0</text:p>
          </table:table-cell>
          <table:table-cell table:style-name="ce20" table:formula="of:=SUM([.P251:.P252])" office:value-type="float" office:value="0" calcext:value-type="float">
            <text:p>0</text:p>
          </table:table-cell>
          <table:table-cell table:style-name="ce20" table:formula="of:=SUM([.Q251:.Q252])" office:value-type="float" office:value="0" calcext:value-type="float">
            <text:p>0</text:p>
          </table:table-cell>
          <table:table-cell table:style-name="ce20" table:formula="of:=SUM([.R251:.R252])" office:value-type="float" office:value="0" calcext:value-type="float">
            <text:p>0</text:p>
          </table:table-cell>
          <table:table-cell table:style-name="ce20" table:formula="of:=SUM([.S251:.S252])" office:value-type="float" office:value="1" calcext:value-type="float">
            <text:p>1</text:p>
          </table:table-cell>
          <table:table-cell table:style-name="ce20" table:formula="of:=SUM([.T251:.T252])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s. Veevoeder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7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254]+[.R254]+[.Q254]+[.P254]+[.O254]+[.N254]+[.M254]+[.L254]+[.K254]+[.J254]+[.I254]+[.H254]+[.G254]+[.F254]+[.E254]+[.D254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II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table:formula="of:=[.S255]+[.R255]+[.Q255]+[.P255]+[.O255]+[.N255]+[.M255]+[.L255]+[.K255]+[.J255]+[.I255]+[.H255]+[.G255]+[.F255]+[.E255]+[.D255]" office:value-type="float" office:value="743" calcext:value-type="float">
            <text:p>74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II Totaal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256]+[.R256]+[.Q256]+[.P256]+[.O256]+[.N256]+[.M256]+[.L256]+[.K256]+[.J256]+[.I256]+[.H256]+[.G256]+[.F256]+[.E256]+[.D256]" office:value-type="float" office:value="8" calcext:value-type="float">
            <text:p>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II Totaal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number-columns-repeated="3"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table:formula="of:=[.S257]+[.R257]+[.Q257]+[.P257]+[.O257]+[.N257]+[.M257]+[.L257]+[.K257]+[.J257]+[.I257]+[.H257]+[.G257]+[.F257]+[.E257]+[.D257]" office:value-type="float" office:value="5" calcext:value-type="float">
            <text:p>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II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6" calcext:value-type="float">
            <text:p>16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9" calcext:value-type="float">
            <text:p>9</text:p>
          </table:table-cell>
          <table:table-cell table:style-name="ce31" office:value-type="float" office:value="36" calcext:value-type="float">
            <text:p>36</text:p>
          </table:table-cell>
          <table:table-cell table:style-name="ce20" office:value-type="float" office:value="22" calcext:value-type="float">
            <text:p>22</text:p>
          </table:table-cell>
          <table:table-cell table:style-name="ce20" table:formula="of:=[.S258]+[.R258]+[.Q258]+[.P258]+[.O258]+[.N258]+[.M258]+[.L258]+[.K258]+[.J258]+[.I258]+[.H258]+[.G258]+[.F258]+[.E258]+[.D258]" office:value-type="float" office:value="226" calcext:value-type="float">
            <text:p>22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II Totaal generaal</text:p>
          </table:table-cell>
          <table:table-cell table:style-name="ce17"/>
          <table:table-cell/>
          <table:table-cell table:style-name="ce7" table:formula="of:=SUM([.D255:.D258])" office:value-type="float" office:value="0" calcext:value-type="float">
            <text:p>0</text:p>
          </table:table-cell>
          <table:table-cell table:style-name="ce20" table:formula="of:=SUM([.E255:.E258])" office:value-type="float" office:value="0" calcext:value-type="float">
            <text:p>0</text:p>
          </table:table-cell>
          <table:table-cell table:style-name="ce20" table:formula="of:=SUM([.F255:.F258])" office:value-type="float" office:value="2" calcext:value-type="float">
            <text:p>2</text:p>
          </table:table-cell>
          <table:table-cell table:style-name="ce20" table:formula="of:=SUM([.G255:.G258])" office:value-type="float" office:value="1" calcext:value-type="float">
            <text:p>1</text:p>
          </table:table-cell>
          <table:table-cell table:style-name="ce20" table:formula="of:=SUM([.H255:.H258])" office:value-type="float" office:value="23" calcext:value-type="float">
            <text:p>23</text:p>
          </table:table-cell>
          <table:table-cell table:style-name="ce20" table:formula="of:=SUM([.I255:.I258])" office:value-type="float" office:value="25" calcext:value-type="float">
            <text:p>25</text:p>
          </table:table-cell>
          <table:table-cell table:style-name="ce20" table:formula="of:=SUM([.J255:.J258])" office:value-type="float" office:value="7" calcext:value-type="float">
            <text:p>7</text:p>
          </table:table-cell>
          <table:table-cell table:style-name="ce20" table:formula="of:=SUM([.K255:.K258])" office:value-type="float" office:value="46" calcext:value-type="float">
            <text:p>46</text:p>
          </table:table-cell>
          <table:table-cell table:style-name="ce20" table:formula="of:=SUM([.L255:.L258])" office:value-type="float" office:value="58" calcext:value-type="float">
            <text:p>58</text:p>
          </table:table-cell>
          <table:table-cell table:style-name="ce20" table:formula="of:=SUM([.M255:.M258])" office:value-type="float" office:value="134" calcext:value-type="float">
            <text:p>134</text:p>
          </table:table-cell>
          <table:table-cell table:style-name="ce20" table:formula="of:=SUM([.N255:.N258])" office:value-type="float" office:value="87" calcext:value-type="float">
            <text:p>87</text:p>
          </table:table-cell>
          <table:table-cell table:style-name="ce20" table:formula="of:=SUM([.O255:.O258])" office:value-type="float" office:value="201" calcext:value-type="float">
            <text:p>201</text:p>
          </table:table-cell>
          <table:table-cell table:style-name="ce20" table:formula="of:=SUM([.P255:.P258])" office:value-type="float" office:value="110" calcext:value-type="float">
            <text:p>110</text:p>
          </table:table-cell>
          <table:table-cell table:style-name="ce20" table:formula="of:=SUM([.Q255:.Q258])" office:value-type="float" office:value="30" calcext:value-type="float">
            <text:p>30</text:p>
          </table:table-cell>
          <table:table-cell table:style-name="ce20" table:formula="of:=SUM([.R255:.R258])" office:value-type="float" office:value="135" calcext:value-type="float">
            <text:p>135</text:p>
          </table:table-cell>
          <table:table-cell table:style-name="ce20" table:formula="of:=SUM([.S255:.S258])" office:value-type="float" office:value="123" calcext:value-type="float">
            <text:p>123</text:p>
          </table:table-cell>
          <table:table-cell table:style-name="ce20" table:formula="of:=SUM([.T255:.T258])" office:value-type="float" office:value="982" calcext:value-type="float">
            <text:p>98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-XVII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31" office:value-type="float" office:value="145" calcext:value-type="float">
            <text:p>145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65" calcext:value-type="float">
            <text:p>65</text:p>
          </table:table-cell>
          <table:table-cell table:style-name="ce31" office:value-type="float" office:value="430" calcext:value-type="float">
            <text:p>430</text:p>
          </table:table-cell>
          <table:table-cell table:style-name="ce20" office:value-type="float" office:value="391" calcext:value-type="float">
            <text:p>391</text:p>
          </table:table-cell>
          <table:table-cell table:style-name="ce31" office:value-type="float" office:value="751" calcext:value-type="float">
            <text:p>751</text:p>
          </table:table-cell>
          <table:table-cell table:style-name="ce31" office:value-type="float" office:value="535" calcext:value-type="float">
            <text:p>535</text:p>
          </table:table-cell>
          <table:table-cell table:style-name="ce31" office:value-type="float" office:value="973" calcext:value-type="float">
            <text:p>973</text:p>
          </table:table-cell>
          <table:table-cell table:style-name="ce31" office:value-type="float" office:value="657" calcext:value-type="float">
            <text:p>657</text:p>
          </table:table-cell>
          <table:table-cell table:style-name="ce20" office:value-type="float" office:value="167" calcext:value-type="float">
            <text:p>167</text:p>
          </table:table-cell>
          <table:table-cell table:style-name="ce31" office:value-type="float" office:value="669" calcext:value-type="float">
            <text:p>669</text:p>
          </table:table-cell>
          <table:table-cell table:style-name="ce20" office:value-type="float" office:value="659" calcext:value-type="float">
            <text:p>659</text:p>
          </table:table-cell>
          <table:table-cell table:style-name="ce20" table:formula="of:=[.S260]+[.R260]+[.Q260]+[.P260]+[.O260]+[.N260]+[.M260]+[.L260]+[.K260]+[.J260]+[.I260]+[.H260]+[.G260]+[.F260]+[.E260]+[.D260]" office:value-type="float" office:value="5667" calcext:value-type="float">
            <text:p>566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-XVII Totaal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3"/>
          <table:table-cell table:style-name="ce31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S261]+[.R261]+[.Q261]+[.P261]+[.O261]+[.N261]+[.M261]+[.L261]+[.K261]+[.J261]+[.I261]+[.H261]+[.G261]+[.F261]+[.E261]+[.D261]" office:value-type="float" office:value="39" calcext:value-type="float">
            <text:p>3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-XVII Totaal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S262]+[.R262]+[.Q262]+[.P262]+[.O262]+[.N262]+[.M262]+[.L262]+[.K262]+[.J262]+[.I262]+[.H262]+[.G262]+[.F262]+[.E262]+[.D262]" office:value-type="float" office:value="39" calcext:value-type="float">
            <text:p>3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-XVII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03" calcext:value-type="float">
            <text:p>303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195" calcext:value-type="float">
            <text:p>195</text:p>
          </table:table-cell>
          <table:table-cell table:style-name="ce20" table:formula="of:=[.S263]+[.R263]+[.Q263]+[.P263]+[.O263]+[.N263]+[.M263]+[.L263]+[.K263]+[.J263]+[.I263]+[.H263]+[.G263]+[.F263]+[.E263]+[.D263]" office:value-type="float" office:value="2173" calcext:value-type="float">
            <text:p>217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-XVII Totaal generaal</text:p>
          </table:table-cell>
          <table:table-cell table:style-name="ce17"/>
          <table:table-cell/>
          <table:table-cell table:style-name="ce7" table:formula="of:=SUM([.D260:.D263])" office:value-type="float" office:value="2" calcext:value-type="float">
            <text:p>2</text:p>
          </table:table-cell>
          <table:table-cell table:style-name="ce20" table:formula="of:=SUM([.E260:.E263])" office:value-type="float" office:value="1" calcext:value-type="float">
            <text:p>1</text:p>
          </table:table-cell>
          <table:table-cell table:style-name="ce20" table:formula="of:=SUM([.F260:.F263])" office:value-type="float" office:value="13" calcext:value-type="float">
            <text:p>13</text:p>
          </table:table-cell>
          <table:table-cell table:style-name="ce20" table:formula="of:=SUM([.G260:.G263])" office:value-type="float" office:value="37" calcext:value-type="float">
            <text:p>37</text:p>
          </table:table-cell>
          <table:table-cell table:style-name="ce20" table:formula="of:=SUM([.H260:.H263])" office:value-type="float" office:value="256" calcext:value-type="float">
            <text:p>256</text:p>
          </table:table-cell>
          <table:table-cell table:style-name="ce20" table:formula="of:=SUM([.I260:.I263])" office:value-type="float" office:value="320" calcext:value-type="float">
            <text:p>320</text:p>
          </table:table-cell>
          <table:table-cell table:style-name="ce20" table:formula="of:=SUM([.J260:.J263])" office:value-type="float" office:value="99" calcext:value-type="float">
            <text:p>99</text:p>
          </table:table-cell>
          <table:table-cell table:style-name="ce20" table:formula="of:=SUM([.K260:.K263])" office:value-type="float" office:value="652" calcext:value-type="float">
            <text:p>652</text:p>
          </table:table-cell>
          <table:table-cell table:style-name="ce20" table:formula="of:=SUM([.L260:.L263])" office:value-type="float" office:value="600" calcext:value-type="float">
            <text:p>600</text:p>
          </table:table-cell>
          <table:table-cell table:style-name="ce20" table:formula="of:=SUM([.M260:.M263])" office:value-type="float" office:value="1066" calcext:value-type="float">
            <text:p>1066</text:p>
          </table:table-cell>
          <table:table-cell table:style-name="ce20" table:formula="of:=SUM([.N260:.N263])" office:value-type="float" office:value="751" calcext:value-type="float">
            <text:p>751</text:p>
          </table:table-cell>
          <table:table-cell table:style-name="ce20" table:formula="of:=SUM([.O260:.O263])" office:value-type="float" office:value="1303" calcext:value-type="float">
            <text:p>1303</text:p>
          </table:table-cell>
          <table:table-cell table:style-name="ce20" table:formula="of:=SUM([.P260:.P263])" office:value-type="float" office:value="858" calcext:value-type="float">
            <text:p>858</text:p>
          </table:table-cell>
          <table:table-cell table:style-name="ce20" table:formula="of:=SUM([.Q260:.Q263])" office:value-type="float" office:value="226" calcext:value-type="float">
            <text:p>226</text:p>
          </table:table-cell>
          <table:table-cell table:style-name="ce20" table:formula="of:=SUM([.R260:.R263])" office:value-type="float" office:value="878" calcext:value-type="float">
            <text:p>878</text:p>
          </table:table-cell>
          <table:table-cell table:style-name="ce20" table:formula="of:=SUM([.S260:.S263])" office:value-type="float" office:value="856" calcext:value-type="float">
            <text:p>856</text:p>
          </table:table-cell>
          <table:table-cell table:style-name="ce20" table:formula="of:=SUM([.T260:.T263])" office:value-type="float" office:value="7918" calcext:value-type="float">
            <text:p>791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III Landbouwbedrijven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a. Land- of akkerbouw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1170" calcext:value-type="float">
            <text:p>1170</text:p>
          </table:table-cell>
          <table:table-cell table:style-name="ce31" office:value-type="float" office:value="1128" calcext:value-type="float">
            <text:p>1128</text:p>
          </table:table-cell>
          <table:table-cell table:style-name="ce31" office:value-type="float" office:value="2419" calcext:value-type="float">
            <text:p>2419</text:p>
          </table:table-cell>
          <table:table-cell table:style-name="ce31" office:value-type="float" office:value="1807" calcext:value-type="float">
            <text:p>1807</text:p>
          </table:table-cell>
          <table:table-cell table:style-name="ce31" office:value-type="float" office:value="507" calcext:value-type="float">
            <text:p>507</text:p>
          </table:table-cell>
          <table:table-cell table:style-name="ce31" office:value-type="float" office:value="2319" calcext:value-type="float">
            <text:p>2319</text:p>
          </table:table-cell>
          <table:table-cell table:style-name="ce31" office:value-type="float" office:value="2790" calcext:value-type="float">
            <text:p>2790</text:p>
          </table:table-cell>
          <table:table-cell table:style-name="ce20" table:formula="of:=[.S266]+[.R266]+[.Q266]+[.P266]+[.O266]+[.N266]+[.M266]+[.L266]+[.K266]+[.J266]+[.I266]+[.H266]+[.G266]+[.F266]+[.E266]+[.D266]" office:value-type="float" office:value="13107" calcext:value-type="float">
            <text:p>1310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Land- of akkerbouw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4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0"/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0"/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20" table:formula="of:=[.S267]+[.R267]+[.Q267]+[.P267]+[.O267]+[.N267]+[.M267]+[.L267]+[.K267]+[.J267]+[.I267]+[.H267]+[.G267]+[.F267]+[.E267]+[.D267]" office:value-type="float" office:value="21" calcext:value-type="float">
            <text:p>2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Land- of akkerbouw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10"/>
          <table:table-cell table:number-columns-repeated="2"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2" calcext:value-type="float">
            <text:p>2</text:p>
          </table:table-cell>
          <table:table-cell table:style-name="ce20" table:formula="of:=[.S268]+[.R268]+[.Q268]+[.P268]+[.O268]+[.N268]+[.M268]+[.L268]+[.K268]+[.J268]+[.I268]+[.H268]+[.G268]+[.F268]+[.E268]+[.D268]" office:value-type="float" office:value="4" calcext:value-type="float">
            <text:p>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Land- of akkerbouw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0" calcext:value-type="float">
            <text:p>60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94" calcext:value-type="float">
            <text:p>94</text:p>
          </table:table-cell>
          <table:table-cell table:style-name="ce20" office:value-type="float" office:value="106" calcext:value-type="float">
            <text:p>106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29" calcext:value-type="float">
            <text:p>29</text:p>
          </table:table-cell>
          <table:table-cell table:number-columns-repeated="2" table:style-name="ce31" office:value-type="float" office:value="143" calcext:value-type="float">
            <text:p>143</text:p>
          </table:table-cell>
          <table:table-cell table:style-name="ce20" table:formula="of:=[.S269]+[.R269]+[.Q269]+[.P269]+[.O269]+[.N269]+[.M269]+[.L269]+[.K269]+[.J269]+[.I269]+[.H269]+[.G269]+[.F269]+[.E269]+[.D269]" office:value-type="float" office:value="1361" calcext:value-type="float">
            <text:p>136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66:.D269])" office:value-type="float" office:value="1" calcext:value-type="float">
            <text:p>1</text:p>
          </table:table-cell>
          <table:table-cell table:style-name="ce20" table:formula="of:=SUM([.E266:.E269])" office:value-type="float" office:value="2" calcext:value-type="float">
            <text:p>2</text:p>
          </table:table-cell>
          <table:table-cell table:style-name="ce20" table:formula="of:=SUM([.F266:.F269])" office:value-type="float" office:value="6" calcext:value-type="float">
            <text:p>6</text:p>
          </table:table-cell>
          <table:table-cell table:style-name="ce20" table:formula="of:=SUM([.G266:.G269])" office:value-type="float" office:value="14" calcext:value-type="float">
            <text:p>14</text:p>
          </table:table-cell>
          <table:table-cell table:style-name="ce20" table:formula="of:=SUM([.H266:.H269])" office:value-type="float" office:value="102" calcext:value-type="float">
            <text:p>102</text:p>
          </table:table-cell>
          <table:table-cell table:style-name="ce20" table:formula="of:=SUM([.I266:.I269])" office:value-type="float" office:value="164" calcext:value-type="float">
            <text:p>164</text:p>
          </table:table-cell>
          <table:table-cell table:style-name="ce20" table:formula="of:=SUM([.J266:.J269])" office:value-type="float" office:value="50" calcext:value-type="float">
            <text:p>50</text:p>
          </table:table-cell>
          <table:table-cell table:style-name="ce20" table:formula="of:=SUM([.K266:.K269])" office:value-type="float" office:value="405" calcext:value-type="float">
            <text:p>405</text:p>
          </table:table-cell>
          <table:table-cell table:style-name="ce20" table:formula="of:=SUM([.L266:.L269])" office:value-type="float" office:value="588" calcext:value-type="float">
            <text:p>588</text:p>
          </table:table-cell>
          <table:table-cell table:style-name="ce20" table:formula="of:=SUM([.M266:.M269])" office:value-type="float" office:value="1361" calcext:value-type="float">
            <text:p>1361</text:p>
          </table:table-cell>
          <table:table-cell table:style-name="ce20" table:formula="of:=SUM([.N266:.N269])" office:value-type="float" office:value="1279" calcext:value-type="float">
            <text:p>1279</text:p>
          </table:table-cell>
          <table:table-cell table:style-name="ce20" table:formula="of:=SUM([.O266:.O269])" office:value-type="float" office:value="2648" calcext:value-type="float">
            <text:p>2648</text:p>
          </table:table-cell>
          <table:table-cell table:style-name="ce20" table:formula="of:=SUM([.P266:.P269])" office:value-type="float" office:value="1933" calcext:value-type="float">
            <text:p>1933</text:p>
          </table:table-cell>
          <table:table-cell table:style-name="ce20" table:formula="of:=SUM([.Q266:.Q269])" office:value-type="float" office:value="539" calcext:value-type="float">
            <text:p>539</text:p>
          </table:table-cell>
          <table:table-cell table:style-name="ce20" table:formula="of:=SUM([.R266:.R269])" office:value-type="float" office:value="2464" calcext:value-type="float">
            <text:p>2464</text:p>
          </table:table-cell>
          <table:table-cell table:style-name="ce20" table:formula="of:=SUM([.S266:.S269])" office:value-type="float" office:value="2937" calcext:value-type="float">
            <text:p>2937</text:p>
          </table:table-cell>
          <table:table-cell table:style-name="ce20" table:formula="of:=SUM([.T266:.T269])" office:value-type="float" office:value="14493" calcext:value-type="float">
            <text:p>1449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Veeteelt (incl. alle dieren fokkerij, vogelteelt, enz., excl. Vischteelt).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273" calcext:value-type="float">
            <text:p>273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269" calcext:value-type="float">
            <text:p>269</text:p>
          </table:table-cell>
          <table:table-cell table:style-name="ce20" table:formula="of:=[.S271]+[.R271]+[.Q271]+[.P271]+[.O271]+[.N271]+[.M271]+[.L271]+[.K271]+[.J271]+[.I271]+[.H271]+[.G271]+[.F271]+[.E271]+[.D271]" office:value-type="float" office:value="1430" calcext:value-type="float">
            <text:p>143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Veeteelt (incl. alle dieren fokkerij, vogelteelt, enz., excl. Vischteelt).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12"/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20" table:formula="of:=[.S272]+[.R272]+[.Q272]+[.P272]+[.O272]+[.N272]+[.M272]+[.L272]+[.K272]+[.J272]+[.I272]+[.H272]+[.G272]+[.F272]+[.E272]+[.D272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Veeteelt (incl. alle dieren fokkerij, vogelteelt, enz., excl. Vischteelt).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6"/>
          <table:table-cell table:style-name="ce20" table:formula="of:=[.S273]+[.R273]+[.Q273]+[.P273]+[.O273]+[.N273]+[.M273]+[.L273]+[.K273]+[.J273]+[.I273]+[.H273]+[.G273]+[.F273]+[.E273]+[.D273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b. Veeteelt (incl. alle dieren fokkerij, vogelteelt, enz., excl. Vischteelt).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0" table:formula="of:=[.S274]+[.R274]+[.Q274]+[.P274]+[.O274]+[.N274]+[.M274]+[.L274]+[.K274]+[.J274]+[.I274]+[.H274]+[.G274]+[.F274]+[.E274]+[.D274]" office:value-type="float" office:value="40" calcext:value-type="float">
            <text:p>4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71:.D274])" office:value-type="float" office:value="0" calcext:value-type="float">
            <text:p>0</text:p>
          </table:table-cell>
          <table:table-cell table:style-name="ce20" table:formula="of:=SUM([.E271:.E274])" office:value-type="float" office:value="0" calcext:value-type="float">
            <text:p>0</text:p>
          </table:table-cell>
          <table:table-cell table:style-name="ce20" table:formula="of:=SUM([.F271:.F274])" office:value-type="float" office:value="2" calcext:value-type="float">
            <text:p>2</text:p>
          </table:table-cell>
          <table:table-cell table:style-name="ce20" table:formula="of:=SUM([.G271:.G274])" office:value-type="float" office:value="1" calcext:value-type="float">
            <text:p>1</text:p>
          </table:table-cell>
          <table:table-cell table:style-name="ce20" table:formula="of:=SUM([.H271:.H274])" office:value-type="float" office:value="9" calcext:value-type="float">
            <text:p>9</text:p>
          </table:table-cell>
          <table:table-cell table:style-name="ce20" table:formula="of:=SUM([.I271:.I274])" office:value-type="float" office:value="22" calcext:value-type="float">
            <text:p>22</text:p>
          </table:table-cell>
          <table:table-cell table:style-name="ce20" table:formula="of:=SUM([.J271:.J274])" office:value-type="float" office:value="13" calcext:value-type="float">
            <text:p>13</text:p>
          </table:table-cell>
          <table:table-cell table:style-name="ce20" table:formula="of:=SUM([.K271:.K274])" office:value-type="float" office:value="51" calcext:value-type="float">
            <text:p>51</text:p>
          </table:table-cell>
          <table:table-cell table:style-name="ce20" table:formula="of:=SUM([.L271:.L274])" office:value-type="float" office:value="62" calcext:value-type="float">
            <text:p>62</text:p>
          </table:table-cell>
          <table:table-cell table:style-name="ce20" table:formula="of:=SUM([.M271:.M274])" office:value-type="float" office:value="151" calcext:value-type="float">
            <text:p>151</text:p>
          </table:table-cell>
          <table:table-cell table:style-name="ce20" table:formula="of:=SUM([.N271:.N274])" office:value-type="float" office:value="133" calcext:value-type="float">
            <text:p>133</text:p>
          </table:table-cell>
          <table:table-cell table:style-name="ce20" table:formula="of:=SUM([.O271:.O274])" office:value-type="float" office:value="277" calcext:value-type="float">
            <text:p>277</text:p>
          </table:table-cell>
          <table:table-cell table:style-name="ce20" table:formula="of:=SUM([.P271:.P274])" office:value-type="float" office:value="218" calcext:value-type="float">
            <text:p>218</text:p>
          </table:table-cell>
          <table:table-cell table:style-name="ce20" table:formula="of:=SUM([.Q271:.Q274])" office:value-type="float" office:value="47" calcext:value-type="float">
            <text:p>47</text:p>
          </table:table-cell>
          <table:table-cell table:style-name="ce20" table:formula="of:=SUM([.R271:.R274])" office:value-type="float" office:value="215" calcext:value-type="float">
            <text:p>215</text:p>
          </table:table-cell>
          <table:table-cell table:style-name="ce20" table:formula="of:=SUM([.S271:.S274])" office:value-type="float" office:value="272" calcext:value-type="float">
            <text:p>272</text:p>
          </table:table-cell>
          <table:table-cell table:style-name="ce20" table:formula="of:=SUM([.T271:.T274])" office:value-type="float" office:value="1473" calcext:value-type="float">
            <text:p>147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Tuinbouw, warmoezerij, ooft- en bloemkweekerij (incl. bollencultuur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9" calcext:value-type="float">
            <text:p>19</text:p>
          </table:table-cell>
          <table:table-cell table:style-name="ce31" office:value-type="float" office:value="33" calcext:value-type="float">
            <text:p>33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56" calcext:value-type="float">
            <text:p>56</text:p>
          </table:table-cell>
          <table:table-cell table:style-name="ce31" office:value-type="float" office:value="9" calcext:value-type="float">
            <text:p>9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52" calcext:value-type="float">
            <text:p>52</text:p>
          </table:table-cell>
          <table:table-cell table:style-name="ce20" table:formula="of:=[.S276]+[.R276]+[.Q276]+[.P276]+[.O276]+[.N276]+[.M276]+[.L276]+[.K276]+[.J276]+[.I276]+[.H276]+[.G276]+[.F276]+[.E276]+[.D276]" office:value-type="float" office:value="353" calcext:value-type="float">
            <text:p>35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Tuinbouw, warmoezerij, ooft- en bloemkweekerij (incl. bollencultuur)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 table:number-columns-repeated="8"/>
          <table:table-cell table:style-name="ce20" table:formula="of:=[.S277]+[.R277]+[.Q277]+[.P277]+[.O277]+[.N277]+[.M277]+[.L277]+[.K277]+[.J277]+[.I277]+[.H277]+[.G277]+[.F277]+[.E277]+[.D277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Tuinbouw, warmoezerij, ooft- en bloemkweekerij (incl. bollencultuur)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0"/>
          <table:table-cell table:number-columns-repeated="2" table:style-name="ce31" office:value-type="float" office:value="3" calcext:value-type="float">
            <text:p>3</text:p>
          </table:table-cell>
          <table:table-cell table:style-name="ce20" table:formula="of:=[.S278]+[.R278]+[.Q278]+[.P278]+[.O278]+[.N278]+[.M278]+[.L278]+[.K278]+[.J278]+[.I278]+[.H278]+[.G278]+[.F278]+[.E278]+[.D278]" office:value-type="float" office:value="17" calcext:value-type="float">
            <text:p>1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76:.D278])" office:value-type="float" office:value="1" calcext:value-type="float">
            <text:p>1</text:p>
          </table:table-cell>
          <table:table-cell table:style-name="ce20" table:formula="of:=SUM([.E276:.E278])" office:value-type="float" office:value="0" calcext:value-type="float">
            <text:p>0</text:p>
          </table:table-cell>
          <table:table-cell table:style-name="ce20" table:formula="of:=SUM([.F276:.F278])" office:value-type="float" office:value="0" calcext:value-type="float">
            <text:p>0</text:p>
          </table:table-cell>
          <table:table-cell table:style-name="ce20" table:formula="of:=SUM([.G276:.G278])" office:value-type="float" office:value="0" calcext:value-type="float">
            <text:p>0</text:p>
          </table:table-cell>
          <table:table-cell table:style-name="ce20" table:formula="of:=SUM([.H276:.H278])" office:value-type="float" office:value="4" calcext:value-type="float">
            <text:p>4</text:p>
          </table:table-cell>
          <table:table-cell table:style-name="ce20" table:formula="of:=SUM([.I276:.I278])" office:value-type="float" office:value="6" calcext:value-type="float">
            <text:p>6</text:p>
          </table:table-cell>
          <table:table-cell table:style-name="ce20" table:formula="of:=SUM([.J276:.J278])" office:value-type="float" office:value="2" calcext:value-type="float">
            <text:p>2</text:p>
          </table:table-cell>
          <table:table-cell table:style-name="ce20" table:formula="of:=SUM([.K276:.K278])" office:value-type="float" office:value="12" calcext:value-type="float">
            <text:p>12</text:p>
          </table:table-cell>
          <table:table-cell table:style-name="ce20" table:formula="of:=SUM([.L276:.L278])" office:value-type="float" office:value="19" calcext:value-type="float">
            <text:p>19</text:p>
          </table:table-cell>
          <table:table-cell table:style-name="ce20" table:formula="of:=SUM([.M276:.M278])" office:value-type="float" office:value="37" calcext:value-type="float">
            <text:p>37</text:p>
          </table:table-cell>
          <table:table-cell table:style-name="ce20" table:formula="of:=SUM([.N276:.N278])" office:value-type="float" office:value="31" calcext:value-type="float">
            <text:p>31</text:p>
          </table:table-cell>
          <table:table-cell table:style-name="ce20" table:formula="of:=SUM([.O276:.O278])" office:value-type="float" office:value="77" calcext:value-type="float">
            <text:p>77</text:p>
          </table:table-cell>
          <table:table-cell table:style-name="ce20" table:formula="of:=SUM([.P276:.P278])" office:value-type="float" office:value="59" calcext:value-type="float">
            <text:p>59</text:p>
          </table:table-cell>
          <table:table-cell table:style-name="ce20" table:formula="of:=SUM([.Q276:.Q278])" office:value-type="float" office:value="9" calcext:value-type="float">
            <text:p>9</text:p>
          </table:table-cell>
          <table:table-cell table:style-name="ce20" table:formula="of:=SUM([.R276:.R278])" office:value-type="float" office:value="59" calcext:value-type="float">
            <text:p>59</text:p>
          </table:table-cell>
          <table:table-cell table:style-name="ce20" table:formula="of:=SUM([.S276:.S278])" office:value-type="float" office:value="55" calcext:value-type="float">
            <text:p>55</text:p>
          </table:table-cell>
          <table:table-cell table:style-name="ce20" table:formula="of:=SUM([.T276:.T278])" office:value-type="float" office:value="371" calcext:value-type="float">
            <text:p>37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3" calcext:value-type="float">
            <text:p>393</text:p>
          </table:table-cell>
          <table:table-cell table:style-name="ce64" office:value-type="float" office:value="240484" calcext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d. Houtteelt (incl. boschbouw en boschopzichters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/>
          <table:table-cell table:number-columns-repeated="2" table:style-name="ce20" office:value-type="float" office:value="6" calcext:value-type="float">
            <text:p>6</text:p>
          </table:table-cell>
          <table:table-cell table:style-name="ce20" table:formula="of:=[.S280]+[.R280]+[.Q280]+[.P280]+[.O280]+[.N280]+[.M280]+[.L280]+[.K280]+[.J280]+[.I280]+[.H280]+[.G280]+[.F280]+[.E280]+[.D280]" office:value-type="float" office:value="21" calcext:value-type="float">
            <text:p>2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III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119" calcext:value-type="float">
            <text:p>119</text:p>
          </table:table-cell>
          <table:table-cell table:style-name="ce20" office:value-type="float" office:value="42" calcext:value-type="float">
            <text:p>42</text:p>
          </table:table-cell>
          <table:table-cell table:style-name="ce31" office:value-type="float" office:value="366" calcext:value-type="float">
            <text:p>366</text:p>
          </table:table-cell>
          <table:table-cell table:style-name="ce20" office:value-type="float" office:value="558" calcext:value-type="float">
            <text:p>558</text:p>
          </table:table-cell>
          <table:table-cell table:style-name="ce20" office:value-type="float" office:value="1348" calcext:value-type="float">
            <text:p>1348</text:p>
          </table:table-cell>
          <table:table-cell table:style-name="ce20" office:value-type="float" office:value="1292" calcext:value-type="float">
            <text:p>1292</text:p>
          </table:table-cell>
          <table:table-cell table:style-name="ce31" office:value-type="float" office:value="2770" calcext:value-type="float">
            <text:p>2770</text:p>
          </table:table-cell>
          <table:table-cell table:style-name="ce31" office:value-type="float" office:value="2081" calcext:value-type="float">
            <text:p>2081</text:p>
          </table:table-cell>
          <table:table-cell table:style-name="ce20" office:value-type="float" office:value="560" calcext:value-type="float">
            <text:p>560</text:p>
          </table:table-cell>
          <table:table-cell table:style-name="ce31" office:value-type="float" office:value="2594" calcext:value-type="float">
            <text:p>2594</text:p>
          </table:table-cell>
          <table:table-cell table:style-name="ce31" office:value-type="float" office:value="3117" calcext:value-type="float">
            <text:p>3117</text:p>
          </table:table-cell>
          <table:table-cell table:style-name="ce20" table:formula="of:=[.S281]+[.R281]+[.Q281]+[.P281]+[.O281]+[.N281]+[.M281]+[.L281]+[.K281]+[.J281]+[.I281]+[.H281]+[.G281]+[.F281]+[.E281]+[.D281]" office:value-type="float" office:value="14911" calcext:value-type="float">
            <text:p>1491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III Totaal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20" table:formula="of:=[.S282]+[.R282]+[.Q282]+[.P282]+[.O282]+[.N282]+[.M282]+[.L282]+[.K282]+[.J282]+[.I282]+[.H282]+[.G282]+[.F282]+[.E282]+[.D282]" office:value-type="float" office:value="23" calcext:value-type="float">
            <text:p>2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III Totaal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31" office:value-type="float" office:value="1" calcext:value-type="float">
            <text:p>1</text:p>
          </table:table-cell>
          <table:table-cell table:style-name="ce20"/>
          <table:table-cell table:number-columns-repeated="2"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2" calcext:value-type="float">
            <text:p>2</text:p>
          </table:table-cell>
          <table:table-cell table:style-name="ce20" table:formula="of:=[.S283]+[.R283]+[.Q283]+[.P283]+[.O283]+[.N283]+[.M283]+[.L283]+[.K283]+[.J283]+[.I283]+[.H283]+[.G283]+[.F283]+[.E283]+[.D283]" office:value-type="float" office:value="6" calcext:value-type="float">
            <text:p>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III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3" calcext:value-type="float">
            <text:p>63</text:p>
          </table:table-cell>
          <table:table-cell table:style-name="ce31" office:value-type="float" office:value="70" calcext:value-type="float">
            <text:p>70</text:p>
          </table:table-cell>
          <table:table-cell table:style-name="ce20" office:value-type="float" office:value="22" calcext:value-type="float">
            <text:p>22</text:p>
          </table:table-cell>
          <table:table-cell table:style-name="ce31" office:value-type="float" office:value="99" calcext:value-type="float">
            <text:p>99</text:p>
          </table:table-cell>
          <table:table-cell table:style-name="ce20" office:value-type="float" office:value="112" calcext:value-type="float">
            <text:p>112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31" calcext:value-type="float">
            <text:p>131</text:p>
          </table:table-cell>
          <table:table-cell table:style-name="ce20" office:value-type="float" office:value="31" calcext:value-type="float">
            <text:p>31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149" calcext:value-type="float">
            <text:p>149</text:p>
          </table:table-cell>
          <table:table-cell table:style-name="ce20" table:formula="of:=[.S284]+[.R284]+[.Q284]+[.P284]+[.O284]+[.N284]+[.M284]+[.L284]+[.K284]+[.J284]+[.I284]+[.H284]+[.G284]+[.F284]+[.E284]+[.D284]" office:value-type="float" office:value="1418" calcext:value-type="float">
            <text:p>141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III Totaal generaal</text:p>
          </table:table-cell>
          <table:table-cell table:style-name="ce17"/>
          <table:table-cell/>
          <table:table-cell table:style-name="ce7" table:formula="of:=SUM([.D281:.D284])" office:value-type="float" office:value="2" calcext:value-type="float">
            <text:p>2</text:p>
          </table:table-cell>
          <table:table-cell table:style-name="ce20" table:formula="of:=SUM([.E281:.E284])" office:value-type="float" office:value="2" calcext:value-type="float">
            <text:p>2</text:p>
          </table:table-cell>
          <table:table-cell table:style-name="ce20" table:formula="of:=SUM([.F281:.F284])" office:value-type="float" office:value="8" calcext:value-type="float">
            <text:p>8</text:p>
          </table:table-cell>
          <table:table-cell table:style-name="ce20" table:formula="of:=SUM([.G281:.G284])" office:value-type="float" office:value="15" calcext:value-type="float">
            <text:p>15</text:p>
          </table:table-cell>
          <table:table-cell table:style-name="ce20" table:formula="of:=SUM([.H281:.H284])" office:value-type="float" office:value="115" calcext:value-type="float">
            <text:p>115</text:p>
          </table:table-cell>
          <table:table-cell table:style-name="ce20" table:formula="of:=SUM([.I281:.I284])" office:value-type="float" office:value="192" calcext:value-type="float">
            <text:p>192</text:p>
          </table:table-cell>
          <table:table-cell table:style-name="ce20" table:formula="of:=SUM([.J281:.J284])" office:value-type="float" office:value="65" calcext:value-type="float">
            <text:p>65</text:p>
          </table:table-cell>
          <table:table-cell table:style-name="ce20" table:formula="of:=SUM([.K281:.K284])" office:value-type="float" office:value="469" calcext:value-type="float">
            <text:p>469</text:p>
          </table:table-cell>
          <table:table-cell table:style-name="ce20" table:formula="of:=SUM([.L281:.L284])" office:value-type="float" office:value="670" calcext:value-type="float">
            <text:p>670</text:p>
          </table:table-cell>
          <table:table-cell table:style-name="ce20" table:formula="of:=SUM([.M281:.M284])" office:value-type="float" office:value="1549" calcext:value-type="float">
            <text:p>1549</text:p>
          </table:table-cell>
          <table:table-cell table:style-name="ce20" table:formula="of:=SUM([.N281:.N284])" office:value-type="float" office:value="1444" calcext:value-type="float">
            <text:p>1444</text:p>
          </table:table-cell>
          <table:table-cell table:style-name="ce20" table:formula="of:=SUM([.O281:.O284])" office:value-type="float" office:value="3005" calcext:value-type="float">
            <text:p>3005</text:p>
          </table:table-cell>
          <table:table-cell table:style-name="ce20" table:formula="of:=SUM([.P281:.P284])" office:value-type="float" office:value="2213" calcext:value-type="float">
            <text:p>2213</text:p>
          </table:table-cell>
          <table:table-cell table:style-name="ce20" table:formula="of:=SUM([.Q281:.Q284])" office:value-type="float" office:value="595" calcext:value-type="float">
            <text:p>595</text:p>
          </table:table-cell>
          <table:table-cell table:style-name="ce20" table:formula="of:=SUM([.R281:.R284])" office:value-type="float" office:value="2744" calcext:value-type="float">
            <text:p>2744</text:p>
          </table:table-cell>
          <table:table-cell table:style-name="ce20" table:formula="of:=SUM([.S281:.S284])" office:value-type="float" office:value="3270" calcext:value-type="float">
            <text:p>3270</text:p>
          </table:table-cell>
          <table:table-cell table:style-name="ce20" table:formula="of:=SUM([.T281:.T284])" office:value-type="float" office:value="16358" calcext:value-type="float">
            <text:p>1635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X Visscherij, (incl. Vischkweekerij en Jacht.)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a. Zeevisscherij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7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formula="of:=[.S287]+[.R287]+[.Q287]+[.P287]+[.O287]+[.N287]+[.M287]+[.L287]+[.K287]+[.J287]+[.I287]+[.H287]+[.G287]+[.F287]+[.E287]+[.D287]" office:value-type="float" office:value="12" calcext:value-type="float">
            <text:p>1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Zeevisscherij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8"/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table:formula="of:=[.S288]+[.R288]+[.Q288]+[.P288]+[.O288]+[.N288]+[.M288]+[.L288]+[.K288]+[.J288]+[.I288]+[.H288]+[.G288]+[.F288]+[.E288]+[.D288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Zeevisscherij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289]+[.R289]+[.Q289]+[.P289]+[.O289]+[.N289]+[.M289]+[.L289]+[.K289]+[.J289]+[.I289]+[.H289]+[.G289]+[.F289]+[.E289]+[.D289]" office:value-type="float" office:value="14" calcext:value-type="float">
            <text:p>1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87:.D289])" office:value-type="float" office:value="0" calcext:value-type="float">
            <text:p>0</text:p>
          </table:table-cell>
          <table:table-cell table:style-name="ce20" table:formula="of:=SUM([.E287:.E289])" office:value-type="float" office:value="0" calcext:value-type="float">
            <text:p>0</text:p>
          </table:table-cell>
          <table:table-cell table:style-name="ce20" table:formula="of:=SUM([.F287:.F289])" office:value-type="float" office:value="0" calcext:value-type="float">
            <text:p>0</text:p>
          </table:table-cell>
          <table:table-cell table:style-name="ce20" table:formula="of:=SUM([.G287:.G289])" office:value-type="float" office:value="0" calcext:value-type="float">
            <text:p>0</text:p>
          </table:table-cell>
          <table:table-cell table:style-name="ce20" table:formula="of:=SUM([.H287:.H289])" office:value-type="float" office:value="2" calcext:value-type="float">
            <text:p>2</text:p>
          </table:table-cell>
          <table:table-cell table:style-name="ce20" table:formula="of:=SUM([.I287:.I289])" office:value-type="float" office:value="3" calcext:value-type="float">
            <text:p>3</text:p>
          </table:table-cell>
          <table:table-cell table:style-name="ce20" table:formula="of:=SUM([.J287:.J289])" office:value-type="float" office:value="0" calcext:value-type="float">
            <text:p>0</text:p>
          </table:table-cell>
          <table:table-cell table:style-name="ce20" table:formula="of:=SUM([.K287:.K289])" office:value-type="float" office:value="1" calcext:value-type="float">
            <text:p>1</text:p>
          </table:table-cell>
          <table:table-cell table:style-name="ce20" table:formula="of:=SUM([.L287:.L289])" office:value-type="float" office:value="1" calcext:value-type="float">
            <text:p>1</text:p>
          </table:table-cell>
          <table:table-cell table:style-name="ce20" table:formula="of:=SUM([.M287:.M289])" office:value-type="float" office:value="4" calcext:value-type="float">
            <text:p>4</text:p>
          </table:table-cell>
          <table:table-cell table:style-name="ce20" table:formula="of:=SUM([.N287:.N289])" office:value-type="float" office:value="3" calcext:value-type="float">
            <text:p>3</text:p>
          </table:table-cell>
          <table:table-cell table:style-name="ce20" table:formula="of:=SUM([.O287:.O289])" office:value-type="float" office:value="6" calcext:value-type="float">
            <text:p>6</text:p>
          </table:table-cell>
          <table:table-cell table:style-name="ce20" table:formula="of:=SUM([.P287:.P289])" office:value-type="float" office:value="2" calcext:value-type="float">
            <text:p>2</text:p>
          </table:table-cell>
          <table:table-cell table:style-name="ce20" table:formula="of:=SUM([.Q287:.Q289])" office:value-type="float" office:value="1" calcext:value-type="float">
            <text:p>1</text:p>
          </table:table-cell>
          <table:table-cell table:style-name="ce20" table:formula="of:=SUM([.R287:.R289])" office:value-type="float" office:value="4" calcext:value-type="float">
            <text:p>4</text:p>
          </table:table-cell>
          <table:table-cell table:style-name="ce20" table:formula="of:=SUM([.S287:.S289])" office:value-type="float" office:value="2" calcext:value-type="float">
            <text:p>2</text:p>
          </table:table-cell>
          <table:table-cell table:style-name="ce20" table:formula="of:=SUM([.T287:.T289])" office:value-type="float" office:value="29" calcext:value-type="float">
            <text:p>2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Visscherij in binnenwater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8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291]+[.R291]+[.Q291]+[.P291]+[.O291]+[.N291]+[.M291]+[.L291]+[.K291]+[.J291]+[.I291]+[.H291]+[.G291]+[.F291]+[.E291]+[.D291]" office:value-type="float" office:value="4" calcext:value-type="float">
            <text:p>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X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7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S292]+[.R292]+[.Q292]+[.P292]+[.O292]+[.N292]+[.M292]+[.L292]+[.K292]+[.J292]+[.I292]+[.H292]+[.G292]+[.F292]+[.E292]+[.D292]" office:value-type="float" office:value="16" calcext:value-type="float">
            <text:p>1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X Totaal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8"/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table:formula="of:=[.S293]+[.R293]+[.Q293]+[.P293]+[.O293]+[.N293]+[.M293]+[.L293]+[.K293]+[.J293]+[.I293]+[.H293]+[.G293]+[.F293]+[.E293]+[.D293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X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294]+[.R294]+[.Q294]+[.P294]+[.O294]+[.N294]+[.M294]+[.L294]+[.K294]+[.J294]+[.I294]+[.H294]+[.G294]+[.F294]+[.E294]+[.D294]" office:value-type="float" office:value="14" calcext:value-type="float">
            <text:p>1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X Totaal generaal</text:p>
          </table:table-cell>
          <table:table-cell table:style-name="ce17"/>
          <table:table-cell/>
          <table:table-cell table:style-name="ce7" table:formula="of:=SUM([.D292:.D294])" office:value-type="float" office:value="0" calcext:value-type="float">
            <text:p>0</text:p>
          </table:table-cell>
          <table:table-cell table:style-name="ce20" table:formula="of:=SUM([.E292:.E294])" office:value-type="float" office:value="0" calcext:value-type="float">
            <text:p>0</text:p>
          </table:table-cell>
          <table:table-cell table:style-name="ce20" table:formula="of:=SUM([.F292:.F294])" office:value-type="float" office:value="0" calcext:value-type="float">
            <text:p>0</text:p>
          </table:table-cell>
          <table:table-cell table:style-name="ce20" table:formula="of:=SUM([.G292:.G294])" office:value-type="float" office:value="0" calcext:value-type="float">
            <text:p>0</text:p>
          </table:table-cell>
          <table:table-cell table:style-name="ce20" table:formula="of:=SUM([.H292:.H294])" office:value-type="float" office:value="2" calcext:value-type="float">
            <text:p>2</text:p>
          </table:table-cell>
          <table:table-cell table:style-name="ce20" table:formula="of:=SUM([.I292:.I294])" office:value-type="float" office:value="3" calcext:value-type="float">
            <text:p>3</text:p>
          </table:table-cell>
          <table:table-cell table:style-name="ce20" table:formula="of:=SUM([.J292:.J294])" office:value-type="float" office:value="0" calcext:value-type="float">
            <text:p>0</text:p>
          </table:table-cell>
          <table:table-cell table:style-name="ce20" table:formula="of:=SUM([.K292:.K294])" office:value-type="float" office:value="1" calcext:value-type="float">
            <text:p>1</text:p>
          </table:table-cell>
          <table:table-cell table:style-name="ce20" table:formula="of:=SUM([.L292:.L294])" office:value-type="float" office:value="1" calcext:value-type="float">
            <text:p>1</text:p>
          </table:table-cell>
          <table:table-cell table:style-name="ce20" table:formula="of:=SUM([.M292:.M294])" office:value-type="float" office:value="5" calcext:value-type="float">
            <text:p>5</text:p>
          </table:table-cell>
          <table:table-cell table:style-name="ce20" table:formula="of:=SUM([.N292:.N294])" office:value-type="float" office:value="3" calcext:value-type="float">
            <text:p>3</text:p>
          </table:table-cell>
          <table:table-cell table:style-name="ce20" table:formula="of:=SUM([.O292:.O294])" office:value-type="float" office:value="8" calcext:value-type="float">
            <text:p>8</text:p>
          </table:table-cell>
          <table:table-cell table:style-name="ce20" table:formula="of:=SUM([.P292:.P294])" office:value-type="float" office:value="3" calcext:value-type="float">
            <text:p>3</text:p>
          </table:table-cell>
          <table:table-cell table:style-name="ce20" table:formula="of:=SUM([.Q292:.Q294])" office:value-type="float" office:value="1" calcext:value-type="float">
            <text:p>1</text:p>
          </table:table-cell>
          <table:table-cell table:style-name="ce20" table:formula="of:=SUM([.R292:.R294])" office:value-type="float" office:value="4" calcext:value-type="float">
            <text:p>4</text:p>
          </table:table-cell>
          <table:table-cell table:style-name="ce20" table:formula="of:=SUM([.S292:.S294])" office:value-type="float" office:value="2" calcext:value-type="float">
            <text:p>2</text:p>
          </table:table-cell>
          <table:table-cell table:style-name="ce20" table:formula="of:=SUM([.T292:.T294])" office:value-type="float" office:value="33" calcext:value-type="float">
            <text:p>3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XX Warenhandel (incl. Tusschenhandel, commissiehandel, makelaardij en verdere hulpbedrijven van den handel)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a. Handel in grondstoff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31" office:value-type="float" office:value="17" calcext:value-type="float">
            <text:p>17</text:p>
          </table:table-cell>
          <table:table-cell table:style-name="ce20" office:value-type="float" office:value="6" calcext:value-type="float">
            <text:p>6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3" calcext:value-type="float">
            <text:p>1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8" calcext:value-type="float">
            <text:p>18</text:p>
          </table:table-cell>
          <table:table-cell table:style-name="ce20" table:formula="of:=[.S297]+[.R297]+[.Q297]+[.P297]+[.O297]+[.N297]+[.M297]+[.L297]+[.K297]+[.J297]+[.I297]+[.H297]+[.G297]+[.F297]+[.E297]+[.D297]" office:value-type="float" office:value="120" calcext:value-type="float">
            <text:p>12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Handel in grondstoffen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2" calcext:value-type="float">
            <text:p>2</text:p>
          </table:table-cell>
          <table:table-cell table:style-name="ce20" table:number-columns-repeated="7"/>
          <table:table-cell table:style-name="ce20" office:value-type="float" office:value="1" calcext:value-type="float">
            <text:p>1</text:p>
          </table:table-cell>
          <table:table-cell table:style-name="ce20" table:formula="of:=[.S298]+[.R298]+[.Q298]+[.P298]+[.O298]+[.N298]+[.M298]+[.L298]+[.K298]+[.J298]+[.I298]+[.H298]+[.G298]+[.F298]+[.E298]+[.D298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Handel in grondstoff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number-columns-repeated="2"/>
          <table:table-cell table:style-name="ce31" office:value-type="float" office:value="2" calcext:value-type="float">
            <text:p>2</text:p>
          </table:table-cell>
          <table:table-cell table:style-name="ce20"/>
          <table:table-cell table:style-name="ce20" table:formula="of:=[.S299]+[.R299]+[.Q299]+[.P299]+[.O299]+[.N299]+[.M299]+[.L299]+[.K299]+[.J299]+[.I299]+[.H299]+[.G299]+[.F299]+[.E299]+[.D299]" office:value-type="float" office:value="12" calcext:value-type="float">
            <text:p>1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297:.D299])" office:value-type="float" office:value="0" calcext:value-type="float">
            <text:p>0</text:p>
          </table:table-cell>
          <table:table-cell table:style-name="ce20" table:formula="of:=SUM([.E297:.E299])" office:value-type="float" office:value="0" calcext:value-type="float">
            <text:p>0</text:p>
          </table:table-cell>
          <table:table-cell table:style-name="ce20" table:formula="of:=SUM([.F297:.F299])" office:value-type="float" office:value="1" calcext:value-type="float">
            <text:p>1</text:p>
          </table:table-cell>
          <table:table-cell table:style-name="ce20" table:formula="of:=SUM([.G297:.G299])" office:value-type="float" office:value="0" calcext:value-type="float">
            <text:p>0</text:p>
          </table:table-cell>
          <table:table-cell table:style-name="ce20" table:formula="of:=SUM([.H297:.H299])" office:value-type="float" office:value="1" calcext:value-type="float">
            <text:p>1</text:p>
          </table:table-cell>
          <table:table-cell table:style-name="ce20" table:formula="of:=SUM([.I297:.I299])" office:value-type="float" office:value="2" calcext:value-type="float">
            <text:p>2</text:p>
          </table:table-cell>
          <table:table-cell table:style-name="ce20" table:formula="of:=SUM([.J297:.J299])" office:value-type="float" office:value="3" calcext:value-type="float">
            <text:p>3</text:p>
          </table:table-cell>
          <table:table-cell table:style-name="ce20" table:formula="of:=SUM([.K297:.K299])" office:value-type="float" office:value="8" calcext:value-type="float">
            <text:p>8</text:p>
          </table:table-cell>
          <table:table-cell table:style-name="ce20" table:formula="of:=SUM([.L297:.L299])" office:value-type="float" office:value="6" calcext:value-type="float">
            <text:p>6</text:p>
          </table:table-cell>
          <table:table-cell table:style-name="ce20" table:formula="of:=SUM([.M297:.M299])" office:value-type="float" office:value="20" calcext:value-type="float">
            <text:p>20</text:p>
          </table:table-cell>
          <table:table-cell table:style-name="ce20" table:formula="of:=SUM([.N297:.N299])" office:value-type="float" office:value="9" calcext:value-type="float">
            <text:p>9</text:p>
          </table:table-cell>
          <table:table-cell table:style-name="ce20" table:formula="of:=SUM([.O297:.O299])" office:value-type="float" office:value="30" calcext:value-type="float">
            <text:p>30</text:p>
          </table:table-cell>
          <table:table-cell table:style-name="ce20" table:formula="of:=SUM([.P297:.P299])" office:value-type="float" office:value="13" calcext:value-type="float">
            <text:p>13</text:p>
          </table:table-cell>
          <table:table-cell table:style-name="ce20" table:formula="of:=SUM([.Q297:.Q299])" office:value-type="float" office:value="7" calcext:value-type="float">
            <text:p>7</text:p>
          </table:table-cell>
          <table:table-cell table:style-name="ce20" table:formula="of:=SUM([.R297:.R299])" office:value-type="float" office:value="16" calcext:value-type="float">
            <text:p>16</text:p>
          </table:table-cell>
          <table:table-cell table:style-name="ce20" table:formula="of:=SUM([.S297:.S299])" office:value-type="float" office:value="19" calcext:value-type="float">
            <text:p>19</text:p>
          </table:table-cell>
          <table:table-cell table:style-name="ce20" table:formula="of:=SUM([.T297:.T299])" office:value-type="float" office:value="135" calcext:value-type="float">
            <text:p>13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Handel in voorwerpen van kleeding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81" calcext:value-type="float">
            <text:p>81</text:p>
          </table:table-cell>
          <table:table-cell table:style-name="ce20" office:value-type="float" office:value="113" calcext:value-type="float">
            <text:p>113</text:p>
          </table:table-cell>
          <table:table-cell table:style-name="ce20" office:value-type="float" office:value="226" calcext:value-type="float">
            <text:p>226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208" calcext:value-type="float">
            <text:p>208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table:formula="of:=SUM([.D301:.S301])" office:value-type="float" office:value="1641" calcext:value-type="float">
            <text:p>164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Handel in voorwerpen van kleeding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S302]+[.R302]+[.Q302]+[.P302]+[.O302]+[.N302]+[.M302]+[.L302]+[.K302]+[.J302]+[.I302]+[.H302]+[.G302]+[.F302]+[.E302]+[.D302]" office:value-type="float" office:value="17" calcext:value-type="float">
            <text:p>1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Handel in voorwerpen van kleeding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" calcext:value-type="float">
            <text:p>2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0" table:formula="of:=[.S303]+[.R303]+[.Q303]+[.P303]+[.O303]+[.N303]+[.M303]+[.L303]+[.K303]+[.J303]+[.I303]+[.H303]+[.G303]+[.F303]+[.E303]+[.D303]" office:value-type="float" office:value="59" calcext:value-type="float">
            <text:p>5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Handel in voorwerpen van kleeding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3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S304]+[.R304]+[.Q304]+[.P304]+[.O304]+[.N304]+[.M304]+[.L304]+[.K304]+[.J304]+[.I304]+[.H304]+[.G304]+[.F304]+[.E304]+[.D304]" office:value-type="float" office:value="5" calcext:value-type="float">
            <text:p>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01:.D304])" office:value-type="float" office:value="0" calcext:value-type="float">
            <text:p>0</text:p>
          </table:table-cell>
          <table:table-cell table:style-name="ce20" table:formula="of:=SUM([.E301:.E304])" office:value-type="float" office:value="1" calcext:value-type="float">
            <text:p>1</text:p>
          </table:table-cell>
          <table:table-cell table:style-name="ce20" table:formula="of:=SUM([.F301:.F304])" office:value-type="float" office:value="2" calcext:value-type="float">
            <text:p>2</text:p>
          </table:table-cell>
          <table:table-cell table:style-name="ce20" table:formula="of:=SUM([.G301:.G304])" office:value-type="float" office:value="2" calcext:value-type="float">
            <text:p>2</text:p>
          </table:table-cell>
          <table:table-cell table:style-name="ce20" table:formula="of:=SUM([.H301:.H304])" office:value-type="float" office:value="26" calcext:value-type="float">
            <text:p>26</text:p>
          </table:table-cell>
          <table:table-cell table:style-name="ce20" table:formula="of:=SUM([.I301:.I304])" office:value-type="float" office:value="57" calcext:value-type="float">
            <text:p>57</text:p>
          </table:table-cell>
          <table:table-cell table:style-name="ce20" table:formula="of:=SUM([.J301:.J304])" office:value-type="float" office:value="13" calcext:value-type="float">
            <text:p>13</text:p>
          </table:table-cell>
          <table:table-cell table:style-name="ce20" table:formula="of:=SUM([.K301:.K304])" office:value-type="float" office:value="87" calcext:value-type="float">
            <text:p>87</text:p>
          </table:table-cell>
          <table:table-cell table:style-name="ce20" table:formula="of:=SUM([.L301:.L304])" office:value-type="float" office:value="122" calcext:value-type="float">
            <text:p>122</text:p>
          </table:table-cell>
          <table:table-cell table:style-name="ce20" table:formula="of:=SUM([.M301:.M304])" office:value-type="float" office:value="236" calcext:value-type="float">
            <text:p>236</text:p>
          </table:table-cell>
          <table:table-cell table:style-name="ce20" table:formula="of:=SUM([.N301:.N304])" office:value-type="float" office:value="179" calcext:value-type="float">
            <text:p>179</text:p>
          </table:table-cell>
          <table:table-cell table:style-name="ce20" table:formula="of:=SUM([.O301:.O304])" office:value-type="float" office:value="311" calcext:value-type="float">
            <text:p>311</text:p>
          </table:table-cell>
          <table:table-cell table:style-name="ce20" table:formula="of:=SUM([.P301:.P304])" office:value-type="float" office:value="197" calcext:value-type="float">
            <text:p>197</text:p>
          </table:table-cell>
          <table:table-cell table:style-name="ce20" table:formula="of:=SUM([.Q301:.Q304])" office:value-type="float" office:value="51" calcext:value-type="float">
            <text:p>51</text:p>
          </table:table-cell>
          <table:table-cell table:style-name="ce20" table:formula="of:=SUM([.R301:.R304])" office:value-type="float" office:value="213" calcext:value-type="float">
            <text:p>213</text:p>
          </table:table-cell>
          <table:table-cell table:style-name="ce20" table:formula="of:=SUM([.S301:.S304])" office:value-type="float" office:value="225" calcext:value-type="float">
            <text:p>225</text:p>
          </table:table-cell>
          <table:table-cell table:style-name="ce20" table:formula="of:=SUM([.T301:.T304])" office:value-type="float" office:value="1722" calcext:value-type="float">
            <text:p>172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Handel in voorwerpen van voeding en genot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447" calcext:value-type="float">
            <text:p>447</text:p>
          </table:table-cell>
          <table:table-cell table:style-name="ce31" office:value-type="float" office:value="527" calcext:value-type="float">
            <text:p>527</text:p>
          </table:table-cell>
          <table:table-cell table:style-name="ce31" office:value-type="float" office:value="1043" calcext:value-type="float">
            <text:p>1043</text:p>
          </table:table-cell>
          <table:table-cell table:style-name="ce31" office:value-type="float" office:value="791" calcext:value-type="float">
            <text:p>791</text:p>
          </table:table-cell>
          <table:table-cell table:style-name="ce31" office:value-type="float" office:value="1411" calcext:value-type="float">
            <text:p>1411</text:p>
          </table:table-cell>
          <table:table-cell table:style-name="ce31" office:value-type="float" office:value="875" calcext:value-type="float">
            <text:p>875</text:p>
          </table:table-cell>
          <table:table-cell table:style-name="ce31" office:value-type="float" office:value="216" calcext:value-type="float">
            <text:p>216</text:p>
          </table:table-cell>
          <table:table-cell table:style-name="ce31" office:value-type="float" office:value="1037" calcext:value-type="float">
            <text:p>1037</text:p>
          </table:table-cell>
          <table:table-cell table:style-name="ce31" office:value-type="float" office:value="1184" calcext:value-type="float">
            <text:p>1184</text:p>
          </table:table-cell>
          <table:table-cell table:style-name="ce20" table:formula="of:=[.S306]+[.R306]+[.Q306]+[.P306]+[.O306]+[.N306]+[.M306]+[.L306]+[.K306]+[.J306]+[.I306]+[.H306]+[.G306]+[.F306]+[.E306]+[.D306]" office:value-type="float" office:value="7865" calcext:value-type="float">
            <text:p>786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Handel in voorwerpen van voeding en genot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3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6" calcext:value-type="float">
            <text:p>46</text:p>
          </table:table-cell>
          <table:table-cell table:style-name="ce20" office:value-type="float" office:value="30" calcext:value-type="float">
            <text:p>30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3" calcext:value-type="float">
            <text:p>13</text:p>
          </table:table-cell>
          <table:table-cell table:style-name="ce20" office:value-type="float" office:value="7" calcext:value-type="float">
            <text:p>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2" calcext:value-type="float">
            <text:p>12</text:p>
          </table:table-cell>
          <table:table-cell table:style-name="ce20" table:formula="of:=[.S307]+[.R307]+[.Q307]+[.P307]+[.O307]+[.N307]+[.M307]+[.L307]+[.K307]+[.J307]+[.I307]+[.H307]+[.G307]+[.F307]+[.E307]+[.D307]" office:value-type="float" office:value="249" calcext:value-type="float">
            <text:p>24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Handel in voorwerpen van voeding en genot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S308]+[.R308]+[.Q308]+[.P308]+[.O308]+[.N308]+[.M308]+[.L308]+[.K308]+[.J308]+[.I308]+[.H308]+[.G308]+[.F308]+[.E308]+[.D308]" office:value-type="float" office:value="63" calcext:value-type="float">
            <text:p>6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Handel in voorwerpen van voeding en genot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9" calcext:value-type="float">
            <text:p>29</text:p>
          </table:table-cell>
          <table:table-cell table:style-name="ce20" table:formula="of:=[.S309]+[.R309]+[.Q309]+[.P309]+[.O309]+[.N309]+[.M309]+[.L309]+[.K309]+[.J309]+[.I309]+[.H309]+[.G309]+[.F309]+[.E309]+[.D309]" office:value-type="float" office:value="206" calcext:value-type="float">
            <text:p>20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06:.D309])" office:value-type="float" office:value="1" calcext:value-type="float">
            <text:p>1</text:p>
          </table:table-cell>
          <table:table-cell table:style-name="ce20" table:formula="of:=SUM([.E306:.E309])" office:value-type="float" office:value="0" calcext:value-type="float">
            <text:p>0</text:p>
          </table:table-cell>
          <table:table-cell table:style-name="ce20" table:formula="of:=SUM([.F306:.F309])" office:value-type="float" office:value="1" calcext:value-type="float">
            <text:p>1</text:p>
          </table:table-cell>
          <table:table-cell table:style-name="ce20" table:formula="of:=SUM([.G306:.G309])" office:value-type="float" office:value="6" calcext:value-type="float">
            <text:p>6</text:p>
          </table:table-cell>
          <table:table-cell table:style-name="ce20" table:formula="of:=SUM([.H306:.H309])" office:value-type="float" office:value="105" calcext:value-type="float">
            <text:p>105</text:p>
          </table:table-cell>
          <table:table-cell table:style-name="ce20" table:formula="of:=SUM([.I306:.I309])" office:value-type="float" office:value="198" calcext:value-type="float">
            <text:p>198</text:p>
          </table:table-cell>
          <table:table-cell table:style-name="ce20" table:formula="of:=SUM([.J306:.J309])" office:value-type="float" office:value="73" calcext:value-type="float">
            <text:p>73</text:p>
          </table:table-cell>
          <table:table-cell table:style-name="ce20" table:formula="of:=SUM([.K306:.K309])" office:value-type="float" office:value="491" calcext:value-type="float">
            <text:p>491</text:p>
          </table:table-cell>
          <table:table-cell table:style-name="ce20" table:formula="of:=SUM([.L306:.L309])" office:value-type="float" office:value="572" calcext:value-type="float">
            <text:p>572</text:p>
          </table:table-cell>
          <table:table-cell table:style-name="ce20" table:formula="of:=SUM([.M306:.M309])" office:value-type="float" office:value="1129" calcext:value-type="float">
            <text:p>1129</text:p>
          </table:table-cell>
          <table:table-cell table:style-name="ce20" table:formula="of:=SUM([.N306:.N309])" office:value-type="float" office:value="847" calcext:value-type="float">
            <text:p>847</text:p>
          </table:table-cell>
          <table:table-cell table:style-name="ce20" table:formula="of:=SUM([.O306:.O309])" office:value-type="float" office:value="1491" calcext:value-type="float">
            <text:p>1491</text:p>
          </table:table-cell>
          <table:table-cell table:style-name="ce20" table:formula="of:=SUM([.P306:.P309])" office:value-type="float" office:value="926" calcext:value-type="float">
            <text:p>926</text:p>
          </table:table-cell>
          <table:table-cell table:style-name="ce20" table:formula="of:=SUM([.Q306:.Q309])" office:value-type="float" office:value="228" calcext:value-type="float">
            <text:p>228</text:p>
          </table:table-cell>
          <table:table-cell table:style-name="ce20" table:formula="of:=SUM([.R306:.R309])" office:value-type="float" office:value="1089" calcext:value-type="float">
            <text:p>1089</text:p>
          </table:table-cell>
          <table:table-cell table:style-name="ce20" table:formula="of:=SUM([.S306:.S309])" office:value-type="float" office:value="1226" calcext:value-type="float">
            <text:p>1226</text:p>
          </table:table-cell>
          <table:table-cell table:style-name="ce20" table:formula="of:=SUM([.T306:.T309])" office:value-type="float" office:value="8383" calcext:value-type="float">
            <text:p>838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d. Handel in voorwerpen van woning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119" calcext:value-type="float">
            <text:p>119</text:p>
          </table:table-cell>
          <table:table-cell table:style-name="ce20" table:formula="of:=[.S311]+[.R311]+[.Q311]+[.P311]+[.O311]+[.N311]+[.M311]+[.L311]+[.K311]+[.J311]+[.I311]+[.H311]+[.G311]+[.F311]+[.E311]+[.D311]" office:value-type="float" office:value="765" calcext:value-type="float">
            <text:p>76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d. Handel in voorwerpen van woning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9"/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20"/>
          <table:table-cell table:style-name="ce20" table:formula="of:=[.S312]+[.R312]+[.Q312]+[.P312]+[.O312]+[.N312]+[.M312]+[.L312]+[.K312]+[.J312]+[.I312]+[.H312]+[.G312]+[.F312]+[.E312]+[.D312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d. Handel in voorwerpen van woning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3"/>
          <table:table-cell table:number-columns-repeated="2" table:style-name="ce31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0" table:number-columns-repeated="5"/>
          <table:table-cell table:style-name="ce20" table:formula="of:=[.S313]+[.R313]+[.Q313]+[.P313]+[.O313]+[.N313]+[.M313]+[.L313]+[.K313]+[.J313]+[.I313]+[.H313]+[.G313]+[.F313]+[.E313]+[.D313]" office:value-type="float" office:value="7" calcext:value-type="float">
            <text:p>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d. Handel in voorwerpen van woning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9"/>
          <table:table-cell table:style-name="ce3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table:formula="of:=[.S314]+[.R314]+[.Q314]+[.P314]+[.O314]+[.N314]+[.M314]+[.L314]+[.K314]+[.J314]+[.I314]+[.H314]+[.G314]+[.F314]+[.E314]+[.D314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11:.D314])" office:value-type="float" office:value="0" calcext:value-type="float">
            <text:p>0</text:p>
          </table:table-cell>
          <table:table-cell table:style-name="ce20" table:formula="of:=SUM([.E311:.E314])" office:value-type="float" office:value="0" calcext:value-type="float">
            <text:p>0</text:p>
          </table:table-cell>
          <table:table-cell table:style-name="ce20" table:formula="of:=SUM([.F311:.F314])" office:value-type="float" office:value="0" calcext:value-type="float">
            <text:p>0</text:p>
          </table:table-cell>
          <table:table-cell table:style-name="ce20" table:formula="of:=SUM([.G311:.G314])" office:value-type="float" office:value="1" calcext:value-type="float">
            <text:p>1</text:p>
          </table:table-cell>
          <table:table-cell table:style-name="ce20" table:formula="of:=SUM([.H311:.H314])" office:value-type="float" office:value="9" calcext:value-type="float">
            <text:p>9</text:p>
          </table:table-cell>
          <table:table-cell table:style-name="ce20" table:formula="of:=SUM([.I311:.I314])" office:value-type="float" office:value="24" calcext:value-type="float">
            <text:p>24</text:p>
          </table:table-cell>
          <table:table-cell table:style-name="ce20" table:formula="of:=SUM([.J311:.J314])" office:value-type="float" office:value="5" calcext:value-type="float">
            <text:p>5</text:p>
          </table:table-cell>
          <table:table-cell table:style-name="ce20" table:formula="of:=SUM([.K311:.K314])" office:value-type="float" office:value="35" calcext:value-type="float">
            <text:p>35</text:p>
          </table:table-cell>
          <table:table-cell table:style-name="ce20" table:formula="of:=SUM([.L311:.L314])" office:value-type="float" office:value="57" calcext:value-type="float">
            <text:p>57</text:p>
          </table:table-cell>
          <table:table-cell table:style-name="ce20" table:formula="of:=SUM([.M311:.M314])" office:value-type="float" office:value="96" calcext:value-type="float">
            <text:p>96</text:p>
          </table:table-cell>
          <table:table-cell table:style-name="ce20" table:formula="of:=SUM([.N311:.N314])" office:value-type="float" office:value="73" calcext:value-type="float">
            <text:p>73</text:p>
          </table:table-cell>
          <table:table-cell table:style-name="ce20" table:formula="of:=SUM([.O311:.O314])" office:value-type="float" office:value="123" calcext:value-type="float">
            <text:p>123</text:p>
          </table:table-cell>
          <table:table-cell table:style-name="ce20" table:formula="of:=SUM([.P311:.P314])" office:value-type="float" office:value="88" calcext:value-type="float">
            <text:p>88</text:p>
          </table:table-cell>
          <table:table-cell table:style-name="ce20" table:formula="of:=SUM([.Q311:.Q314])" office:value-type="float" office:value="24" calcext:value-type="float">
            <text:p>24</text:p>
          </table:table-cell>
          <table:table-cell table:style-name="ce20" table:formula="of:=SUM([.R311:.R314])" office:value-type="float" office:value="124" calcext:value-type="float">
            <text:p>124</text:p>
          </table:table-cell>
          <table:table-cell table:style-name="ce20" table:formula="of:=SUM([.S311:.S314])" office:value-type="float" office:value="119" calcext:value-type="float">
            <text:p>119</text:p>
          </table:table-cell>
          <table:table-cell table:style-name="ce20" table:formula="of:=SUM([.T311:.T314])" office:value-type="float" office:value="778" calcext:value-type="float">
            <text:p>77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4" calcext:value-type="float">
            <text:p>394</text:p>
          </table:table-cell>
          <table:table-cell table:style-name="ce47"/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e. Handel in papier, boek- en kunstwerken, (incl. dagbladen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9" calcext:value-type="float">
            <text:p>19</text:p>
          </table:table-cell>
          <table:table-cell table:style-name="ce31" office:value-type="float" office:value="12" calcext:value-type="float">
            <text:p>12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[.S316]+[.R316]+[.Q316]+[.P316]+[.O316]+[.N316]+[.M316]+[.L316]+[.K316]+[.J316]+[.I316]+[.H316]+[.G316]+[.F316]+[.E316]+[.D316]" office:value-type="float" office:value="133" calcext:value-type="float">
            <text:p>13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e. Handel in papier, boek- en kunstwerken, (incl. dagbladen)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table:formula="of:=[.S317]+[.R317]+[.Q317]+[.P317]+[.O317]+[.N317]+[.M317]+[.L317]+[.K317]+[.J317]+[.I317]+[.H317]+[.G317]+[.F317]+[.E317]+[.D317]" office:value-type="float" office:value="11" calcext:value-type="float">
            <text:p>1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e. Handel in papier, boek- en kunstwerken, (incl. dagbladen)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1" office:value-type="float" office:value="3" calcext:value-type="float">
            <text:p>3</text:p>
          </table:table-cell>
          <table:table-cell table:style-name="ce20"/>
          <table:table-cell table:style-name="ce20" table:formula="of:=[.S318]+[.R318]+[.Q318]+[.P318]+[.O318]+[.N318]+[.M318]+[.L318]+[.K318]+[.J318]+[.I318]+[.H318]+[.G318]+[.F318]+[.E318]+[.D318]" office:value-type="float" office:value="36" calcext:value-type="float">
            <text:p>3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e. Handel in papier, boek- en kunstwerken, (incl. dagbladen)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9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table:formula="of:=[.S319]+[.R319]+[.Q319]+[.P319]+[.O319]+[.N319]+[.M319]+[.L319]+[.K319]+[.J319]+[.I319]+[.H319]+[.G319]+[.F319]+[.E319]+[.D319]" office:value-type="float" office:value="7" calcext:value-type="float">
            <text:p>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16:.D319])" office:value-type="float" office:value="0" calcext:value-type="float">
            <text:p>0</text:p>
          </table:table-cell>
          <table:table-cell table:style-name="ce20" table:formula="of:=SUM([.E316:.E319])" office:value-type="float" office:value="0" calcext:value-type="float">
            <text:p>0</text:p>
          </table:table-cell>
          <table:table-cell table:style-name="ce20" table:formula="of:=SUM([.F316:.F319])" office:value-type="float" office:value="0" calcext:value-type="float">
            <text:p>0</text:p>
          </table:table-cell>
          <table:table-cell table:style-name="ce20" table:formula="of:=SUM([.G316:.G319])" office:value-type="float" office:value="1" calcext:value-type="float">
            <text:p>1</text:p>
          </table:table-cell>
          <table:table-cell table:style-name="ce20" table:formula="of:=SUM([.H316:.H319])" office:value-type="float" office:value="7" calcext:value-type="float">
            <text:p>7</text:p>
          </table:table-cell>
          <table:table-cell table:style-name="ce20" table:formula="of:=SUM([.I316:.I319])" office:value-type="float" office:value="9" calcext:value-type="float">
            <text:p>9</text:p>
          </table:table-cell>
          <table:table-cell table:style-name="ce20" table:formula="of:=SUM([.J316:.J319])" office:value-type="float" office:value="3" calcext:value-type="float">
            <text:p>3</text:p>
          </table:table-cell>
          <table:table-cell table:style-name="ce20" table:formula="of:=SUM([.K316:.K319])" office:value-type="float" office:value="16" calcext:value-type="float">
            <text:p>16</text:p>
          </table:table-cell>
          <table:table-cell table:style-name="ce20" table:formula="of:=SUM([.L316:.L319])" office:value-type="float" office:value="15" calcext:value-type="float">
            <text:p>15</text:p>
          </table:table-cell>
          <table:table-cell table:style-name="ce20" table:formula="of:=SUM([.M316:.M319])" office:value-type="float" office:value="27" calcext:value-type="float">
            <text:p>27</text:p>
          </table:table-cell>
          <table:table-cell table:style-name="ce20" table:formula="of:=SUM([.N316:.N319])" office:value-type="float" office:value="19" calcext:value-type="float">
            <text:p>19</text:p>
          </table:table-cell>
          <table:table-cell table:style-name="ce20" table:formula="of:=SUM([.O316:.O319])" office:value-type="float" office:value="40" calcext:value-type="float">
            <text:p>40</text:p>
          </table:table-cell>
          <table:table-cell table:style-name="ce20" table:formula="of:=SUM([.P316:.P319])" office:value-type="float" office:value="15" calcext:value-type="float">
            <text:p>15</text:p>
          </table:table-cell>
          <table:table-cell table:style-name="ce20" table:formula="of:=SUM([.Q316:.Q319])" office:value-type="float" office:value="4" calcext:value-type="float">
            <text:p>4</text:p>
          </table:table-cell>
          <table:table-cell table:style-name="ce20" table:formula="of:=SUM([.R316:.R319])" office:value-type="float" office:value="16" calcext:value-type="float">
            <text:p>16</text:p>
          </table:table-cell>
          <table:table-cell table:style-name="ce20" table:formula="of:=SUM([.S316:.S319])" office:value-type="float" office:value="15" calcext:value-type="float">
            <text:p>15</text:p>
          </table:table-cell>
          <table:table-cell table:style-name="ce20" table:formula="of:=SUM([.T316:.T319])" office:value-type="float" office:value="187" calcext:value-type="float">
            <text:p>18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. Handel in luxe artikel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" calcext:value-type="float">
            <text:p>49</text:p>
          </table:table-cell>
          <table:table-cell table:style-name="ce20" office:value-type="float" office:value="14" calcext:value-type="float">
            <text:p>14</text:p>
          </table:table-cell>
          <table:table-cell table:style-name="ce31" office:value-type="float" office:value="48" calcext:value-type="float">
            <text:p>48</text:p>
          </table:table-cell>
          <table:table-cell table:style-name="ce20" office:value-type="float" office:value="66" calcext:value-type="float">
            <text:p>66</text:p>
          </table:table-cell>
          <table:table-cell table:style-name="ce20" table:formula="of:=[.S321]+[.R321]+[.Q321]+[.P321]+[.O321]+[.N321]+[.M321]+[.L321]+[.K321]+[.J321]+[.I321]+[.H321]+[.G321]+[.F321]+[.E321]+[.D321]" office:value-type="float" office:value="427" calcext:value-type="float">
            <text:p>42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. Handel in luxe artikelen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2" table:style-name="ce31" office:value-type="float" office:value="2" calcext:value-type="float">
            <text:p>2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S322]+[.R322]+[.Q322]+[.P322]+[.O322]+[.N322]+[.M322]+[.L322]+[.K322]+[.J322]+[.I322]+[.H322]+[.G322]+[.F322]+[.E322]+[.D322]" office:value-type="float" office:value="9" calcext:value-type="float">
            <text:p>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. Handel in luxe artikelen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323]+[.R323]+[.Q323]+[.P323]+[.O323]+[.N323]+[.M323]+[.L323]+[.K323]+[.J323]+[.I323]+[.H323]+[.G323]+[.F323]+[.E323]+[.D323]" office:value-type="float" office:value="7" calcext:value-type="float">
            <text:p>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. Handel in luxe artikel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table:number-columns-repeated="9"/>
          <table:table-cell table:style-name="ce20" table:formula="of:=[.S324]+[.R324]+[.Q324]+[.P324]+[.O324]+[.N324]+[.M324]+[.L324]+[.K324]+[.J324]+[.I324]+[.H324]+[.G324]+[.F324]+[.E324]+[.D324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21:.D324])" office:value-type="float" office:value="0" calcext:value-type="float">
            <text:p>0</text:p>
          </table:table-cell>
          <table:table-cell table:style-name="ce20" table:formula="of:=SUM([.E321:.E324])" office:value-type="float" office:value="0" calcext:value-type="float">
            <text:p>0</text:p>
          </table:table-cell>
          <table:table-cell table:style-name="ce20" table:formula="of:=SUM([.F321:.F324])" office:value-type="float" office:value="0" calcext:value-type="float">
            <text:p>0</text:p>
          </table:table-cell>
          <table:table-cell table:style-name="ce20" table:formula="of:=SUM([.G321:.G324])" office:value-type="float" office:value="0" calcext:value-type="float">
            <text:p>0</text:p>
          </table:table-cell>
          <table:table-cell table:style-name="ce20" table:formula="of:=SUM([.H321:.H324])" office:value-type="float" office:value="6" calcext:value-type="float">
            <text:p>6</text:p>
          </table:table-cell>
          <table:table-cell table:style-name="ce20" table:formula="of:=SUM([.I321:.I324])" office:value-type="float" office:value="13" calcext:value-type="float">
            <text:p>13</text:p>
          </table:table-cell>
          <table:table-cell table:style-name="ce20" table:formula="of:=SUM([.J321:.J324])" office:value-type="float" office:value="2" calcext:value-type="float">
            <text:p>2</text:p>
          </table:table-cell>
          <table:table-cell table:style-name="ce20" table:formula="of:=SUM([.K321:.K324])" office:value-type="float" office:value="36" calcext:value-type="float">
            <text:p>36</text:p>
          </table:table-cell>
          <table:table-cell table:style-name="ce20" table:formula="of:=SUM([.L321:.L324])" office:value-type="float" office:value="37" calcext:value-type="float">
            <text:p>37</text:p>
          </table:table-cell>
          <table:table-cell table:style-name="ce20" table:formula="of:=SUM([.M321:.M324])" office:value-type="float" office:value="57" calcext:value-type="float">
            <text:p>57</text:p>
          </table:table-cell>
          <table:table-cell table:style-name="ce20" table:formula="of:=SUM([.N321:.N324])" office:value-type="float" office:value="34" calcext:value-type="float">
            <text:p>34</text:p>
          </table:table-cell>
          <table:table-cell table:style-name="ce20" table:formula="of:=SUM([.O321:.O324])" office:value-type="float" office:value="77" calcext:value-type="float">
            <text:p>77</text:p>
          </table:table-cell>
          <table:table-cell table:style-name="ce20" table:formula="of:=SUM([.P321:.P324])" office:value-type="float" office:value="51" calcext:value-type="float">
            <text:p>51</text:p>
          </table:table-cell>
          <table:table-cell table:style-name="ce20" table:formula="of:=SUM([.Q321:.Q324])" office:value-type="float" office:value="14" calcext:value-type="float">
            <text:p>14</text:p>
          </table:table-cell>
          <table:table-cell table:style-name="ce20" table:formula="of:=SUM([.R321:.R324])" office:value-type="float" office:value="50" calcext:value-type="float">
            <text:p>50</text:p>
          </table:table-cell>
          <table:table-cell table:style-name="ce20" table:formula="of:=SUM([.S321:.S324])" office:value-type="float" office:value="67" calcext:value-type="float">
            <text:p>67</text:p>
          </table:table-cell>
          <table:table-cell table:style-name="ce20" table:formula="of:=SUM([.T321:.T324])" office:value-type="float" office:value="444" calcext:value-type="float">
            <text:p>44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g. Handel in levend vee en gevogelte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7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S326]+[.R326]+[.Q326]+[.P326]+[.O326]+[.N326]+[.M326]+[.L326]+[.K326]+[.J326]+[.I326]+[.H326]+[.G326]+[.F326]+[.E326]+[.D326]" office:value-type="float" office:value="12" calcext:value-type="float">
            <text:p>1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h. Andere war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8" calcext:value-type="float">
            <text:p>18</text:p>
          </table:table-cell>
          <table:table-cell table:style-name="ce31" office:value-type="float" office:value="60" calcext:value-type="float">
            <text:p>60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3" calcext:value-type="float">
            <text:p>33</text:p>
          </table:table-cell>
          <table:table-cell table:style-name="ce20" table:formula="of:=[.S327]+[.R327]+[.Q327]+[.P327]+[.O327]+[.N327]+[.M327]+[.L327]+[.K327]+[.J327]+[.I327]+[.H327]+[.G327]+[.F327]+[.E327]+[.D327]" office:value-type="float" office:value="284" calcext:value-type="float">
            <text:p>28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h. Andere waren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8"/>
          <table:table-cell table:number-columns-repeated="2" table:style-name="ce20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328]+[.R328]+[.Q328]+[.P328]+[.O328]+[.N328]+[.M328]+[.L328]+[.K328]+[.J328]+[.I328]+[.H328]+[.G328]+[.F328]+[.E328]+[.D328]" office:value-type="float" office:value="7" calcext:value-type="float">
            <text:p>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h. Andere waren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329]+[.R329]+[.Q329]+[.P329]+[.O329]+[.N329]+[.M329]+[.L329]+[.K329]+[.J329]+[.I329]+[.H329]+[.G329]+[.F329]+[.E329]+[.D329]" office:value-type="float" office:value="6" calcext:value-type="float">
            <text:p>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h. Andere war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9"/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0" table:formula="of:=[.S330]+[.R330]+[.Q330]+[.P330]+[.O330]+[.N330]+[.M330]+[.L330]+[.K330]+[.J330]+[.I330]+[.H330]+[.G330]+[.F330]+[.E330]+[.D330]" office:value-type="float" office:value="4" calcext:value-type="float">
            <text:p>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27:.D330])" office:value-type="float" office:value="0" calcext:value-type="float">
            <text:p>0</text:p>
          </table:table-cell>
          <table:table-cell table:style-name="ce20" table:formula="of:=SUM([.E327:.E330])" office:value-type="float" office:value="0" calcext:value-type="float">
            <text:p>0</text:p>
          </table:table-cell>
          <table:table-cell table:style-name="ce20" table:formula="of:=SUM([.F327:.F330])" office:value-type="float" office:value="0" calcext:value-type="float">
            <text:p>0</text:p>
          </table:table-cell>
          <table:table-cell table:style-name="ce20" table:formula="of:=SUM([.G327:.G330])" office:value-type="float" office:value="0" calcext:value-type="float">
            <text:p>0</text:p>
          </table:table-cell>
          <table:table-cell table:style-name="ce20" table:formula="of:=SUM([.H327:.H330])" office:value-type="float" office:value="2" calcext:value-type="float">
            <text:p>2</text:p>
          </table:table-cell>
          <table:table-cell table:style-name="ce20" table:formula="of:=SUM([.I327:.I330])" office:value-type="float" office:value="7" calcext:value-type="float">
            <text:p>7</text:p>
          </table:table-cell>
          <table:table-cell table:style-name="ce20" table:formula="of:=SUM([.J327:.J330])" office:value-type="float" office:value="1" calcext:value-type="float">
            <text:p>1</text:p>
          </table:table-cell>
          <table:table-cell table:style-name="ce20" table:formula="of:=SUM([.K327:.K330])" office:value-type="float" office:value="15" calcext:value-type="float">
            <text:p>15</text:p>
          </table:table-cell>
          <table:table-cell table:style-name="ce20" table:formula="of:=SUM([.L327:.L330])" office:value-type="float" office:value="27" calcext:value-type="float">
            <text:p>27</text:p>
          </table:table-cell>
          <table:table-cell table:style-name="ce20" table:formula="of:=SUM([.M327:.M330])" office:value-type="float" office:value="44" calcext:value-type="float">
            <text:p>44</text:p>
          </table:table-cell>
          <table:table-cell table:style-name="ce20" table:formula="of:=SUM([.N327:.N330])" office:value-type="float" office:value="21" calcext:value-type="float">
            <text:p>21</text:p>
          </table:table-cell>
          <table:table-cell table:style-name="ce20" table:formula="of:=SUM([.O327:.O330])" office:value-type="float" office:value="63" calcext:value-type="float">
            <text:p>63</text:p>
          </table:table-cell>
          <table:table-cell table:style-name="ce20" table:formula="of:=SUM([.P327:.P330])" office:value-type="float" office:value="33" calcext:value-type="float">
            <text:p>33</text:p>
          </table:table-cell>
          <table:table-cell table:style-name="ce20" table:formula="of:=SUM([.Q327:.Q330])" office:value-type="float" office:value="16" calcext:value-type="float">
            <text:p>16</text:p>
          </table:table-cell>
          <table:table-cell table:style-name="ce20" table:formula="of:=SUM([.R327:.R330])" office:value-type="float" office:value="38" calcext:value-type="float">
            <text:p>38</text:p>
          </table:table-cell>
          <table:table-cell table:style-name="ce20" table:formula="of:=SUM([.S327:.S330])" office:value-type="float" office:value="34" calcext:value-type="float">
            <text:p>34</text:p>
          </table:table-cell>
          <table:table-cell table:style-name="ce20" table:formula="of:=SUM([.T327:.T330])" office:value-type="float" office:value="301" calcext:value-type="float">
            <text:p>30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.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31" calcext:value-type="float">
            <text:p>131</text:p>
          </table:table-cell>
          <table:table-cell table:style-name="ce20" office:value-type="float" office:value="268" calcext:value-type="float">
            <text:p>268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629" calcext:value-type="float">
            <text:p>629</text:p>
          </table:table-cell>
          <table:table-cell table:style-name="ce20" office:value-type="float" office:value="774" calcext:value-type="float">
            <text:p>774</text:p>
          </table:table-cell>
          <table:table-cell table:style-name="ce31" office:value-type="float" office:value="1499" calcext:value-type="float">
            <text:p>1499</text:p>
          </table:table-cell>
          <table:table-cell table:style-name="ce31" office:value-type="float" office:value="1102" calcext:value-type="float">
            <text:p>1102</text:p>
          </table:table-cell>
          <table:table-cell table:style-name="ce31" office:value-type="float" office:value="2023" calcext:value-type="float">
            <text:p>2023</text:p>
          </table:table-cell>
          <table:table-cell table:style-name="ce20" office:value-type="float" office:value="1264" calcext:value-type="float">
            <text:p>1264</text:p>
          </table:table-cell>
          <table:table-cell table:style-name="ce20" office:value-type="float" office:value="329" calcext:value-type="float">
            <text:p>329</text:p>
          </table:table-cell>
          <table:table-cell table:style-name="ce31" office:value-type="float" office:value="1479" calcext:value-type="float">
            <text:p>1479</text:p>
          </table:table-cell>
          <table:table-cell table:style-name="ce20" office:value-type="float" office:value="1656" calcext:value-type="float">
            <text:p>1656</text:p>
          </table:table-cell>
          <table:table-cell table:style-name="ce20" table:formula="of:=SUM([.D332:.S332])" office:value-type="float" office:value="11247" calcext:value-type="float">
            <text:p>1124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. Totaal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24" calcext:value-type="float">
            <text:p>24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58" calcext:value-type="float">
            <text:p>58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9" calcext:value-type="float">
            <text:p>9</text:p>
          </table:table-cell>
          <table:table-cell table:style-name="ce31" office:value-type="float" office:value="28" calcext:value-type="float">
            <text:p>28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[.S333]+[.R333]+[.Q333]+[.P333]+[.O333]+[.N333]+[.M333]+[.L333]+[.K333]+[.J333]+[.I333]+[.H333]+[.G333]+[.F333]+[.E333]+[.D333]" office:value-type="float" office:value="299" calcext:value-type="float">
            <text:p>29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. Totaal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4" calcext:value-type="float">
            <text:p>14</text:p>
          </table:table-cell>
          <table:table-cell table:style-name="ce31" office:value-type="float" office:value="23" calcext:value-type="float">
            <text:p>23</text:p>
          </table:table-cell>
          <table:table-cell table:style-name="ce20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4" calcext:value-type="float">
            <text:p>24</text:p>
          </table:table-cell>
          <table:table-cell table:style-name="ce20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20" table:formula="of:=[.S334]+[.R334]+[.Q334]+[.P334]+[.O334]+[.N334]+[.M334]+[.L334]+[.K334]+[.J334]+[.I334]+[.H334]+[.G334]+[.F334]+[.E334]+[.D334]" office:value-type="float" office:value="178" calcext:value-type="float">
            <text:p>17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.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31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2" table:style-name="ce31" office:value-type="float" office:value="29" calcext:value-type="float">
            <text:p>29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1" calcext:value-type="float">
            <text:p>31</text:p>
          </table:table-cell>
          <table:table-cell table:style-name="ce20" table:formula="of:=[.S335]+[.R335]+[.Q335]+[.P335]+[.O335]+[.N335]+[.M335]+[.L335]+[.K335]+[.J335]+[.I335]+[.H335]+[.G335]+[.F335]+[.E335]+[.D335]" office:value-type="float" office:value="238" calcext:value-type="float">
            <text:p>23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. Totaal generaal</text:p>
          </table:table-cell>
          <table:table-cell table:style-name="ce17"/>
          <table:table-cell/>
          <table:table-cell table:style-name="ce7" table:formula="of:=SUM([.D332:.D335])" office:value-type="float" office:value="1" calcext:value-type="float">
            <text:p>1</text:p>
          </table:table-cell>
          <table:table-cell table:style-name="ce20" table:formula="of:=SUM([.E332:.E335])" office:value-type="float" office:value="1" calcext:value-type="float">
            <text:p>1</text:p>
          </table:table-cell>
          <table:table-cell table:style-name="ce20" table:formula="of:=SUM([.F332:.F335])" office:value-type="float" office:value="4" calcext:value-type="float">
            <text:p>4</text:p>
          </table:table-cell>
          <table:table-cell table:style-name="ce20" table:formula="of:=SUM([.G332:.G335])" office:value-type="float" office:value="10" calcext:value-type="float">
            <text:p>10</text:p>
          </table:table-cell>
          <table:table-cell table:style-name="ce20" table:formula="of:=SUM([.H332:.H335])" office:value-type="float" office:value="156" calcext:value-type="float">
            <text:p>156</text:p>
          </table:table-cell>
          <table:table-cell table:style-name="ce20" table:formula="of:=SUM([.I332:.I335])" office:value-type="float" office:value="310" calcext:value-type="float">
            <text:p>310</text:p>
          </table:table-cell>
          <table:table-cell table:style-name="ce20" table:formula="of:=SUM([.J332:.J335])" office:value-type="float" office:value="100" calcext:value-type="float">
            <text:p>100</text:p>
          </table:table-cell>
          <table:table-cell table:style-name="ce20" table:formula="of:=SUM([.K332:.K335])" office:value-type="float" office:value="688" calcext:value-type="float">
            <text:p>688</text:p>
          </table:table-cell>
          <table:table-cell table:style-name="ce20" table:formula="of:=SUM([.L332:.L335])" office:value-type="float" office:value="838" calcext:value-type="float">
            <text:p>838</text:p>
          </table:table-cell>
          <table:table-cell table:style-name="ce20" table:formula="of:=SUM([.M332:.M335])" office:value-type="float" office:value="1610" calcext:value-type="float">
            <text:p>1610</text:p>
          </table:table-cell>
          <table:table-cell table:style-name="ce20" table:formula="of:=SUM([.N332:.N335])" office:value-type="float" office:value="1183" calcext:value-type="float">
            <text:p>1183</text:p>
          </table:table-cell>
          <table:table-cell table:style-name="ce20" table:formula="of:=SUM([.O332:.O335])" office:value-type="float" office:value="2138" calcext:value-type="float">
            <text:p>2138</text:p>
          </table:table-cell>
          <table:table-cell table:style-name="ce20" table:formula="of:=SUM([.P332:.P335])" office:value-type="float" office:value="1324" calcext:value-type="float">
            <text:p>1324</text:p>
          </table:table-cell>
          <table:table-cell table:style-name="ce20" office:value-type="float" office:value="329" calcext:value-type="float">
            <text:p>329</text:p>
          </table:table-cell>
          <table:table-cell table:style-name="ce20" table:formula="of:=SUM([.R332:.R335])" office:value-type="float" office:value="1549" calcext:value-type="float">
            <text:p>1549</text:p>
          </table:table-cell>
          <table:table-cell table:style-name="ce20" table:formula="of:=SUM([.S332:.S335])" office:value-type="float" office:value="1706" calcext:value-type="float">
            <text:p>1706</text:p>
          </table:table-cell>
          <table:table-cell table:style-name="ce20" table:formula="of:=SUM([.T332:.T335])" office:value-type="float" office:value="11962" calcext:value-type="float">
            <text:p>1196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 Verkeerswezen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a. Spoor en tram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5"/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20" table:formula="of:=[.S338]+[.R338]+[.Q338]+[.P338]+[.O338]+[.N338]+[.M338]+[.L338]+[.K338]+[.J338]+[.I338]+[.H338]+[.G338]+[.F338]+[.E338]+[.D338]" office:value-type="float" office:value="5" calcext:value-type="float">
            <text:p>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Spoor en tram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4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8" calcext:value-type="float">
            <text:p>8</text:p>
          </table:table-cell>
          <table:table-cell table:style-name="ce20"/>
          <table:table-cell table:number-columns-repeated="2" table:style-name="ce31" office:value-type="float" office:value="3" calcext:value-type="float">
            <text:p>3</text:p>
          </table:table-cell>
          <table:table-cell table:style-name="ce20" table:formula="of:=[.S339]+[.R339]+[.Q339]+[.P339]+[.O339]+[.N339]+[.M339]+[.L339]+[.K339]+[.J339]+[.I339]+[.H339]+[.G339]+[.F339]+[.E339]+[.D339]" office:value-type="float" office:value="74" calcext:value-type="float">
            <text:p>7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38:.D339])" office:value-type="float" office:value="0" calcext:value-type="float">
            <text:p>0</text:p>
          </table:table-cell>
          <table:table-cell table:style-name="ce20" table:formula="of:=SUM([.E338:.E339])" office:value-type="float" office:value="0" calcext:value-type="float">
            <text:p>0</text:p>
          </table:table-cell>
          <table:table-cell table:style-name="ce20" table:formula="of:=SUM([.F338:.F339])" office:value-type="float" office:value="0" calcext:value-type="float">
            <text:p>0</text:p>
          </table:table-cell>
          <table:table-cell table:style-name="ce20" table:formula="of:=SUM([.G338:.G339])" office:value-type="float" office:value="0" calcext:value-type="float">
            <text:p>0</text:p>
          </table:table-cell>
          <table:table-cell table:style-name="ce20" table:formula="of:=SUM([.H338:.H339])" office:value-type="float" office:value="0" calcext:value-type="float">
            <text:p>0</text:p>
          </table:table-cell>
          <table:table-cell table:style-name="ce20" table:formula="of:=SUM([.I338:.I339])" office:value-type="float" office:value="1" calcext:value-type="float">
            <text:p>1</text:p>
          </table:table-cell>
          <table:table-cell table:style-name="ce20" table:formula="of:=SUM([.J338:.J339])" office:value-type="float" office:value="1" calcext:value-type="float">
            <text:p>1</text:p>
          </table:table-cell>
          <table:table-cell table:style-name="ce20" table:formula="of:=SUM([.K338:.K339])" office:value-type="float" office:value="7" calcext:value-type="float">
            <text:p>7</text:p>
          </table:table-cell>
          <table:table-cell table:style-name="ce20" table:formula="of:=SUM([.L338:.L339])" office:value-type="float" office:value="8" calcext:value-type="float">
            <text:p>8</text:p>
          </table:table-cell>
          <table:table-cell table:style-name="ce20" table:formula="of:=SUM([.M338:.M339])" office:value-type="float" office:value="14" calcext:value-type="float">
            <text:p>14</text:p>
          </table:table-cell>
          <table:table-cell table:style-name="ce20" table:formula="of:=SUM([.N338:.N339])" office:value-type="float" office:value="14" calcext:value-type="float">
            <text:p>14</text:p>
          </table:table-cell>
          <table:table-cell table:style-name="ce20" table:formula="of:=SUM([.O338:.O339])" office:value-type="float" office:value="19" calcext:value-type="float">
            <text:p>19</text:p>
          </table:table-cell>
          <table:table-cell table:style-name="ce20" table:formula="of:=SUM([.P338:.P339])" office:value-type="float" office:value="8" calcext:value-type="float">
            <text:p>8</text:p>
          </table:table-cell>
          <table:table-cell table:style-name="ce20" table:formula="of:=SUM([.Q338:.Q339])" office:value-type="float" office:value="1" calcext:value-type="float">
            <text:p>1</text:p>
          </table:table-cell>
          <table:table-cell table:style-name="ce20" table:formula="of:=SUM([.R338:.R339])" office:value-type="float" office:value="3" calcext:value-type="float">
            <text:p>3</text:p>
          </table:table-cell>
          <table:table-cell table:style-name="ce20" table:formula="of:=SUM([.S338:.S339])" office:value-type="float" office:value="3" calcext:value-type="float">
            <text:p>3</text:p>
          </table:table-cell>
          <table:table-cell table:style-name="ce20" table:formula="of:=SUM([.T338:.T339])" office:value-type="float" office:value="79" calcext:value-type="float">
            <text:p>7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Andere vervoermiddelen te land (incl. tolbazen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31" office:value-type="float" office:value="19" calcext:value-type="float">
            <text:p>19</text:p>
          </table:table-cell>
          <table:table-cell table:style-name="ce20" office:value-type="float" office:value="5" calcext:value-type="float">
            <text:p>5</text:p>
          </table:table-cell>
          <table:table-cell table:style-name="ce31" office:value-type="float" office:value="15" calcext:value-type="float">
            <text:p>15</text:p>
          </table:table-cell>
          <table:table-cell table:style-name="ce20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[.S341]+[.R341]+[.Q341]+[.P341]+[.O341]+[.N341]+[.M341]+[.L341]+[.K341]+[.J341]+[.I341]+[.H341]+[.G341]+[.F341]+[.E341]+[.D341]" office:value-type="float" office:value="86" calcext:value-type="float">
            <text:p>8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Andere vervoermiddelen te land (incl. tolbazen)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10"/>
          <table:table-cell table:style-name="ce3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342]+[.R342]+[.Q342]+[.P342]+[.O342]+[.N342]+[.M342]+[.L342]+[.K342]+[.J342]+[.I342]+[.H342]+[.G342]+[.F342]+[.E342]+[.D342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Andere vervoermiddelen te land (incl. tolbazen)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7"/>
          <table:table-cell table:style-name="ce20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343]+[.R343]+[.Q343]+[.P343]+[.O343]+[.N343]+[.M343]+[.L343]+[.K343]+[.J343]+[.I343]+[.H343]+[.G343]+[.F343]+[.E343]+[.D343]" office:value-type="float" office:value="7" calcext:value-type="float">
            <text:p>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41:.D343])" office:value-type="float" office:value="0" calcext:value-type="float">
            <text:p>0</text:p>
          </table:table-cell>
          <table:table-cell table:style-name="ce20" table:formula="of:=SUM([.E341:.E343])" office:value-type="float" office:value="0" calcext:value-type="float">
            <text:p>0</text:p>
          </table:table-cell>
          <table:table-cell table:style-name="ce20" table:formula="of:=SUM([.F341:.F343])" office:value-type="float" office:value="0" calcext:value-type="float">
            <text:p>0</text:p>
          </table:table-cell>
          <table:table-cell table:style-name="ce20" table:formula="of:=SUM([.G341:.G343])" office:value-type="float" office:value="0" calcext:value-type="float">
            <text:p>0</text:p>
          </table:table-cell>
          <table:table-cell table:style-name="ce20" table:formula="of:=SUM([.H341:.H343])" office:value-type="float" office:value="0" calcext:value-type="float">
            <text:p>0</text:p>
          </table:table-cell>
          <table:table-cell table:style-name="ce20" table:formula="of:=SUM([.I341:.I343])" office:value-type="float" office:value="0" calcext:value-type="float">
            <text:p>0</text:p>
          </table:table-cell>
          <table:table-cell table:style-name="ce20" table:formula="of:=SUM([.J341:.J343])" office:value-type="float" office:value="0" calcext:value-type="float">
            <text:p>0</text:p>
          </table:table-cell>
          <table:table-cell table:style-name="ce20" table:formula="of:=SUM([.K341:.K343])" office:value-type="float" office:value="4" calcext:value-type="float">
            <text:p>4</text:p>
          </table:table-cell>
          <table:table-cell table:style-name="ce20" table:formula="of:=SUM([.L341:.L343])" office:value-type="float" office:value="7" calcext:value-type="float">
            <text:p>7</text:p>
          </table:table-cell>
          <table:table-cell table:style-name="ce20" table:formula="of:=SUM([.M341:.M343])" office:value-type="float" office:value="21" calcext:value-type="float">
            <text:p>21</text:p>
          </table:table-cell>
          <table:table-cell table:style-name="ce20" table:formula="of:=SUM([.N341:.N343])" office:value-type="float" office:value="7" calcext:value-type="float">
            <text:p>7</text:p>
          </table:table-cell>
          <table:table-cell table:style-name="ce20" table:formula="of:=SUM([.O341:.O343])" office:value-type="float" office:value="16" calcext:value-type="float">
            <text:p>16</text:p>
          </table:table-cell>
          <table:table-cell table:style-name="ce20" table:formula="of:=SUM([.P341:.P343])" office:value-type="float" office:value="9" calcext:value-type="float">
            <text:p>9</text:p>
          </table:table-cell>
          <table:table-cell table:style-name="ce20" table:formula="of:=SUM([.Q341:.Q343])" office:value-type="float" office:value="3" calcext:value-type="float">
            <text:p>3</text:p>
          </table:table-cell>
          <table:table-cell table:style-name="ce20" table:formula="of:=SUM([.R341:.R343])" office:value-type="float" office:value="14" calcext:value-type="float">
            <text:p>14</text:p>
          </table:table-cell>
          <table:table-cell table:style-name="ce20" table:formula="of:=SUM([.S341:.S343])" office:value-type="float" office:value="15" calcext:value-type="float">
            <text:p>15</text:p>
          </table:table-cell>
          <table:table-cell table:style-name="ce20" table:formula="of:=SUM([.T341:.T343])" office:value-type="float" office:value="96" calcext:value-type="float">
            <text:p>9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Zeevaart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8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formula="of:=[.S345]+[.R345]+[.Q345]+[.P345]+[.O345]+[.N345]+[.M345]+[.L345]+[.K345]+[.J345]+[.I345]+[.H345]+[.G345]+[.F345]+[.E345]+[.D345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Zeevaart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5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346]+[.R346]+[.Q346]+[.P346]+[.O346]+[.N346]+[.M346]+[.L346]+[.K346]+[.J346]+[.I346]+[.H346]+[.G346]+[.F346]+[.E346]+[.D346]" office:value-type="float" office:value="8" calcext:value-type="float">
            <text:p>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Zeevaart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7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0" table:formula="of:=[.S347]+[.R347]+[.Q347]+[.P347]+[.O347]+[.N347]+[.M347]+[.L347]+[.K347]+[.J347]+[.I347]+[.H347]+[.G347]+[.F347]+[.E347]+[.D347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45:.D347])" office:value-type="float" office:value="0" calcext:value-type="float">
            <text:p>0</text:p>
          </table:table-cell>
          <table:table-cell table:style-name="ce20" table:formula="of:=SUM([.E345:.E347])" office:value-type="float" office:value="0" calcext:value-type="float">
            <text:p>0</text:p>
          </table:table-cell>
          <table:table-cell table:style-name="ce20" table:formula="of:=SUM([.F345:.F347])" office:value-type="float" office:value="0" calcext:value-type="float">
            <text:p>0</text:p>
          </table:table-cell>
          <table:table-cell table:style-name="ce20" table:formula="of:=SUM([.G345:.G347])" office:value-type="float" office:value="0" calcext:value-type="float">
            <text:p>0</text:p>
          </table:table-cell>
          <table:table-cell table:style-name="ce20" table:formula="of:=SUM([.H345:.H347])" office:value-type="float" office:value="0" calcext:value-type="float">
            <text:p>0</text:p>
          </table:table-cell>
          <table:table-cell table:style-name="ce20" table:formula="of:=SUM([.I345:.I347])" office:value-type="float" office:value="0" calcext:value-type="float">
            <text:p>0</text:p>
          </table:table-cell>
          <table:table-cell table:style-name="ce20" table:formula="of:=SUM([.J345:.J347])" office:value-type="float" office:value="1" calcext:value-type="float">
            <text:p>1</text:p>
          </table:table-cell>
          <table:table-cell table:style-name="ce20" table:formula="of:=SUM([.K345:.K347])" office:value-type="float" office:value="1" calcext:value-type="float">
            <text:p>1</text:p>
          </table:table-cell>
          <table:table-cell table:style-name="ce20" table:formula="of:=SUM([.L345:.L347])" office:value-type="float" office:value="3" calcext:value-type="float">
            <text:p>3</text:p>
          </table:table-cell>
          <table:table-cell table:style-name="ce20" table:formula="of:=SUM([.M345:.M347])" office:value-type="float" office:value="3" calcext:value-type="float">
            <text:p>3</text:p>
          </table:table-cell>
          <table:table-cell table:style-name="ce20" table:formula="of:=SUM([.N345:.N347])" office:value-type="float" office:value="2" calcext:value-type="float">
            <text:p>2</text:p>
          </table:table-cell>
          <table:table-cell table:style-name="ce20" table:formula="of:=SUM([.O345:.O347])" office:value-type="float" office:value="2" calcext:value-type="float">
            <text:p>2</text:p>
          </table:table-cell>
          <table:table-cell table:style-name="ce20" table:formula="of:=SUM([.P345:.P347])" office:value-type="float" office:value="0" calcext:value-type="float">
            <text:p>0</text:p>
          </table:table-cell>
          <table:table-cell table:style-name="ce20" table:formula="of:=SUM([.Q345:.Q347])" office:value-type="float" office:value="0" calcext:value-type="float">
            <text:p>0</text:p>
          </table:table-cell>
          <table:table-cell table:style-name="ce20" table:formula="of:=SUM([.R345:.R347])" office:value-type="float" office:value="0" calcext:value-type="float">
            <text:p>0</text:p>
          </table:table-cell>
          <table:table-cell table:style-name="ce20" table:formula="of:=SUM([.S345:.S347])" office:value-type="float" office:value="1" calcext:value-type="float">
            <text:p>1</text:p>
          </table:table-cell>
          <table:table-cell table:style-name="ce20" table:formula="of:=SUM([.T345:.T347])" office:value-type="float" office:value="13" calcext:value-type="float">
            <text:p>1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d. Binnenscheepvaart (incl. sluis- en brugwachters)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38" calcext:value-type="float">
            <text:p>38</text:p>
          </table:table-cell>
          <table:table-cell table:style-name="ce20" table:formula="of:=[.S349]+[.R349]+[.Q349]+[.P349]+[.O349]+[.N349]+[.M349]+[.L349]+[.K349]+[.J349]+[.I349]+[.H349]+[.G349]+[.F349]+[.E349]+[.D349]" office:value-type="float" office:value="311" calcext:value-type="float">
            <text:p>31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d. Binnenscheepvaart (incl. sluis- en brugwachters)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number-columns-repeated="4"/>
          <table:table-cell table:style-name="ce20" table:formula="of:=[.S350]+[.R350]+[.Q350]+[.P350]+[.O350]+[.N350]+[.M350]+[.L350]+[.K350]+[.J350]+[.I350]+[.H350]+[.G350]+[.F350]+[.E350]+[.D350]" office:value-type="float" office:value="7" calcext:value-type="float">
            <text:p>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d. Binnenscheepvaart (incl. sluis- en brugwachters)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351]+[.R351]+[.Q351]+[.P351]+[.O351]+[.N351]+[.M351]+[.L351]+[.K351]+[.J351]+[.I351]+[.H351]+[.G351]+[.F351]+[.E351]+[.D351]" office:value-type="float" office:value="5" calcext:value-type="float">
            <text:p>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d. Binnenscheepvaart (incl. sluis- en brugwachters)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[.S352]+[.R352]+[.Q352]+[.P352]+[.O352]+[.N352]+[.M352]+[.L352]+[.K352]+[.J352]+[.I352]+[.H352]+[.G352]+[.F352]+[.E352]+[.D352]" office:value-type="float" office:value="33" calcext:value-type="float">
            <text:p>3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49:.D352])" office:value-type="float" office:value="0" calcext:value-type="float">
            <text:p>0</text:p>
          </table:table-cell>
          <table:table-cell table:style-name="ce20" table:formula="of:=SUM([.E349:.E352])" office:value-type="float" office:value="0" calcext:value-type="float">
            <text:p>0</text:p>
          </table:table-cell>
          <table:table-cell table:style-name="ce20" table:formula="of:=SUM([.F349:.F352])" office:value-type="float" office:value="0" calcext:value-type="float">
            <text:p>0</text:p>
          </table:table-cell>
          <table:table-cell table:style-name="ce20" table:formula="of:=SUM([.G349:.G352])" office:value-type="float" office:value="3" calcext:value-type="float">
            <text:p>3</text:p>
          </table:table-cell>
          <table:table-cell table:style-name="ce20" table:formula="of:=SUM([.H349:.H352])" office:value-type="float" office:value="6" calcext:value-type="float">
            <text:p>6</text:p>
          </table:table-cell>
          <table:table-cell table:style-name="ce20" table:formula="of:=SUM([.I349:.I352])" office:value-type="float" office:value="6" calcext:value-type="float">
            <text:p>6</text:p>
          </table:table-cell>
          <table:table-cell table:style-name="ce20" table:formula="of:=SUM([.J349:.J352])" office:value-type="float" office:value="2" calcext:value-type="float">
            <text:p>2</text:p>
          </table:table-cell>
          <table:table-cell table:style-name="ce20" table:formula="of:=SUM([.K349:.K352])" office:value-type="float" office:value="16" calcext:value-type="float">
            <text:p>16</text:p>
          </table:table-cell>
          <table:table-cell table:style-name="ce20" table:formula="of:=SUM([.L349:.L352])" office:value-type="float" office:value="13" calcext:value-type="float">
            <text:p>13</text:p>
          </table:table-cell>
          <table:table-cell table:style-name="ce20" table:formula="of:=SUM([.M349:.M352])" office:value-type="float" office:value="55" calcext:value-type="float">
            <text:p>55</text:p>
          </table:table-cell>
          <table:table-cell table:style-name="ce20" table:formula="of:=SUM([.N349:.N352])" office:value-type="float" office:value="34" calcext:value-type="float">
            <text:p>34</text:p>
          </table:table-cell>
          <table:table-cell table:style-name="ce20" table:formula="of:=SUM([.O349:.O352])" office:value-type="float" office:value="69" calcext:value-type="float">
            <text:p>69</text:p>
          </table:table-cell>
          <table:table-cell table:style-name="ce20" table:formula="of:=SUM([.P349:.P352])" office:value-type="float" office:value="42" calcext:value-type="float">
            <text:p>42</text:p>
          </table:table-cell>
          <table:table-cell table:style-name="ce20" table:formula="of:=SUM([.Q349:.Q352])" office:value-type="float" office:value="10" calcext:value-type="float">
            <text:p>10</text:p>
          </table:table-cell>
          <table:table-cell table:style-name="ce20" table:formula="of:=SUM([.R349:.R352])" office:value-type="float" office:value="52" calcext:value-type="float">
            <text:p>52</text:p>
          </table:table-cell>
          <table:table-cell table:style-name="ce20" table:formula="of:=SUM([.S349:.S352])" office:value-type="float" office:value="48" calcext:value-type="float">
            <text:p>48</text:p>
          </table:table-cell>
          <table:table-cell table:style-name="ce20" table:formula="of:=SUM([.T349:.T352])" office:value-type="float" office:value="356" calcext:value-type="float">
            <text:p>35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5" calcext:value-type="float">
            <text:p>395</text:p>
          </table:table-cell>
          <table:table-cell table:style-name="ce64" office:value-type="float" office:value="240485" calcext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e. Posterijen, telegraphie en telephonie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table:formula="of:=[.S354]+[.R354]+[.Q354]+[.P354]+[.O354]+[.N354]+[.M354]+[.L354]+[.K354]+[.J354]+[.I354]+[.H354]+[.G354]+[.F354]+[.E354]+[.D354]" office:value-type="float" office:value="25" calcext:value-type="float">
            <text:p>2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e. Posterijen, telegraphie en telephonie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355]+[.R355]+[.Q355]+[.P355]+[.O355]+[.N355]+[.M355]+[.L355]+[.K355]+[.J355]+[.I355]+[.H355]+[.G355]+[.F355]+[.E355]+[.D355]" office:value-type="float" office:value="7" calcext:value-type="float">
            <text:p>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e. Posterijen, telegraphie en telephonie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1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S356]+[.R356]+[.Q356]+[.P356]+[.O356]+[.N356]+[.M356]+[.L356]+[.K356]+[.J356]+[.I356]+[.H356]+[.G356]+[.F356]+[.E356]+[.D356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54:.D356])" office:value-type="float" office:value="0" calcext:value-type="float">
            <text:p>0</text:p>
          </table:table-cell>
          <table:table-cell table:style-name="ce20" table:formula="of:=SUM([.E354:.E356])" office:value-type="float" office:value="0" calcext:value-type="float">
            <text:p>0</text:p>
          </table:table-cell>
          <table:table-cell table:style-name="ce20" table:formula="of:=SUM([.F354:.F356])" office:value-type="float" office:value="0" calcext:value-type="float">
            <text:p>0</text:p>
          </table:table-cell>
          <table:table-cell table:style-name="ce20" table:formula="of:=SUM([.G354:.G356])" office:value-type="float" office:value="0" calcext:value-type="float">
            <text:p>0</text:p>
          </table:table-cell>
          <table:table-cell table:style-name="ce20" table:formula="of:=SUM([.H354:.H356])" office:value-type="float" office:value="1" calcext:value-type="float">
            <text:p>1</text:p>
          </table:table-cell>
          <table:table-cell table:style-name="ce20" table:formula="of:=SUM([.I354:.I356])" office:value-type="float" office:value="4" calcext:value-type="float">
            <text:p>4</text:p>
          </table:table-cell>
          <table:table-cell table:style-name="ce20" table:formula="of:=SUM([.J354:.J356])" office:value-type="float" office:value="0" calcext:value-type="float">
            <text:p>0</text:p>
          </table:table-cell>
          <table:table-cell table:style-name="ce20" table:formula="of:=SUM([.K354:.K356])" office:value-type="float" office:value="5" calcext:value-type="float">
            <text:p>5</text:p>
          </table:table-cell>
          <table:table-cell table:style-name="ce20" table:formula="of:=SUM([.L354:.L356])" office:value-type="float" office:value="5" calcext:value-type="float">
            <text:p>5</text:p>
          </table:table-cell>
          <table:table-cell table:style-name="ce20" table:formula="of:=SUM([.M354:.M356])" office:value-type="float" office:value="6" calcext:value-type="float">
            <text:p>6</text:p>
          </table:table-cell>
          <table:table-cell table:style-name="ce20" table:formula="of:=SUM([.N354:.N356])" office:value-type="float" office:value="2" calcext:value-type="float">
            <text:p>2</text:p>
          </table:table-cell>
          <table:table-cell table:style-name="ce20" table:formula="of:=SUM([.O354:.O356])" office:value-type="float" office:value="4" calcext:value-type="float">
            <text:p>4</text:p>
          </table:table-cell>
          <table:table-cell table:style-name="ce20" table:formula="of:=SUM([.P354:.P356])" office:value-type="float" office:value="3" calcext:value-type="float">
            <text:p>3</text:p>
          </table:table-cell>
          <table:table-cell table:style-name="ce20" table:formula="of:=SUM([.Q354:.Q356])" office:value-type="float" office:value="0" calcext:value-type="float">
            <text:p>0</text:p>
          </table:table-cell>
          <table:table-cell table:style-name="ce20" table:formula="of:=SUM([.R354:.R356])" office:value-type="float" office:value="2" calcext:value-type="float">
            <text:p>2</text:p>
          </table:table-cell>
          <table:table-cell table:style-name="ce20" table:formula="of:=SUM([.S354:.S356])" office:value-type="float" office:value="3" calcext:value-type="float">
            <text:p>3</text:p>
          </table:table-cell>
          <table:table-cell table:style-name="ce20" table:formula="of:=SUM([.T354:.T356])" office:value-type="float" office:value="35" calcext:value-type="float">
            <text:p>3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. Expeditie, bevrachters, bestellers, sjouwerlieden enz.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[.S358]+[.R358]+[.Q358]+[.P358]+[.O358]+[.N358]+[.M358]+[.L358]+[.K358]+[.J358]+[.I358]+[.H358]+[.G358]+[.F358]+[.E358]+[.D358]" office:value-type="float" office:value="91" calcext:value-type="float">
            <text:p>9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. Expeditie, bevrachters, bestellers, sjouwerlieden enz.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11"/>
          <table:table-cell table:style-name="ce31" office:value-type="float" office:value="1" calcext:value-type="float">
            <text:p>1</text:p>
          </table:table-cell>
          <table:table-cell table:style-name="ce20"/>
          <table:table-cell table:number-columns-repeated="2" table:style-name="ce31" office:value-type="float" office:value="1" calcext:value-type="float">
            <text:p>1</text:p>
          </table:table-cell>
          <table:table-cell table:style-name="ce20" table:formula="of:=[.S359]+[.R359]+[.Q359]+[.P359]+[.O359]+[.N359]+[.M359]+[.L359]+[.K359]+[.J359]+[.I359]+[.H359]+[.G359]+[.F359]+[.E359]+[.D359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. Expeditie, bevrachters, bestellers, sjouwerlieden enz.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 table:number-columns-repeated="8"/>
          <table:table-cell table:style-name="ce20" table:formula="of:=[.S360]+[.R360]+[.Q360]+[.P360]+[.O360]+[.N360]+[.M360]+[.L360]+[.K360]+[.J360]+[.I360]+[.H360]+[.G360]+[.F360]+[.E360]+[.D360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. Expeditie, bevrachters, bestellers, sjouwerlieden enz.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0" calcext:value-type="float">
            <text:p>10</text:p>
          </table:table-cell>
          <table:table-cell table:style-name="ce20" table:formula="of:=[.S361]+[.R361]+[.Q361]+[.P361]+[.O361]+[.N361]+[.M361]+[.L361]+[.K361]+[.J361]+[.I361]+[.H361]+[.G361]+[.F361]+[.E361]+[.D361]" office:value-type="float" office:value="112" calcext:value-type="float">
            <text:p>11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58:.D361])" office:value-type="float" office:value="0" calcext:value-type="float">
            <text:p>0</text:p>
          </table:table-cell>
          <table:table-cell table:style-name="ce20" table:formula="of:=SUM([.E358:.E361])" office:value-type="float" office:value="0" calcext:value-type="float">
            <text:p>0</text:p>
          </table:table-cell>
          <table:table-cell table:style-name="ce20" table:formula="of:=SUM([.F358:.F361])" office:value-type="float" office:value="0" calcext:value-type="float">
            <text:p>0</text:p>
          </table:table-cell>
          <table:table-cell table:style-name="ce20" table:formula="of:=SUM([.G358:.G361])" office:value-type="float" office:value="1" calcext:value-type="float">
            <text:p>1</text:p>
          </table:table-cell>
          <table:table-cell table:style-name="ce20" table:formula="of:=SUM([.H358:.H361])" office:value-type="float" office:value="2" calcext:value-type="float">
            <text:p>2</text:p>
          </table:table-cell>
          <table:table-cell table:style-name="ce20" table:formula="of:=SUM([.I358:.I361])" office:value-type="float" office:value="4" calcext:value-type="float">
            <text:p>4</text:p>
          </table:table-cell>
          <table:table-cell table:style-name="ce20" table:formula="of:=SUM([.J358:.J361])" office:value-type="float" office:value="1" calcext:value-type="float">
            <text:p>1</text:p>
          </table:table-cell>
          <table:table-cell table:style-name="ce20" table:formula="of:=SUM([.K358:.K361])" office:value-type="float" office:value="13" calcext:value-type="float">
            <text:p>13</text:p>
          </table:table-cell>
          <table:table-cell table:style-name="ce20" table:formula="of:=SUM([.L358:.L361])" office:value-type="float" office:value="17" calcext:value-type="float">
            <text:p>17</text:p>
          </table:table-cell>
          <table:table-cell table:style-name="ce20" table:formula="of:=SUM([.M358:.M361])" office:value-type="float" office:value="27" calcext:value-type="float">
            <text:p>27</text:p>
          </table:table-cell>
          <table:table-cell table:style-name="ce20" table:formula="of:=SUM([.N358:.N361])" office:value-type="float" office:value="20" calcext:value-type="float">
            <text:p>20</text:p>
          </table:table-cell>
          <table:table-cell table:style-name="ce20" table:formula="of:=SUM([.O358:.O361])" office:value-type="float" office:value="38" calcext:value-type="float">
            <text:p>38</text:p>
          </table:table-cell>
          <table:table-cell table:style-name="ce20" table:formula="of:=SUM([.P358:.P361])" office:value-type="float" office:value="24" calcext:value-type="float">
            <text:p>24</text:p>
          </table:table-cell>
          <table:table-cell table:style-name="ce20" table:formula="of:=SUM([.Q358:.Q361])" office:value-type="float" office:value="7" calcext:value-type="float">
            <text:p>7</text:p>
          </table:table-cell>
          <table:table-cell table:style-name="ce20" table:formula="of:=SUM([.R358:.R361])" office:value-type="float" office:value="27" calcext:value-type="float">
            <text:p>27</text:p>
          </table:table-cell>
          <table:table-cell table:style-name="ce20" table:formula="of:=SUM([.S358:.S361])" office:value-type="float" office:value="26" calcext:value-type="float">
            <text:p>26</text:p>
          </table:table-cell>
          <table:table-cell table:style-name="ce20" table:formula="of:=SUM([.T358:.T361])" office:value-type="float" office:value="207" calcext:value-type="float">
            <text:p>20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g. Logement- en koffiehuishouderij, tapperij, enz.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40" calcext:value-type="float">
            <text:p>40</text:p>
          </table:table-cell>
          <table:table-cell table:style-name="ce31" office:value-type="float" office:value="320" calcext:value-type="float">
            <text:p>320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697" calcext:value-type="float">
            <text:p>697</text:p>
          </table:table-cell>
          <table:table-cell table:style-name="ce20" office:value-type="float" office:value="605" calcext:value-type="float">
            <text:p>605</text:p>
          </table:table-cell>
          <table:table-cell table:style-name="ce20" office:value-type="float" office:value="959" calcext:value-type="float">
            <text:p>959</text:p>
          </table:table-cell>
          <table:table-cell table:style-name="ce31" office:value-type="float" office:value="550" calcext:value-type="float">
            <text:p>550</text:p>
          </table:table-cell>
          <table:table-cell table:style-name="ce20" office:value-type="float" office:value="132" calcext:value-type="float">
            <text:p>132</text:p>
          </table:table-cell>
          <table:table-cell table:style-name="ce31" office:value-type="float" office:value="524" calcext:value-type="float">
            <text:p>524</text:p>
          </table:table-cell>
          <table:table-cell table:style-name="ce31" office:value-type="float" office:value="478" calcext:value-type="float">
            <text:p>478</text:p>
          </table:table-cell>
          <table:table-cell table:style-name="ce20" table:formula="of:=[.S363]+[.R363]+[.Q363]+[.P363]+[.O363]+[.N363]+[.M363]+[.L363]+[.K363]+[.J363]+[.I363]+[.H363]+[.G363]+[.F363]+[.E363]+[.D363]" office:value-type="float" office:value="4836" calcext:value-type="float">
            <text:p>483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g. Logement- en koffiehuishouderij, tapperij, enz.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4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0" table:formula="of:=[.S364]+[.R364]+[.Q364]+[.P364]+[.O364]+[.N364]+[.M364]+[.L364]+[.K364]+[.J364]+[.I364]+[.H364]+[.G364]+[.F364]+[.E364]+[.D364]" office:value-type="float" office:value="39" calcext:value-type="float">
            <text:p>3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g. Logement- en koffiehuishouderij, tapperij, enz.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31" office:value-type="float" office:value="3" calcext:value-type="float">
            <text:p>3</text:p>
          </table:table-cell>
          <table:table-cell table:style-name="ce20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table:formula="of:=[.S365]+[.R365]+[.Q365]+[.P365]+[.O365]+[.N365]+[.M365]+[.L365]+[.K365]+[.J365]+[.I365]+[.H365]+[.G365]+[.F365]+[.E365]+[.D365]" office:value-type="float" office:value="10" calcext:value-type="float">
            <text:p>1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g. Logement- en koffiehuishouderij, tapperij, enz.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2" calcext:value-type="float">
            <text:p>2</text:p>
          </table:table-cell>
          <table:table-cell table:style-name="ce20" table:number-columns-repeated="4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366]+[.R366]+[.Q366]+[.P366]+[.O366]+[.N366]+[.M366]+[.L366]+[.K366]+[.J366]+[.I366]+[.H366]+[.G366]+[.F366]+[.E366]+[.D366]" office:value-type="float" office:value="4" calcext:value-type="float">
            <text:p>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63:.D366])" office:value-type="float" office:value="0" calcext:value-type="float">
            <text:p>0</text:p>
          </table:table-cell>
          <table:table-cell table:style-name="ce20" table:formula="of:=SUM([.E363:.E366])" office:value-type="float" office:value="1" calcext:value-type="float">
            <text:p>1</text:p>
          </table:table-cell>
          <table:table-cell table:style-name="ce20" table:formula="of:=SUM([.F363:.F366])" office:value-type="float" office:value="1" calcext:value-type="float">
            <text:p>1</text:p>
          </table:table-cell>
          <table:table-cell table:style-name="ce20" table:formula="of:=SUM([.G363:.G366])" office:value-type="float" office:value="3" calcext:value-type="float">
            <text:p>3</text:p>
          </table:table-cell>
          <table:table-cell table:style-name="ce20" table:formula="of:=SUM([.H363:.H366])" office:value-type="float" office:value="48" calcext:value-type="float">
            <text:p>48</text:p>
          </table:table-cell>
          <table:table-cell table:style-name="ce20" table:formula="of:=SUM([.I363:.I366])" office:value-type="float" office:value="115" calcext:value-type="float">
            <text:p>115</text:p>
          </table:table-cell>
          <table:table-cell table:style-name="ce20" table:formula="of:=SUM([.J363:.J366])" office:value-type="float" office:value="41" calcext:value-type="float">
            <text:p>41</text:p>
          </table:table-cell>
          <table:table-cell table:style-name="ce20" table:formula="of:=SUM([.K363:.K366])" office:value-type="float" office:value="328" calcext:value-type="float">
            <text:p>328</text:p>
          </table:table-cell>
          <table:table-cell table:style-name="ce20" table:formula="of:=SUM([.L363:.L366])" office:value-type="float" office:value="377" calcext:value-type="float">
            <text:p>377</text:p>
          </table:table-cell>
          <table:table-cell table:style-name="ce20" table:formula="of:=SUM([.M363:.M366])" office:value-type="float" office:value="705" calcext:value-type="float">
            <text:p>705</text:p>
          </table:table-cell>
          <table:table-cell table:style-name="ce20" table:formula="of:=SUM([.N363:.N366])" office:value-type="float" office:value="607" calcext:value-type="float">
            <text:p>607</text:p>
          </table:table-cell>
          <table:table-cell table:style-name="ce20" table:formula="of:=SUM([.O363:.O366])" office:value-type="float" office:value="970" calcext:value-type="float">
            <text:p>970</text:p>
          </table:table-cell>
          <table:table-cell table:style-name="ce20" table:formula="of:=SUM([.P363:.P366])" office:value-type="float" office:value="552" calcext:value-type="float">
            <text:p>552</text:p>
          </table:table-cell>
          <table:table-cell table:style-name="ce20" table:formula="of:=SUM([.Q363:.Q366])" office:value-type="float" office:value="133" calcext:value-type="float">
            <text:p>133</text:p>
          </table:table-cell>
          <table:table-cell table:style-name="ce20" table:formula="of:=SUM([.R363:.R366])" office:value-type="float" office:value="527" calcext:value-type="float">
            <text:p>527</text:p>
          </table:table-cell>
          <table:table-cell table:style-name="ce20" table:formula="of:=SUM([.S363:.S366])" office:value-type="float" office:value="481" calcext:value-type="float">
            <text:p>481</text:p>
          </table:table-cell>
          <table:table-cell table:style-name="ce20" table:formula="of:=SUM([.T363:.T366])" office:value-type="float" office:value="4889" calcext:value-type="float">
            <text:p>488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h. Marktwez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6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20" table:formula="of:=[.S368]+[.R368]+[.Q368]+[.P368]+[.O368]+[.N368]+[.M368]+[.L368]+[.K368]+[.J368]+[.I368]+[.H368]+[.G368]+[.F368]+[.E368]+[.D368]" office:value-type="float" office:value="5" calcext:value-type="float">
            <text:p>5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h. Marktwezen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11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369]+[.R369]+[.Q369]+[.P369]+[.O369]+[.N369]+[.M369]+[.L369]+[.K369]+[.J369]+[.I369]+[.H369]+[.G369]+[.F369]+[.E369]+[.D369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h. Marktwez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8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table:formula="of:=[.S370]+[.R370]+[.Q370]+[.P370]+[.O370]+[.N370]+[.M370]+[.L370]+[.K370]+[.J370]+[.I370]+[.H370]+[.G370]+[.F370]+[.E370]+[.D370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68:.D370])" office:value-type="float" office:value="0" calcext:value-type="float">
            <text:p>0</text:p>
          </table:table-cell>
          <table:table-cell table:style-name="ce20" table:formula="of:=SUM([.E368:.E370])" office:value-type="float" office:value="0" calcext:value-type="float">
            <text:p>0</text:p>
          </table:table-cell>
          <table:table-cell table:style-name="ce20" table:formula="of:=SUM([.F368:.F370])" office:value-type="float" office:value="0" calcext:value-type="float">
            <text:p>0</text:p>
          </table:table-cell>
          <table:table-cell table:style-name="ce20" table:formula="of:=SUM([.G368:.G370])" office:value-type="float" office:value="0" calcext:value-type="float">
            <text:p>0</text:p>
          </table:table-cell>
          <table:table-cell table:style-name="ce20" table:formula="of:=SUM([.H368:.H370])" office:value-type="float" office:value="0" calcext:value-type="float">
            <text:p>0</text:p>
          </table:table-cell>
          <table:table-cell table:style-name="ce20" table:formula="of:=SUM([.I368:.I370])" office:value-type="float" office:value="0" calcext:value-type="float">
            <text:p>0</text:p>
          </table:table-cell>
          <table:table-cell table:style-name="ce20" table:formula="of:=SUM([.J368:.J370])" office:value-type="float" office:value="0" calcext:value-type="float">
            <text:p>0</text:p>
          </table:table-cell>
          <table:table-cell table:style-name="ce20" table:formula="of:=SUM([.K368:.K370])" office:value-type="float" office:value="1" calcext:value-type="float">
            <text:p>1</text:p>
          </table:table-cell>
          <table:table-cell table:style-name="ce20" table:formula="of:=SUM([.L368:.L370])" office:value-type="float" office:value="0" calcext:value-type="float">
            <text:p>0</text:p>
          </table:table-cell>
          <table:table-cell table:style-name="ce20" table:formula="of:=SUM([.M368:.M370])" office:value-type="float" office:value="2" calcext:value-type="float">
            <text:p>2</text:p>
          </table:table-cell>
          <table:table-cell table:style-name="ce20" table:formula="of:=SUM([.N368:.N370])" office:value-type="float" office:value="0" calcext:value-type="float">
            <text:p>0</text:p>
          </table:table-cell>
          <table:table-cell table:style-name="ce20" table:formula="of:=SUM([.O368:.O370])" office:value-type="float" office:value="2" calcext:value-type="float">
            <text:p>2</text:p>
          </table:table-cell>
          <table:table-cell table:style-name="ce20" table:formula="of:=SUM([.P368:.P370])" office:value-type="float" office:value="1" calcext:value-type="float">
            <text:p>1</text:p>
          </table:table-cell>
          <table:table-cell table:style-name="ce20" table:formula="of:=SUM([.Q368:.Q370])" office:value-type="float" office:value="0" calcext:value-type="float">
            <text:p>0</text:p>
          </table:table-cell>
          <table:table-cell table:style-name="ce20" table:formula="of:=SUM([.R368:.R370])" office:value-type="float" office:value="1" calcext:value-type="float">
            <text:p>1</text:p>
          </table:table-cell>
          <table:table-cell table:style-name="ce20" table:formula="of:=SUM([.S368:.S370])" office:value-type="float" office:value="1" calcext:value-type="float">
            <text:p>1</text:p>
          </table:table-cell>
          <table:table-cell table:style-name="ce20" table:formula="of:=SUM([.T368:.T370])" office:value-type="float" office:value="8" calcext:value-type="float">
            <text:p>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. Begrafeniswez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7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372]+[.R372]+[.Q372]+[.P372]+[.O372]+[.N372]+[.M372]+[.L372]+[.K372]+[.J372]+[.I372]+[.H372]+[.G372]+[.F372]+[.E372]+[.D372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k. Andere bedrijv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8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formula="of:=[.S373]+[.R373]+[.Q373]+[.P373]+[.O373]+[.N373]+[.M373]+[.L373]+[.K373]+[.J373]+[.I373]+[.H373]+[.G373]+[.F373]+[.E373]+[.D373]" office:value-type="float" office:value="40" calcext:value-type="float">
            <text:p>4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k. Andere bedrijven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11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374]+[.R374]+[.Q374]+[.P374]+[.O374]+[.N374]+[.M374]+[.L374]+[.K374]+[.J374]+[.I374]+[.H374]+[.G374]+[.F374]+[.E374]+[.D374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k. Andere bedrijv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9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table:formula="of:=[.S375]+[.R375]+[.Q375]+[.P375]+[.O375]+[.N375]+[.M375]+[.L375]+[.K375]+[.J375]+[.I375]+[.H375]+[.G375]+[.F375]+[.E375]+[.D375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73:.D375])" office:value-type="float" office:value="0" calcext:value-type="float">
            <text:p>0</text:p>
          </table:table-cell>
          <table:table-cell table:style-name="ce20" table:formula="of:=SUM([.E373:.E375])" office:value-type="float" office:value="0" calcext:value-type="float">
            <text:p>0</text:p>
          </table:table-cell>
          <table:table-cell table:style-name="ce20" table:formula="of:=SUM([.F373:.F375])" office:value-type="float" office:value="0" calcext:value-type="float">
            <text:p>0</text:p>
          </table:table-cell>
          <table:table-cell table:style-name="ce20" table:formula="of:=SUM([.G373:.G375])" office:value-type="float" office:value="0" calcext:value-type="float">
            <text:p>0</text:p>
          </table:table-cell>
          <table:table-cell table:style-name="ce20" table:formula="of:=SUM([.H373:.H375])" office:value-type="float" office:value="0" calcext:value-type="float">
            <text:p>0</text:p>
          </table:table-cell>
          <table:table-cell table:style-name="ce20" table:formula="of:=SUM([.I373:.I375])" office:value-type="float" office:value="0" calcext:value-type="float">
            <text:p>0</text:p>
          </table:table-cell>
          <table:table-cell table:style-name="ce20" table:formula="of:=SUM([.J373:.J375])" office:value-type="float" office:value="0" calcext:value-type="float">
            <text:p>0</text:p>
          </table:table-cell>
          <table:table-cell table:style-name="ce20" table:formula="of:=SUM([.K373:.K375])" office:value-type="float" office:value="0" calcext:value-type="float">
            <text:p>0</text:p>
          </table:table-cell>
          <table:table-cell table:style-name="ce20" table:formula="of:=SUM([.L373:.L375])" office:value-type="float" office:value="0" calcext:value-type="float">
            <text:p>0</text:p>
          </table:table-cell>
          <table:table-cell table:style-name="ce20" table:formula="of:=SUM([.M373:.M375])" office:value-type="float" office:value="4" calcext:value-type="float">
            <text:p>4</text:p>
          </table:table-cell>
          <table:table-cell table:style-name="ce20" table:formula="of:=SUM([.N373:.N375])" office:value-type="float" office:value="8" calcext:value-type="float">
            <text:p>8</text:p>
          </table:table-cell>
          <table:table-cell table:style-name="ce20" table:formula="of:=SUM([.O373:.O375])" office:value-type="float" office:value="8" calcext:value-type="float">
            <text:p>8</text:p>
          </table:table-cell>
          <table:table-cell table:style-name="ce20" table:formula="of:=SUM([.P373:.P375])" office:value-type="float" office:value="8" calcext:value-type="float">
            <text:p>8</text:p>
          </table:table-cell>
          <table:table-cell table:style-name="ce20" table:formula="of:=SUM([.Q373:.Q375])" office:value-type="float" office:value="1" calcext:value-type="float">
            <text:p>1</text:p>
          </table:table-cell>
          <table:table-cell table:style-name="ce20" table:formula="of:=SUM([.R373:.R375])" office:value-type="float" office:value="6" calcext:value-type="float">
            <text:p>6</text:p>
          </table:table-cell>
          <table:table-cell table:style-name="ce20" table:formula="of:=SUM([.S373:.S375])" office:value-type="float" office:value="8" calcext:value-type="float">
            <text:p>8</text:p>
          </table:table-cell>
          <table:table-cell table:style-name="ce20" table:formula="of:=SUM([.T373:.T375])" office:value-type="float" office:value="43" calcext:value-type="float">
            <text:p>4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.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344" calcext:value-type="float">
            <text:p>344</text:p>
          </table:table-cell>
          <table:table-cell table:style-name="ce20" office:value-type="float" office:value="393" calcext:value-type="float">
            <text:p>393</text:p>
          </table:table-cell>
          <table:table-cell table:style-name="ce20" office:value-type="float" office:value="782" calcext:value-type="float">
            <text:p>782</text:p>
          </table:table-cell>
          <table:table-cell table:style-name="ce20" office:value-type="float" office:value="652" calcext:value-type="float">
            <text:p>652</text:p>
          </table:table-cell>
          <table:table-cell table:style-name="ce20" office:value-type="float" office:value="1069" calcext:value-type="float">
            <text:p>1069</text:p>
          </table:table-cell>
          <table:table-cell table:style-name="ce20" office:value-type="float" office:value="614" calcext:value-type="float">
            <text:p>614</text:p>
          </table:table-cell>
          <table:table-cell table:style-name="ce20" office:value-type="float" office:value="145" calcext:value-type="float">
            <text:p>145</text:p>
          </table:table-cell>
          <table:table-cell table:style-name="ce20" office:value-type="float" office:value="601" calcext:value-type="float">
            <text:p>601</text:p>
          </table:table-cell>
          <table:table-cell table:style-name="ce20" office:value-type="float" office:value="555" calcext:value-type="float">
            <text:p>555</text:p>
          </table:table-cell>
          <table:table-cell table:style-name="ce20" table:formula="of:=[.S377]+[.R377]+[.Q377]+[.P377]+[.O377]+[.N377]+[.M377]+[.L377]+[.K377]+[.J377]+[.I377]+[.H377]+[.G377]+[.F377]+[.E377]+[.D377]" office:value-type="float" office:value="5372" calcext:value-type="float">
            <text:p>537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. Totaal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3" calcext:value-type="float">
            <text:p>13</text:p>
          </table:table-cell>
          <table:table-cell table:style-name="ce31" office:value-type="float" office:value="5" calcext:value-type="float">
            <text:p>5</text:p>
          </table:table-cell>
          <table:table-cell table:style-name="ce20" office:value-type="float" office:value="16" calcext:value-type="float">
            <text:p>16</text:p>
          </table:table-cell>
          <table:table-cell table:style-name="ce31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S378]+[.R378]+[.Q378]+[.P378]+[.O378]+[.N378]+[.M378]+[.L378]+[.K378]+[.J378]+[.I378]+[.H378]+[.G378]+[.F378]+[.E378]+[.D378]" office:value-type="float" office:value="74" calcext:value-type="float">
            <text:p>7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. Totaal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0"/>
          <table:table-cell table:style-name="ce20" table:formula="of:=[.S379]+[.R379]+[.Q379]+[.P379]+[.O379]+[.N379]+[.M379]+[.L379]+[.K379]+[.J379]+[.I379]+[.H379]+[.G379]+[.F379]+[.E379]+[.D379]" office:value-type="float" office:value="41" calcext:value-type="float">
            <text:p>4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.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20" table:formula="of:=[.S380]+[.R380]+[.Q380]+[.P380]+[.O380]+[.N380]+[.M380]+[.L380]+[.K380]+[.J380]+[.I380]+[.H380]+[.G380]+[.F380]+[.E380]+[.D380]" office:value-type="float" office:value="241" calcext:value-type="float">
            <text:p>24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. Totaal generaal</text:p>
          </table:table-cell>
          <table:table-cell table:style-name="ce17"/>
          <table:table-cell/>
          <table:table-cell table:style-name="ce7" table:formula="of:=SUM([.D377:.D380])" office:value-type="float" office:value="0" calcext:value-type="float">
            <text:p>0</text:p>
          </table:table-cell>
          <table:table-cell table:style-name="ce20" table:formula="of:=SUM([.E377:.E380])" office:value-type="float" office:value="1" calcext:value-type="float">
            <text:p>1</text:p>
          </table:table-cell>
          <table:table-cell table:style-name="ce20" table:formula="of:=SUM([.F377:.F380])" office:value-type="float" office:value="1" calcext:value-type="float">
            <text:p>1</text:p>
          </table:table-cell>
          <table:table-cell table:style-name="ce20" table:formula="of:=SUM([.G377:.G380])" office:value-type="float" office:value="7" calcext:value-type="float">
            <text:p>7</text:p>
          </table:table-cell>
          <table:table-cell table:style-name="ce20" table:formula="of:=SUM([.H377:.H380])" office:value-type="float" office:value="57" calcext:value-type="float">
            <text:p>57</text:p>
          </table:table-cell>
          <table:table-cell table:style-name="ce20" table:formula="of:=SUM([.I377:.I380])" office:value-type="float" office:value="130" calcext:value-type="float">
            <text:p>130</text:p>
          </table:table-cell>
          <table:table-cell table:style-name="ce20" table:formula="of:=SUM([.J377:.J380])" office:value-type="float" office:value="46" calcext:value-type="float">
            <text:p>46</text:p>
          </table:table-cell>
          <table:table-cell table:style-name="ce20" table:formula="of:=SUM([.K377:.K380])" office:value-type="float" office:value="375" calcext:value-type="float">
            <text:p>375</text:p>
          </table:table-cell>
          <table:table-cell table:style-name="ce20" table:formula="of:=SUM([.L377:.L380])" office:value-type="float" office:value="431" calcext:value-type="float">
            <text:p>431</text:p>
          </table:table-cell>
          <table:table-cell table:style-name="ce20" table:formula="of:=SUM([.M377:.M380])" office:value-type="float" office:value="837" calcext:value-type="float">
            <text:p>837</text:p>
          </table:table-cell>
          <table:table-cell table:style-name="ce20" table:formula="of:=SUM([.N377:.N380])" office:value-type="float" office:value="694" calcext:value-type="float">
            <text:p>694</text:p>
          </table:table-cell>
          <table:table-cell table:style-name="ce20" table:formula="of:=SUM([.O377:.O380])" office:value-type="float" office:value="1129" calcext:value-type="float">
            <text:p>1129</text:p>
          </table:table-cell>
          <table:table-cell table:style-name="ce20" table:formula="of:=SUM([.P377:.P380])" office:value-type="float" office:value="647" calcext:value-type="float">
            <text:p>647</text:p>
          </table:table-cell>
          <table:table-cell table:style-name="ce20" table:formula="of:=SUM([.Q377:.Q380])" office:value-type="float" office:value="155" calcext:value-type="float">
            <text:p>155</text:p>
          </table:table-cell>
          <table:table-cell table:style-name="ce20" table:formula="of:=SUM([.R377:.R380])" office:value-type="float" office:value="632" calcext:value-type="float">
            <text:p>632</text:p>
          </table:table-cell>
          <table:table-cell table:style-name="ce20" table:formula="of:=SUM([.S377:.S380])" office:value-type="float" office:value="586" calcext:value-type="float">
            <text:p>586</text:p>
          </table:table-cell>
          <table:table-cell table:style-name="ce20" table:formula="of:=SUM([.T377:.T380])" office:value-type="float" office:value="5728" calcext:value-type="float">
            <text:p>572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XXII Crediet- en bankwezen (incl. Geld- en effectenhandel)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XXII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4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 table:formula="of:=[.S383]+[.R383]+[.Q383]+[.P383]+[.O383]+[.N383]+[.M383]+[.L383]+[.K383]+[.J383]+[.I383]+[.H383]+[.G383]+[.F383]+[.E383]+[.D383]" office:value-type="float" office:value="13" calcext:value-type="float">
            <text:p>1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I Totaal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7"/>
          <table:table-cell table:style-name="ce31" office:value-type="float" office:value="1" calcext:value-type="float">
            <text:p>1</text:p>
          </table:table-cell>
          <table:table-cell table:style-name="ce20" table:number-columns-repeated="7"/>
          <table:table-cell table:style-name="ce20" table:formula="of:=[.S384]+[.R384]+[.Q384]+[.P384]+[.O384]+[.N384]+[.M384]+[.L384]+[.K384]+[.J384]+[.I384]+[.H384]+[.G384]+[.F384]+[.E384]+[.D384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I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7"/>
          <table:table-cell table:number-columns-repeated="2" table:style-name="ce31" office:value-type="float" office:value="1" calcext:value-type="float">
            <text:p>1</text:p>
          </table:table-cell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 table:formula="of:=[.S385]+[.R385]+[.Q385]+[.P385]+[.O385]+[.N385]+[.M385]+[.L385]+[.K385]+[.J385]+[.I385]+[.H385]+[.G385]+[.F385]+[.E385]+[.D385]" office:value-type="float" office:value="4" calcext:value-type="float">
            <text:p>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I Totaal generaal</text:p>
          </table:table-cell>
          <table:table-cell table:style-name="ce17"/>
          <table:table-cell/>
          <table:table-cell table:style-name="ce7" table:formula="of:=SUM([.D383:.D385])" office:value-type="float" office:value="0" calcext:value-type="float">
            <text:p>0</text:p>
          </table:table-cell>
          <table:table-cell table:style-name="ce20" table:formula="of:=SUM([.E383:.E385])" office:value-type="float" office:value="0" calcext:value-type="float">
            <text:p>0</text:p>
          </table:table-cell>
          <table:table-cell table:style-name="ce20" table:formula="of:=SUM([.F383:.F385])" office:value-type="float" office:value="0" calcext:value-type="float">
            <text:p>0</text:p>
          </table:table-cell>
          <table:table-cell table:style-name="ce20" table:formula="of:=SUM([.G383:.G385])" office:value-type="float" office:value="0" calcext:value-type="float">
            <text:p>0</text:p>
          </table:table-cell>
          <table:table-cell table:style-name="ce20" table:formula="of:=SUM([.H383:.H385])" office:value-type="float" office:value="0" calcext:value-type="float">
            <text:p>0</text:p>
          </table:table-cell>
          <table:table-cell table:style-name="ce20" table:formula="of:=SUM([.I383:.I385])" office:value-type="float" office:value="1" calcext:value-type="float">
            <text:p>1</text:p>
          </table:table-cell>
          <table:table-cell table:style-name="ce20" table:formula="of:=SUM([.J383:.J385])" office:value-type="float" office:value="0" calcext:value-type="float">
            <text:p>0</text:p>
          </table:table-cell>
          <table:table-cell table:style-name="ce20" table:formula="of:=SUM([.K383:.K385])" office:value-type="float" office:value="0" calcext:value-type="float">
            <text:p>0</text:p>
          </table:table-cell>
          <table:table-cell table:style-name="ce20" table:formula="of:=SUM([.L383:.L385])" office:value-type="float" office:value="2" calcext:value-type="float">
            <text:p>2</text:p>
          </table:table-cell>
          <table:table-cell table:style-name="ce20" table:formula="of:=SUM([.M383:.M385])" office:value-type="float" office:value="3" calcext:value-type="float">
            <text:p>3</text:p>
          </table:table-cell>
          <table:table-cell table:style-name="ce20" table:formula="of:=SUM([.N383:.N385])" office:value-type="float" office:value="4" calcext:value-type="float">
            <text:p>4</text:p>
          </table:table-cell>
          <table:table-cell table:style-name="ce20" table:formula="of:=SUM([.O383:.O385])" office:value-type="float" office:value="3" calcext:value-type="float">
            <text:p>3</text:p>
          </table:table-cell>
          <table:table-cell table:style-name="ce20" table:formula="of:=SUM([.P383:.P385])" office:value-type="float" office:value="2" calcext:value-type="float">
            <text:p>2</text:p>
          </table:table-cell>
          <table:table-cell table:style-name="ce20" table:formula="of:=SUM([.Q383:.Q385])" office:value-type="float" office:value="0" calcext:value-type="float">
            <text:p>0</text:p>
          </table:table-cell>
          <table:table-cell table:style-name="ce20" table:formula="of:=SUM([.R383:.R385])" office:value-type="float" office:value="0" calcext:value-type="float">
            <text:p>0</text:p>
          </table:table-cell>
          <table:table-cell table:style-name="ce20" table:formula="of:=SUM([.S383:.S385])" office:value-type="float" office:value="3" calcext:value-type="float">
            <text:p>3</text:p>
          </table:table-cell>
          <table:table-cell table:style-name="ce20" table:formula="of:=SUM([.T383:.T385])" office:value-type="float" office:value="18" calcext:value-type="float">
            <text:p>1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II Verzekeringswezen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a. Levens- en ongelukkenverzekering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0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table:formula="of:=[.S388]+[.R388]+[.Q388]+[.P388]+[.O388]+[.N388]+[.M388]+[.L388]+[.K388]+[.J388]+[.I388]+[.H388]+[.G388]+[.F388]+[.E388]+[.D388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. Levens- en ongelukkenverzekering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table:formula="of:=[.S389]+[.R389]+[.Q389]+[.P389]+[.O389]+[.N389]+[.M389]+[.L389]+[.K389]+[.J389]+[.I389]+[.H389]+[.G389]+[.F389]+[.E389]+[.D389]" office:value-type="float" office:value="11" calcext:value-type="float">
            <text:p>1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7"/>
          <table:table-cell/>
          <table:table-cell table:style-name="ce7" table:formula="of:=SUM([.D388:.D389])" office:value-type="float" office:value="0" calcext:value-type="float">
            <text:p>0</text:p>
          </table:table-cell>
          <table:table-cell table:style-name="ce20" table:formula="of:=SUM([.E388:.E389])" office:value-type="float" office:value="0" calcext:value-type="float">
            <text:p>0</text:p>
          </table:table-cell>
          <table:table-cell table:style-name="ce20" table:formula="of:=SUM([.F388:.F389])" office:value-type="float" office:value="0" calcext:value-type="float">
            <text:p>0</text:p>
          </table:table-cell>
          <table:table-cell table:style-name="ce20" table:formula="of:=SUM([.G388:.G389])" office:value-type="float" office:value="0" calcext:value-type="float">
            <text:p>0</text:p>
          </table:table-cell>
          <table:table-cell table:style-name="ce20" table:formula="of:=SUM([.H388:.H389])" office:value-type="float" office:value="0" calcext:value-type="float">
            <text:p>0</text:p>
          </table:table-cell>
          <table:table-cell table:style-name="ce20" table:formula="of:=SUM([.I388:.I389])" office:value-type="float" office:value="0" calcext:value-type="float">
            <text:p>0</text:p>
          </table:table-cell>
          <table:table-cell table:style-name="ce20" table:formula="of:=SUM([.J388:.J389])" office:value-type="float" office:value="1" calcext:value-type="float">
            <text:p>1</text:p>
          </table:table-cell>
          <table:table-cell table:style-name="ce20" table:formula="of:=SUM([.K388:.K389])" office:value-type="float" office:value="3" calcext:value-type="float">
            <text:p>3</text:p>
          </table:table-cell>
          <table:table-cell table:style-name="ce20" table:formula="of:=SUM([.L388:.L389])" office:value-type="float" office:value="2" calcext:value-type="float">
            <text:p>2</text:p>
          </table:table-cell>
          <table:table-cell table:style-name="ce20" table:formula="of:=SUM([.M388:.M389])" office:value-type="float" office:value="4" calcext:value-type="float">
            <text:p>4</text:p>
          </table:table-cell>
          <table:table-cell table:style-name="ce20" table:formula="of:=SUM([.N388:.N389])" office:value-type="float" office:value="0" calcext:value-type="float">
            <text:p>0</text:p>
          </table:table-cell>
          <table:table-cell table:style-name="ce20" table:formula="of:=SUM([.O388:.O389])" office:value-type="float" office:value="1" calcext:value-type="float">
            <text:p>1</text:p>
          </table:table-cell>
          <table:table-cell table:style-name="ce20" table:formula="of:=SUM([.P388:.P389])" office:value-type="float" office:value="0" calcext:value-type="float">
            <text:p>0</text:p>
          </table:table-cell>
          <table:table-cell table:style-name="ce20" table:formula="of:=SUM([.Q388:.Q389])" office:value-type="float" office:value="0" calcext:value-type="float">
            <text:p>0</text:p>
          </table:table-cell>
          <table:table-cell table:style-name="ce20" table:formula="of:=SUM([.R388:.R389])" office:value-type="float" office:value="0" calcext:value-type="float">
            <text:p>0</text:p>
          </table:table-cell>
          <table:table-cell table:style-name="ce20" table:formula="of:=SUM([.S388:.S389])" office:value-type="float" office:value="1" calcext:value-type="float">
            <text:p>1</text:p>
          </table:table-cell>
          <table:table-cell table:style-name="ce20" table:formula="of:=SUM([.T388:.T389])" office:value-type="float" office:value="12" calcext:value-type="float">
            <text:p>1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Zieken- en begrafenisfondsen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9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0" table:formula="of:=[.S391]+[.R391]+[.Q391]+[.P391]+[.O391]+[.N391]+[.M391]+[.L391]+[.K391]+[.J391]+[.I391]+[.H391]+[.G391]+[.F391]+[.E391]+[.D391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c. Brandassurantie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9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formula="of:=[.S392]+[.R392]+[.Q392]+[.P392]+[.O392]+[.N392]+[.M392]+[.L392]+[.K392]+[.J392]+[.I392]+[.H392]+[.G392]+[.F392]+[.E392]+[.D392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6" calcext:value-type="float">
            <text:p>396</text:p>
          </table:table-cell>
          <table:table-cell table:style-name="ce47"/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d. Andere verzekeringen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1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393]+[.R393]+[.Q393]+[.P393]+[.O393]+[.N393]+[.M393]+[.L393]+[.K393]+[.J393]+[.I393]+[.H393]+[.G393]+[.F393]+[.E393]+[.D393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II Totaal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/>
          <table:table-cell table:style-name="ce20" table:number-columns-repeated="10"/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394]+[.R394]+[.Q394]+[.P394]+[.O394]+[.N394]+[.M394]+[.L394]+[.K394]+[.J394]+[.I394]+[.H394]+[.G394]+[.F394]+[.E394]+[.D394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II Totaal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0" office:value-type="float" office:value="2" calcext:value-type="float">
            <text:p>2</text:p>
          </table:table-cell>
          <table:table-cell table:style-name="ce20" table:formula="of:=[.S395]+[.R395]+[.Q395]+[.P395]+[.O395]+[.N395]+[.M395]+[.L395]+[.K395]+[.J395]+[.I395]+[.H395]+[.G395]+[.F395]+[.E395]+[.D395]" office:value-type="float" office:value="13" calcext:value-type="float">
            <text:p>1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II Totaal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 table:number-columns-repeated="9"/>
          <table:table-cell table:style-name="ce31" office:value-type="float" office:value="1" calcext:value-type="float">
            <text:p>1</text:p>
          </table:table-cell>
          <table:table-cell table:style-name="ce20" table:number-columns-repeated="5"/>
          <table:table-cell table:style-name="ce20" table:formula="of:=[.S396]+[.R396]+[.Q396]+[.P396]+[.O396]+[.N396]+[.M396]+[.L396]+[.K396]+[.J396]+[.I396]+[.H396]+[.G396]+[.F396]+[.E396]+[.D396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II Totaal generaal</text:p>
          </table:table-cell>
          <table:table-cell table:style-name="ce17"/>
          <table:table-cell/>
          <table:table-cell table:style-name="ce7" table:formula="of:=SUM([.D394:.D396])" office:value-type="float" office:value="0" calcext:value-type="float">
            <text:p>0</text:p>
          </table:table-cell>
          <table:table-cell table:style-name="ce20" table:formula="of:=SUM([.E394:.E396])" office:value-type="float" office:value="0" calcext:value-type="float">
            <text:p>0</text:p>
          </table:table-cell>
          <table:table-cell table:style-name="ce20" table:formula="of:=SUM([.F394:.F396])" office:value-type="float" office:value="0" calcext:value-type="float">
            <text:p>0</text:p>
          </table:table-cell>
          <table:table-cell table:style-name="ce20" table:formula="of:=SUM([.G394:.G396])" office:value-type="float" office:value="0" calcext:value-type="float">
            <text:p>0</text:p>
          </table:table-cell>
          <table:table-cell table:style-name="ce20" table:formula="of:=SUM([.H394:.H396])" office:value-type="float" office:value="0" calcext:value-type="float">
            <text:p>0</text:p>
          </table:table-cell>
          <table:table-cell table:style-name="ce20" table:formula="of:=SUM([.I394:.I396])" office:value-type="float" office:value="0" calcext:value-type="float">
            <text:p>0</text:p>
          </table:table-cell>
          <table:table-cell table:style-name="ce20" table:formula="of:=SUM([.J394:.J396])" office:value-type="float" office:value="1" calcext:value-type="float">
            <text:p>1</text:p>
          </table:table-cell>
          <table:table-cell table:style-name="ce20" table:formula="of:=SUM([.K394:.K396])" office:value-type="float" office:value="3" calcext:value-type="float">
            <text:p>3</text:p>
          </table:table-cell>
          <table:table-cell table:style-name="ce20" table:formula="of:=SUM([.L394:.L396])" office:value-type="float" office:value="2" calcext:value-type="float">
            <text:p>2</text:p>
          </table:table-cell>
          <table:table-cell table:style-name="ce20" table:formula="of:=SUM([.M394:.M396])" office:value-type="float" office:value="4" calcext:value-type="float">
            <text:p>4</text:p>
          </table:table-cell>
          <table:table-cell table:style-name="ce20" table:formula="of:=SUM([.N394:.N396])" office:value-type="float" office:value="2" calcext:value-type="float">
            <text:p>2</text:p>
          </table:table-cell>
          <table:table-cell table:style-name="ce20" table:formula="of:=SUM([.O394:.O396])" office:value-type="float" office:value="1" calcext:value-type="float">
            <text:p>1</text:p>
          </table:table-cell>
          <table:table-cell table:style-name="ce20" table:formula="of:=SUM([.P394:.P396])" office:value-type="float" office:value="1" calcext:value-type="float">
            <text:p>1</text:p>
          </table:table-cell>
          <table:table-cell table:style-name="ce20" table:formula="of:=SUM([.Q394:.Q396])" office:value-type="float" office:value="0" calcext:value-type="float">
            <text:p>0</text:p>
          </table:table-cell>
          <table:table-cell table:style-name="ce20" table:formula="of:=SUM([.R394:.R396])" office:value-type="float" office:value="0" calcext:value-type="float">
            <text:p>0</text:p>
          </table:table-cell>
          <table:table-cell table:style-name="ce20" table:formula="of:=SUM([.S394:.S396])" office:value-type="float" office:value="2" calcext:value-type="float">
            <text:p>2</text:p>
          </table:table-cell>
          <table:table-cell table:style-name="ce20" table:formula="of:=[.S397]+[.R397]+[.Q397]+[.P397]+[.O397]+[.N397]+[.M397]+[.L397]+[.K397]+[.J397]+[.I397]+[.H397]+[.G397]+[.F397]+[.E397]+[.D397]" office:value-type="float" office:value="16" calcext:value-type="float">
            <text:p>1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-XXIII Totaal </text:p>
          </table:table-cell>
          <table:table-cell table:style-name="ce17" office:value-type="string" calcext:value-type="string">
            <text:p>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85" calcext:value-type="float">
            <text:p>185</text:p>
          </table:table-cell>
          <table:table-cell table:style-name="ce20" office:value-type="float" office:value="384" calcext:value-type="float">
            <text:p>384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973" calcext:value-type="float">
            <text:p>973</text:p>
          </table:table-cell>
          <table:table-cell table:style-name="ce20" office:value-type="float" office:value="1167" calcext:value-type="float">
            <text:p>1167</text:p>
          </table:table-cell>
          <table:table-cell table:style-name="ce20" office:value-type="float" office:value="2283" calcext:value-type="float">
            <text:p>2283</text:p>
          </table:table-cell>
          <table:table-cell table:style-name="ce20" office:value-type="float" office:value="1758" calcext:value-type="float">
            <text:p>1758</text:p>
          </table:table-cell>
          <table:table-cell table:style-name="ce20" office:value-type="float" office:value="3095" calcext:value-type="float">
            <text:p>3095</text:p>
          </table:table-cell>
          <table:table-cell table:style-name="ce20" office:value-type="float" office:value="1881" calcext:value-type="float">
            <text:p>1881</text:p>
          </table:table-cell>
          <table:table-cell table:style-name="ce20" office:value-type="float" office:value="474" calcext:value-type="float">
            <text:p>474</text:p>
          </table:table-cell>
          <table:table-cell table:style-name="ce20" office:value-type="float" office:value="2081" calcext:value-type="float">
            <text:p>2081</text:p>
          </table:table-cell>
          <table:table-cell table:style-name="ce20" office:value-type="float" office:value="2212" calcext:value-type="float">
            <text:p>2212</text:p>
          </table:table-cell>
          <table:table-cell table:style-name="ce20" table:formula="of:=[.S398]+[.R398]+[.Q398]+[.P398]+[.O398]+[.N398]+[.M398]+[.L398]+[.K398]+[.J398]+[.I398]+[.H398]+[.G398]+[.F398]+[.E398]+[.D398]" office:value-type="float" office:value="16634" calcext:value-type="float">
            <text:p>1663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-XXIII Totaal </text:p>
          </table:table-cell>
          <table:table-cell table:style-name="ce17" office:value-type="string" calcext:value-type="string">
            <text:p>B</text:p>
          </table:table-cell>
          <table:table-cell/>
          <table:table-cell table:style-name="ce7"/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66" calcext:value-type="float">
            <text:p>66</text:p>
          </table:table-cell>
          <table:table-cell table:style-name="ce31" office:value-type="float" office:value="38" calcext:value-type="float">
            <text:p>38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20" calcext:value-type="float">
            <text:p>20</text:p>
          </table:table-cell>
          <table:table-cell table:style-name="ce20" table:formula="of:=[.S399]+[.R399]+[.Q399]+[.P399]+[.O399]+[.N399]+[.M399]+[.L399]+[.K399]+[.J399]+[.I399]+[.H399]+[.G399]+[.F399]+[.E399]+[.D399]" office:value-type="float" office:value="373" calcext:value-type="float">
            <text:p>37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-XXIII Totaal </text:p>
          </table:table-cell>
          <table:table-cell table:style-name="ce17" office:value-type="string" calcext:value-type="string">
            <text:p>C</text:p>
          </table:table-cell>
          <table:table-cell/>
          <table:table-cell table:style-name="ce7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7" calcext:value-type="float">
            <text:p>2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21" calcext:value-type="float">
            <text:p>21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" calcext:value-type="float">
            <text:p>12</text:p>
          </table:table-cell>
          <table:table-cell table:style-name="ce31" office:value-type="float" office:value="6" calcext:value-type="float">
            <text:p>6</text:p>
          </table:table-cell>
          <table:table-cell table:style-name="ce20" table:formula="of:=[.S400]+[.R400]+[.Q400]+[.P400]+[.O400]+[.N400]+[.M400]+[.L400]+[.K400]+[.J400]+[.I400]+[.H400]+[.G400]+[.F400]+[.E400]+[.D400]" office:value-type="float" office:value="233" calcext:value-type="float">
            <text:p>23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-XXIII Totaal </text:p>
          </table:table-cell>
          <table:table-cell table:style-name="ce17" office:value-type="string" calcext:value-type="string">
            <text:p>D</text:p>
          </table:table-cell>
          <table:table-cell/>
          <table:table-cell table:style-name="ce7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59" calcext:value-type="float">
            <text:p>59</text:p>
          </table:table-cell>
          <table:table-cell table:style-name="ce20" table:formula="of:=[.S401]+[.R401]+[.Q401]+[.P401]+[.O401]+[.N401]+[.M401]+[.L401]+[.K401]+[.J401]+[.I401]+[.H401]+[.G401]+[.F401]+[.E401]+[.D401]" office:value-type="float" office:value="484" calcext:value-type="float">
            <text:p>48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-XXIII Totaal generaal</text:p>
          </table:table-cell>
          <table:table-cell table:style-name="ce17"/>
          <table:table-cell/>
          <table:table-cell table:style-name="ce7" table:formula="of:=SUM([.D398:.D401])" office:value-type="float" office:value="1" calcext:value-type="float">
            <text:p>1</text:p>
          </table:table-cell>
          <table:table-cell table:style-name="ce20" table:formula="of:=SUM([.E398:.E401])" office:value-type="float" office:value="2" calcext:value-type="float">
            <text:p>2</text:p>
          </table:table-cell>
          <table:table-cell table:style-name="ce20" table:formula="of:=SUM([.F398:.F401])" office:value-type="float" office:value="5" calcext:value-type="float">
            <text:p>5</text:p>
          </table:table-cell>
          <table:table-cell table:style-name="ce20" table:formula="of:=SUM([.G398:.G401])" office:value-type="float" office:value="17" calcext:value-type="float">
            <text:p>17</text:p>
          </table:table-cell>
          <table:table-cell table:style-name="ce20" table:formula="of:=SUM([.H398:.H401])" office:value-type="float" office:value="213" calcext:value-type="float">
            <text:p>213</text:p>
          </table:table-cell>
          <table:table-cell table:style-name="ce20" table:formula="of:=SUM([.I398:.I401])" office:value-type="float" office:value="441" calcext:value-type="float">
            <text:p>441</text:p>
          </table:table-cell>
          <table:table-cell table:style-name="ce20" table:formula="of:=SUM([.J398:.J401])" office:value-type="float" office:value="147" calcext:value-type="float">
            <text:p>147</text:p>
          </table:table-cell>
          <table:table-cell table:style-name="ce20" table:formula="of:=SUM([.K398:.K401])" office:value-type="float" office:value="1066" calcext:value-type="float">
            <text:p>1066</text:p>
          </table:table-cell>
          <table:table-cell table:style-name="ce20" table:formula="of:=SUM([.L398:.L401])" office:value-type="float" office:value="1273" calcext:value-type="float">
            <text:p>1273</text:p>
          </table:table-cell>
          <table:table-cell table:style-name="ce20" table:formula="of:=SUM([.M398:.M401])" office:value-type="float" office:value="2454" calcext:value-type="float">
            <text:p>2454</text:p>
          </table:table-cell>
          <table:table-cell table:style-name="ce20" table:formula="of:=SUM([.N398:.N401])" office:value-type="float" office:value="1883" calcext:value-type="float">
            <text:p>1883</text:p>
          </table:table-cell>
          <table:table-cell table:style-name="ce20" table:formula="of:=SUM([.O398:.O401])" office:value-type="float" office:value="3270" calcext:value-type="float">
            <text:p>3270</text:p>
          </table:table-cell>
          <table:table-cell table:style-name="ce20" table:formula="of:=SUM([.P398:.P401])" office:value-type="float" office:value="1974" calcext:value-type="float">
            <text:p>1974</text:p>
          </table:table-cell>
          <table:table-cell table:style-name="ce20" table:formula="of:=SUM([.Q398:.Q401])" office:value-type="float" office:value="499" calcext:value-type="float">
            <text:p>499</text:p>
          </table:table-cell>
          <table:table-cell table:style-name="ce20" table:formula="of:=SUM([.R398:.R401])" office:value-type="float" office:value="2182" calcext:value-type="float">
            <text:p>2182</text:p>
          </table:table-cell>
          <table:table-cell table:style-name="ce20" table:formula="of:=SUM([.S398:.S401])" office:value-type="float" office:value="2297" calcext:value-type="float">
            <text:p>2297</text:p>
          </table:table-cell>
          <table:table-cell table:style-name="ce20" table:formula="of:=SUM([.T398:.T401])" office:value-type="float" office:value="17724" calcext:value-type="float">
            <text:p>1772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V Vrije beroepen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a. Genees-, heel- en verloskundigen</text:p>
          </table:table-cell>
          <table:table-cell table:style-name="ce17"/>
          <table:table-cell/>
          <table:table-cell table:style-name="ce7"/>
          <table:table-cell table:style-name="ce20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0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3"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20" table:formula="of:=[.S404]+[.R404]+[.Q404]+[.P404]+[.O404]+[.N404]+[.M404]+[.L404]+[.K404]+[.J404]+[.I404]+[.H404]+[.G404]+[.F404]+[.E404]+[.D404]" office:value-type="float" office:value="31" calcext:value-type="float">
            <text:p>3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Vroedvrouwen</text:p>
          </table:table-cell>
          <table:table-cell table:style-name="ce17"/>
          <table:table-cell/>
          <table:table-cell table:style-name="ce7"/>
          <table:table-cell table:style-name="ce20" table:number-columns-repeated="3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9" calcext:value-type="float">
            <text:p>9</text:p>
          </table:table-cell>
          <table:table-cell table:style-name="ce20" table:formula="of:=[.S405]+[.R405]+[.Q405]+[.P405]+[.O405]+[.N405]+[.M405]+[.L405]+[.K405]+[.J405]+[.I405]+[.H405]+[.G405]+[.F405]+[.E405]+[.D405]" office:value-type="float" office:value="62" calcext:value-type="float">
            <text:p>6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. Beeldhouwers, kunstenaars, enz.</text:p>
          </table:table-cell>
          <table:table-cell table:style-name="ce17"/>
          <table:table-cell/>
          <table:table-cell table:style-name="ce7"/>
          <table:table-cell table:style-name="ce20" table:number-columns-repeated="4"/>
          <table:table-cell table:style-name="ce31" office:value-type="float" office:value="1" calcext:value-type="float">
            <text:p>1</text:p>
          </table:table-cell>
          <table:table-cell table:style-name="ce20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 table:formula="of:=[.S406]+[.R406]+[.Q406]+[.P406]+[.O406]+[.N406]+[.M406]+[.L406]+[.K406]+[.J406]+[.I406]+[.H406]+[.G406]+[.F406]+[.E406]+[.D406]" office:value-type="float" office:value="11" calcext:value-type="float">
            <text:p>1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g. Toonkunstenaars, componisten, enz.</text:p>
          </table:table-cell>
          <table:table-cell table:style-name="ce17"/>
          <table:table-cell/>
          <table:table-cell table:style-name="ce7"/>
          <table:table-cell table:style-name="ce20" table:number-columns-repeated="4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20" table:number-columns-repeated="6"/>
          <table:table-cell table:style-name="ce20" table:formula="of:=[.S407]+[.R407]+[.Q407]+[.P407]+[.O407]+[.N407]+[.M407]+[.L407]+[.K407]+[.J407]+[.I407]+[.H407]+[.G407]+[.F407]+[.E407]+[.D407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h. Toneelspelers, operazangers, enz.</text:p>
          </table:table-cell>
          <table:table-cell table:style-name="ce17"/>
          <table:table-cell/>
          <table:table-cell table:style-name="ce7"/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number-columns-repeated="3"/>
          <table:table-cell table:style-name="ce31" office:value-type="float" office:value="1" calcext:value-type="float">
            <text:p>1</text:p>
          </table:table-cell>
          <table:table-cell table:style-name="ce20" table:formula="of:=[.S408]+[.R408]+[.Q408]+[.P408]+[.O408]+[.N408]+[.M408]+[.L408]+[.K408]+[.J408]+[.I408]+[.H408]+[.G408]+[.F408]+[.E408]+[.D408]" office:value-type="float" office:value="27" calcext:value-type="float">
            <text:p>2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. Overige personeel aan het toneel verbonden</text:p>
          </table:table-cell>
          <table:table-cell table:style-name="ce17"/>
          <table:table-cell/>
          <table:table-cell table:style-name="ce7"/>
          <table:table-cell table:style-name="ce20" table:number-columns-repeated="6"/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0"/>
          <table:table-cell table:number-columns-repeated="2" table:style-name="ce31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S409]+[.R409]+[.Q409]+[.P409]+[.O409]+[.N409]+[.M409]+[.L409]+[.K409]+[.J409]+[.I409]+[.H409]+[.G409]+[.F409]+[.E409]+[.D409]" office:value-type="float" office:value="9" calcext:value-type="float">
            <text:p>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k. Andere beroepen tot de publieke vermakelijkheden behoorde</text:p>
          </table:table-cell>
          <table:table-cell table:style-name="ce17"/>
          <table:table-cell/>
          <table:table-cell table:style-name="ce7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20" table:formula="of:=[.S410]+[.R410]+[.Q410]+[.P410]+[.O410]+[.N410]+[.M410]+[.L410]+[.K410]+[.J410]+[.I410]+[.H410]+[.G410]+[.F410]+[.E410]+[.D410]" office:value-type="float" office:value="37" calcext:value-type="float">
            <text:p>3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n. Journalisten, rapporters enz.</text:p>
          </table:table-cell>
          <table:table-cell table:style-name="ce17"/>
          <table:table-cell/>
          <table:table-cell table:style-name="ce7"/>
          <table:table-cell table:style-name="ce20" table:number-columns-repeated="4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31" office:value-type="float" office:value="2" calcext:value-type="float">
            <text:p>2</text:p>
          </table:table-cell>
          <table:table-cell table:style-name="ce20"/>
          <table:table-cell table:style-name="ce31" office:value-type="float" office:value="2" calcext:value-type="float">
            <text:p>2</text:p>
          </table:table-cell>
          <table:table-cell table:style-name="ce20" table:number-columns-repeated="3"/>
          <table:table-cell table:style-name="ce31" office:value-type="float" office:value="1" calcext:value-type="float">
            <text:p>1</text:p>
          </table:table-cell>
          <table:table-cell table:style-name="ce20" table:formula="of:=[.S411]+[.R411]+[.Q411]+[.P411]+[.O411]+[.N411]+[.M411]+[.L411]+[.K411]+[.J411]+[.I411]+[.H411]+[.G411]+[.F411]+[.E411]+[.D411]" office:value-type="float" office:value="6" calcext:value-type="float">
            <text:p>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p. Administrateurs, rentmeesters, enz.</text:p>
          </table:table-cell>
          <table:table-cell table:style-name="ce17"/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3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20" table:formula="of:=[.S412]+[.R412]+[.Q412]+[.P412]+[.O412]+[.N412]+[.M412]+[.L412]+[.K412]+[.J412]+[.I412]+[.H412]+[.G412]+[.F412]+[.E412]+[.D412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q. Boekhouders, klerken enz.</text:p>
          </table:table-cell>
          <table:table-cell table:style-name="ce17"/>
          <table:table-cell/>
          <table:table-cell table:style-name="ce7"/>
          <table:table-cell table:style-name="ce20" table:number-columns-repeated="3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0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20" table:formula="of:=[.S413]+[.R413]+[.Q413]+[.P413]+[.O413]+[.N413]+[.M413]+[.L413]+[.K413]+[.J413]+[.I413]+[.H413]+[.G413]+[.F413]+[.E413]+[.D413]" office:value-type="float" office:value="34" calcext:value-type="float">
            <text:p>3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r. Vrije verzoring van godsdienstige behoeften</text:p>
          </table:table-cell>
          <table:table-cell table:style-name="ce17"/>
          <table:table-cell/>
          <table:table-cell table:style-name="ce7"/>
          <table:table-cell table:style-name="ce20" table:number-columns-repeated="3"/>
          <table:table-cell table:style-name="ce31" table:number-columns-repeated="2"/>
          <table:table-cell table:style-name="ce20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20"/>
          <table:table-cell table:style-name="ce31"/>
          <table:table-cell table:style-name="ce20"/>
          <table:table-cell table:style-name="ce31"/>
          <table:table-cell table:style-name="ce20"/>
          <table:table-cell table:style-name="ce31"/>
          <table:table-cell table:style-name="ce20" table:formula="of:=[.S414]+[.R414]+[.Q414]+[.P414]+[.O414]+[.N414]+[.M414]+[.L414]+[.K414]+[.J414]+[.I414]+[.H414]+[.G414]+[.F414]+[.E414]+[.D414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s. Overige niet te rangschikken beroepen</text:p>
          </table:table-cell>
          <table:table-cell table:style-name="ce17"/>
          <table:table-cell/>
          <table:table-cell table:style-name="ce7"/>
          <table:table-cell table:style-name="ce20" table:number-columns-repeated="3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S415]+[.R415]+[.Q415]+[.P415]+[.O415]+[.N415]+[.M415]+[.L415]+[.K415]+[.J415]+[.I415]+[.H415]+[.G415]+[.F415]+[.E415]+[.D415]" office:value-type="float" office:value="46" calcext:value-type="float">
            <text:p>4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9" office:value-type="string" calcext:value-type="string">
            <text:p>XXIV Totaal generaal</text:p>
          </table:table-cell>
          <table:table-cell table:style-name="ce18"/>
          <table:table-cell table:style-name="ce22"/>
          <table:table-cell table:style-name="ce26" table:formula="of:=SUM([.D404:.D415])" office:value-type="float" office:value="0" calcext:value-type="float">
            <text:p>0</text:p>
          </table:table-cell>
          <table:table-cell table:style-name="ce31" table:formula="of:=SUM([.E404:.E415])" office:value-type="float" office:value="0" calcext:value-type="float">
            <text:p>0</text:p>
          </table:table-cell>
          <table:table-cell table:style-name="ce31" table:formula="of:=SUM([.F404:.F415])" office:value-type="float" office:value="1" calcext:value-type="float">
            <text:p>1</text:p>
          </table:table-cell>
          <table:table-cell table:style-name="ce31" table:formula="of:=SUM([.G404:.G415])" office:value-type="float" office:value="0" calcext:value-type="float">
            <text:p>0</text:p>
          </table:table-cell>
          <table:table-cell table:style-name="ce31" table:formula="of:=SUM([.H404:.H415])" office:value-type="float" office:value="17" calcext:value-type="float">
            <text:p>17</text:p>
          </table:table-cell>
          <table:table-cell table:style-name="ce31" table:formula="of:=SUM([.I404:.I415])" office:value-type="float" office:value="25" calcext:value-type="float">
            <text:p>25</text:p>
          </table:table-cell>
          <table:table-cell table:style-name="ce31" table:formula="of:=SUM([.J404:.J415])" office:value-type="float" office:value="7" calcext:value-type="float">
            <text:p>7</text:p>
          </table:table-cell>
          <table:table-cell table:style-name="ce31" table:formula="of:=SUM([.K404:.K415])" office:value-type="float" office:value="34" calcext:value-type="float">
            <text:p>34</text:p>
          </table:table-cell>
          <table:table-cell table:style-name="ce31" table:formula="of:=SUM([.L404:.L415])" office:value-type="float" office:value="27" calcext:value-type="float">
            <text:p>27</text:p>
          </table:table-cell>
          <table:table-cell table:style-name="ce31" table:formula="of:=SUM([.M404:.M415])" office:value-type="float" office:value="39" calcext:value-type="float">
            <text:p>39</text:p>
          </table:table-cell>
          <table:table-cell table:style-name="ce31" table:formula="of:=SUM([.N404:.N415])" office:value-type="float" office:value="26" calcext:value-type="float">
            <text:p>26</text:p>
          </table:table-cell>
          <table:table-cell table:style-name="ce31" table:formula="of:=SUM([.O404:.O415])" office:value-type="float" office:value="27" calcext:value-type="float">
            <text:p>27</text:p>
          </table:table-cell>
          <table:table-cell table:style-name="ce31" table:formula="of:=SUM([.P404:.P415])" office:value-type="float" office:value="18" calcext:value-type="float">
            <text:p>18</text:p>
          </table:table-cell>
          <table:table-cell table:style-name="ce31" table:formula="of:=SUM([.Q404:.Q415])" office:value-type="float" office:value="6" calcext:value-type="float">
            <text:p>6</text:p>
          </table:table-cell>
          <table:table-cell table:style-name="ce31" table:formula="of:=SUM([.R404:.R415])" office:value-type="float" office:value="18" calcext:value-type="float">
            <text:p>18</text:p>
          </table:table-cell>
          <table:table-cell table:style-name="ce31" table:formula="of:=SUM([.S404:.S415])" office:value-type="float" office:value="25" calcext:value-type="float">
            <text:p>25</text:p>
          </table:table-cell>
          <table:table-cell table:style-name="ce31" table:formula="of:=[.S416]+[.R416]+[.Q416]+[.P416]+[.O416]+[.N416]+[.M416]+[.L416]+[.K416]+[.J416]+[.I416]+[.H416]+[.G416]+[.F416]+[.E416]+[.D416]" office:value-type="float" office:value="270" calcext:value-type="float">
            <text:p>27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72" table:number-columns-repeated="999"/>
        </table:table-row>
        <table:table-row table:style-name="ro7">
          <table:table-cell table:style-name="ce9" office:value-type="string" calcext:value-type="string">
            <text:p>XXV Onderwijs (excl. openbaar- en godsdienst onderwijs.)</text:p>
          </table:table-cell>
          <table:table-cell table:style-name="ce18"/>
          <table:table-cell table:style-name="ce22"/>
          <table:table-cell table:style-name="ce26"/>
          <table:table-cell table:style-name="ce31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73" table:number-columns-repeated="999"/>
        </table:table-row>
        <table:table-row table:style-name="ro5">
          <table:table-cell table:style-name="ce9" office:value-type="string" calcext:value-type="string">
            <text:p>XXV Totaal generaal</text:p>
          </table:table-cell>
          <table:table-cell table:style-name="ce18"/>
          <table:table-cell table:style-name="ce22"/>
          <table:table-cell table:style-name="ce26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SUM([.D418:.S418])" office:value-type="float" office:value="127" calcext:value-type="float">
            <text:p>12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74" table:number-columns-repeated="999"/>
        </table:table-row>
        <table:table-row table:style-name="ro6">
          <table:table-cell table:style-name="ce9" office:value-type="string" calcext:value-type="string">
            <text:p>XXVI Verpleging of verzorging van armen, ouden, kraamvrouwen, zieken, gebrekkigen, invaliden, krankzinnigen, (incl. Rijksinrichtingen).</text:p>
          </table:table-cell>
          <table:table-cell table:style-name="ce18"/>
          <table:table-cell table:style-name="ce22"/>
          <table:table-cell table:style-name="ce26"/>
          <table:table-cell table:style-name="ce31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73" table:number-columns-repeated="999"/>
        </table:table-row>
        <table:table-row table:style-name="ro5">
          <table:table-cell table:style-name="ce9" office:value-type="string" calcext:value-type="string">
            <text:p>XXVI Totaal generaal</text:p>
          </table:table-cell>
          <table:table-cell table:style-name="ce18"/>
          <table:table-cell table:style-name="ce22"/>
          <table:table-cell table:style-name="ce26"/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table:formula="of:=[.S420]+[.R420]+[.Q420]+[.P420]+[.O420]+[.N420]+[.M420]+[.L420]+[.K420]+[.J420]+[.I420]+[.H420]+[.G420]+[.F420]+[.E420]+[.D420]" office:value-type="float" office:value="980" calcext:value-type="float">
            <text:p>98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74" table:number-columns-repeated="999"/>
        </table:table-row>
        <table:table-row table:style-name="ro5">
          <table:table-cell table:style-name="ce9" office:value-type="string" calcext:value-type="string">
            <text:p>XXVII Huiselijke diensten (huis- en stalbedienden e.d.)</text:p>
          </table:table-cell>
          <table:table-cell table:style-name="ce18"/>
          <table:table-cell table:style-name="ce22"/>
          <table:table-cell table:style-name="ce26"/>
          <table:table-cell table:style-name="ce31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73" table:number-columns-repeated="999"/>
        </table:table-row>
        <table:table-row table:style-name="ro5">
          <table:table-cell table:style-name="ce9" office:value-type="string" calcext:value-type="string">
            <text:p>XXVII Totaal generaal</text:p>
          </table:table-cell>
          <table:table-cell table:style-name="ce18"/>
          <table:table-cell table:style-name="ce22"/>
          <table:table-cell table:style-name="ce26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475" calcext:value-type="float">
            <text:p>475</text:p>
          </table:table-cell>
          <table:table-cell table:style-name="ce31" office:value-type="float" office:value="503" calcext:value-type="float">
            <text:p>503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964" calcext:value-type="float">
            <text:p>964</text:p>
          </table:table-cell>
          <table:table-cell table:style-name="ce31" office:value-type="float" office:value="1027" calcext:value-type="float">
            <text:p>1027</text:p>
          </table:table-cell>
          <table:table-cell table:style-name="ce31" office:value-type="float" office:value="1711" calcext:value-type="float">
            <text:p>1711</text:p>
          </table:table-cell>
          <table:table-cell table:style-name="ce31" office:value-type="float" office:value="1216" calcext:value-type="float">
            <text:p>1216</text:p>
          </table:table-cell>
          <table:table-cell table:style-name="ce31" office:value-type="float" office:value="1798" calcext:value-type="float">
            <text:p>1798</text:p>
          </table:table-cell>
          <table:table-cell table:style-name="ce31" office:value-type="float" office:value="986" calcext:value-type="float">
            <text:p>986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904" calcext:value-type="float">
            <text:p>904</text:p>
          </table:table-cell>
          <table:table-cell table:style-name="ce31" office:value-type="float" office:value="538" calcext:value-type="float">
            <text:p>538</text:p>
          </table:table-cell>
          <table:table-cell table:style-name="ce31" table:formula="of:=[.S422]+[.R422]+[.Q422]+[.P422]+[.O422]+[.N422]+[.M422]+[.L422]+[.K422]+[.J422]+[.I422]+[.H422]+[.G422]+[.F422]+[.E422]+[.D422]" office:value-type="float" office:value="10588" calcext:value-type="float">
            <text:p>1058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74" table:number-columns-repeated="999"/>
        </table:table-row>
        <table:table-row table:style-name="ro7">
          <table:table-cell table:style-name="ce8" office:value-type="string" calcext:value-type="string">
            <text:p>XXVIII Losse werklieden en andere niet in een bepaald beroep arbeidenden.</text:p>
          </table:table-cell>
          <table:table-cell table:style-name="ce17"/>
          <table:table-cell/>
          <table:table-cell table:style-name="ce7"/>
          <table:table-cell table:style-name="ce20" table:number-columns-repeated="3"/>
          <table:table-cell table:style-name="ce31" table:number-columns-repeated="12"/>
          <table:table-cell table:style-name="ce20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71" table:number-columns-repeated="999"/>
        </table:table-row>
        <table:table-row table:style-name="ro5">
          <table:table-cell table:style-name="ce9" office:value-type="string" calcext:value-type="string">
            <text:p>XXVIII Totaal generaal</text:p>
          </table:table-cell>
          <table:table-cell table:style-name="ce18"/>
          <table:table-cell table:style-name="ce22"/>
          <table:table-cell table:style-name="ce26" office:value-type="float" office:value="0" calcext:value-type="float">
            <text:p>0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S424]+[.R424]+[.Q424]+[.P424]+[.O424]+[.N424]+[.M424]+[.L424]+[.K424]+[.J424]+[.I424]+[.H424]+[.G424]+[.F424]+[.E424]+[.D424]" office:value-type="float" office:value="18" calcext:value-type="float">
            <text:p>1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74" table:number-columns-repeated="999"/>
        </table:table-row>
        <table:table-row table:style-name="ro7">
          <table:table-cell table:style-name="ce9" office:value-type="string" calcext:value-type="string">
            <text:p>XXIX In dienst van den Staat (excl. posterij, telegraphie, telephonie, landsdrukkerij e.a. nijverheidsbedrijven).</text:p>
          </table:table-cell>
          <table:table-cell table:style-name="ce18"/>
          <table:table-cell table:style-name="ce22"/>
          <table:table-cell table:style-name="ce26"/>
          <table:table-cell table:style-name="ce31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73" table:number-columns-repeated="999"/>
        </table:table-row>
        <table:table-row table:style-name="ro5">
          <table:table-cell table:style-name="ce9" office:value-type="string" calcext:value-type="string">
            <text:p>a. Algemeen bestuur (departementen van)</text:p>
          </table:table-cell>
          <table:table-cell table:style-name="ce18"/>
          <table:table-cell table:style-name="ce22"/>
          <table:table-cell table:style-name="ce26"/>
          <table:table-cell table:style-name="ce31" table:number-columns-repeated="1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table:formula="of:=[.S426]+[.R426]+[.Q426]+[.P426]+[.O426]+[.N426]+[.M426]+[.L426]+[.K426]+[.J426]+[.I426]+[.H426]+[.G426]+[.F426]+[.E426]+[.D426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72" table:number-columns-repeated="999"/>
        </table:table-row>
        <table:table-row table:style-name="ro5">
          <table:table-cell table:style-name="ce8" office:value-type="string" calcext:value-type="string">
            <text:p>c. Rechtswezen</text:p>
          </table:table-cell>
          <table:table-cell table:style-name="ce17"/>
          <table:table-cell/>
          <table:table-cell table:style-name="ce7"/>
          <table:table-cell table:style-name="ce20" table:number-columns-repeated="6"/>
          <table:table-cell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0" table:number-columns-repeated="3"/>
          <table:table-cell table:style-name="ce20" table:formula="of:=[.S427]+[.R427]+[.Q427]+[.P427]+[.O427]+[.N427]+[.M427]+[.L427]+[.K427]+[.J427]+[.I427]+[.H427]+[.G427]+[.F427]+[.E427]+[.D427]" office:value-type="float" office:value="7" calcext:value-type="float">
            <text:p>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f. Onderwijs</text:p>
          </table:table-cell>
          <table:table-cell table:style-name="ce17"/>
          <table:table-cell/>
          <table:table-cell table:style-name="ce7"/>
          <table:table-cell table:style-name="ce20" table:number-columns-repeated="9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number-columns-repeated="4"/>
          <table:table-cell table:style-name="ce20" table:formula="of:=[.S428]+[.R428]+[.Q428]+[.P428]+[.O428]+[.N428]+[.M428]+[.L428]+[.K428]+[.J428]+[.I428]+[.H428]+[.G428]+[.F428]+[.E428]+[.D428]" office:value-type="float" office:value="3" calcext:value-type="float">
            <text:p>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g. Toezicht op het onderwijs</text:p>
          </table:table-cell>
          <table:table-cell table:style-name="ce17"/>
          <table:table-cell/>
          <table:table-cell table:style-name="ce7"/>
          <table:table-cell table:style-name="ce20" table:number-columns-repeated="9"/>
          <table:table-cell table:style-name="ce31" office:value-type="float" office:value="1" calcext:value-type="float">
            <text:p>1</text:p>
          </table:table-cell>
          <table:table-cell table:style-name="ce20" table:number-columns-repeated="5"/>
          <table:table-cell table:style-name="ce20" table:formula="of:=[.S429]+[.R429]+[.Q429]+[.P429]+[.O429]+[.N429]+[.M429]+[.L429]+[.K429]+[.J429]+[.I429]+[.H429]+[.G429]+[.F429]+[.E429]+[.D429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h. Sanitaire politie</text:p>
          </table:table-cell>
          <table:table-cell table:style-name="ce17"/>
          <table:table-cell/>
          <table:table-cell table:style-name="ce7"/>
          <table:table-cell table:style-name="ce20" table:number-columns-repeated="8"/>
          <table:table-cell table:style-name="ce20" office:value-type="float" office:value="1" calcext:value-type="float">
            <text:p>1</text:p>
          </table:table-cell>
          <table:table-cell table:style-name="ce20" table:number-columns-repeated="6"/>
          <table:table-cell table:style-name="ce20" table:formula="of:=[.S430]+[.R430]+[.Q430]+[.P430]+[.O430]+[.N430]+[.M430]+[.L430]+[.K430]+[.J430]+[.I430]+[.H430]+[.G430]+[.F430]+[.E430]+[.D430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k. Finantiewezen</text:p>
          </table:table-cell>
          <table:table-cell table:style-name="ce17"/>
          <table:table-cell/>
          <table:table-cell table:style-name="ce7"/>
          <table:table-cell table:style-name="ce20" table:number-columns-repeated="6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S431]+[.R431]+[.Q431]+[.P431]+[.O431]+[.N431]+[.M431]+[.L431]+[.K431]+[.J431]+[.I431]+[.H431]+[.G431]+[.F431]+[.E431]+[.D431]" office:value-type="float" office:value="30" calcext:value-type="float">
            <text:p>3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n. Koloniale ambtenaren ( met verlof)</text:p>
          </table:table-cell>
          <table:table-cell table:style-name="ce17"/>
          <table:table-cell/>
          <table:table-cell table:style-name="ce7"/>
          <table:table-cell table:style-name="ce20" table:number-columns-repeated="9"/>
          <table:table-cell table:style-name="ce31" office:value-type="float" office:value="1" calcext:value-type="float">
            <text:p>1</text:p>
          </table:table-cell>
          <table:table-cell table:style-name="ce20" table:number-columns-repeated="5"/>
          <table:table-cell table:style-name="ce20" table:formula="of:=[.S432]+[.R432]+[.Q432]+[.P432]+[.O432]+[.N432]+[.M432]+[.L432]+[.K432]+[.J432]+[.I432]+[.H432]+[.G432]+[.F432]+[.E432]+[.D432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o. Andere ambten of bedoeningen</text:p>
          </table:table-cell>
          <table:table-cell table:style-name="ce17"/>
          <table:table-cell/>
          <table:table-cell table:style-name="ce7"/>
          <table:table-cell table:style-name="ce20" table:number-columns-repeated="11"/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table:formula="of:=[.S433]+[.R433]+[.Q433]+[.P433]+[.O433]+[.N433]+[.M433]+[.L433]+[.K433]+[.J433]+[.I433]+[.H433]+[.G433]+[.F433]+[.E433]+[.D433]" office:value-type="float" office:value="2" calcext:value-type="float">
            <text:p>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X Totaal generaal</text:p>
          </table:table-cell>
          <table:table-cell table:style-name="ce17"/>
          <table:table-cell/>
          <table:table-cell table:style-name="ce7" table:formula="of:=SUM([.D426:.D433])" office:value-type="float" office:value="0" calcext:value-type="float">
            <text:p>0</text:p>
          </table:table-cell>
          <table:table-cell table:style-name="ce20" table:formula="of:=SUM([.E426:.E433])" office:value-type="float" office:value="0" calcext:value-type="float">
            <text:p>0</text:p>
          </table:table-cell>
          <table:table-cell table:style-name="ce20" table:formula="of:=SUM([.F426:.F433])" office:value-type="float" office:value="0" calcext:value-type="float">
            <text:p>0</text:p>
          </table:table-cell>
          <table:table-cell table:style-name="ce20" table:formula="of:=SUM([.G426:.G433])" office:value-type="float" office:value="0" calcext:value-type="float">
            <text:p>0</text:p>
          </table:table-cell>
          <table:table-cell table:style-name="ce20" table:formula="of:=SUM([.H426:.H433])" office:value-type="float" office:value="0" calcext:value-type="float">
            <text:p>0</text:p>
          </table:table-cell>
          <table:table-cell table:style-name="ce20" table:formula="of:=SUM([.I426:.I433])" office:value-type="float" office:value="0" calcext:value-type="float">
            <text:p>0</text:p>
          </table:table-cell>
          <table:table-cell table:style-name="ce20" table:formula="of:=SUM([.J426:.J433])" office:value-type="float" office:value="0" calcext:value-type="float">
            <text:p>0</text:p>
          </table:table-cell>
          <table:table-cell table:style-name="ce20" table:formula="of:=SUM([.K426:.K433])" office:value-type="float" office:value="4" calcext:value-type="float">
            <text:p>4</text:p>
          </table:table-cell>
          <table:table-cell table:style-name="ce20" table:formula="of:=SUM([.L426:.L433])" office:value-type="float" office:value="0" calcext:value-type="float">
            <text:p>0</text:p>
          </table:table-cell>
          <table:table-cell table:style-name="ce20" table:formula="of:=SUM([.M426:.M433])" office:value-type="float" office:value="8" calcext:value-type="float">
            <text:p>8</text:p>
          </table:table-cell>
          <table:table-cell table:style-name="ce20" table:formula="of:=SUM([.N426:.N433])" office:value-type="float" office:value="7" calcext:value-type="float">
            <text:p>7</text:p>
          </table:table-cell>
          <table:table-cell table:style-name="ce20" table:formula="of:=SUM([.O426:.O433])" office:value-type="float" office:value="12" calcext:value-type="float">
            <text:p>12</text:p>
          </table:table-cell>
          <table:table-cell table:style-name="ce20" table:formula="of:=SUM([.P426:.P433])" office:value-type="float" office:value="9" calcext:value-type="float">
            <text:p>9</text:p>
          </table:table-cell>
          <table:table-cell table:style-name="ce20" table:formula="of:=SUM([.Q426:.Q433])" office:value-type="float" office:value="2" calcext:value-type="float">
            <text:p>2</text:p>
          </table:table-cell>
          <table:table-cell table:style-name="ce20" table:formula="of:=SUM([.R426:.R433])" office:value-type="float" office:value="3" calcext:value-type="float">
            <text:p>3</text:p>
          </table:table-cell>
          <table:table-cell table:style-name="ce20" table:formula="of:=SUM([.S426:.S433])" office:value-type="float" office:value="1" calcext:value-type="float">
            <text:p>1</text:p>
          </table:table-cell>
          <table:table-cell table:style-name="ce20" table:formula="of:=SUM([.T426:.T433])" office:value-type="float" office:value="46" calcext:value-type="float">
            <text:p>4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/>
          <table:table-cell table:style-name="ce47" office:value-type="float" office:value="397" calcext:value-type="float">
            <text:p>397</text:p>
          </table:table-cell>
          <table:table-cell table:style-name="ce64" office:value-type="float" office:value="240486" calcext:value-type="float">
            <text:p>240486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8" office:value-type="string" calcext:value-type="string">
            <text:p>XXXI In dienst van eene gemeente (excl. gasfabrieken, dienst der openbare werken en andere nijverheidsbedrijven)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a. Secretarieen</text:p>
          </table:table-cell>
          <table:table-cell table:style-name="ce17"/>
          <table:table-cell/>
          <table:table-cell table:style-name="ce7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5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S436]+[.R436]+[.Q436]+[.P436]+[.O436]+[.N436]+[.M436]+[.L436]+[.K436]+[.J436]+[.I436]+[.H436]+[.G436]+[.F436]+[.E436]+[.D436]" office:value-type="float" office:value="12" calcext:value-type="float">
            <text:p>12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b. Politie</text:p>
          </table:table-cell>
          <table:table-cell table:style-name="ce17"/>
          <table:table-cell/>
          <table:table-cell table:style-name="ce7"/>
          <table:table-cell table:style-name="ce20" table:number-columns-repeated="11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437]+[.R437]+[.Q437]+[.P437]+[.O437]+[.N437]+[.M437]+[.L437]+[.K437]+[.J437]+[.I437]+[.H437]+[.G437]+[.F437]+[.E437]+[.D437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e. Onderwijs</text:p>
          </table:table-cell>
          <table:table-cell table:style-name="ce17"/>
          <table:table-cell/>
          <table:table-cell table:style-name="ce7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4" calcext:value-type="float">
            <text:p>14</text:p>
          </table:table-cell>
          <table:table-cell table:style-name="ce31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table:formula="of:=[.S438]+[.R438]+[.Q438]+[.P438]+[.O438]+[.N438]+[.M438]+[.L438]+[.K438]+[.J438]+[.I438]+[.H438]+[.G438]+[.F438]+[.E438]+[.D438]" office:value-type="float" office:value="96" calcext:value-type="float">
            <text:p>96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g. Andere ambte of bedieningen</text:p>
          </table:table-cell>
          <table:table-cell table:style-name="ce17"/>
          <table:table-cell/>
          <table:table-cell table:style-name="ce7"/>
          <table:table-cell table:style-name="ce20" table:number-columns-repeated="7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0" table:number-columns-repeated="2"/>
          <table:table-cell table:style-name="ce31" office:value-type="float" office:value="1" calcext:value-type="float">
            <text:p>1</text:p>
          </table:table-cell>
          <table:table-cell table:style-name="ce20" table:formula="of:=[.S439]+[.R439]+[.Q439]+[.P439]+[.O439]+[.N439]+[.M439]+[.L439]+[.K439]+[.J439]+[.I439]+[.H439]+[.G439]+[.F439]+[.E439]+[.D439]" office:value-type="float" office:value="8" calcext:value-type="float">
            <text:p>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XI Totaal generaal</text:p>
          </table:table-cell>
          <table:table-cell table:style-name="ce17"/>
          <table:table-cell/>
          <table:table-cell table:style-name="ce7" table:formula="of:=SUM([.D436:.D439])" office:value-type="float" office:value="0" calcext:value-type="float">
            <text:p>0</text:p>
          </table:table-cell>
          <table:table-cell table:style-name="ce20" table:formula="of:=SUM([.E436:.E439])" office:value-type="float" office:value="0" calcext:value-type="float">
            <text:p>0</text:p>
          </table:table-cell>
          <table:table-cell table:style-name="ce20" table:formula="of:=SUM([.F436:.F439])" office:value-type="float" office:value="1" calcext:value-type="float">
            <text:p>1</text:p>
          </table:table-cell>
          <table:table-cell table:style-name="ce20" table:formula="of:=SUM([.G436:.G439])" office:value-type="float" office:value="0" calcext:value-type="float">
            <text:p>0</text:p>
          </table:table-cell>
          <table:table-cell table:style-name="ce20" table:formula="of:=SUM([.H436:.H439])" office:value-type="float" office:value="6" calcext:value-type="float">
            <text:p>6</text:p>
          </table:table-cell>
          <table:table-cell table:style-name="ce20" table:formula="of:=SUM([.I436:.I439])" office:value-type="float" office:value="6" calcext:value-type="float">
            <text:p>6</text:p>
          </table:table-cell>
          <table:table-cell table:style-name="ce20" table:formula="of:=SUM([.J436:.J439])" office:value-type="float" office:value="5" calcext:value-type="float">
            <text:p>5</text:p>
          </table:table-cell>
          <table:table-cell table:style-name="ce20" table:formula="of:=SUM([.K436:.K439])" office:value-type="float" office:value="15" calcext:value-type="float">
            <text:p>15</text:p>
          </table:table-cell>
          <table:table-cell table:style-name="ce20" table:formula="of:=SUM([.L436:.L439])" office:value-type="float" office:value="13" calcext:value-type="float">
            <text:p>13</text:p>
          </table:table-cell>
          <table:table-cell table:style-name="ce20" table:formula="of:=SUM([.M436:.M439])" office:value-type="float" office:value="21" calcext:value-type="float">
            <text:p>21</text:p>
          </table:table-cell>
          <table:table-cell table:style-name="ce20" table:formula="of:=SUM([.N436:.N439])" office:value-type="float" office:value="9" calcext:value-type="float">
            <text:p>9</text:p>
          </table:table-cell>
          <table:table-cell table:style-name="ce20" table:formula="of:=SUM([.O436:.O439])" office:value-type="float" office:value="16" calcext:value-type="float">
            <text:p>16</text:p>
          </table:table-cell>
          <table:table-cell table:style-name="ce20" table:formula="of:=SUM([.P436:.P439])" office:value-type="float" office:value="9" calcext:value-type="float">
            <text:p>9</text:p>
          </table:table-cell>
          <table:table-cell table:style-name="ce20" table:formula="of:=SUM([.Q436:.Q439])" office:value-type="float" office:value="3" calcext:value-type="float">
            <text:p>3</text:p>
          </table:table-cell>
          <table:table-cell table:style-name="ce20" table:formula="of:=SUM([.R436:.R439])" office:value-type="float" office:value="7" calcext:value-type="float">
            <text:p>7</text:p>
          </table:table-cell>
          <table:table-cell table:style-name="ce20" table:formula="of:=SUM([.S436:.S439])" office:value-type="float" office:value="6" calcext:value-type="float">
            <text:p>6</text:p>
          </table:table-cell>
          <table:table-cell table:style-name="ce20" table:formula="of:=SUM([.T436:.T439])" office:value-type="float" office:value="117" calcext:value-type="float">
            <text:p>117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XII In dienst van een waterschap.</text:p>
          </table:table-cell>
          <table:table-cell table:style-name="ce17"/>
          <table:table-cell/>
          <table:table-cell table:style-name="ce7"/>
          <table:table-cell table:style-name="ce20" table:number-columns-repeated="16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XXXII Totaal generaal</text:p>
          </table:table-cell>
          <table:table-cell table:style-name="ce17"/>
          <table:table-cell/>
          <table:table-cell table:style-name="ce7"/>
          <table:table-cell table:style-name="ce20" table:number-columns-repeated="7"/>
          <table:table-cell table:number-columns-repeated="2" table:style-name="ce31" office:value-type="float" office:value="1" calcext:value-type="float">
            <text:p>1</text:p>
          </table:table-cell>
          <table:table-cell table:style-name="ce2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S442]+[.R442]+[.Q442]+[.P442]+[.O442]+[.N442]+[.M442]+[.L442]+[.K442]+[.J442]+[.I442]+[.H442]+[.G442]+[.F442]+[.E442]+[.D442]" office:value-type="float" office:value="10" calcext:value-type="float">
            <text:p>1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7">
          <table:table-cell table:style-name="ce8" office:value-type="string" calcext:value-type="string">
            <text:p>XXXIII In dienst van een kerkgenootschap of kerkelijke gezindte.</text:p>
          </table:table-cell>
          <table:table-cell table:style-name="ce17"/>
          <table:table-cell/>
          <table:table-cell table:style-name="ce7"/>
          <table:table-cell table:style-name="ce20" table:number-columns-repeated="7"/>
          <table:table-cell table:style-name="ce31" table:number-columns-repeated="2"/>
          <table:table-cell table:style-name="ce20"/>
          <table:table-cell table:style-name="ce31" table:number-columns-repeated="2"/>
          <table:table-cell table:style-name="ce20" table:number-columns-repeated="4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XXXIII Totaal generaal</text:p>
          </table:table-cell>
          <table:table-cell table:style-name="ce17"/>
          <table:table-cell/>
          <table:table-cell table:style-name="ce7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8" calcext:value-type="float">
            <text:p>1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8" calcext:value-type="float">
            <text:p>18</text:p>
          </table:table-cell>
          <table:table-cell table:style-name="ce20" table:formula="of:=[.S444]+[.R444]+[.Q444]+[.P444]+[.O444]+[.N444]+[.M444]+[.L444]+[.K444]+[.J444]+[.I444]+[.H444]+[.G444]+[.F444]+[.E444]+[.D444]" office:value-type="float" office:value="90" calcext:value-type="float">
            <text:p>9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V-XXXIII (excl. XXVIII) Totaal generaal</text:p>
          </table:table-cell>
          <table:table-cell table:style-name="ce17"/>
          <table:table-cell/>
          <table:table-cell table:style-name="ce7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565" calcext:value-type="float">
            <text:p>565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1070" calcext:value-type="float">
            <text:p>1070</text:p>
          </table:table-cell>
          <table:table-cell table:style-name="ce31" office:value-type="float" office:value="1115" calcext:value-type="float">
            <text:p>1115</text:p>
          </table:table-cell>
          <table:table-cell table:style-name="ce31" office:value-type="float" office:value="1908" calcext:value-type="float">
            <text:p>1908</text:p>
          </table:table-cell>
          <table:table-cell table:style-name="ce31" office:value-type="float" office:value="1372" calcext:value-type="float">
            <text:p>1372</text:p>
          </table:table-cell>
          <table:table-cell table:style-name="ce31" office:value-type="float" office:value="2089" calcext:value-type="float">
            <text:p>2089</text:p>
          </table:table-cell>
          <table:table-cell table:style-name="ce31" office:value-type="float" office:value="1201" calcext:value-type="float">
            <text:p>1201</text:p>
          </table:table-cell>
          <table:table-cell table:style-name="ce20" office:value-type="float" office:value="265" calcext:value-type="float">
            <text:p>265</text:p>
          </table:table-cell>
          <table:table-cell table:style-name="ce31" office:value-type="float" office:value="1137" calcext:value-type="float">
            <text:p>1137</text:p>
          </table:table-cell>
          <table:table-cell table:style-name="ce31" office:value-type="float" office:value="702" calcext:value-type="float">
            <text:p>702</text:p>
          </table:table-cell>
          <table:table-cell table:style-name="ce20" table:formula="of:=[.S445]+[.R445]+[.Q445]+[.P445]+[.O445]+[.N445]+[.M445]+[.L445]+[.K445]+[.J445]+[.I445]+[.H445]+[.G445]+[.F445]+[.E445]+[.D445]" office:value-type="float" office:value="12228" calcext:value-type="float">
            <text:p>1222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Algemeene recapitulatie.</text:p>
          </table:table-cell>
          <table:table-cell table:style-name="ce17"/>
          <table:table-cell/>
          <table:table-cell table:style-name="ce7"/>
          <table:table-cell table:style-name="ce20" table:number-columns-repeated="7"/>
          <table:table-cell table:style-name="ce31" table:number-columns-repeated="5"/>
          <table:table-cell table:style-name="ce20"/>
          <table:table-cell table:style-name="ce31" table:number-columns-repeated="2"/>
          <table:table-cell table:style-name="ce20"/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71" table:number-columns-repeated="999"/>
        </table:table-row>
        <table:table-row table:style-name="ro5">
          <table:table-cell table:style-name="ce8" office:value-type="string" calcext:value-type="string">
            <text:p>I-XVII Nijverheidsbedrijven</text:p>
          </table:table-cell>
          <table:table-cell table:style-name="ce17"/>
          <table:table-cell/>
          <table:table-cell table:style-name="ce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256" calcext:value-type="float">
            <text:p>256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99" calcext:value-type="float">
            <text:p>99</text:p>
          </table:table-cell>
          <table:table-cell table:style-name="ce20" office:value-type="float" office:value="652" calcext:value-type="float">
            <text:p>652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float" office:value="1066" calcext:value-type="float">
            <text:p>1066</text:p>
          </table:table-cell>
          <table:table-cell table:style-name="ce31" office:value-type="float" office:value="751" calcext:value-type="float">
            <text:p>751</text:p>
          </table:table-cell>
          <table:table-cell table:style-name="ce31" office:value-type="float" office:value="1303" calcext:value-type="float">
            <text:p>1303</text:p>
          </table:table-cell>
          <table:table-cell table:style-name="ce31" office:value-type="float" office:value="858" calcext:value-type="float">
            <text:p>858</text:p>
          </table:table-cell>
          <table:table-cell table:style-name="ce20" office:value-type="float" office:value="226" calcext:value-type="float">
            <text:p>226</text:p>
          </table:table-cell>
          <table:table-cell table:style-name="ce31" office:value-type="float" office:value="878" calcext:value-type="float">
            <text:p>878</text:p>
          </table:table-cell>
          <table:table-cell table:style-name="ce31" office:value-type="float" office:value="856" calcext:value-type="float">
            <text:p>856</text:p>
          </table:table-cell>
          <table:table-cell table:style-name="ce20" table:formula="of:=[.S447]+[.R447]+[.Q447]+[.P447]+[.O447]+[.N447]+[.M447]+[.L447]+[.K447]+[.J447]+[.I447]+[.H447]+[.G447]+[.F447]+[.E447]+[.D447]" office:value-type="float" office:value="7918" calcext:value-type="float">
            <text:p>791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VIII Landbouw</text:p>
          </table:table-cell>
          <table:table-cell table:style-name="ce17"/>
          <table:table-cell/>
          <table:table-cell table:style-name="ce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5" calcext:value-type="float">
            <text:p>115</text:p>
          </table:table-cell>
          <table:table-cell table:style-name="ce31" office:value-type="float" office:value="192" calcext:value-type="float">
            <text:p>192</text:p>
          </table:table-cell>
          <table:table-cell table:style-name="ce20" office:value-type="float" office:value="65" calcext:value-type="float">
            <text:p>65</text:p>
          </table:table-cell>
          <table:table-cell table:style-name="ce31" office:value-type="float" office:value="469" calcext:value-type="float">
            <text:p>469</text:p>
          </table:table-cell>
          <table:table-cell table:style-name="ce31" office:value-type="float" office:value="670" calcext:value-type="float">
            <text:p>670</text:p>
          </table:table-cell>
          <table:table-cell table:style-name="ce31" office:value-type="float" office:value="1549" calcext:value-type="float">
            <text:p>1549</text:p>
          </table:table-cell>
          <table:table-cell table:style-name="ce31" office:value-type="float" office:value="1444" calcext:value-type="float">
            <text:p>1444</text:p>
          </table:table-cell>
          <table:table-cell table:style-name="ce31" office:value-type="float" office:value="3005" calcext:value-type="float">
            <text:p>3005</text:p>
          </table:table-cell>
          <table:table-cell table:style-name="ce31" office:value-type="float" office:value="2213" calcext:value-type="float">
            <text:p>2213</text:p>
          </table:table-cell>
          <table:table-cell table:style-name="ce31" office:value-type="float" office:value="595" calcext:value-type="float">
            <text:p>595</text:p>
          </table:table-cell>
          <table:table-cell table:style-name="ce31" office:value-type="float" office:value="2744" calcext:value-type="float">
            <text:p>2744</text:p>
          </table:table-cell>
          <table:table-cell table:style-name="ce31" office:value-type="float" office:value="3270" calcext:value-type="float">
            <text:p>3270</text:p>
          </table:table-cell>
          <table:table-cell table:style-name="ce20" table:formula="of:=[.S448]+[.R448]+[.Q448]+[.P448]+[.O448]+[.N448]+[.M448]+[.L448]+[.K448]+[.J448]+[.I448]+[.H448]+[.G448]+[.F448]+[.E448]+[.D448]" office:value-type="float" office:value="16358" calcext:value-type="float">
            <text:p>1635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IX Visscherij en jacht</text:p>
          </table:table-cell>
          <table:table-cell table:style-name="ce17"/>
          <table:table-cell/>
          <table:table-cell table:style-name="ce7"/>
          <table:table-cell table:style-name="ce20" table:number-columns-repeated="3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0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0" table:formula="of:=[.S449]+[.R449]+[.Q449]+[.P449]+[.O449]+[.N449]+[.M449]+[.L449]+[.K449]+[.J449]+[.I449]+[.H449]+[.G449]+[.F449]+[.E449]+[.D449]" office:value-type="float" office:value="33" calcext:value-type="float">
            <text:p>33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-XXIII Handel en verkeer</text:p>
          </table:table-cell>
          <table:table-cell table:style-name="ce17"/>
          <table:table-cell/>
          <table:table-cell table:style-name="ce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441" calcext:value-type="float">
            <text:p>441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066" calcext:value-type="float">
            <text:p>1066</text:p>
          </table:table-cell>
          <table:table-cell table:style-name="ce31" office:value-type="float" office:value="1273" calcext:value-type="float">
            <text:p>1273</text:p>
          </table:table-cell>
          <table:table-cell table:style-name="ce31" office:value-type="float" office:value="2454" calcext:value-type="float">
            <text:p>2454</text:p>
          </table:table-cell>
          <table:table-cell table:style-name="ce31" office:value-type="float" office:value="1883" calcext:value-type="float">
            <text:p>1883</text:p>
          </table:table-cell>
          <table:table-cell table:style-name="ce31" office:value-type="float" office:value="3270" calcext:value-type="float">
            <text:p>3270</text:p>
          </table:table-cell>
          <table:table-cell table:style-name="ce31" office:value-type="float" office:value="1974" calcext:value-type="float">
            <text:p>1974</text:p>
          </table:table-cell>
          <table:table-cell table:style-name="ce31" office:value-type="float" office:value="499" calcext:value-type="float">
            <text:p>499</text:p>
          </table:table-cell>
          <table:table-cell table:style-name="ce31" office:value-type="float" office:value="2182" calcext:value-type="float">
            <text:p>2182</text:p>
          </table:table-cell>
          <table:table-cell table:style-name="ce31" office:value-type="float" office:value="2297" calcext:value-type="float">
            <text:p>2297</text:p>
          </table:table-cell>
          <table:table-cell table:style-name="ce20" table:formula="of:=[.S450]+[.R450]+[.Q450]+[.P450]+[.O450]+[.N450]+[.M450]+[.L450]+[.K450]+[.J450]+[.I450]+[.H450]+[.G450]+[.F450]+[.E450]+[.D450]" office:value-type="float" office:value="17724" calcext:value-type="float">
            <text:p>17724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IV-XXIII (excl. XXVIII) Andere</text:p>
          </table:table-cell>
          <table:table-cell table:style-name="ce17"/>
          <table:table-cell/>
          <table:table-cell table:style-name="ce7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525" calcext:value-type="float">
            <text:p>525</text:p>
          </table:table-cell>
          <table:table-cell table:style-name="ce31" office:value-type="float" office:value="565" calcext:value-type="float">
            <text:p>565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070" calcext:value-type="float">
            <text:p>1070</text:p>
          </table:table-cell>
          <table:table-cell table:style-name="ce31" office:value-type="float" office:value="1115" calcext:value-type="float">
            <text:p>1115</text:p>
          </table:table-cell>
          <table:table-cell table:style-name="ce31" office:value-type="float" office:value="1908" calcext:value-type="float">
            <text:p>1908</text:p>
          </table:table-cell>
          <table:table-cell table:style-name="ce31" office:value-type="float" office:value="1372" calcext:value-type="float">
            <text:p>1372</text:p>
          </table:table-cell>
          <table:table-cell table:style-name="ce31" office:value-type="float" office:value="2089" calcext:value-type="float">
            <text:p>2089</text:p>
          </table:table-cell>
          <table:table-cell table:style-name="ce31" office:value-type="float" office:value="1201" calcext:value-type="float">
            <text:p>1201</text:p>
          </table:table-cell>
          <table:table-cell table:style-name="ce31" office:value-type="float" office:value="265" calcext:value-type="float">
            <text:p>265</text:p>
          </table:table-cell>
          <table:table-cell table:style-name="ce31" office:value-type="float" office:value="1137" calcext:value-type="float">
            <text:p>1137</text:p>
          </table:table-cell>
          <table:table-cell table:style-name="ce31" office:value-type="float" office:value="702" calcext:value-type="float">
            <text:p>702</text:p>
          </table:table-cell>
          <table:table-cell table:style-name="ce20" table:formula="of:=[.S451]+[.R451]+[.Q451]+[.P451]+[.O451]+[.N451]+[.M451]+[.L451]+[.K451]+[.J451]+[.I451]+[.H451]+[.G451]+[.F451]+[.E451]+[.D451]" office:value-type="float" office:value="12228" calcext:value-type="float">
            <text:p>1222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VIII Losse werklieden</text:p>
          </table:table-cell>
          <table:table-cell table:style-name="ce17"/>
          <table:table-cell/>
          <table:table-cell table:style-name="ce7"/>
          <table:table-cell table:style-name="ce20" table:number-columns-repeated="6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20"/>
          <table:table-cell table:number-columns-repeated="2" table:style-name="ce31" office:value-type="float" office:value="4" calcext:value-type="float">
            <text:p>4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20"/>
          <table:table-cell table:style-name="ce20" table:formula="of:=[.S452]+[.R452]+[.Q452]+[.P452]+[.O452]+[.N452]+[.M452]+[.L452]+[.K452]+[.J452]+[.I452]+[.H452]+[.G452]+[.F452]+[.E452]+[.D452]" office:value-type="float" office:value="18" calcext:value-type="float">
            <text:p>18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I-XXXIII Totaal</text:p>
          </table:table-cell>
          <table:table-cell table:style-name="ce17"/>
          <table:table-cell/>
          <table:table-cell table:style-name="ce7" table:formula="of:=SUM([.D447:.D452])" office:value-type="float" office:value="6" calcext:value-type="float">
            <text:p>6</text:p>
          </table:table-cell>
          <table:table-cell table:style-name="ce20" table:formula="of:=SUM([.E447:.E452])" office:value-type="float" office:value="12" calcext:value-type="float">
            <text:p>12</text:p>
          </table:table-cell>
          <table:table-cell table:style-name="ce20" table:formula="of:=SUM([.F447:.F452])" office:value-type="float" office:value="49" calcext:value-type="float">
            <text:p>49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float" office:value="1111" calcext:value-type="float">
            <text:p>1111</text:p>
          </table:table-cell>
          <table:table-cell table:style-name="ce20" table:formula="of:=SUM([.I447:.I452])" office:value-type="float" office:value="1521" calcext:value-type="float">
            <text:p>1521</text:p>
          </table:table-cell>
          <table:table-cell table:style-name="ce20" table:formula="of:=SUM([.J447:.J452])" office:value-type="float" office:value="505" calcext:value-type="float">
            <text:p>505</text:p>
          </table:table-cell>
          <table:table-cell table:style-name="ce20" table:formula="of:=SUM([.K447:.K452])" office:value-type="float" office:value="3261" calcext:value-type="float">
            <text:p>3261</text:p>
          </table:table-cell>
          <table:table-cell table:style-name="ce20" table:formula="of:=SUM([.L447:.L452])" office:value-type="float" office:value="3663" calcext:value-type="float">
            <text:p>3663</text:p>
          </table:table-cell>
          <table:table-cell table:style-name="ce20" table:formula="of:=SUM([.M447:.M452])" office:value-type="float" office:value="6982" calcext:value-type="float">
            <text:p>6982</text:p>
          </table:table-cell>
          <table:table-cell table:style-name="ce20" table:formula="of:=SUM([.N447:.N452])" office:value-type="float" office:value="5457" calcext:value-type="float">
            <text:p>5457</text:p>
          </table:table-cell>
          <table:table-cell table:style-name="ce20" table:formula="of:=SUM([.O447:.O452])" office:value-type="float" office:value="9679" calcext:value-type="float">
            <text:p>9679</text:p>
          </table:table-cell>
          <table:table-cell table:style-name="ce20" table:formula="of:=SUM([.P447:.P452])" office:value-type="float" office:value="6250" calcext:value-type="float">
            <text:p>6250</text:p>
          </table:table-cell>
          <table:table-cell table:style-name="ce20" table:formula="of:=SUM([.Q447:.Q452])" office:value-type="float" office:value="1587" calcext:value-type="float">
            <text:p>1587</text:p>
          </table:table-cell>
          <table:table-cell table:style-name="ce20" table:formula="of:=SUM([.R447:.R452])" office:value-type="float" office:value="6946" calcext:value-type="float">
            <text:p>6946</text:p>
          </table:table-cell>
          <table:table-cell table:style-name="ce20" table:formula="of:=SUM([.S447:.S452])" office:value-type="float" office:value="7127" calcext:value-type="float">
            <text:p>7127</text:p>
          </table:table-cell>
          <table:table-cell table:style-name="ce20" table:formula="of:=SUM([.T447:.T452])" office:value-type="float" office:value="54279" calcext:value-type="float">
            <text:p>54279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XIV Gepensionneerden</text:p>
          </table:table-cell>
          <table:table-cell table:style-name="ce17"/>
          <table:table-cell/>
          <table:table-cell table:style-name="ce7"/>
          <table:table-cell table:style-name="ce20" table:number-columns-repeated="3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25" calcext:value-type="float">
            <text:p>125</text:p>
          </table:table-cell>
          <table:table-cell table:style-name="ce20" table:formula="of:=[.S454]+[.R454]+[.Q454]+[.P454]+[.O454]+[.N454]+[.M454]+[.L454]+[.K454]+[.J454]+[.I454]+[.H454]+[.G454]+[.F454]+[.E454]+[.D454]" office:value-type="float" office:value="490" calcext:value-type="float">
            <text:p>490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XV Beroep onbekend</text:p>
          </table:table-cell>
          <table:table-cell table:style-name="ce17"/>
          <table:table-cell/>
          <table:table-cell table:style-name="ce7"/>
          <table:table-cell table:style-name="ce20" table:number-columns-repeated="11"/>
          <table:table-cell table:style-name="ce31" office:value-type="float" office:value="1" calcext:value-type="float">
            <text:p>1</text:p>
          </table:table-cell>
          <table:table-cell table:style-name="ce20" table:number-columns-repeated="3"/>
          <table:table-cell table:style-name="ce20" table:formula="of:=[.S455]+[.R455]+[.Q455]+[.P455]+[.O455]+[.N455]+[.M455]+[.L455]+[.K455]+[.J455]+[.I455]+[.H455]+[.G455]+[.F455]+[.E455]+[.D455]" office:value-type="float" office:value="1" calcext:value-type="float">
            <text:p>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8" office:value-type="string" calcext:value-type="string">
            <text:p>XXXVI Zonder beroep</text:p>
          </table:table-cell>
          <table:table-cell table:style-name="ce17"/>
          <table:table-cell/>
          <table:table-cell table:style-name="ce7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59" calcext:value-type="float">
            <text:p>59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1073" calcext:value-type="float">
            <text:p>1073</text:p>
          </table:table-cell>
          <table:table-cell table:style-name="ce31" office:value-type="float" office:value="1353" calcext:value-type="float">
            <text:p>1353</text:p>
          </table:table-cell>
          <table:table-cell table:style-name="ce31" office:value-type="float" office:value="421" calcext:value-type="float">
            <text:p>421</text:p>
          </table:table-cell>
          <table:table-cell table:style-name="ce31" office:value-type="float" office:value="2566" calcext:value-type="float">
            <text:p>2566</text:p>
          </table:table-cell>
          <table:table-cell table:style-name="ce31" office:value-type="float" office:value="3197" calcext:value-type="float">
            <text:p>3197</text:p>
          </table:table-cell>
          <table:table-cell table:style-name="ce31" office:value-type="float" office:value="7409" calcext:value-type="float">
            <text:p>7409</text:p>
          </table:table-cell>
          <table:table-cell table:style-name="ce31" office:value-type="float" office:value="7009" calcext:value-type="float">
            <text:p>7009</text:p>
          </table:table-cell>
          <table:table-cell table:style-name="ce31" office:value-type="float" office:value="16858" calcext:value-type="float">
            <text:p>16858</text:p>
          </table:table-cell>
          <table:table-cell table:style-name="ce31" office:value-type="float" office:value="13556" calcext:value-type="float">
            <text:p>13556</text:p>
          </table:table-cell>
          <table:table-cell table:style-name="ce31" office:value-type="float" office:value="4415" calcext:value-type="float">
            <text:p>4415</text:p>
          </table:table-cell>
          <table:table-cell table:style-name="ce31" office:value-type="float" office:value="23648" calcext:value-type="float">
            <text:p>23648</text:p>
          </table:table-cell>
          <table:table-cell table:style-name="ce31" office:value-type="float" office:value="56349" calcext:value-type="float">
            <text:p>56349</text:p>
          </table:table-cell>
          <table:table-cell table:style-name="ce20" table:formula="of:=[.S456]+[.R456]+[.Q456]+[.P456]+[.O456]+[.N456]+[.M456]+[.L456]+[.K456]+[.J456]+[.I456]+[.H456]+[.G456]+[.F456]+[.E456]+[.D456]" office:value-type="float" office:value="138061" calcext:value-type="float">
            <office:annotation draw:style-name="gr1" draw:text-style-name="P1" svg:width="0.37cm" svg:height="2.012cm" svg:x="34.233cm" svg:y="229.144cm" draw:caption-point-x="-4.776cm" draw:caption-point-y="31.993cm">
              <dc:creator>CDM</dc:creator>
              <dc:date>2014-12-12T00:00:00</dc:date>
              <text:p text:style-name="P1"><text:span text:style-name="T1">IA:</text:span></text:p>
              <text:p text:style-name="P1"><text:span text:style-name="T2">Waarvan 6 van onbekenden leeftijd 138067</text:span></text:p>
            </office:annotation>
            <text:p>138061</text:p>
          </table:table-cell>
          <table:table-cell table:style-name="ce45" office:value-type="string" calcext:value-type="string">
            <text:p>BT</text:p>
          </table:table-cell>
          <table:table-cell table:style-name="ce47" office:value-type="string" calcext:value-type="string">
            <text:p>BT_1909_02A2_T2</text:p>
          </table:table-cell>
          <table:table-cell table:style-name="ce47" office:value-type="float" office:value="398" calcext:value-type="float">
            <text:p>398</text:p>
          </table:table-cell>
          <table:table-cell table:style-name="ce47"/>
          <table:table-cell table:style-name="ce64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1">
          <table:table-cell table:style-name="ce10" office:value-type="string" calcext:value-type="string">
            <text:p>Totaal generaal voor het geheele rijk</text:p>
          </table:table-cell>
          <table:table-cell table:style-name="ce19"/>
          <table:table-cell/>
          <table:table-cell table:style-name="ce11" table:formula="of:=SUM([.D453:.D456])" office:value-type="float" office:value="9" calcext:value-type="float">
            <text:p>9</text:p>
          </table:table-cell>
          <table:table-cell table:style-name="ce32" table:formula="of:=SUM([.E453:.E456])" office:value-type="float" office:value="25" calcext:value-type="float">
            <text:p>25</text:p>
          </table:table-cell>
          <table:table-cell table:style-name="ce32" table:formula="of:=SUM([.F453:.F456])" office:value-type="float" office:value="108" calcext:value-type="float">
            <text:p>108</text:p>
          </table:table-cell>
          <table:table-cell table:style-name="ce32" table:formula="of:=SUM([.G453:.G456])" office:value-type="float" office:value="132" calcext:value-type="float">
            <text:p>132</text:p>
          </table:table-cell>
          <table:table-cell table:style-name="ce32" table:formula="of:=SUM([.H453:.H456])" office:value-type="float" office:value="2191" calcext:value-type="float">
            <text:p>2191</text:p>
          </table:table-cell>
          <table:table-cell table:style-name="ce32" table:formula="of:=SUM([.I453:.I456])" office:value-type="float" office:value="2885" calcext:value-type="float">
            <text:p>2885</text:p>
          </table:table-cell>
          <table:table-cell table:style-name="ce32" table:formula="of:=SUM([.J453:.J456])" office:value-type="float" office:value="928" calcext:value-type="float">
            <text:p>928</text:p>
          </table:table-cell>
          <table:table-cell table:style-name="ce32" table:formula="of:=SUM([.K453:.K456])" office:value-type="float" office:value="5843" calcext:value-type="float">
            <text:p>5843</text:p>
          </table:table-cell>
          <table:table-cell table:style-name="ce32" table:formula="of:=SUM([.L453:.L456])" office:value-type="float" office:value="6873" calcext:value-type="float">
            <text:p>6873</text:p>
          </table:table-cell>
          <table:table-cell table:style-name="ce32" table:formula="of:=SUM([.M453:.M456])" office:value-type="float" office:value="14434" calcext:value-type="float">
            <text:p>14434</text:p>
          </table:table-cell>
          <table:table-cell table:style-name="ce32" table:formula="of:=SUM([.N453:.N456])" office:value-type="float" office:value="12500" calcext:value-type="float">
            <text:p>12500</text:p>
          </table:table-cell>
          <table:table-cell table:style-name="ce32" table:formula="of:=SUM([.O453:.O456])" office:value-type="float" office:value="26617" calcext:value-type="float">
            <text:p>26617</text:p>
          </table:table-cell>
          <table:table-cell table:style-name="ce32" table:formula="of:=SUM([.P453:.P456])" office:value-type="float" office:value="19862" calcext:value-type="float">
            <text:p>19862</text:p>
          </table:table-cell>
          <table:table-cell table:style-name="ce32" table:formula="of:=SUM([.Q453:.Q456])" office:value-type="float" office:value="6019" calcext:value-type="float">
            <text:p>6019</text:p>
          </table:table-cell>
          <table:table-cell table:style-name="ce32" table:formula="of:=SUM([.R453:.R456])" office:value-type="float" office:value="30681" calcext:value-type="float">
            <text:p>30681</text:p>
          </table:table-cell>
          <table:table-cell table:style-name="ce32" table:formula="of:=SUM([.S453:.S456])" office:value-type="float" office:value="63601" calcext:value-type="float">
            <text:p>63601</text:p>
          </table:table-cell>
          <table:table-cell table:style-name="ce32" table:formula="of:=SUM([.T453:.T456])" office:value-type="float" office:value="192831" calcext:value-type="float">
            <office:annotation draw:style-name="gr1" draw:text-style-name="P1" svg:width="0.37cm" svg:height="2.012cm" svg:x="34.233cm" svg:y="229.61cm" draw:caption-point-x="-4.776cm" draw:caption-point-y="31.993cm">
              <dc:creator>CDM</dc:creator>
              <dc:date>2014-12-12T00:00:00</dc:date>
              <text:p text:style-name="P1"><text:span text:style-name="T1">IA:</text:span></text:p>
              <text:p text:style-name="P1"><text:span text:style-name="T2">Waarvan 6 van onbekenden leeftijd 192837</text:span></text:p>
            </office:annotation>
            <text:p>192831</text:p>
          </table:table-cell>
          <table:table-cell table:style-name="ce46" office:value-type="string" calcext:value-type="string">
            <text:p>BT</text:p>
          </table:table-cell>
          <table:table-cell table:style-name="ce55" office:value-type="string" calcext:value-type="string">
            <text:p>BT_1909_02A2_T2</text:p>
          </table:table-cell>
          <table:table-cell table:style-name="ce55" office:value-type="float" office:value="398" calcext:value-type="float">
            <text:p>398</text:p>
          </table:table-cell>
          <table:table-cell table:style-name="ce55"/>
          <table:table-cell table:style-name="ce65" office:value-type="float" office:value="240487" calcext:value-type="float">
            <text:p>240487</text:p>
          </table:table-cell>
          <table:table-cell table:style-name="ce66"/>
          <table:table-cell table:number-columns-repeated="998"/>
        </table:table-row>
        <table:table-row table:style-name="ro1">
          <table:table-cell table:style-name="ce8"/>
          <table:table-cell table:style-name="ce17"/>
          <table:table-cell/>
          <table:table-cell table:style-name="ce7"/>
          <table:table-cell table:style-name="ce20" table:number-columns-repeated="16"/>
          <table:table-cell table:style-name="ce47" table:number-columns-repeated="5"/>
          <table:table-cell table:number-columns-repeated="999"/>
        </table:table-row>
        <table:table-row table:style-name="ro5" table:number-rows-repeated="167">
          <table:table-cell table:style-name="ce8"/>
          <table:table-cell table:style-name="ce17"/>
          <table:table-cell/>
          <table:table-cell table:style-name="ce7"/>
          <table:table-cell table:style-name="ce20" table:number-columns-repeated="16"/>
          <table:table-cell table:style-name="ce39" table:number-columns-repeated="4"/>
          <table:table-cell table:number-columns-repeated="1000"/>
        </table:table-row>
        <table:table-row table:style-name="ro5" table:number-rows-repeated="438">
          <table:table-cell table:style-name="ce7"/>
          <table:table-cell table:style-name="ce17"/>
          <table:table-cell/>
          <table:table-cell table:style-name="ce7"/>
          <table:table-cell table:style-name="ce20" table:number-columns-repeated="16"/>
          <table:table-cell table:style-name="ce39" table:number-columns-repeated="4"/>
          <table:table-cell table:number-columns-repeated="1000"/>
        </table:table-row>
        <table:table-row table:style-name="ro1">
          <table:table-cell table:style-name="ce11"/>
          <table:table-cell table:style-name="ce19"/>
          <table:table-cell/>
          <table:table-cell table:style-name="ce11"/>
          <table:table-cell table:style-name="ce32" table:number-columns-repeated="16"/>
          <table:table-cell table:style-name="ce48" table:number-columns-repeated="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5" table:number-rows-repeated="104751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</meta:initial-creator>
    <meta:creation-date>2004-05-26T12:43:30</meta:creation-date>
    <dc:creator>Yamit</dc:creator>
    <dc:date>2004-11-10T10:32:04</dc:date>
    <meta:document-statistic meta:table-count="1" meta:cell-count="6645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